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est" table:style-name="ta1">
        <table:table-column table:style-name="co1" table:number-columns-repeated="18" table:default-cell-style-name="ce2"/>
        <table:table-column table:style-name="co2" table:default-cell-style-name="ce2"/>
        <table:table-column table:style-name="co1" table:number-columns-repeated="16365" table:default-cell-style-name="ce2"/>
        <table:table-row table:style-name="ro1">
          <table:table-cell table:number-columns-repeated="6" table:style-name="ce2"/>
          <table:table-cell office:value-type="string" table:style-name="ce2">
            <text:p>Identidem + EHC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rovers: 10<text:s/></text:p>
          </table:table-cell>
          <table:table-cell table:number-columns-repeated="2" table:style-name="ce2"/>
          <table:table-cell office:value-type="string" table:style-name="ce2">
            <text:p>rovers: 15<text:s/></text:p>
          </table:table-cell>
          <table:table-cell table:number-columns-repeated="2" table:style-name="ce2"/>
          <table:table-cell office:value-type="string" table:style-name="ce2">
            <text:p>rovers: 20<text:s/></text:p>
          </table:table-cell>
          <table:table-cell table:number-columns-repeated="2" table:style-name="ce2"/>
          <table:table-cell office:value-type="string" table:style-name="ce2">
            <text:p>rovers: 25<text:s/></text:p>
          </table:table-cell>
          <table:table-cell table:number-columns-repeated="2" table:style-name="ce2"/>
          <table:table-cell office:value-type="string" table:style-name="ce2">
            <text:p>rovers: 30<text:s/></text:p>
          </table:table-cell>
          <table:table-cell table:number-columns-repeated="2" table:style-name="ce2"/>
          <table:table-cell office:value-type="string" table:style-name="ce2">
            <text:p>Average: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4999999999999999E-2" table:style-name="ce2">
            <text:p>0.015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.7400000000000002E-2" table:formula="of:=SUM([.B3];[.E3];[.H3];[.K3];[.N3])/5" table:style-name="ce2">
            <text:p>0.0174</text:p>
          </table:table-cell>
          <table:table-cell office:value-type="string" table:style-name="ce2">
            <text:p>(1</text:p>
          </table:table-cell>
          <table:table-cell office:value-type="float" office:value="1.7400000000000003E-5" table:formula="of:=[.Q3]/1000" table:style-name="ce2">
            <text:p>0.000017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E-2" table:style-name="ce2">
            <text:p>0.014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6E-2" table:style-name="ce2">
            <text:p>0.016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.4599999999999998E-2" table:formula="of:=SUM([.B4];[.E4];[.H4];[.K4];[.N4])/5" table:style-name="ce2">
            <text:p>0.0146</text:p>
          </table:table-cell>
          <table:table-cell office:value-type="string" table:style-name="ce2">
            <text:p>(2</text:p>
          </table:table-cell>
          <table:table-cell office:value-type="float" office:value="1.4599999999999999E-5" table:formula="of:=[.Q4]/1000" table:style-name="ce2">
            <text:p>0.0000146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6999999999999998E-2" table:style-name="ce2">
            <text:p>0.03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8000000000000001E-2" table:style-name="ce2">
            <text:p>0.02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5999999999999999E-2" table:style-name="ce2">
            <text:p>0.02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000000000000001E-2" table:style-name="ce2">
            <text:p>0.02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7000000000000003E-2" table:formula="of:=SUM([.B5];[.E5];[.H5];[.K5];[.N5])/5" table:style-name="ce2">
            <text:p>0.027</text:p>
          </table:table-cell>
          <table:table-cell office:value-type="string" table:style-name="ce2">
            <text:p>(3</text:p>
          </table:table-cell>
          <table:table-cell office:value-type="float" office:value="2.7000000000000002E-5" table:formula="of:=[.Q5]/1000" table:style-name="ce2">
            <text:p>0.000027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5000000000000001E-2" table:style-name="ce2">
            <text:p>0.025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4E-2" table:style-name="ce2">
            <text:p>0.02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.9E-2" table:style-name="ce2">
            <text:p>0.019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.2800000000000001E-2" table:formula="of:=SUM([.B6];[.E6];[.H6];[.K6];[.N6])/5" table:style-name="ce2">
            <text:p>0.0228</text:p>
          </table:table-cell>
          <table:table-cell office:value-type="string" table:style-name="ce2">
            <text:p>(4</text:p>
          </table:table-cell>
          <table:table-cell office:value-type="float" office:value="2.2800000000000002E-5" table:formula="of:=[.Q6]/1000" table:style-name="ce2">
            <text:p>0.0000228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.8000000000000003E-2" table:style-name="ce2">
            <text:p>0.058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2999999999999997E-2" table:style-name="ce2">
            <text:p>0.043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2.9000000000000001E-2" table:style-name="ce2">
            <text:p>0.02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4.6600000000000003E-2" table:formula="of:=SUM([.B7];[.E7];[.H7];[.K7];[.N7])/5" table:style-name="ce2">
            <text:p>0.0466</text:p>
          </table:table-cell>
          <table:table-cell office:value-type="string" table:style-name="ce2">
            <text:p>(5</text:p>
          </table:table-cell>
          <table:table-cell office:value-type="float" office:value="4.6600000000000001E-5" table:formula="of:=[.Q7]/1000" table:style-name="ce2">
            <text:p>0.0000466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5999999999999999E-2" table:style-name="ce2">
            <text:p>0.046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4.7E-2" table:style-name="ce2">
            <text:p>0.047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6.0999999999999999E-2" table:style-name="ce2">
            <text:p>0.061</text:p>
          </table:table-cell>
          <table:table-cell office:value-type="float" office:value="44" table:style-name="ce2">
            <text:p>44</text:p>
          </table:table-cell>
          <table:table-cell office:value-type="float" office:value="6" table:style-name="ce2">
            <text:p>6</text:p>
          </table:table-cell>
          <table:table-cell office:value-type="float" office:value="0.05" table:formula="of:=SUM([.B8];[.E8];[.H8];[.K8];[.N8])/5" table:style-name="ce2">
            <text:p>0.05</text:p>
          </table:table-cell>
          <table:table-cell office:value-type="string" table:style-name="ce2">
            <text:p>(6</text:p>
          </table:table-cell>
          <table:table-cell office:value-type="float" office:value="5.0000000000000002E-5" table:formula="of:=[.Q8]/1000" table:style-name="ce2">
            <text:p>0.00005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.8000000000000001E-2" table:style-name="ce2">
            <text:p>0.048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0.04" table:style-name="ce2">
            <text:p>0.0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4999999999999998E-2" table:style-name="ce2">
            <text:p>0.045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22" table:style-name="ce2">
            <text:p>22</text:p>
          </table:table-cell>
          <table:table-cell office:value-type="float" office:value="7" table:style-name="ce2">
            <text:p>7</text:p>
          </table:table-cell>
          <table:table-cell office:value-type="float" office:value="4.5199999999999997E-2" table:formula="of:=SUM([.B9];[.E9];[.H9];[.K9];[.N9])/5" table:style-name="ce2">
            <text:p>0.0452</text:p>
          </table:table-cell>
          <table:table-cell office:value-type="string" table:style-name="ce2">
            <text:p>(7</text:p>
          </table:table-cell>
          <table:table-cell office:value-type="float" office:value="4.5199999999999994E-5" table:formula="of:=[.Q9]/1000" table:style-name="ce2">
            <text:p>0.0000452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.7999999999999995E-2" table:style-name="ce2">
            <text:p>0.08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6.7000000000000004E-2" table:style-name="ce2">
            <text:p>0.067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7.3999999999999996E-2" table:formula="of:=SUM([.B10];[.E10];[.H10];[.K10];[.N10])/5" table:style-name="ce2">
            <text:p>0.074</text:p>
          </table:table-cell>
          <table:table-cell office:value-type="string" table:style-name="ce2">
            <text:p>(8</text:p>
          </table:table-cell>
          <table:table-cell office:value-type="float" office:value="7.3999999999999996E-5" table:formula="of:=[.Q10]/1000" table:style-name="ce2">
            <text:p>0.000074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.8000000000000004E-2" table:style-name="ce2">
            <text:p>0.098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6000000000000002E-2" table:style-name="ce2">
            <text:p>0.096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2" table:style-name="ce2">
            <text:p>0.1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3200000000000001" table:style-name="ce2">
            <text:p>0.132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0.1086" table:formula="of:=SUM([.B11];[.E11];[.H11];[.K11];[.N11])/5" table:style-name="ce2">
            <text:p>0.1086</text:p>
          </table:table-cell>
          <table:table-cell office:value-type="string" table:style-name="ce2">
            <text:p>(9</text:p>
          </table:table-cell>
          <table:table-cell office:value-type="float" office:value="1.086E-4" table:formula="of:=[.Q11]/1000" table:style-name="ce2">
            <text:p>0.00010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" table:style-name="ce2">
            <text:p>0.11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13" table:style-name="ce2">
            <text:p>0.113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45" table:style-name="ce2">
            <text:p>45</text:p>
          </table:table-cell>
          <table:table-cell office:value-type="float" office:value="10" table:style-name="ce2">
            <text:p>10</text:p>
          </table:table-cell>
          <table:table-cell office:value-type="float" office:value="0.12279999999999999" table:formula="of:=SUM([.B12];[.E12];[.H12];[.K12];[.N12])/5" table:style-name="ce2">
            <text:p>0.1228</text:p>
          </table:table-cell>
          <table:table-cell office:value-type="string" table:style-name="ce2">
            <text:p>(10</text:p>
          </table:table-cell>
          <table:table-cell office:value-type="float" office:value="1.228E-4" table:formula="of:=[.Q12]/1000" table:style-name="ce2">
            <text:p>0.0001228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5" table:style-name="ce2">
            <text:p>0.1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5" table:style-name="ce2">
            <text:p>0.155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6" table:style-name="ce2">
            <text:p>0.12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21" table:style-name="ce2">
            <text:p>0.121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56" table:style-name="ce2">
            <text:p>0.156</text:p>
          </table:table-cell>
          <table:table-cell office:value-type="float" office:value="40" table:style-name="ce2">
            <text:p>40</text:p>
          </table:table-cell>
          <table:table-cell office:value-type="float" office:value="11" table:style-name="ce2">
            <text:p>11</text:p>
          </table:table-cell>
          <table:table-cell office:value-type="float" office:value="0.1416" table:formula="of:=SUM([.B13];[.E13];[.H13];[.K13];[.N13])/5" table:style-name="ce2">
            <text:p>0.1416</text:p>
          </table:table-cell>
          <table:table-cell office:value-type="string" table:style-name="ce2">
            <text:p>(11</text:p>
          </table:table-cell>
          <table:table-cell office:value-type="float" office:value="1.416E-4" table:formula="of:=[.Q13]/1000" table:style-name="ce2">
            <text:p>0.0001416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.7000000000000003E-2" table:style-name="ce2">
            <text:p>0.09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0.107" table:style-name="ce2">
            <text:p>0.107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9000000000000005E-2" table:style-name="ce2">
            <text:p>0.09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9.6799999999999997E-2" table:formula="of:=SUM([.B14];[.E14];[.H14];[.K14];[.N14])/5" table:style-name="ce2">
            <text:p>0.0968</text:p>
          </table:table-cell>
          <table:table-cell office:value-type="string" table:style-name="ce2">
            <text:p>(12</text:p>
          </table:table-cell>
          <table:table-cell office:value-type="float" office:value="9.6799999999999995E-5" table:formula="of:=[.Q14]/1000" table:style-name="ce2">
            <text:p>0.0000968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6" table:style-name="ce2">
            <text:p>0.186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85" table:style-name="ce2">
            <text:p>0.18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300000000000001" table:style-name="ce2">
            <text:p>0.20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19280000000000003" table:formula="of:=SUM([.B15];[.E15];[.H15];[.K15];[.N15])/5" table:style-name="ce2">
            <text:p>0.1928</text:p>
          </table:table-cell>
          <table:table-cell office:value-type="string" table:style-name="ce2">
            <text:p>(13</text:p>
          </table:table-cell>
          <table:table-cell office:value-type="float" office:value="1.9280000000000002E-4" table:formula="of:=[.Q15]/1000" table:style-name="ce2">
            <text:p>0.0001928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.159" table:style-name="ce2">
            <text:p>0.159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5" table:style-name="ce2">
            <text:p>0.15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9800000000000001" table:style-name="ce2">
            <text:p>0.198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5" table:style-name="ce2">
            <text:p>0.15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700000000000001" table:style-name="ce2">
            <text:p>0.167</text:p>
          </table:table-cell>
          <table:table-cell office:value-type="float" office:value="35" table:style-name="ce2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0.1658" table:formula="of:=SUM([.B16];[.E16];[.H16];[.K16];[.N16])/5" table:style-name="ce2">
            <text:p>0.1658</text:p>
          </table:table-cell>
          <table:table-cell office:value-type="string" table:style-name="ce2">
            <text:p>(14</text:p>
          </table:table-cell>
          <table:table-cell office:value-type="float" office:value="1.6579999999999999E-4" table:formula="of:=[.Q16]/1000" table:style-name="ce2">
            <text:p>0.0001658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.182" table:style-name="ce2">
            <text:p>0.18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099999999999999" table:style-name="ce2">
            <text:p>0.181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86" table:style-name="ce2">
            <text:p>0.186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700000000000001" table:style-name="ce2">
            <text:p>0.197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22" table:style-name="ce2">
            <text:p>0.22</text:p>
          </table:table-cell>
          <table:table-cell office:value-type="float" office:value="44" table:style-name="ce2">
            <text:p>44</text:p>
          </table:table-cell>
          <table:table-cell office:value-type="float" office:value="15" table:style-name="ce2">
            <text:p>15</text:p>
          </table:table-cell>
          <table:table-cell office:value-type="float" office:value="0.19319999999999998" table:formula="of:=SUM([.B17];[.E17];[.H17];[.K17];[.N17])/5" table:style-name="ce2">
            <text:p>0.1932</text:p>
          </table:table-cell>
          <table:table-cell office:value-type="string" table:style-name="ce2">
            <text:p>(15</text:p>
          </table:table-cell>
          <table:table-cell office:value-type="float" office:value="1.9319999999999998E-4" table:formula="of:=[.Q17]/1000" table:style-name="ce2">
            <text:p>0.0001932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94799999999999995" table:style-name="ce2">
            <text:p>0.948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0.84199999999999997" table:style-name="ce2">
            <text:p>0.84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office:value-type="float" office:value="0.75900000000000001" table:style-name="ce2">
            <text:p>0.759</text:p>
          </table:table-cell>
          <table:table-cell office:value-type="float" office:value="45" table:style-name="ce2">
            <text:p>45</text:p>
          </table:table-cell>
          <table:table-cell office:value-type="float" office:value="16" table:style-name="ce2">
            <text:p>16</text:p>
          </table:table-cell>
          <table:table-cell office:value-type="float" office:value="0.747" table:style-name="ce2">
            <text:p>0.747</text:p>
          </table:table-cell>
          <table:table-cell office:value-type="float" office:value="43" table:style-name="ce2">
            <text:p>43</text:p>
          </table:table-cell>
          <table:table-cell office:value-type="float" office:value="16" table:style-name="ce2">
            <text:p>16</text:p>
          </table:table-cell>
          <table:table-cell office:value-type="float" office:value="1.0009999999999999" table:style-name="ce2">
            <text:p>1.001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0.85939999999999994" table:formula="of:=SUM([.B18];[.E18];[.H18];[.K18];[.N18])/5" table:style-name="ce2">
            <text:p>0.8594</text:p>
          </table:table-cell>
          <table:table-cell office:value-type="string" table:style-name="ce2">
            <text:p>(16</text:p>
          </table:table-cell>
          <table:table-cell office:value-type="float" office:value="8.5939999999999996E-4" table:formula="of:=[.Q18]/1000" table:style-name="ce2">
            <text:p>0.0008594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04" table:style-name="ce2">
            <text:p>2.04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929999999999999" table:style-name="ce2">
            <text:p>1.793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.742" table:style-name="ce2">
            <text:p>1.742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.597" table:style-name="ce2">
            <text:p>1.597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.974" table:style-name="ce2">
            <text:p>1.974</text:p>
          </table:table-cell>
          <table:table-cell office:value-type="float" office:value="66" table:style-name="ce2">
            <text:p>66</text:p>
          </table:table-cell>
          <table:table-cell office:value-type="float" office:value="17" table:style-name="ce2">
            <text:p>17</text:p>
          </table:table-cell>
          <table:table-cell office:value-type="float" office:value="1.8292000000000002" table:formula="of:=SUM([.B19];[.E19];[.H19];[.K19];[.N19])/5" table:style-name="ce2">
            <text:p>1.8292</text:p>
          </table:table-cell>
          <table:table-cell office:value-type="string" table:style-name="ce2">
            <text:p>(17</text:p>
          </table:table-cell>
          <table:table-cell office:value-type="float" office:value="1.8292000000000002E-3" table:formula="of:=[.Q19]/1000" table:style-name="ce2">
            <text:p>0.001829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.41099999999999998" table:style-name="ce2">
            <text:p>0.41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8" table:style-name="ce2">
            <text:p>0.415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0100000000000002" table:style-name="ce2">
            <text:p>0.401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38800000000000001" table:style-name="ce2">
            <text:p>0.388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6" table:style-name="ce2">
            <text:p>0.46</text:p>
          </table:table-cell>
          <table:table-cell office:value-type="float" office:value="47" table:style-name="ce2">
            <text:p>47</text:p>
          </table:table-cell>
          <table:table-cell office:value-type="float" office:value="18" table:style-name="ce2">
            <text:p>18</text:p>
          </table:table-cell>
          <table:table-cell office:value-type="float" office:value="0.41499999999999992" table:formula="of:=SUM([.B20];[.E20];[.H20];[.K20];[.N20])/5" table:style-name="ce2">
            <text:p>0.415</text:p>
          </table:table-cell>
          <table:table-cell office:value-type="string" table:style-name="ce2">
            <text:p>(18</text:p>
          </table:table-cell>
          <table:table-cell office:value-type="float" office:value="4.1499999999999995E-4" table:formula="of:=[.Q20]/1000" table:style-name="ce2">
            <text:p>0.000415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2589999999999999" table:style-name="ce2">
            <text:p>1.259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58" table:style-name="ce2">
            <text:p>1.25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9179999999999999" table:style-name="ce2">
            <text:p>1.918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2609999999999999" table:style-name="ce2">
            <text:p>1.261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7" table:style-name="ce2">
            <text:p>1.47</text:p>
          </table:table-cell>
          <table:table-cell office:value-type="float" office:value="71" table:style-name="ce2">
            <text:p>71</text:p>
          </table:table-cell>
          <table:table-cell office:value-type="float" office:value="19" table:style-name="ce2">
            <text:p>19</text:p>
          </table:table-cell>
          <table:table-cell office:value-type="float" office:value="1.4331999999999998" table:formula="of:=SUM([.B21];[.E21];[.H21];[.K21];[.N21])/5" table:style-name="ce2">
            <text:p>1.4332</text:p>
          </table:table-cell>
          <table:table-cell office:value-type="string" table:style-name="ce2">
            <text:p>(19</text:p>
          </table:table-cell>
          <table:table-cell office:value-type="float" office:value="1.4331999999999997E-3" table:formula="of:=[.Q21]/1000" table:style-name="ce2">
            <text:p>0.001433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6579999999999999" table:style-name="ce2">
            <text:p>2.658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4370000000000003" table:style-name="ce2">
            <text:p>4.437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391" table:style-name="ce2">
            <text:p>4.391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990000000000004" table:style-name="ce2">
            <text:p>4.29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5.2889999999999997" table:style-name="ce2">
            <text:p>5.289</text:p>
          </table:table-cell>
          <table:table-cell office:value-type="float" office:value="104" table:style-name="ce2">
            <text:p>104</text:p>
          </table:table-cell>
          <table:table-cell office:value-type="float" office:value="20" table:style-name="ce2">
            <text:p>20</text:p>
          </table:table-cell>
          <table:table-cell office:value-type="float" office:value="4.2147999999999994" table:formula="of:=SUM([.B22];[.E22];[.H22];[.K22];[.N22])/5" table:style-name="ce2">
            <text:p>4.2148</text:p>
          </table:table-cell>
          <table:table-cell office:value-type="string" table:style-name="ce2">
            <text:p>(20</text:p>
          </table:table-cell>
          <table:table-cell office:value-type="float" office:value="4.2147999999999994E-3" table:formula="of:=[.Q22]/1000" table:style-name="ce2">
            <text:p>0.0042148</text:p>
          </table:table-cell>
          <table:table-cell office:value-type="float" office:value="100" table:formula="of:=COUNT([.B3:.B22];[.E3:.E22];[.H3:.H22];[.K3:.K22];[.N3:.N22])" table:style-name="ce2">
            <text:p>100</text:p>
          </table:table-cell>
          <table:table-cell office:value-type="float" office:value="0.50353999999999988" table:formula="of:=AVERAGE(IF(ISNUMBER([.Q3:.Q22]); [.Q3:.Q22];&quot;&quot;))" table:number-matrix-columns-spanned="1" table:number-matrix-rows-spanned="1" table:style-name="ce2">
            <text:p>0.50354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3999999999999997E-2" table:style-name="ce2">
            <text:p>0.04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000000000000003E-2" table:style-name="ce2">
            <text:p>0.04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.2799999999999998E-2" table:formula="of:=SUM([.B25];[.E25];[.H25];[.K25];[.N25])/COUNT([.B25];[.E25];[.H25];[.K25];[.N25])" table:style-name="ce2">
            <text:p>0.0428</text:p>
          </table:table-cell>
          <table:table-cell office:value-type="string" table:style-name="ce2">
            <text:p>(1</text:p>
          </table:table-cell>
          <table:table-cell office:value-type="float" office:value="4.2799999999999997E-5" table:formula="of:=[.Q25]/1000" table:style-name="ce2">
            <text:p>0.0000428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8.023000000000003" table:style-name="ce2">
            <text:p>48.023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0.089" table:style-name="ce2">
            <text:p>10.08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3.8250000000000002" table:style-name="ce2">
            <text:p>3.825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21.745999999999999" table:style-name="ce2">
            <text:p>21.74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56.793999999999997" table:style-name="ce2">
            <text:p>56.794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28.095400000000001" table:formula="of:=SUM([.B26];[.E26];[.H26];[.K26];[.N26])/COUNT([.B26];[.E26];[.H26];[.K26];[.N26])" table:style-name="ce2">
            <text:p>28.0954</text:p>
          </table:table-cell>
          <table:table-cell office:value-type="string" table:style-name="ce2">
            <text:p>(2</text:p>
          </table:table-cell>
          <table:table-cell office:value-type="float" office:value="2.8095400000000003E-2" table:formula="of:=[.Q26]/1000" table:style-name="ce2">
            <text:p>0.0280954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8.6999999999999994E-2" table:style-name="ce2">
            <text:p>0.087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8.5999999999999993E-2" table:style-name="ce2">
            <text:p>0.086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12" table:style-name="ce2">
            <text:p>0.11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26500000000000001" table:style-name="ce2">
            <text:p>0.265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9.1999999999999998E-2" table:style-name="ce2">
            <text:p>0.092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0.12840000000000001" table:formula="of:=SUM([.B27];[.E27];[.H27];[.K27];[.N27])/COUNT([.B27];[.E27];[.H27];[.K27];[.N27])" table:style-name="ce2">
            <text:p>0.1284</text:p>
          </table:table-cell>
          <table:table-cell office:value-type="string" table:style-name="ce2">
            <text:p>(3</text:p>
          </table:table-cell>
          <table:table-cell office:value-type="float" office:value="1.284E-4" table:formula="of:=[.Q27]/1000" table:style-name="ce2">
            <text:p>0.0001284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17399999999999999" table:style-name="ce2">
            <text:p>0.174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221" table:style-name="ce2">
            <text:p>0.22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59899999999999998" table:style-name="ce2">
            <text:p>0.599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0.55500000000000005" table:style-name="ce2">
            <text:p>0.555</text:p>
          </table:table-cell>
          <table:table-cell office:value-type="float" office:value="47" table:style-name="ce2">
            <text:p>47</text:p>
          </table:table-cell>
          <table:table-cell office:value-type="float" office:value="4" table:style-name="ce2">
            <text:p>4</text:p>
          </table:table-cell>
          <table:table-cell office:value-type="float" office:value="0.16500000000000001" table:style-name="ce2">
            <text:p>0.165</text:p>
          </table:table-cell>
          <table:table-cell office:value-type="float" office:value="17" table:style-name="ce2">
            <text:p>17</text:p>
          </table:table-cell>
          <table:table-cell office:value-type="float" office:value="4" table:style-name="ce2">
            <text:p>4</text:p>
          </table:table-cell>
          <table:table-cell office:value-type="float" office:value="0.34279999999999999" table:formula="of:=SUM([.B28];[.E28];[.H28];[.K28];[.N28])/COUNT([.B28];[.E28];[.H28];[.K28];[.N28])" table:style-name="ce2">
            <text:p>0.3428</text:p>
          </table:table-cell>
          <table:table-cell office:value-type="string" table:style-name="ce2">
            <text:p>(4</text:p>
          </table:table-cell>
          <table:table-cell office:value-type="float" office:value="3.4279999999999998E-4" table:formula="of:=[.Q28]/1000" table:style-name="ce2">
            <text:p>0.0003428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53" table:style-name="ce2">
            <text:p>0.253</text:p>
          </table:table-cell>
          <table:table-cell office:value-type="float" office:value="12" table:style-name="ce2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0.219" table:style-name="ce2">
            <text:p>0.219</text:p>
          </table:table-cell>
          <table:table-cell office:value-type="float" office:value="11" table:style-name="ce2">
            <text:p>11</text:p>
          </table:table-cell>
          <table:table-cell office:value-type="float" office:value="5" table:style-name="ce2">
            <text:p>5</text:p>
          </table:table-cell>
          <table:table-cell office:value-type="float" office:value="0.39500000000000002" table:style-name="ce2">
            <text:p>0.395</text:p>
          </table:table-cell>
          <table:table-cell office:value-type="float" office:value="17" table:style-name="ce2">
            <text:p>17</text:p>
          </table:table-cell>
          <table:table-cell office:value-type="float" office:value="5" table:style-name="ce2">
            <text:p>5</text:p>
          </table:table-cell>
          <table:table-cell office:value-type="float" office:value="0.35399999999999998" table:style-name="ce2">
            <text:p>0.35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0.498" table:style-name="ce2">
            <text:p>0.498</text:p>
          </table:table-cell>
          <table:table-cell office:value-type="float" office:value="27" table:style-name="ce2">
            <text:p>27</text:p>
          </table:table-cell>
          <table:table-cell office:value-type="float" office:value="5" table:style-name="ce2">
            <text:p>5</text:p>
          </table:table-cell>
          <table:table-cell office:value-type="float" office:value="0.34379999999999999" table:formula="of:=SUM([.B29];[.E29];[.H29];[.K29];[.N29])/COUNT([.B29];[.E29];[.H29];[.K29];[.N29])" table:style-name="ce2">
            <text:p>0.3438</text:p>
          </table:table-cell>
          <table:table-cell office:value-type="string" table:style-name="ce2">
            <text:p>(5</text:p>
          </table:table-cell>
          <table:table-cell office:value-type="float" office:value="3.4380000000000001E-4" table:formula="of:=[.Q29]/1000" table:style-name="ce2">
            <text:p>0.00034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9400000000000002" table:style-name="ce2">
            <text:p>0.394</text:p>
          </table:table-cell>
          <table:table-cell office:value-type="float" office:value="34" table:style-name="ce2">
            <text:p>34</text:p>
          </table:table-cell>
          <table:table-cell office:value-type="float" office:value="6" table:style-name="ce2">
            <text:p>6</text:p>
          </table:table-cell>
          <table:table-cell office:value-type="float" office:value="0.246" table:style-name="ce2">
            <text:p>0.246</text:p>
          </table:table-cell>
          <table:table-cell office:value-type="float" office:value="20" table:style-name="ce2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0.26800000000000002" table:style-name="ce2">
            <text:p>0.268</text:p>
          </table:table-cell>
          <table:table-cell office:value-type="float" office:value="22" table:style-name="ce2">
            <text:p>22</text:p>
          </table:table-cell>
          <table:table-cell office:value-type="float" office:value="6" table:style-name="ce2">
            <text:p>6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8" table:style-name="ce2">
            <text:p>18</text:p>
          </table:table-cell>
          <table:table-cell office:value-type="float" office:value="6" table:style-name="ce2">
            <text:p>6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7400000000000002" table:formula="of:=SUM([.B30];[.E30];[.H30];[.K30];[.N30])/COUNT([.B30];[.E30];[.H30];[.K30];[.N30])" table:style-name="ce2">
            <text:p>0.274</text:p>
          </table:table-cell>
          <table:table-cell office:value-type="string" table:style-name="ce2">
            <text:p>(6</text:p>
          </table:table-cell>
          <table:table-cell office:value-type="float" office:value="2.7400000000000005E-4" table:formula="of:=[.Q30]/1000" table:style-name="ce2">
            <text:p>0.000274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8.8999999999999996E-2" table:style-name="ce2">
            <text:p>0.08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5999999999999998E-2" table:style-name="ce2">
            <text:p>0.07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2999999999999995E-2" table:style-name="ce2">
            <text:p>0.07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.4000000000000005E-2" table:style-name="ce2">
            <text:p>0.08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6999999999999999E-2" table:style-name="ce2">
            <text:p>0.07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7.980000000000001E-2" table:formula="of:=SUM([.B31];[.E31];[.H31];[.K31];[.N31])/COUNT([.B31];[.E31];[.H31];[.K31];[.N31])" table:style-name="ce2">
            <text:p>0.0798</text:p>
          </table:table-cell>
          <table:table-cell office:value-type="string" table:style-name="ce2">
            <text:p>(7</text:p>
          </table:table-cell>
          <table:table-cell office:value-type="float" office:value="7.9800000000000015E-5" table:formula="of:=[.Q31]/1000" table:style-name="ce2">
            <text:p>0.0000798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57399999999999995" table:style-name="ce2">
            <text:p>0.574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0.24399999999999999" table:style-name="ce2">
            <text:p>0.24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0.68700000000000006" table:style-name="ce2">
            <text:p>0.687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0.45700000000000002" table:style-name="ce2">
            <text:p>0.457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0.496" table:formula="of:=SUM([.B32];[.E32];[.H32];[.K32];[.N32])/COUNT([.B32];[.E32];[.H32];[.K32];[.N32])" table:style-name="ce2">
            <text:p>0.496</text:p>
          </table:table-cell>
          <table:table-cell office:value-type="string" table:style-name="ce2">
            <text:p>(8</text:p>
          </table:table-cell>
          <table:table-cell office:value-type="float" office:value="4.9600000000000002E-4" table:formula="of:=[.Q32]/1000" table:style-name="ce2">
            <text:p>0.000496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799999999999999" table:style-name="ce2">
            <text:p>0.178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4699999999999999" table:style-name="ce2">
            <text:p>0.14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7" table:style-name="ce2">
            <text:p>0.17</text:p>
          </table:table-cell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0.16860000000000003" table:formula="of:=SUM([.B33];[.E33];[.H33];[.K33];[.N33])/COUNT([.B33];[.E33];[.H33];[.K33];[.N33])" table:style-name="ce2">
            <text:p>0.1686</text:p>
          </table:table-cell>
          <table:table-cell office:value-type="string" table:style-name="ce2">
            <text:p>(9</text:p>
          </table:table-cell>
          <table:table-cell office:value-type="float" office:value="1.6860000000000003E-4" table:formula="of:=[.Q33]/1000" table:style-name="ce2">
            <text:p>0.0001686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5699999999999998" table:style-name="ce2">
            <text:p>0.857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6399999999999999" table:style-name="ce2">
            <text:p>0.864</text:p>
          </table:table-cell>
          <table:table-cell office:value-type="float" office:value="40" table:style-name="ce2">
            <text:p>40</text:p>
          </table:table-cell>
          <table:table-cell office:value-type="float" office:value="10" table:style-name="ce2">
            <text:p>10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77100000000000002" table:style-name="ce2">
            <text:p>0.771</text:p>
          </table:table-cell>
          <table:table-cell office:value-type="float" office:value="33" table:style-name="ce2">
            <text:p>33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2">
            <text:p>0.801</text:p>
          </table:table-cell>
          <table:table-cell office:value-type="float" office:value="35" table:style-name="ce2">
            <text:p>35</text:p>
          </table:table-cell>
          <table:table-cell office:value-type="float" office:value="10" table:style-name="ce2">
            <text:p>10</text:p>
          </table:table-cell>
          <table:table-cell office:value-type="float" office:value="0.8256" table:formula="of:=SUM([.B34];[.E34];[.H34];[.K34];[.N34])/COUNT([.B34];[.E34];[.H34];[.K34];[.N34])" table:style-name="ce2">
            <text:p>0.8256</text:p>
          </table:table-cell>
          <table:table-cell office:value-type="string" table:style-name="ce2">
            <text:p>(10</text:p>
          </table:table-cell>
          <table:table-cell office:value-type="float" office:value="8.2560000000000001E-4" table:formula="of:=[.Q34]/1000" table:style-name="ce2">
            <text:p>0.0008256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.623" table:style-name="ce2">
            <text:p>1.623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1.5489999999999999" table:style-name="ce2">
            <text:p>1.549</text:p>
          </table:table-cell>
          <table:table-cell office:value-type="float" office:value="56" table:style-name="ce2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2.6539999999999999" table:style-name="ce2">
            <text:p>2.654</text:p>
          </table:table-cell>
          <table:table-cell office:value-type="float" office:value="124" table:style-name="ce2">
            <text:p>124</text:p>
          </table:table-cell>
          <table:table-cell office:value-type="float" office:value="11" table:style-name="ce2">
            <text:p>11</text:p>
          </table:table-cell>
          <table:table-cell office:value-type="float" office:value="2.02" table:style-name="ce2">
            <text:p>2.02</text:p>
          </table:table-cell>
          <table:table-cell office:value-type="float" office:value="72" table:style-name="ce2">
            <text:p>72</text:p>
          </table:table-cell>
          <table:table-cell office:value-type="float" office:value="11" table:style-name="ce2">
            <text:p>11</text:p>
          </table:table-cell>
          <table:table-cell office:value-type="float" office:value="1.6279999999999999" table:style-name="ce2">
            <text:p>1.628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.8948" table:formula="of:=SUM([.B35];[.E35];[.H35];[.K35];[.N35])/COUNT([.B35];[.E35];[.H35];[.K35];[.N35])" table:style-name="ce2">
            <text:p>1.8948</text:p>
          </table:table-cell>
          <table:table-cell office:value-type="string" table:style-name="ce2">
            <text:p>(11</text:p>
          </table:table-cell>
          <table:table-cell office:value-type="float" office:value="1.8948000000000001E-3" table:formula="of:=[.Q35]/1000" table:style-name="ce2">
            <text:p>0.0018948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5" table:style-name="ce2">
            <text:p>2.355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3.597" table:style-name="ce2">
            <text:p>3.597</text:p>
          </table:table-cell>
          <table:table-cell office:value-type="float" office:value="192" table:style-name="ce2">
            <text:p>192</text:p>
          </table:table-cell>
          <table:table-cell office:value-type="float" office:value="12" table:style-name="ce2">
            <text:p>12</text:p>
          </table:table-cell>
          <table:table-cell office:value-type="float" office:value="2.8250000000000002" table:style-name="ce2">
            <text:p>2.825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2.0649999999999999" table:style-name="ce2">
            <text:p>2.065</text:p>
          </table:table-cell>
          <table:table-cell office:value-type="float" office:value="102" table:style-name="ce2">
            <text:p>102</text:p>
          </table:table-cell>
          <table:table-cell office:value-type="float" office:value="12" table:style-name="ce2">
            <text:p>12</text:p>
          </table:table-cell>
          <table:table-cell office:value-type="float" office:value="2.7684000000000002" table:formula="of:=SUM([.B36];[.E36];[.H36];[.K36];[.N36])/COUNT([.B36];[.E36];[.H36];[.K36];[.N36])" table:style-name="ce2">
            <text:p>2.7684</text:p>
          </table:table-cell>
          <table:table-cell office:value-type="string" table:style-name="ce2">
            <text:p>(12</text:p>
          </table:table-cell>
          <table:table-cell office:value-type="float" office:value="2.7684000000000003E-3" table:formula="of:=[.Q36]/1000" table:style-name="ce2">
            <text:p>0.0027684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006" table:style-name="ce2">
            <text:p>1.00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0.998" table:style-name="ce2">
            <text:p>0.998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.21" table:style-name="ce2">
            <text:p>1.21</text:p>
          </table:table-cell>
          <table:table-cell office:value-type="float" office:value="41" table:style-name="ce2">
            <text:p>41</text:p>
          </table:table-cell>
          <table:table-cell office:value-type="float" office:value="13" table:style-name="ce2">
            <text:p>13</text:p>
          </table:table-cell>
          <table:table-cell office:value-type="float" office:value="2.863" table:style-name="ce2">
            <text:p>2.863</text:p>
          </table:table-cell>
          <table:table-cell office:value-type="float" office:value="97" table:style-name="ce2">
            <text:p>97</text:p>
          </table:table-cell>
          <table:table-cell office:value-type="float" office:value="13" table:style-name="ce2">
            <text:p>13</text:p>
          </table:table-cell>
          <table:table-cell office:value-type="float" office:value="1.4802" table:formula="of:=SUM([.B37];[.E37];[.H37];[.K37];[.N37])/COUNT([.B37];[.E37];[.H37];[.K37];[.N37])" table:style-name="ce2">
            <text:p>1.4802</text:p>
          </table:table-cell>
          <table:table-cell office:value-type="string" table:style-name="ce2">
            <text:p>(13</text:p>
          </table:table-cell>
          <table:table-cell office:value-type="float" office:value="1.4801999999999999E-3" table:formula="of:=[.Q37]/1000" table:style-name="ce2">
            <text:p>0.0014802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4.2880000000000003" table:style-name="ce2">
            <text:p>4.288</text:p>
          </table:table-cell>
          <table:table-cell office:value-type="float" office:value="178" table:style-name="ce2">
            <text:p>178</text:p>
          </table:table-cell>
          <table:table-cell office:value-type="float" office:value="14" table:style-name="ce2">
            <text:p>14</text:p>
          </table:table-cell>
          <table:table-cell office:value-type="float" office:value="8.0670000000000002" table:style-name="ce2">
            <text:p>8.067</text:p>
          </table:table-cell>
          <table:table-cell office:value-type="float" office:value="280" table:style-name="ce2">
            <text:p>280</text:p>
          </table:table-cell>
          <table:table-cell office:value-type="float" office:value="14" table:style-name="ce2">
            <text:p>14</text:p>
          </table:table-cell>
          <table:table-cell office:value-type="float" office:value="5.0960000000000001" table:style-name="ce2">
            <text:p>5.096</text:p>
          </table:table-cell>
          <table:table-cell office:value-type="float" office:value="155" table:style-name="ce2">
            <text:p>155</text:p>
          </table:table-cell>
          <table:table-cell office:value-type="float" office:value="14" table:style-name="ce2">
            <text:p>14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98" table:style-name="ce2">
            <text:p>98</text:p>
          </table:table-cell>
          <table:table-cell office:value-type="float" office:value="14" table:style-name="ce2">
            <text:p>14</text:p>
          </table:table-cell>
          <table:table-cell office:value-type="float" office:value="3.7650000000000001" table:style-name="ce2">
            <text:p>3.765</text:p>
          </table:table-cell>
          <table:table-cell office:value-type="float" office:value="158" table:style-name="ce2">
            <text:p>158</text:p>
          </table:table-cell>
          <table:table-cell office:value-type="float" office:value="14" table:style-name="ce2">
            <text:p>14</text:p>
          </table:table-cell>
          <table:table-cell office:value-type="float" office:value="5.0439999999999996" table:formula="of:=SUM([.B38];[.E38];[.H38];[.K38];[.N38])/COUNT([.B38];[.E38];[.H38];[.K38];[.N38])" table:style-name="ce2">
            <text:p>5.044</text:p>
          </table:table-cell>
          <table:table-cell office:value-type="string" table:style-name="ce2">
            <text:p>(14</text:p>
          </table:table-cell>
          <table:table-cell office:value-type="float" office:value="5.0439999999999999E-3" table:formula="of:=[.Q38]/1000" table:style-name="ce2">
            <text:p>0.005044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.3540000000000001" table:style-name="ce2">
            <text:p>3.354</text:p>
          </table:table-cell>
          <table:table-cell office:value-type="float" office:value="107" table:style-name="ce2">
            <text:p>107</text:p>
          </table:table-cell>
          <table:table-cell office:value-type="float" office:value="15" table:style-name="ce2">
            <text:p>15</text:p>
          </table:table-cell>
          <table:table-cell office:value-type="float" office:value="5.7759999999999998" table:style-name="ce2">
            <text:p>5.776</text:p>
          </table:table-cell>
          <table:table-cell office:value-type="float" office:value="171" table:style-name="ce2">
            <text:p>171</text:p>
          </table:table-cell>
          <table:table-cell office:value-type="float" office:value="15" table:style-name="ce2">
            <text:p>15</text:p>
          </table:table-cell>
          <table:table-cell office:value-type="float" office:value="4.3010000000000002" table:style-name="ce2">
            <text:p>4.301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3.0059999999999998" table:style-name="ce2">
            <text:p>3.006</text:p>
          </table:table-cell>
          <table:table-cell office:value-type="float" office:value="94" table:style-name="ce2">
            <text:p>94</text:p>
          </table:table-cell>
          <table:table-cell office:value-type="float" office:value="15" table:style-name="ce2">
            <text:p>15</text:p>
          </table:table-cell>
          <table:table-cell office:value-type="float" office:value="2.1080000000000001" table:style-name="ce2">
            <text:p>2.108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.7089999999999996" table:formula="of:=SUM([.B39];[.E39];[.H39];[.K39];[.N39])/COUNT([.B39];[.E39];[.H39];[.K39];[.N39])" table:style-name="ce2">
            <text:p>3.709</text:p>
          </table:table-cell>
          <table:table-cell office:value-type="string" table:style-name="ce2">
            <text:p>(15</text:p>
          </table:table-cell>
          <table:table-cell office:value-type="float" office:value="3.7089999999999996E-3" table:formula="of:=[.Q39]/1000" table:style-name="ce2">
            <text:p>0.003709</text:p>
          </table:table-cell>
          <table:table-cell table:number-columns-repeated="16365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.2200000000000006" table:style-name="ce2">
            <text:p>8.22</text:p>
          </table:table-cell>
          <table:table-cell office:value-type="float" office:value="304" table:style-name="ce2">
            <text:p>304</text:p>
          </table:table-cell>
          <table:table-cell office:value-type="float" office:value="16" table:style-name="ce2">
            <text:p>16</text:p>
          </table:table-cell>
          <table:table-cell office:value-type="float" office:value="15.214" table:style-name="ce2">
            <text:p>15.214</text:p>
          </table:table-cell>
          <table:table-cell office:value-type="float" office:value="562" table:style-name="ce2">
            <text:p>562</text:p>
          </table:table-cell>
          <table:table-cell office:value-type="float" office:value="16" table:style-name="ce2">
            <text:p>16</text:p>
          </table:table-cell>
          <table:table-cell office:value-type="float" office:value="8.0640000000000001" table:style-name="ce2">
            <text:p>8.064</text:p>
          </table:table-cell>
          <table:table-cell office:value-type="float" office:value="206" table:style-name="ce2">
            <text:p>206</text:p>
          </table:table-cell>
          <table:table-cell office:value-type="float" office:value="16" table:style-name="ce2">
            <text:p>16</text:p>
          </table:table-cell>
          <table:table-cell office:value-type="float" office:value="10.643000000000001" table:style-name="ce2">
            <text:p>10.643</text:p>
          </table:table-cell>
          <table:table-cell office:value-type="float" office:value="288" table:style-name="ce2">
            <text:p>288</text:p>
          </table:table-cell>
          <table:table-cell office:value-type="float" office:value="16" table:style-name="ce2">
            <text:p>16</text:p>
          </table:table-cell>
          <table:table-cell office:value-type="float" office:value="8.5280000000000005" table:style-name="ce2">
            <text:p>8.528</text:p>
          </table:table-cell>
          <table:table-cell office:value-type="float" office:value="269" table:style-name="ce2">
            <text:p>269</text:p>
          </table:table-cell>
          <table:table-cell office:value-type="float" office:value="16" table:style-name="ce2">
            <text:p>16</text:p>
          </table:table-cell>
          <table:table-cell office:value-type="float" office:value="10.133800000000001" table:formula="of:=SUM([.B40];[.E40];[.H40];[.K40];[.N40])/COUNT([.B40];[.E40];[.H40];[.K40];[.N40])" table:style-name="ce2">
            <text:p>10.1338</text:p>
          </table:table-cell>
          <table:table-cell office:value-type="string" table:style-name="ce2">
            <text:p>(16</text:p>
          </table:table-cell>
          <table:table-cell office:value-type="float" office:value="1.01338E-2" table:formula="of:=[.Q40]/1000" table:style-name="ce2">
            <text:p>0.0101338</text:p>
          </table:table-cell>
          <table:table-cell table:number-columns-repeated="16365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.302" table:style-name="ce2">
            <text:p>2.302</text:p>
          </table:table-cell>
          <table:table-cell office:value-type="float" office:value="39" table:style-name="ce2">
            <text:p>39</text:p>
          </table:table-cell>
          <table:table-cell office:value-type="float" office:value="17" table:style-name="ce2">
            <text:p>17</text:p>
          </table:table-cell>
          <table:table-cell office:value-type="float" office:value="3.4039999999999999" table:style-name="ce2">
            <text:p>3.404</text:p>
          </table:table-cell>
          <table:table-cell office:value-type="float" office:value="74" table:style-name="ce2">
            <text:p>74</text:p>
          </table:table-cell>
          <table:table-cell office:value-type="float" office:value="17" table:style-name="ce2">
            <text:p>17</text:p>
          </table:table-cell>
          <table:table-cell office:value-type="float" office:value="3.093" table:style-name="ce2">
            <text:p>3.093</text:p>
          </table:table-cell>
          <table:table-cell office:value-type="float" office:value="35" table:style-name="ce2">
            <text:p>35</text:p>
          </table:table-cell>
          <table:table-cell office:value-type="float" office:value="17" table:style-name="ce2">
            <text:p>17</text:p>
          </table:table-cell>
          <table:table-cell office:value-type="float" office:value="3.23" table:style-name="ce2">
            <text:p>3.23</text:p>
          </table:table-cell>
          <table:table-cell office:value-type="float" office:value="78" table:style-name="ce2">
            <text:p>78</text:p>
          </table:table-cell>
          <table:table-cell office:value-type="float" office:value="17" table:style-name="ce2">
            <text:p>17</text:p>
          </table:table-cell>
          <table:table-cell office:value-type="float" office:value="3.585" table:style-name="ce2">
            <text:p>3.585</text:p>
          </table:table-cell>
          <table:table-cell office:value-type="float" office:value="59" table:style-name="ce2">
            <text:p>59</text:p>
          </table:table-cell>
          <table:table-cell office:value-type="float" office:value="17" table:style-name="ce2">
            <text:p>17</text:p>
          </table:table-cell>
          <table:table-cell office:value-type="float" office:value="3.1228000000000002" table:formula="of:=SUM([.B41];[.E41];[.H41];[.K41];[.N41])/COUNT([.B41];[.E41];[.H41];[.K41];[.N41])" table:style-name="ce2">
            <text:p>3.1228</text:p>
          </table:table-cell>
          <table:table-cell office:value-type="string" table:style-name="ce2">
            <text:p>(17</text:p>
          </table:table-cell>
          <table:table-cell office:value-type="float" office:value="3.1228000000000002E-3" table:formula="of:=[.Q41]/1000" table:style-name="ce2">
            <text:p>0.0031228</text:p>
          </table:table-cell>
          <table:table-cell table:number-columns-repeated="16365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5.2350000000000003" table:style-name="ce2">
            <text:p>5.235</text:p>
          </table:table-cell>
          <table:table-cell office:value-type="float" office:value="99" table:style-name="ce2">
            <text:p>99</text:p>
          </table:table-cell>
          <table:table-cell office:value-type="float" office:value="18" table:style-name="ce2">
            <text:p>18</text:p>
          </table:table-cell>
          <table:table-cell office:value-type="float" office:value="8.1820000000000004" table:style-name="ce2">
            <text:p>8.182</text:p>
          </table:table-cell>
          <table:table-cell office:value-type="float" office:value="172" table:style-name="ce2">
            <text:p>172</text:p>
          </table:table-cell>
          <table:table-cell office:value-type="float" office:value="18" table:style-name="ce2">
            <text:p>18</text:p>
          </table:table-cell>
          <table:table-cell office:value-type="float" office:value="4.4189999999999996" table:style-name="ce2">
            <text:p>4.419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73" table:style-name="ce2">
            <text:p>73</text:p>
          </table:table-cell>
          <table:table-cell office:value-type="float" office:value="18" table:style-name="ce2">
            <text:p>18</text:p>
          </table:table-cell>
          <table:table-cell office:value-type="float" office:value="5.75" table:style-name="ce2">
            <text:p>5.75</text:p>
          </table:table-cell>
          <table:table-cell office:value-type="float" office:value="88" table:style-name="ce2">
            <text:p>88</text:p>
          </table:table-cell>
          <table:table-cell office:value-type="float" office:value="18" table:style-name="ce2">
            <text:p>18</text:p>
          </table:table-cell>
          <table:table-cell office:value-type="float" office:value="5.3172000000000006" table:formula="of:=SUM([.B42];[.E42];[.H42];[.K42];[.N42])/COUNT([.B42];[.E42];[.H42];[.K42];[.N42])" table:style-name="ce2">
            <text:p>5.3172</text:p>
          </table:table-cell>
          <table:table-cell office:value-type="string" table:style-name="ce2">
            <text:p>(18</text:p>
          </table:table-cell>
          <table:table-cell office:value-type="float" office:value="5.3172000000000002E-3" table:formula="of:=[.Q42]/1000" table:style-name="ce2">
            <text:p>0.0053172</text:p>
          </table:table-cell>
          <table:table-cell table:number-columns-repeated="16365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.9169999999999998" table:style-name="ce2">
            <text:p>9.917</text:p>
          </table:table-cell>
          <table:table-cell office:value-type="float" office:value="106" table:style-name="ce2">
            <text:p>106</text:p>
          </table:table-cell>
          <table:table-cell office:value-type="float" office:value="19" table:style-name="ce2">
            <text:p>19</text:p>
          </table:table-cell>
          <table:table-cell office:value-type="float" office:value="31.452999999999999" table:style-name="ce2">
            <text:p>31.453</text:p>
          </table:table-cell>
          <table:table-cell office:value-type="float" office:value="726" table:style-name="ce2">
            <text:p>726</text:p>
          </table:table-cell>
          <table:table-cell office:value-type="float" office:value="19" table:style-name="ce2">
            <text:p>19</text:p>
          </table:table-cell>
          <table:table-cell office:value-type="float" office:value="4.8310000000000004" table:style-name="ce2">
            <text:p>4.831</text:p>
          </table:table-cell>
          <table:table-cell office:value-type="float" office:value="47" table:style-name="ce2">
            <text:p>47</text:p>
          </table:table-cell>
          <table:table-cell office:value-type="float" office:value="19" table:style-name="ce2">
            <text:p>19</text:p>
          </table:table-cell>
          <table:table-cell office:value-type="float" office:value="3.286" table:style-name="ce2">
            <text:p>3.28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3.5739999999999998" table:style-name="ce2">
            <text:p>3.57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10.6122" table:formula="of:=SUM([.B43];[.E43];[.H43];[.K43];[.N43])/COUNT([.B43];[.E43];[.H43];[.K43];[.N43])" table:style-name="ce2">
            <text:p>10.6122</text:p>
          </table:table-cell>
          <table:table-cell office:value-type="string" table:style-name="ce2">
            <text:p>(19</text:p>
          </table:table-cell>
          <table:table-cell office:value-type="float" office:value="1.06122E-2" table:formula="of:=[.Q43]/1000" table:style-name="ce2">
            <text:p>0.0106122</text:p>
          </table:table-cell>
          <table:table-cell table:number-columns-repeated="16365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.0659999999999998" table:style-name="ce2">
            <text:p>5.066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2.8860000000000001" table:style-name="ce2">
            <text:p>2.886</text:p>
          </table:table-cell>
          <table:table-cell office:value-type="float" office:value="46" table:style-name="ce2">
            <text:p>46</text:p>
          </table:table-cell>
          <table:table-cell office:value-type="float" office:value="20" table:style-name="ce2">
            <text:p>20</text:p>
          </table:table-cell>
          <table:table-cell office:value-type="float" office:value="5.8789999999999996" table:style-name="ce2">
            <text:p>5.879</text:p>
          </table:table-cell>
          <table:table-cell office:value-type="float" office:value="76" table:style-name="ce2">
            <text:p>76</text:p>
          </table:table-cell>
          <table:table-cell office:value-type="float" office:value="20" table:style-name="ce2">
            <text:p>20</text:p>
          </table:table-cell>
          <table:table-cell office:value-type="float" office:value="9.6739999999999995" table:style-name="ce2">
            <text:p>9.674</text:p>
          </table:table-cell>
          <table:table-cell office:value-type="float" office:value="145" table:style-name="ce2">
            <text:p>145</text:p>
          </table:table-cell>
          <table:table-cell office:value-type="float" office:value="20" table:style-name="ce2">
            <text:p>20</text:p>
          </table:table-cell>
          <table:table-cell office:value-type="float" office:value="8.0079999999999991" table:style-name="ce2">
            <text:p>8.008</text:p>
          </table:table-cell>
          <table:table-cell office:value-type="float" office:value="118" table:style-name="ce2">
            <text:p>118</text:p>
          </table:table-cell>
          <table:table-cell office:value-type="float" office:value="20" table:style-name="ce2">
            <text:p>20</text:p>
          </table:table-cell>
          <table:table-cell office:value-type="float" office:value="6.3026" table:formula="of:=SUM([.B44];[.E44];[.H44];[.K44];[.N44])/COUNT([.B44];[.E44];[.H44];[.K44];[.N44])" table:style-name="ce2">
            <text:p>6.3026</text:p>
          </table:table-cell>
          <table:table-cell office:value-type="string" table:style-name="ce2">
            <text:p>(20</text:p>
          </table:table-cell>
          <table:table-cell office:value-type="float" office:value="6.3026000000000002E-3" table:formula="of:=[.Q44]/1000" table:style-name="ce2">
            <text:p>0.0063026</text:p>
          </table:table-cell>
          <table:table-cell table:number-columns-repeated="16365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.0449999999999999" table:style-name="ce2">
            <text:p>2.045</text:p>
          </table:table-cell>
          <table:table-cell office:value-type="float" office:value="39" table:style-name="ce2">
            <text:p>39</text:p>
          </table:table-cell>
          <table:table-cell office:value-type="float" office:value="21" table:style-name="ce2">
            <text:p>21</text:p>
          </table:table-cell>
          <table:table-cell office:value-type="float" office:value="3.835" table:style-name="ce2">
            <text:p>3.835</text:p>
          </table:table-cell>
          <table:table-cell office:value-type="float" office:value="110" table:style-name="ce2">
            <text:p>110</text:p>
          </table:table-cell>
          <table:table-cell office:value-type="float" office:value="21" table:style-name="ce2">
            <text:p>21</text:p>
          </table:table-cell>
          <table:table-cell office:value-type="float" office:value="3.355" table:style-name="ce2">
            <text:p>3.355</text:p>
          </table:table-cell>
          <table:table-cell office:value-type="float" office:value="99" table:style-name="ce2">
            <text:p>99</text:p>
          </table:table-cell>
          <table:table-cell office:value-type="float" office:value="21" table:style-name="ce2">
            <text:p>21</text:p>
          </table:table-cell>
          <table:table-cell office:value-type="float" office:value="5.6790000000000003" table:style-name="ce2">
            <text:p>5.679</text:p>
          </table:table-cell>
          <table:table-cell office:value-type="float" office:value="127" table:style-name="ce2">
            <text:p>127</text:p>
          </table:table-cell>
          <table:table-cell office:value-type="float" office:value="21" table:style-name="ce2">
            <text:p>21</text:p>
          </table:table-cell>
          <table:table-cell office:value-type="float" office:value="1.6919999999999999" table:style-name="ce2">
            <text:p>1.69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3.3211999999999997" table:formula="of:=SUM([.B45];[.E45];[.H45];[.K45];[.N45])/COUNT([.B45];[.E45];[.H45];[.K45];[.N45])" table:style-name="ce2">
            <text:p>3.3212</text:p>
          </table:table-cell>
          <table:table-cell office:value-type="string" table:style-name="ce2">
            <text:p>(21</text:p>
          </table:table-cell>
          <table:table-cell office:value-type="float" office:value="3.3211999999999998E-3" table:formula="of:=[.Q45]/1000" table:style-name="ce2">
            <text:p>0.0033212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9.7" table:style-name="ce2">
            <text:p>19.7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14.778" table:style-name="ce2">
            <text:p>14.778</text:p>
          </table:table-cell>
          <table:table-cell office:value-type="float" office:value="516" table:style-name="ce2">
            <text:p>516</text:p>
          </table:table-cell>
          <table:table-cell office:value-type="float" office:value="22" table:style-name="ce2">
            <text:p>22</text:p>
          </table:table-cell>
          <table:table-cell office:value-type="float" office:value="5.8079999999999998" table:style-name="ce2">
            <text:p>5.808</text:p>
          </table:table-cell>
          <table:table-cell office:value-type="float" office:value="169" table:style-name="ce2">
            <text:p>169</text:p>
          </table:table-cell>
          <table:table-cell office:value-type="float" office:value="22" table:style-name="ce2">
            <text:p>22</text:p>
          </table:table-cell>
          <table:table-cell office:value-type="float" office:value="21.289000000000001" table:style-name="ce2">
            <text:p>21.289</text:p>
          </table:table-cell>
          <table:table-cell office:value-type="float" office:value="97" table:style-name="ce2">
            <text:p>97</text:p>
          </table:table-cell>
          <table:table-cell office:value-type="float" office:value="22" table:style-name="ce2">
            <text:p>22</text:p>
          </table:table-cell>
          <table:table-cell office:value-type="float" office:value="6.5910000000000002" table:style-name="ce2">
            <text:p>6.591</text:p>
          </table:table-cell>
          <table:table-cell office:value-type="float" office:value="170" table:style-name="ce2">
            <text:p>170</text:p>
          </table:table-cell>
          <table:table-cell office:value-type="float" office:value="22" table:style-name="ce2">
            <text:p>22</text:p>
          </table:table-cell>
          <table:table-cell office:value-type="float" office:value="13.633199999999999" table:formula="of:=SUM([.B46];[.E46];[.H46];[.K46];[.N46])/COUNT([.B46];[.E46];[.H46];[.K46];[.N46])" table:style-name="ce2">
            <text:p>13.6332</text:p>
          </table:table-cell>
          <table:table-cell office:value-type="string" table:style-name="ce2">
            <text:p>(22</text:p>
          </table:table-cell>
          <table:table-cell office:value-type="float" office:value="1.3633199999999998E-2" table:formula="of:=[.Q46]/1000" table:style-name="ce2">
            <text:p>0.0136332</text:p>
          </table:table-cell>
          <table:table-cell table:number-columns-repeated="16365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.2280000000000002" table:style-name="ce2">
            <text:p>2.228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float" office:value="3.0489999999999999" table:style-name="ce2">
            <text:p>3.049</text:p>
          </table:table-cell>
          <table:table-cell office:value-type="float" office:value="56" table:style-name="ce2">
            <text:p>56</text:p>
          </table:table-cell>
          <table:table-cell office:value-type="float" office:value="23" table:style-name="ce2">
            <text:p>23</text:p>
          </table:table-cell>
          <table:table-cell office:value-type="float" office:value="0.51300000000000001" table:style-name="ce2">
            <text:p>0.5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2.992" table:style-name="ce2">
            <text:p>2.992</text:p>
          </table:table-cell>
          <table:table-cell office:value-type="float" office:value="49" table:style-name="ce2">
            <text:p>49</text:p>
          </table:table-cell>
          <table:table-cell office:value-type="float" office:value="23" table:style-name="ce2">
            <text:p>23</text:p>
          </table:table-cell>
          <table:table-cell office:value-type="float" office:value="1.5229999999999999" table:style-name="ce2">
            <text:p>1.523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2.0609999999999999" table:formula="of:=SUM([.B47];[.E47];[.H47];[.K47];[.N47])/COUNT([.B47];[.E47];[.H47];[.K47];[.N47])" table:style-name="ce2">
            <text:p>2.061</text:p>
          </table:table-cell>
          <table:table-cell office:value-type="string" table:style-name="ce2">
            <text:p>(23</text:p>
          </table:table-cell>
          <table:table-cell office:value-type="float" office:value="2.0609999999999999E-3" table:formula="of:=[.Q47]/1000" table:style-name="ce2">
            <text:p>0.002061</text:p>
          </table:table-cell>
          <table:table-cell table:number-columns-repeated="16365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.875" table:style-name="ce2">
            <text:p>4.875</text:p>
          </table:table-cell>
          <table:table-cell office:value-type="float" office:value="94" table:style-name="ce2">
            <text:p>94</text:p>
          </table:table-cell>
          <table:table-cell office:value-type="float" office:value="24" table:style-name="ce2">
            <text:p>24</text:p>
          </table:table-cell>
          <table:table-cell office:value-type="float" office:value="3.4670000000000001" table:style-name="ce2">
            <text:p>3.467</text:p>
          </table:table-cell>
          <table:table-cell office:value-type="float" office:value="59" table:style-name="ce2">
            <text:p>59</text:p>
          </table:table-cell>
          <table:table-cell office:value-type="float" office:value="24" table:style-name="ce2">
            <text:p>24</text:p>
          </table:table-cell>
          <table:table-cell office:value-type="float" office:value="4.4690000000000003" table:style-name="ce2">
            <text:p>4.469</text:p>
          </table:table-cell>
          <table:table-cell office:value-type="float" office:value="86" table:style-name="ce2">
            <text:p>86</text:p>
          </table:table-cell>
          <table:table-cell office:value-type="float" office:value="24" table:style-name="ce2">
            <text:p>24</text:p>
          </table:table-cell>
          <table:table-cell office:value-type="float" office:value="1.2310000000000001" table:style-name="ce2">
            <text:p>1.231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2.1240000000000001" table:style-name="ce2">
            <text:p>2.124</text:p>
          </table:table-cell>
          <table:table-cell office:value-type="float" office:value="51" table:style-name="ce2">
            <text:p>51</text:p>
          </table:table-cell>
          <table:table-cell office:value-type="float" office:value="24" table:style-name="ce2">
            <text:p>24</text:p>
          </table:table-cell>
          <table:table-cell office:value-type="float" office:value="3.2332000000000001" table:formula="of:=SUM([.B48];[.E48];[.H48];[.K48];[.N48])/COUNT([.B48];[.E48];[.H48];[.K48];[.N48])" table:style-name="ce2">
            <text:p>3.2332</text:p>
          </table:table-cell>
          <table:table-cell office:value-type="string" table:style-name="ce2">
            <text:p>(24</text:p>
          </table:table-cell>
          <table:table-cell office:value-type="float" office:value="3.2331999999999999E-3" table:formula="of:=[.Q48]/1000" table:style-name="ce2">
            <text:p>0.0032332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5.231000000000002" table:style-name="ce2">
            <text:p>35.231</text:p>
          </table:table-cell>
          <table:table-cell office:value-type="float" office:value="425" table:style-name="ce2">
            <text:p>425</text:p>
          </table:table-cell>
          <table:table-cell office:value-type="float" office:value="25" table:style-name="ce2">
            <text:p>25</text:p>
          </table:table-cell>
          <table:table-cell office:value-type="float" office:value="10.978999999999999" table:style-name="ce2">
            <text:p>10.979</text:p>
          </table:table-cell>
          <table:table-cell office:value-type="float" office:value="126" table:style-name="ce2">
            <text:p>126</text:p>
          </table:table-cell>
          <table:table-cell office:value-type="float" office:value="25" table:style-name="ce2">
            <text:p>25</text:p>
          </table:table-cell>
          <table:table-cell office:value-type="float" office:value="22.882000000000001" table:style-name="ce2">
            <text:p>22.882</text:p>
          </table:table-cell>
          <table:table-cell office:value-type="float" office:value="230" table:style-name="ce2">
            <text:p>230</text:p>
          </table:table-cell>
          <table:table-cell office:value-type="float" office:value="25" table:style-name="ce2">
            <text:p>25</text:p>
          </table:table-cell>
          <table:table-cell office:value-type="float" office:value="12.31" table:style-name="ce2">
            <text:p>12.31</text:p>
          </table:table-cell>
          <table:table-cell office:value-type="float" office:value="162" table:style-name="ce2">
            <text:p>162</text:p>
          </table:table-cell>
          <table:table-cell office:value-type="float" office:value="25" table:style-name="ce2">
            <text:p>25</text:p>
          </table:table-cell>
          <table:table-cell office:value-type="float" office:value="6.2270000000000003" table:style-name="ce2">
            <text:p>6.227</text:p>
          </table:table-cell>
          <table:table-cell office:value-type="float" office:value="79" table:style-name="ce2">
            <text:p>79</text:p>
          </table:table-cell>
          <table:table-cell office:value-type="float" office:value="25" table:style-name="ce2">
            <text:p>25</text:p>
          </table:table-cell>
          <table:table-cell office:value-type="float" office:value="17.5258" table:formula="of:=SUM([.B49];[.E49];[.H49];[.K49];[.N49])/COUNT([.B49];[.E49];[.H49];[.K49];[.N49])" table:style-name="ce2">
            <text:p>17.5258</text:p>
          </table:table-cell>
          <table:table-cell office:value-type="string" table:style-name="ce2">
            <text:p>(25</text:p>
          </table:table-cell>
          <table:table-cell office:value-type="float" office:value="1.7525800000000001E-2" table:formula="of:=[.Q49]/1000" table:style-name="ce2">
            <text:p>0.0175258</text:p>
          </table:table-cell>
          <table:table-cell table:number-columns-repeated="16365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7.8380000000000001" table:style-name="ce2">
            <text:p>7.838</text:p>
          </table:table-cell>
          <table:table-cell office:value-type="float" office:value="107" table:style-name="ce2">
            <text:p>107</text:p>
          </table:table-cell>
          <table:table-cell office:value-type="float" office:value="26" table:style-name="ce2">
            <text:p>26</text:p>
          </table:table-cell>
          <table:table-cell office:value-type="float" office:value="20.853000000000002" table:style-name="ce2">
            <text:p>20.853</text:p>
          </table:table-cell>
          <table:table-cell office:value-type="float" office:value="269" table:style-name="ce2">
            <text:p>269</text:p>
          </table:table-cell>
          <table:table-cell office:value-type="float" office:value="26" table:style-name="ce2">
            <text:p>26</text:p>
          </table:table-cell>
          <table:table-cell office:value-type="float" office:value="26.231000000000002" table:style-name="ce2">
            <text:p>26.231</text:p>
          </table:table-cell>
          <table:table-cell office:value-type="float" office:value="400" table:style-name="ce2">
            <text:p>400</text:p>
          </table:table-cell>
          <table:table-cell office:value-type="float" office:value="26" table:style-name="ce2">
            <text:p>26</text:p>
          </table:table-cell>
          <table:table-cell office:value-type="float" office:value="25.253" table:style-name="ce2">
            <text:p>25.253</text:p>
          </table:table-cell>
          <table:table-cell office:value-type="float" office:value="354" table:style-name="ce2">
            <text:p>354</text:p>
          </table:table-cell>
          <table:table-cell office:value-type="float" office:value="26" table:style-name="ce2">
            <text:p>26</text:p>
          </table:table-cell>
          <table:table-cell office:value-type="float" office:value="5.6550000000000002" table:style-name="ce2">
            <text:p>5.655</text:p>
          </table:table-cell>
          <table:table-cell office:value-type="float" office:value="96" table:style-name="ce2">
            <text:p>96</text:p>
          </table:table-cell>
          <table:table-cell office:value-type="float" office:value="26" table:style-name="ce2">
            <text:p>26</text:p>
          </table:table-cell>
          <table:table-cell office:value-type="float" office:value="17.166000000000004" table:formula="of:=SUM([.B50];[.E50];[.H50];[.K50];[.N50])/COUNT([.B50];[.E50];[.H50];[.K50];[.N50])" table:style-name="ce2">
            <text:p>17.166</text:p>
          </table:table-cell>
          <table:table-cell office:value-type="string" table:style-name="ce2">
            <text:p>(26</text:p>
          </table:table-cell>
          <table:table-cell office:value-type="float" office:value="1.7166000000000004E-2" table:formula="of:=[.Q50]/1000" table:style-name="ce2">
            <text:p>0.017166</text:p>
          </table:table-cell>
          <table:table-cell table:number-columns-repeated="16365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45.96" table:style-name="ce2">
            <text:p>45.96</text:p>
          </table:table-cell>
          <table:table-cell office:value-type="float" office:value="372" table:style-name="ce2">
            <text:p>372</text:p>
          </table:table-cell>
          <table:table-cell office:value-type="float" office:value="27" table:style-name="ce2">
            <text:p>27</text:p>
          </table:table-cell>
          <table:table-cell office:value-type="float" office:value="27.744" table:style-name="ce2">
            <text:p>27.744</text:p>
          </table:table-cell>
          <table:table-cell office:value-type="float" office:value="214" table:style-name="ce2">
            <text:p>214</text:p>
          </table:table-cell>
          <table:table-cell office:value-type="float" office:value="27" table:style-name="ce2">
            <text:p>27</text:p>
          </table:table-cell>
          <table:table-cell office:value-type="float" office:value="28.882000000000001" table:style-name="ce2">
            <text:p>28.882</text:p>
          </table:table-cell>
          <table:table-cell office:value-type="float" office:value="209" table:style-name="ce2">
            <text:p>209</text:p>
          </table:table-cell>
          <table:table-cell office:value-type="float" office:value="27" table:style-name="ce2">
            <text:p>27</text:p>
          </table:table-cell>
          <table:table-cell office:value-type="float" office:value="11.548999999999999" table:style-name="ce2">
            <text:p>11.549</text:p>
          </table:table-cell>
          <table:table-cell office:value-type="float" office:value="89" table:style-name="ce2">
            <text:p>89</text:p>
          </table:table-cell>
          <table:table-cell office:value-type="float" office:value="27" table:style-name="ce2">
            <text:p>27</text:p>
          </table:table-cell>
          <table:table-cell office:value-type="float" office:value="22.42" table:style-name="ce2">
            <text:p>22.42</text:p>
          </table:table-cell>
          <table:table-cell office:value-type="float" office:value="176" table:style-name="ce2">
            <text:p>176</text:p>
          </table:table-cell>
          <table:table-cell office:value-type="float" office:value="27" table:style-name="ce2">
            <text:p>27</text:p>
          </table:table-cell>
          <table:table-cell office:value-type="float" office:value="27.311" table:formula="of:=SUM([.B51];[.E51];[.H51];[.K51];[.N51])/COUNT([.B51];[.E51];[.H51];[.K51];[.N51])" table:style-name="ce2">
            <text:p>27.311</text:p>
          </table:table-cell>
          <table:table-cell office:value-type="string" table:style-name="ce2">
            <text:p>(27</text:p>
          </table:table-cell>
          <table:table-cell office:value-type="float" office:value="2.7310999999999998E-2" table:formula="of:=[.Q51]/1000" table:style-name="ce2">
            <text:p>0.027311</text:p>
          </table:table-cell>
          <table:table-cell table:number-columns-repeated="16365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2.32" table:style-name="ce2">
            <text:p>42.32</text:p>
          </table:table-cell>
          <table:table-cell office:value-type="float" office:value="310" table:style-name="ce2">
            <text:p>310</text:p>
          </table:table-cell>
          <table:table-cell office:value-type="float" office:value="28" table:style-name="ce2">
            <text:p>28</text:p>
          </table:table-cell>
          <table:table-cell office:value-type="float" office:value="41.866" table:style-name="ce2">
            <text:p>41.866</text:p>
          </table:table-cell>
          <table:table-cell office:value-type="float" office:value="393" table:style-name="ce2">
            <text:p>393</text:p>
          </table:table-cell>
          <table:table-cell office:value-type="float" office:value="28" table:style-name="ce2">
            <text:p>28</text:p>
          </table:table-cell>
          <table:table-cell office:value-type="float" office:value="35.302" table:style-name="ce2">
            <text:p>35.302</text:p>
          </table:table-cell>
          <table:table-cell office:value-type="float" office:value="223" table:style-name="ce2">
            <text:p>223</text:p>
          </table:table-cell>
          <table:table-cell office:value-type="float" office:value="28" table:style-name="ce2">
            <text:p>28</text:p>
          </table:table-cell>
          <table:table-cell office:value-type="float" office:value="40.642000000000003" table:style-name="ce2">
            <text:p>40.642</text:p>
          </table:table-cell>
          <table:table-cell office:value-type="float" office:value="413" table:style-name="ce2">
            <text:p>413</text:p>
          </table:table-cell>
          <table:table-cell office:value-type="float" office:value="28" table:style-name="ce2">
            <text:p>28</text:p>
          </table:table-cell>
          <table:table-cell office:value-type="float" office:value="27.548999999999999" table:style-name="ce2">
            <text:p>27.549</text:p>
          </table:table-cell>
          <table:table-cell office:value-type="float" office:value="196" table:style-name="ce2">
            <text:p>196</text:p>
          </table:table-cell>
          <table:table-cell office:value-type="float" office:value="28" table:style-name="ce2">
            <text:p>28</text:p>
          </table:table-cell>
          <table:table-cell office:value-type="float" office:value="37.535800000000002" table:formula="of:=SUM([.B52];[.E52];[.H52];[.K52];[.N52])/COUNT([.B52];[.E52];[.H52];[.K52];[.N52])" table:style-name="ce2">
            <text:p>37.5358</text:p>
          </table:table-cell>
          <table:table-cell office:value-type="string" table:style-name="ce2">
            <text:p>(28</text:p>
          </table:table-cell>
          <table:table-cell office:value-type="float" office:value="3.7535800000000001E-2" table:formula="of:=[.Q52]/1000" table:style-name="ce2">
            <text:p>0.0375358</text:p>
          </table:table-cell>
          <table:table-cell table:number-columns-repeated="16365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9.1509999999999998" table:style-name="ce2">
            <text:p>9.151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17.439" table:style-name="ce2">
            <text:p>17.439</text:p>
          </table:table-cell>
          <table:table-cell office:value-type="float" office:value="88" table:style-name="ce2">
            <text:p>88</text:p>
          </table:table-cell>
          <table:table-cell office:value-type="float" office:value="29" table:style-name="ce2">
            <text:p>29</text:p>
          </table:table-cell>
          <table:table-cell office:value-type="float" office:value="56.991" table:style-name="ce2">
            <text:p>56.991</text:p>
          </table:table-cell>
          <table:table-cell office:value-type="float" office:value="297" table:style-name="ce2">
            <text:p>297</text:p>
          </table:table-cell>
          <table:table-cell office:value-type="float" office:value="29" table:style-name="ce2">
            <text:p>29</text:p>
          </table:table-cell>
          <table:table-cell office:value-type="float" office:value="35.350999999999999" table:style-name="ce2">
            <text:p>35.351</text:p>
          </table:table-cell>
          <table:table-cell office:value-type="float" office:value="226" table:style-name="ce2">
            <text:p>226</text:p>
          </table:table-cell>
          <table:table-cell office:value-type="float" office:value="29" table:style-name="ce2">
            <text:p>29</text:p>
          </table:table-cell>
          <table:table-cell office:value-type="float" office:value="27.896999999999998" table:style-name="ce2">
            <text:p>27.897</text:p>
          </table:table-cell>
          <table:table-cell office:value-type="float" office:value="176" table:style-name="ce2">
            <text:p>176</text:p>
          </table:table-cell>
          <table:table-cell office:value-type="float" office:value="29" table:style-name="ce2">
            <text:p>29</text:p>
          </table:table-cell>
          <table:table-cell office:value-type="float" office:value="29.3658" table:formula="of:=SUM([.B53];[.E53];[.H53];[.K53];[.N53])/COUNT([.B53];[.E53];[.H53];[.K53];[.N53])" table:style-name="ce2">
            <text:p>29.3658</text:p>
          </table:table-cell>
          <table:table-cell office:value-type="string" table:style-name="ce2">
            <text:p>(29</text:p>
          </table:table-cell>
          <table:table-cell office:value-type="float" office:value="2.9365800000000001E-2" table:formula="of:=[.Q53]/1000" table:style-name="ce2">
            <text:p>0.0293658</text:p>
          </table:table-cell>
          <table:table-cell table:number-columns-repeated="16365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6.736999999999998" table:style-name="ce2">
            <text:p>16.737</text:p>
          </table:table-cell>
          <table:table-cell office:value-type="float" office:value="105" table:style-name="ce2">
            <text:p>105</text:p>
          </table:table-cell>
          <table:table-cell office:value-type="float" office:value="30" table:style-name="ce2">
            <text:p>30</text:p>
          </table:table-cell>
          <table:table-cell office:value-type="float" office:value="81.927000000000007" table:style-name="ce2">
            <text:p>81.927</text:p>
          </table:table-cell>
          <table:table-cell office:value-type="float" office:value="598" table:style-name="ce2">
            <text:p>598</text:p>
          </table:table-cell>
          <table:table-cell office:value-type="float" office:value="30" table:style-name="ce2">
            <text:p>30</text:p>
          </table:table-cell>
          <table:table-cell office:value-type="float" office:value="22.263000000000002" table:style-name="ce2">
            <text:p>22.263</text:p>
          </table:table-cell>
          <table:table-cell office:value-type="float" office:value="174" table:style-name="ce2">
            <text:p>174</text:p>
          </table:table-cell>
          <table:table-cell office:value-type="float" office:value="30" table:style-name="ce2">
            <text:p>30</text:p>
          </table:table-cell>
          <table:table-cell office:value-type="float" office:value="6.4390000000000001" table:style-name="ce2">
            <text:p>6.439</text:p>
          </table:table-cell>
          <table:table-cell office:value-type="float" office:value="74" table:style-name="ce2">
            <text:p>74</text:p>
          </table:table-cell>
          <table:table-cell office:value-type="float" office:value="30" table:style-name="ce2">
            <text:p>30</text:p>
          </table:table-cell>
          <table:table-cell office:value-type="float" office:value="15.988" table:style-name="ce2">
            <text:p>15.988</text:p>
          </table:table-cell>
          <table:table-cell office:value-type="float" office:value="127" table:style-name="ce2">
            <text:p>127</text:p>
          </table:table-cell>
          <table:table-cell office:value-type="float" office:value="30" table:style-name="ce2">
            <text:p>30</text:p>
          </table:table-cell>
          <table:table-cell office:value-type="float" office:value="28.670800000000003" table:formula="of:=SUM([.B54];[.E54];[.H54];[.K54];[.N54])/COUNT([.B54];[.E54];[.H54];[.K54];[.N54])" table:style-name="ce2">
            <text:p>28.6708</text:p>
          </table:table-cell>
          <table:table-cell office:value-type="string" table:style-name="ce2">
            <text:p>(30</text:p>
          </table:table-cell>
          <table:table-cell office:value-type="float" office:value="2.8670800000000003E-2" table:formula="of:=[.Q54]/1000" table:style-name="ce2">
            <text:p>0.0286708</text:p>
          </table:table-cell>
          <table:table-cell table:number-columns-repeated="16365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0.76600000000000001" table:style-name="ce2">
            <text:p>0.7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" table:style-name="ce2">
            <text:p>0.67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6600000000000004" table:style-name="ce2">
            <text:p>0.66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26" table:style-name="ce2">
            <text:p>0.626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4900000000000002" table:style-name="ce2">
            <text:p>0.649</text:p>
          </table:table-cell>
          <table:table-cell office:value-type="float" office:value="43" table:style-name="ce2">
            <text:p>43</text:p>
          </table:table-cell>
          <table:table-cell office:value-type="float" office:value="31" table:style-name="ce2">
            <text:p>31</text:p>
          </table:table-cell>
          <table:table-cell office:value-type="float" office:value="0.6754" table:formula="of:=SUM([.B55];[.E55];[.H55];[.K55];[.N55])/COUNT([.B55];[.E55];[.H55];[.K55];[.N55])" table:style-name="ce2">
            <text:p>0.6754</text:p>
          </table:table-cell>
          <table:table-cell office:value-type="string" table:style-name="ce2">
            <text:p>(31</text:p>
          </table:table-cell>
          <table:table-cell office:value-type="float" office:value="6.7540000000000005E-4" table:formula="of:=[.Q55]/1000" table:style-name="ce2">
            <text:p>0.0006754</text:p>
          </table:table-cell>
          <table:table-cell table:number-columns-repeated="16365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.5669999999999999" table:style-name="ce2">
            <text:p>1.567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1.109" table:style-name="ce2">
            <text:p>1.109</text:p>
          </table:table-cell>
          <table:table-cell office:value-type="float" office:value="54" table:style-name="ce2">
            <text:p>54</text:p>
          </table:table-cell>
          <table:table-cell office:value-type="float" office:value="32" table:style-name="ce2">
            <text:p>32</text:p>
          </table:table-cell>
          <table:table-cell office:value-type="float" office:value="1.0640000000000001" table:style-name="ce2">
            <text:p>1.064</text:p>
          </table:table-cell>
          <table:table-cell office:value-type="float" office:value="53" table:style-name="ce2">
            <text:p>53</text:p>
          </table:table-cell>
          <table:table-cell office:value-type="float" office:value="32" table:style-name="ce2">
            <text:p>32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3240000000000001" table:style-name="ce2">
            <text:p>1.324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1.2698" table:formula="of:=SUM([.B56];[.E56];[.H56];[.K56];[.N56])/COUNT([.B56];[.E56];[.H56];[.K56];[.N56])" table:style-name="ce2">
            <text:p>1.2698</text:p>
          </table:table-cell>
          <table:table-cell office:value-type="string" table:style-name="ce2">
            <text:p>(32</text:p>
          </table:table-cell>
          <table:table-cell office:value-type="float" office:value="1.2698E-3" table:formula="of:=[.Q56]/1000" table:style-name="ce2">
            <text:p>0.0012698</text:p>
          </table:table-cell>
          <table:table-cell table:number-columns-repeated="16365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302" table:style-name="ce2">
            <text:p>21.302</text:p>
          </table:table-cell>
          <table:table-cell office:value-type="float" office:value="140" table:style-name="ce2">
            <text:p>140</text:p>
          </table:table-cell>
          <table:table-cell office:value-type="float" office:value="33" table:style-name="ce2">
            <text:p>33</text:p>
          </table:table-cell>
          <table:table-cell office:value-type="float" office:value="55.426000000000002" table:style-name="ce2">
            <text:p>55.426</text:p>
          </table:table-cell>
          <table:table-cell office:value-type="float" office:value="599" table:style-name="ce2">
            <text:p>599</text:p>
          </table:table-cell>
          <table:table-cell office:value-type="float" office:value="33" table:style-name="ce2">
            <text:p>33</text:p>
          </table:table-cell>
          <table:table-cell office:value-type="float" office:value="23.922999999999998" table:style-name="ce2">
            <text:p>23.923</text:p>
          </table:table-cell>
          <table:table-cell office:value-type="float" office:value="294" table:style-name="ce2">
            <text:p>294</text:p>
          </table:table-cell>
          <table:table-cell office:value-type="float" office:value="33" table:style-name="ce2">
            <text:p>33</text:p>
          </table:table-cell>
          <table:table-cell office:value-type="float" office:value="24.736999999999998" table:style-name="ce2">
            <text:p>24.737</text:p>
          </table:table-cell>
          <table:table-cell office:value-type="float" office:value="261" table:style-name="ce2">
            <text:p>261</text:p>
          </table:table-cell>
          <table:table-cell office:value-type="float" office:value="33" table:style-name="ce2">
            <text:p>33</text:p>
          </table:table-cell>
          <table:table-cell office:value-type="float" office:value="52.97" table:style-name="ce2">
            <text:p>52.97</text:p>
          </table:table-cell>
          <table:table-cell office:value-type="float" office:value="493" table:style-name="ce2">
            <text:p>493</text:p>
          </table:table-cell>
          <table:table-cell office:value-type="float" office:value="33" table:style-name="ce2">
            <text:p>33</text:p>
          </table:table-cell>
          <table:table-cell office:value-type="float" office:value="35.671599999999998" table:formula="of:=SUM([.B57];[.E57];[.H57];[.K57];[.N57])/COUNT([.B57];[.E57];[.H57];[.K57];[.N57])" table:style-name="ce2">
            <text:p>35.6716</text:p>
          </table:table-cell>
          <table:table-cell office:value-type="string" table:style-name="ce2">
            <text:p>(33</text:p>
          </table:table-cell>
          <table:table-cell office:value-type="float" office:value="3.5671599999999998E-2" table:formula="of:=[.Q57]/1000" table:style-name="ce2">
            <text:p>0.0356716</text:p>
          </table:table-cell>
          <table:table-cell table:number-columns-repeated="16365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6.597000000000001" table:style-name="ce2">
            <text:p>16.597</text:p>
          </table:table-cell>
          <table:table-cell office:value-type="float" office:value="86" table:style-name="ce2">
            <text:p>86</text:p>
          </table:table-cell>
          <table:table-cell office:value-type="float" office:value="34" table:style-name="ce2">
            <text:p>34</text:p>
          </table:table-cell>
          <table:table-cell office:value-type="float" office:value="20.533000000000001" table:style-name="ce2">
            <text:p>20.533</text:p>
          </table:table-cell>
          <table:table-cell office:value-type="float" office:value="180" table:style-name="ce2">
            <text:p>180</text:p>
          </table:table-cell>
          <table:table-cell office:value-type="float" office:value="34" table:style-name="ce2">
            <text:p>34</text:p>
          </table:table-cell>
          <table:table-cell office:value-type="float" office:value="39.216999999999999" table:style-name="ce2">
            <text:p>39.217</text:p>
          </table:table-cell>
          <table:table-cell office:value-type="float" office:value="438" table:style-name="ce2">
            <text:p>438</text:p>
          </table:table-cell>
          <table:table-cell office:value-type="float" office:value="34" table:style-name="ce2">
            <text:p>34</text:p>
          </table:table-cell>
          <table:table-cell office:value-type="float" office:value="115.121" table:style-name="ce2">
            <text:p>115.121</text:p>
          </table:table-cell>
          <table:table-cell office:value-type="float" office:value="319" table:style-name="ce2">
            <text:p>319</text:p>
          </table:table-cell>
          <table:table-cell office:value-type="float" office:value="34" table:style-name="ce2">
            <text:p>34</text:p>
          </table:table-cell>
          <table:table-cell office:value-type="float" office:value="70.355999999999995" table:style-name="ce2">
            <text:p>70.356</text:p>
          </table:table-cell>
          <table:table-cell office:value-type="float" office:value="905" table:style-name="ce2">
            <text:p>905</text:p>
          </table:table-cell>
          <table:table-cell office:value-type="float" office:value="34" table:style-name="ce2">
            <text:p>34</text:p>
          </table:table-cell>
          <table:table-cell office:value-type="float" office:value="52.364800000000002" table:formula="of:=SUM([.B58];[.E58];[.H58];[.K58];[.N58])/COUNT([.B58];[.E58];[.H58];[.K58];[.N58])" table:style-name="ce2">
            <text:p>52.3648</text:p>
          </table:table-cell>
          <table:table-cell office:value-type="string" table:style-name="ce2">
            <text:p>(34</text:p>
          </table:table-cell>
          <table:table-cell office:value-type="float" office:value="5.2364800000000003E-2" table:formula="of:=[.Q58]/1000" table:style-name="ce2">
            <text:p>0.0523648</text:p>
          </table:table-cell>
          <table:table-cell table:number-columns-repeated="16365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33.222000000000001" table:style-name="ce2">
            <text:p>33.222</text:p>
          </table:table-cell>
          <table:table-cell office:value-type="float" office:value="186" table:style-name="ce2">
            <text:p>186</text:p>
          </table:table-cell>
          <table:table-cell office:value-type="float" office:value="35" table:style-name="ce2">
            <text:p>35</text:p>
          </table:table-cell>
          <table:table-cell office:value-type="float" office:value="28.998000000000001" table:style-name="ce2">
            <text:p>28.998</text:p>
          </table:table-cell>
          <table:table-cell office:value-type="float" office:value="150" table:style-name="ce2">
            <text:p>150</text:p>
          </table:table-cell>
          <table:table-cell office:value-type="float" office:value="35" table:style-name="ce2">
            <text:p>35</text:p>
          </table:table-cell>
          <table:table-cell office:value-type="float" office:value="29.018999999999998" table:style-name="ce2">
            <text:p>29.019</text:p>
          </table:table-cell>
          <table:table-cell office:value-type="float" office:value="184" table:style-name="ce2">
            <text:p>184</text:p>
          </table:table-cell>
          <table:table-cell office:value-type="float" office:value="35" table:style-name="ce2">
            <text:p>35</text:p>
          </table:table-cell>
          <table:table-cell office:value-type="float" office:value="28.28" table:style-name="ce2">
            <text:p>28.28</text:p>
          </table:table-cell>
          <table:table-cell office:value-type="float" office:value="174" table:style-name="ce2">
            <text:p>174</text:p>
          </table:table-cell>
          <table:table-cell office:value-type="float" office:value="35" table:style-name="ce2">
            <text:p>35</text:p>
          </table:table-cell>
          <table:table-cell office:value-type="float" office:value="21.614999999999998" table:style-name="ce2">
            <text:p>21.615</text:p>
          </table:table-cell>
          <table:table-cell office:value-type="float" office:value="109" table:style-name="ce2">
            <text:p>109</text:p>
          </table:table-cell>
          <table:table-cell office:value-type="float" office:value="35" table:style-name="ce2">
            <text:p>35</text:p>
          </table:table-cell>
          <table:table-cell office:value-type="float" office:value="28.226800000000004" table:formula="of:=SUM([.B59];[.E59];[.H59];[.K59];[.N59])/COUNT([.B59];[.E59];[.H59];[.K59];[.N59])" table:style-name="ce2">
            <text:p>28.2268</text:p>
          </table:table-cell>
          <table:table-cell office:value-type="string" table:style-name="ce2">
            <text:p>(35</text:p>
          </table:table-cell>
          <table:table-cell office:value-type="float" office:value="2.8226800000000003E-2" table:formula="of:=[.Q59]/1000" table:style-name="ce2">
            <text:p>0.0282268</text:p>
          </table:table-cell>
          <table:table-cell table:number-columns-repeated="16365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51.05500000000001" table:style-name="ce2">
            <text:p>151.055</text:p>
          </table:table-cell>
          <table:table-cell office:value-type="float" office:value="718" table:style-name="ce2">
            <text:p>718</text:p>
          </table:table-cell>
          <table:table-cell office:value-type="float" office:value="36" table:style-name="ce2">
            <text:p>36</text:p>
          </table:table-cell>
          <table:table-cell office:value-type="float" office:value="90.948999999999998" table:style-name="ce2">
            <text:p>90.949</text:p>
          </table:table-cell>
          <table:table-cell office:value-type="float" office:value="461" table:style-name="ce2">
            <text:p>461</text:p>
          </table:table-cell>
          <table:table-cell office:value-type="float" office:value="36" table:style-name="ce2">
            <text:p>36</text:p>
          </table:table-cell>
          <table:table-cell office:value-type="float" office:value="61.029000000000003" table:style-name="ce2">
            <text:p>61.029</text:p>
          </table:table-cell>
          <table:table-cell office:value-type="float" office:value="404" table:style-name="ce2">
            <text:p>404</text:p>
          </table:table-cell>
          <table:table-cell office:value-type="float" office:value="36" table:style-name="ce2">
            <text:p>36</text:p>
          </table:table-cell>
          <table:table-cell office:value-type="float" office:value="54.406999999999996" table:style-name="ce2">
            <text:p>54.407</text:p>
          </table:table-cell>
          <table:table-cell office:value-type="float" office:value="239" table:style-name="ce2">
            <text:p>239</text:p>
          </table:table-cell>
          <table:table-cell office:value-type="float" office:value="36" table:style-name="ce2">
            <text:p>36</text:p>
          </table:table-cell>
          <table:table-cell office:value-type="float" office:value="42.862000000000002" table:style-name="ce2">
            <text:p>42.862</text:p>
          </table:table-cell>
          <table:table-cell office:value-type="float" office:value="251" table:style-name="ce2">
            <text:p>251</text:p>
          </table:table-cell>
          <table:table-cell office:value-type="float" office:value="36" table:style-name="ce2">
            <text:p>36</text:p>
          </table:table-cell>
          <table:table-cell office:value-type="float" office:value="80.060400000000001" table:formula="of:=SUM([.B60];[.E60];[.H60];[.K60];[.N60])/COUNT([.B60];[.E60];[.H60];[.K60];[.N60])" table:style-name="ce2">
            <text:p>80.0604</text:p>
          </table:table-cell>
          <table:table-cell office:value-type="string" table:style-name="ce2">
            <text:p>(36</text:p>
          </table:table-cell>
          <table:table-cell office:value-type="float" office:value="8.0060400000000004E-2" table:formula="of:=[.Q60]/1000" table:style-name="ce2">
            <text:p>0.0800604</text:p>
          </table:table-cell>
          <table:table-cell table:number-columns-repeated="16365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84.997" table:style-name="ce2">
            <text:p>84.997</text:p>
          </table:table-cell>
          <table:table-cell office:value-type="float" office:value="274" table:style-name="ce2">
            <text:p>274</text:p>
          </table:table-cell>
          <table:table-cell office:value-type="float" office:value="37" table:style-name="ce2">
            <text:p>37</text:p>
          </table:table-cell>
          <table:table-cell office:value-type="float" office:value="183.423" table:style-name="ce2">
            <text:p>183.423</text:p>
          </table:table-cell>
          <table:table-cell office:value-type="float" office:value="259" table:style-name="ce2">
            <text:p>259</text:p>
          </table:table-cell>
          <table:table-cell office:value-type="float" office:value="37" table:style-name="ce2">
            <text:p>37</text:p>
          </table:table-cell>
          <table:table-cell office:value-type="float" office:value="29.925999999999998" table:style-name="ce2">
            <text:p>29.926</text:p>
          </table:table-cell>
          <table:table-cell office:value-type="float" office:value="151" table:style-name="ce2">
            <text:p>151</text:p>
          </table:table-cell>
          <table:table-cell office:value-type="float" office:value="37" table:style-name="ce2">
            <text:p>37</text:p>
          </table:table-cell>
          <table:table-cell office:value-type="float" office:value="53.433999999999997" table:style-name="ce2">
            <text:p>53.434</text:p>
          </table:table-cell>
          <table:table-cell office:value-type="float" office:value="318" table:style-name="ce2">
            <text:p>318</text:p>
          </table:table-cell>
          <table:table-cell office:value-type="float" office:value="37" table:style-name="ce2">
            <text:p>37</text:p>
          </table:table-cell>
          <table:table-cell office:value-type="float" office:value="35.340000000000003" table:style-name="ce2">
            <text:p>35.34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77.424000000000007" table:formula="of:=SUM([.B61];[.E61];[.H61];[.K61];[.N61])/COUNT([.B61];[.E61];[.H61];[.K61];[.N61])" table:style-name="ce2">
            <text:p>77.424</text:p>
          </table:table-cell>
          <table:table-cell office:value-type="string" table:style-name="ce2">
            <text:p>(37</text:p>
          </table:table-cell>
          <table:table-cell office:value-type="float" office:value="7.7424000000000007E-2" table:formula="of:=[.Q61]/1000" table:style-name="ce2">
            <text:p>0.077424</text:p>
          </table:table-cell>
          <table:table-cell table:number-columns-repeated="16365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.664999999999999" table:style-name="ce2">
            <text:p>13.665</text:p>
          </table:table-cell>
          <table:table-cell office:value-type="float" office:value="74" table:style-name="ce2">
            <text:p>74</text:p>
          </table:table-cell>
          <table:table-cell office:value-type="float" office:value="38" table:style-name="ce2">
            <text:p>38</text:p>
          </table:table-cell>
          <table:table-cell office:value-type="float" office:value="30.007000000000001" table:style-name="ce2">
            <text:p>30.007</text:p>
          </table:table-cell>
          <table:table-cell office:value-type="float" office:value="140" table:style-name="ce2">
            <text:p>140</text:p>
          </table:table-cell>
          <table:table-cell office:value-type="float" office:value="38" table:style-name="ce2">
            <text:p>38</text:p>
          </table:table-cell>
          <table:table-cell office:value-type="float" office:value="46.402000000000001" table:style-name="ce2">
            <text:p>46.402</text:p>
          </table:table-cell>
          <table:table-cell office:value-type="float" office:value="189" table:style-name="ce2">
            <text:p>189</text:p>
          </table:table-cell>
          <table:table-cell office:value-type="float" office:value="38" table:style-name="ce2">
            <text:p>38</text:p>
          </table:table-cell>
          <table:table-cell office:value-type="float" office:value="29.481999999999999" table:style-name="ce2">
            <text:p>29.482</text:p>
          </table:table-cell>
          <table:table-cell office:value-type="float" office:value="112" table:style-name="ce2">
            <text:p>112</text:p>
          </table:table-cell>
          <table:table-cell office:value-type="float" office:value="38" table:style-name="ce2">
            <text:p>38</text:p>
          </table:table-cell>
          <table:table-cell office:value-type="float" office:value="51.884999999999998" table:style-name="ce2">
            <text:p>51.885</text:p>
          </table:table-cell>
          <table:table-cell office:value-type="float" office:value="203" table:style-name="ce2">
            <text:p>203</text:p>
          </table:table-cell>
          <table:table-cell office:value-type="float" office:value="38" table:style-name="ce2">
            <text:p>38</text:p>
          </table:table-cell>
          <table:table-cell office:value-type="float" office:value="34.288200000000003" table:formula="of:=SUM([.B62];[.E62];[.H62];[.K62];[.N62])/COUNT([.B62];[.E62];[.H62];[.K62];[.N62])" table:style-name="ce2">
            <text:p>34.2882</text:p>
          </table:table-cell>
          <table:table-cell office:value-type="string" table:style-name="ce2">
            <text:p>(38</text:p>
          </table:table-cell>
          <table:table-cell office:value-type="float" office:value="3.4288200000000005E-2" table:formula="of:=[.Q62]/1000" table:style-name="ce2">
            <text:p>0.0342882</text:p>
          </table:table-cell>
          <table:table-cell table:number-columns-repeated="16365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0.234" table:style-name="ce2">
            <text:p>10.234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2.887" table:style-name="ce2">
            <text:p>12.887</text:p>
          </table:table-cell>
          <table:table-cell office:value-type="float" office:value="53" table:style-name="ce2">
            <text:p>53</text:p>
          </table:table-cell>
          <table:table-cell office:value-type="float" office:value="39" table:style-name="ce2">
            <text:p>39</text:p>
          </table:table-cell>
          <table:table-cell office:value-type="float" office:value="92.602999999999994" table:style-name="ce2">
            <text:p>92.603</text:p>
          </table:table-cell>
          <table:table-cell office:value-type="float" office:value="267" table:style-name="ce2">
            <text:p>267</text:p>
          </table:table-cell>
          <table:table-cell office:value-type="float" office:value="39" table:style-name="ce2">
            <text:p>39</text:p>
          </table:table-cell>
          <table:table-cell office:value-type="float" office:value="75.858999999999995" table:style-name="ce2">
            <text:p>75.859</text:p>
          </table:table-cell>
          <table:table-cell office:value-type="float" office:value="222" table:style-name="ce2">
            <text:p>222</text:p>
          </table:table-cell>
          <table:table-cell office:value-type="float" office:value="39" table:style-name="ce2">
            <text:p>39</text:p>
          </table:table-cell>
          <table:table-cell office:value-type="float" office:value="41.588999999999999" table:style-name="ce2">
            <text:p>41.589</text:p>
          </table:table-cell>
          <table:table-cell office:value-type="float" office:value="125" table:style-name="ce2">
            <text:p>125</text:p>
          </table:table-cell>
          <table:table-cell office:value-type="float" office:value="39" table:style-name="ce2">
            <text:p>39</text:p>
          </table:table-cell>
          <table:table-cell office:value-type="float" office:value="46.634399999999992" table:formula="of:=SUM([.B63];[.E63];[.H63];[.K63];[.N63])/COUNT([.B63];[.E63];[.H63];[.K63];[.N63])" table:style-name="ce2">
            <text:p>46.6344</text:p>
          </table:table-cell>
          <table:table-cell office:value-type="string" table:style-name="ce2">
            <text:p>(39</text:p>
          </table:table-cell>
          <table:table-cell office:value-type="float" office:value="4.6634399999999993E-2" table:formula="of:=[.Q63]/1000" table:style-name="ce2">
            <text:p>0.0466344</text:p>
          </table:table-cell>
          <table:table-cell table:number-columns-repeated="16365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265000000000001" table:style-name="ce2">
            <text:p>82.265</text:p>
          </table:table-cell>
          <table:table-cell office:value-type="float" office:value="162" table:style-name="ce2">
            <text:p>162</text:p>
          </table:table-cell>
          <table:table-cell office:value-type="float" office:value="40" table:style-name="ce2">
            <text:p>40</text:p>
          </table:table-cell>
          <table:table-cell office:value-type="float" office:value="61.258000000000003" table:style-name="ce2">
            <text:p>61.258</text:p>
          </table:table-cell>
          <table:table-cell office:value-type="float" office:value="150" table:style-name="ce2">
            <text:p>150</text:p>
          </table:table-cell>
          <table:table-cell office:value-type="float" office:value="40" table:style-name="ce2">
            <text:p>40</text:p>
          </table:table-cell>
          <table:table-cell office:value-type="float" office:value="123.623" table:style-name="ce2">
            <text:p>123.623</text:p>
          </table:table-cell>
          <table:table-cell office:value-type="float" office:value="259" table:style-name="ce2">
            <text:p>259</text:p>
          </table:table-cell>
          <table:table-cell office:value-type="float" office:value="40" table:style-name="ce2">
            <text:p>40</text:p>
          </table:table-cell>
          <table:table-cell office:value-type="float" office:value="31.145" table:style-name="ce2">
            <text:p>31.145</text:p>
          </table:table-cell>
          <table:table-cell office:value-type="float" office:value="133" table:style-name="ce2">
            <text:p>133</text:p>
          </table:table-cell>
          <table:table-cell office:value-type="float" office:value="40" table:style-name="ce2">
            <text:p>40</text:p>
          </table:table-cell>
          <table:table-cell office:value-type="float" office:value="105.64700000000001" table:style-name="ce2">
            <text:p>105.647</text:p>
          </table:table-cell>
          <table:table-cell office:value-type="float" office:value="204" table:style-name="ce2">
            <text:p>204</text:p>
          </table:table-cell>
          <table:table-cell office:value-type="float" office:value="40" table:style-name="ce2">
            <text:p>40</text:p>
          </table:table-cell>
          <table:table-cell office:value-type="float" office:value="80.787599999999998" table:formula="of:=SUM([.B64];[.E64];[.H64];[.K64];[.N64])/COUNT([.B64];[.E64];[.H64];[.K64];[.N64])" table:style-name="ce2">
            <text:p>80.7876</text:p>
          </table:table-cell>
          <table:table-cell office:value-type="string" table:style-name="ce2">
            <text:p>(40</text:p>
          </table:table-cell>
          <table:table-cell office:value-type="float" office:value="8.0787600000000001E-2" table:formula="of:=[.Q64]/1000" table:style-name="ce2">
            <text:p>0.0807876</text:p>
          </table:table-cell>
          <table:table-cell table:number-columns-repeated="16365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8260000000000001" table:style-name="ce2">
            <text:p>1.826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float" office:value="6.0270000000000001" table:style-name="ce2">
            <text:p>6.027</text:p>
          </table:table-cell>
          <table:table-cell office:value-type="float" office:value="22" table:style-name="ce2">
            <text:p>22</text:p>
          </table:table-cell>
          <table:table-cell office:value-type="float" office:value="41" table:style-name="ce2">
            <text:p>41</text:p>
          </table:table-cell>
          <table:table-cell office:value-type="float" office:value="1.4850000000000001" table:style-name="ce2">
            <text:p>1.485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3759999999999999" table:style-name="ce2">
            <text:p>1.376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.724" table:style-name="ce2">
            <text:p>1.724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875999999999996" table:formula="of:=SUM([.B65];[.E65];[.H65];[.K65];[.N65])/COUNT([.B65];[.E65];[.H65];[.K65];[.N65])" table:style-name="ce2">
            <text:p>2.4876</text:p>
          </table:table-cell>
          <table:table-cell office:value-type="string" table:style-name="ce2">
            <text:p>(41</text:p>
          </table:table-cell>
          <table:table-cell office:value-type="float" office:value="2.4875999999999995E-3" table:formula="of:=[.Q65]/1000" table:style-name="ce2">
            <text:p>0.0024876</text:p>
          </table:table-cell>
          <table:table-cell table:number-columns-repeated="16365" table:style-name="ce2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538.14099999999996" table:style-name="ce2">
            <text:p>538.141</text:p>
          </table:table-cell>
          <table:table-cell office:value-type="float" office:value="423" table:style-name="ce2">
            <text:p>42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2" table:style-name="ce2">
            <text:p>42</text:p>
          </table:table-cell>
          <table:table-cell office:value-type="float" office:value="538.14099999999996" table:formula="of:=SUM([.B66];[.E66];[.H66];[.K66];[.N66])/COUNT([.B66];[.E66];[.H66];[.K66];[.N66])" table:style-name="ce2">
            <text:p>538.141</text:p>
          </table:table-cell>
          <table:table-cell office:value-type="string" table:style-name="ce2">
            <text:p>(42</text:p>
          </table:table-cell>
          <table:table-cell office:value-type="float" office:value="0.53814099999999998" table:formula="of:=[.Q66]/1000" table:style-name="ce2">
            <text:p>0.538141</text:p>
          </table:table-cell>
          <table:table-cell table:number-columns-repeated="16365" table:style-name="ce2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style-name="ce2">
            <text:p>1703.286</text:p>
          </table:table-cell>
          <table:table-cell office:value-type="float" office:value="160" table:style-name="ce2">
            <text:p>16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3" table:style-name="ce2">
            <text:p>43</text:p>
          </table:table-cell>
          <table:table-cell office:value-type="float" office:value="1703.2860000000001" table:formula="of:=SUM([.B67];[.E67];[.H67];[.K67];[.N67])/COUNT([.B67];[.E67];[.H67];[.K67];[.N67])" table:style-name="ce2">
            <text:p>1703.286</text:p>
          </table:table-cell>
          <table:table-cell office:value-type="string" table:style-name="ce2">
            <text:p>(43</text:p>
          </table:table-cell>
          <table:table-cell office:value-type="float" office:value="1.7032860000000001" table:formula="of:=[.Q67]/1000" table:style-name="ce2">
            <text:p>1.703286</text:p>
          </table:table-cell>
          <table:table-cell table:number-columns-repeated="16365" table:style-name="ce2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317.202" table:style-name="ce2">
            <text:p>317.202</text:p>
          </table:table-cell>
          <table:table-cell office:value-type="float" office:value="188" table:style-name="ce2">
            <text:p>188</text:p>
          </table:table-cell>
          <table:table-cell office:value-type="float" office:value="44" table:style-name="ce2">
            <text:p>44</text:p>
          </table:table-cell>
          <table:table-cell office:value-type="float" office:value="494.89499999999998" table:style-name="ce2">
            <text:p>494.895</text:p>
          </table:table-cell>
          <table:table-cell office:value-type="float" office:value="416" table:style-name="ce2">
            <text:p>4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4" table:style-name="ce2">
            <text:p>44</text:p>
          </table:table-cell>
          <table:table-cell office:value-type="float" office:value="406.04849999999999" table:formula="of:=SUM([.B68];[.E68];[.H68];[.K68];[.N68])/COUNT([.B68];[.E68];[.H68];[.K68];[.N68])" table:style-name="ce2">
            <text:p>406.0485</text:p>
          </table:table-cell>
          <table:table-cell office:value-type="string" table:style-name="ce2">
            <text:p>(44</text:p>
          </table:table-cell>
          <table:table-cell office:value-type="float" office:value="0.40604849999999998" table:formula="of:=[.Q68]/1000" table:style-name="ce2">
            <text:p>0.4060485</text:p>
          </table:table-cell>
          <table:table-cell table:number-columns-repeated="16365" table:style-name="ce2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741.885" table:style-name="ce2">
            <text:p>1741.885</text:p>
          </table:table-cell>
          <table:table-cell office:value-type="float" office:value="511" table:style-name="ce2">
            <text:p>511</text:p>
          </table:table-cell>
          <table:table-cell office:value-type="float" office:value="45" table:style-name="ce2">
            <text:p>45</text:p>
          </table:table-cell>
          <table:table-cell office:value-type="float" office:value="1382.318" table:style-name="ce2">
            <text:p>1382.318</text:p>
          </table:table-cell>
          <table:table-cell office:value-type="float" office:value="480" table:style-name="ce2">
            <text:p>480</text:p>
          </table:table-cell>
          <table:table-cell office:value-type="float" office:value="45" table:style-name="ce2">
            <text:p>45</text:p>
          </table:table-cell>
          <table:table-cell office:value-type="float" office:value="1494.2049999999999" table:style-name="ce2">
            <text:p>1494.205</text:p>
          </table:table-cell>
          <table:table-cell office:value-type="float" office:value="515" table:style-name="ce2">
            <text:p>5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5" table:style-name="ce2">
            <text:p>45</text:p>
          </table:table-cell>
          <table:table-cell office:value-type="float" office:value="1539.4693333333332" table:formula="of:=SUM([.B69];[.E69];[.H69];[.K69];[.N69])/COUNT([.B69];[.E69];[.H69];[.K69];[.N69])" table:style-name="ce2">
            <text:p>1539.469333</text:p>
          </table:table-cell>
          <table:table-cell office:value-type="string" table:style-name="ce2">
            <text:p>(45</text:p>
          </table:table-cell>
          <table:table-cell office:value-type="float" office:value="1.5394693333333331" table:formula="of:=[.Q69]/1000" table:style-name="ce2">
            <text:p>1.539469333</text:p>
          </table:table-cell>
          <table:table-cell table:number-columns-repeated="16365" table:style-name="ce2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style-name="ce2">
            <text:p>1538.741</text:p>
          </table:table-cell>
          <table:table-cell office:value-type="float" office:value="704" table:style-name="ce2">
            <text:p>70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6" table:style-name="ce2">
            <text:p>46</text:p>
          </table:table-cell>
          <table:table-cell office:value-type="float" office:value="1538.741" table:formula="of:=SUM([.B70];[.E70];[.H70];[.K70];[.N70])/COUNT([.B70];[.E70];[.H70];[.K70];[.N70])" table:style-name="ce2">
            <text:p>1538.741</text:p>
          </table:table-cell>
          <table:table-cell office:value-type="string" table:style-name="ce2">
            <text:p>(46</text:p>
          </table:table-cell>
          <table:table-cell office:value-type="float" office:value="1.5387409999999999" table:formula="of:=[.Q70]/1000" table:style-name="ce2">
            <text:p>1.538741</text:p>
          </table:table-cell>
          <table:table-cell table:number-columns-repeated="16365" table:style-name="ce2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7" table:style-name="ce2">
            <text:p>47</text:p>
          </table:table-cell>
          <table:table-cell office:value-type="float" office:value="0" table:formula="of:=SUM([.B71];[.E71];[.H71];[.K71];[.N71])/COUNT([.B71];[.E71];[.H71];[.K71];[.N71])" table:style-name="ce2">
            <text:p>#DIV/0!</text:p>
          </table:table-cell>
          <table:table-cell office:value-type="string" table:style-name="ce2">
            <text:p>(47</text:p>
          </table:table-cell>
          <table:table-cell office:value-type="float" office:value="0" table:formula="of:=[.Q71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8" table:style-name="ce2">
            <text:p>48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string" table:style-name="ce2">
            <text:p>(48</text:p>
          </table:table-cell>
          <table:table-cell office:value-type="float" office:value="0" table:formula="of:=[.Q72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525.22799999999995" table:style-name="ce2">
            <text:p>525.228</text:p>
          </table:table-cell>
          <table:table-cell office:value-type="float" office:value="152" table:style-name="ce2">
            <text:p>152</text:p>
          </table:table-cell>
          <table:table-cell office:value-type="float" office:value="49" table:style-name="ce2">
            <text:p>49</text:p>
          </table:table-cell>
          <table:table-cell office:value-type="float" office:value="476.93299999999999" table:style-name="ce2">
            <text:p>476.933</text:p>
          </table:table-cell>
          <table:table-cell office:value-type="float" office:value="102" table:style-name="ce2">
            <text:p>102</text:p>
          </table:table-cell>
          <table:table-cell office:value-type="float" office:value="49" table:style-name="ce2">
            <text:p>49</text:p>
          </table:table-cell>
          <table:table-cell office:value-type="float" office:value="86.881" table:style-name="ce2">
            <text:p>86.881</text:p>
          </table:table-cell>
          <table:table-cell office:value-type="float" office:value="59" table:style-name="ce2">
            <text:p>59</text:p>
          </table:table-cell>
          <table:table-cell office:value-type="float" office:value="49" table:style-name="ce2">
            <text:p>49</text:p>
          </table:table-cell>
          <table:table-cell office:value-type="float" office:value="1434.808" table:style-name="ce2">
            <text:p>1434.808</text:p>
          </table:table-cell>
          <table:table-cell office:value-type="float" office:value="327" table:style-name="ce2">
            <text:p>327</text:p>
          </table:table-cell>
          <table:table-cell office:value-type="float" office:value="49" table:style-name="ce2">
            <text:p>49</text:p>
          </table:table-cell>
          <table:table-cell office:value-type="float" office:value="517.11199999999997" table:style-name="ce2">
            <text:p>517.112</text:p>
          </table:table-cell>
          <table:table-cell office:value-type="float" office:value="201" table:style-name="ce2">
            <text:p>201</text:p>
          </table:table-cell>
          <table:table-cell office:value-type="float" office:value="49" table:style-name="ce2">
            <text:p>49</text:p>
          </table:table-cell>
          <table:table-cell office:value-type="float" office:value="608.19240000000002" table:formula="of:=SUM([.B73];[.E73];[.H73];[.K73];[.N73])/COUNT([.B73];[.E73];[.H73];[.K73];[.N73])" table:style-name="ce2">
            <text:p>608.1924</text:p>
          </table:table-cell>
          <table:table-cell office:value-type="string" table:style-name="ce2">
            <text:p>(49</text:p>
          </table:table-cell>
          <table:table-cell office:value-type="float" office:value="0.60819239999999997" table:formula="of:=[.Q73]/1000" table:style-name="ce2">
            <text:p>0.608192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767.99400000000003" table:style-name="ce2">
            <text:p>767.994</text:p>
          </table:table-cell>
          <table:table-cell office:value-type="float" office:value="229" table:style-name="ce2">
            <text:p>229</text:p>
          </table:table-cell>
          <table:table-cell office:value-type="float" office:value="50" table:style-name="ce2">
            <text:p>50</text:p>
          </table:table-cell>
          <table:table-cell office:value-type="float" office:value="662.20600000000002" table:style-name="ce2">
            <text:p>662.206</text:p>
          </table:table-cell>
          <table:table-cell office:value-type="float" office:value="277" table:style-name="ce2">
            <text:p>277</text:p>
          </table:table-cell>
          <table:table-cell office:value-type="float" office:value="50" table:style-name="ce2">
            <text:p>50</text:p>
          </table:table-cell>
          <table:table-cell office:value-type="float" office:value="908.23400000000004" table:style-name="ce2">
            <text:p>908.234</text:p>
          </table:table-cell>
          <table:table-cell office:value-type="float" office:value="800" table:style-name="ce2">
            <text:p>800</text:p>
          </table:table-cell>
          <table:table-cell office:value-type="float" office:value="50" table:style-name="ce2">
            <text:p>50</text:p>
          </table:table-cell>
          <table:table-cell office:value-type="float" office:value="1303.943" table:style-name="ce2">
            <text:p>1303.943</text:p>
          </table:table-cell>
          <table:table-cell office:value-type="float" office:value="335" table:style-name="ce2">
            <text:p>33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0" table:style-name="ce2">
            <text:p>50</text:p>
          </table:table-cell>
          <table:table-cell office:value-type="float" office:value="910.5942500000001" table:formula="of:=SUM([.B74];[.E74];[.H74];[.K74];[.N74])/COUNT([.B74];[.E74];[.H74];[.K74];[.N74])" table:style-name="ce2">
            <text:p>910.59425</text:p>
          </table:table-cell>
          <table:table-cell office:value-type="string" table:style-name="ce2">
            <text:p>(50</text:p>
          </table:table-cell>
          <table:table-cell office:value-type="float" office:value="0.91059425000000005" table:formula="of:=[.Q74]/1000" table:style-name="ce2">
            <text:p>0.91059425</text:p>
          </table:table-cell>
          <table:table-cell office:value-type="float" office:value="222" table:formula="of:=COUNT([.B25:.B74];[.E25:.E74];[.H25:.H74];[.K25:.K74];[.N25:.N74])" table:style-name="ce2">
            <text:p>222</text:p>
          </table:table-cell>
          <table:table-cell office:value-type="float" office:value="165.52852256944445" table:formula="of:=AVERAGE(IF(ISNUMBER([.Q25:.Q74]); [.Q25:.Q74];&quot;&quot;))" table:number-matrix-columns-spanned="1" table:number-matrix-rows-spanned="1" table:style-name="ce2">
            <text:p>165.5285226</text:p>
          </table:table-cell>
          <table:table-cell office:value-type="float" office:value="44.370141304347833" table:formula="of:=SUM([.Q25:.Q40];[.Q42:.Q44];[.Q47];[.Q51];[.Q65];[.Q74])/COUNT([.Q25:.Q40];[.Q42:.Q44];[.Q47];[.Q51];[.Q65];[.Q74])" table:style-name="ce2">
            <text:p>44.3701413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77];[.B77];[.H77];[.K77];[.N77])/COUNT([.N77];[.K77];[.H77];[.E77];[.B77])" table:style-name="ce2">
            <text:p>0.0172</text:p>
          </table:table-cell>
          <table:table-cell office:value-type="string" table:style-name="ce2">
            <text:p>(1</text:p>
          </table:table-cell>
          <table:table-cell office:value-type="float" office:value="1.7200000000000001E-5" table:formula="of:=[.Q77]/1000" table:style-name="ce2">
            <text:p>0.0000172</text:p>
          </table:table-cell>
          <table:table-cell table:number-columns-repeated="16365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78];[.B78];[.H78];[.K78];[.N78])/COUNT([.N78];[.K78];[.H78];[.E78];[.B78])" table:style-name="ce2">
            <text:p>0.1766</text:p>
          </table:table-cell>
          <table:table-cell office:value-type="string" table:style-name="ce2">
            <text:p>(2</text:p>
          </table:table-cell>
          <table:table-cell office:value-type="float" office:value="1.7660000000000001E-4" table:formula="of:=[.Q78]/1000" table:style-name="ce2">
            <text:p>0.0001766</text:p>
          </table:table-cell>
          <table:table-cell table:number-columns-repeated="16365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79];[.B79];[.H79];[.K79];[.N79])/COUNT([.N79];[.K79];[.H79];[.E79];[.B79])" table:style-name="ce2">
            <text:p>0.0306</text:p>
          </table:table-cell>
          <table:table-cell office:value-type="string" table:style-name="ce2">
            <text:p>(3</text:p>
          </table:table-cell>
          <table:table-cell office:value-type="float" office:value="3.0599999999999998E-5" table:formula="of:=[.Q79]/1000" table:style-name="ce2">
            <text:p>0.0000306</text:p>
          </table:table-cell>
          <table:table-cell table:number-columns-repeated="16365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80];[.B80];[.H80];[.K80];[.N80])/COUNT([.N80];[.K80];[.H80];[.E80];[.B80])" table:style-name="ce2">
            <text:p>0.0824</text:p>
          </table:table-cell>
          <table:table-cell office:value-type="string" table:style-name="ce2">
            <text:p>(4</text:p>
          </table:table-cell>
          <table:table-cell office:value-type="float" office:value="8.2399999999999997E-5" table:formula="of:=[.Q80]/1000" table:style-name="ce2">
            <text:p>0.0000824</text:p>
          </table:table-cell>
          <table:table-cell table:number-columns-repeated="16365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81];[.B81];[.H81];[.K81];[.N81])/COUNT([.N81];[.K81];[.H81];[.E81];[.B81])" table:style-name="ce2">
            <text:p>0.3238</text:p>
          </table:table-cell>
          <table:table-cell office:value-type="string" table:style-name="ce2">
            <text:p>(5</text:p>
          </table:table-cell>
          <table:table-cell office:value-type="float" office:value="3.2379999999999996E-4" table:formula="of:=[.Q81]/1000" table:style-name="ce2">
            <text:p>0.0003238</text:p>
          </table:table-cell>
          <table:table-cell table:number-columns-repeated="16365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2];[.B82];[.H82];[.K82];[.N82])/COUNT([.N82];[.K82];[.H82];[.E82];[.B82])" table:style-name="ce2">
            <text:p>0.301</text:p>
          </table:table-cell>
          <table:table-cell office:value-type="string" table:style-name="ce2">
            <text:p>(6</text:p>
          </table:table-cell>
          <table:table-cell office:value-type="float" office:value="3.0100000000000005E-4" table:formula="of:=[.Q82]/1000" table:style-name="ce2">
            <text:p>0.000301</text:p>
          </table:table-cell>
          <table:table-cell table:number-columns-repeated="16365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83];[.B83];[.H83];[.K83];[.N83])/COUNT([.N83];[.K83];[.H83];[.E83];[.B83])" table:style-name="ce2">
            <text:p>0.2042</text:p>
          </table:table-cell>
          <table:table-cell office:value-type="string" table:style-name="ce2">
            <text:p>(7</text:p>
          </table:table-cell>
          <table:table-cell office:value-type="float" office:value="2.042E-4" table:formula="of:=[.Q83]/1000" table:style-name="ce2">
            <text:p>0.0002042</text:p>
          </table:table-cell>
          <table:table-cell table:number-columns-repeated="16365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84];[.B84];[.H84];[.K84];[.N84])/COUNT([.N84];[.K84];[.H84];[.E84];[.B84])" table:style-name="ce2">
            <text:p>0.1328</text:p>
          </table:table-cell>
          <table:table-cell office:value-type="string" table:style-name="ce2">
            <text:p>(8</text:p>
          </table:table-cell>
          <table:table-cell office:value-type="float" office:value="1.328E-4" table:formula="of:=[.Q84]/1000" table:style-name="ce2">
            <text:p>0.0001328</text:p>
          </table:table-cell>
          <table:table-cell table:number-columns-repeated="16365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85];[.B85];[.H85];[.K85];[.N85])/COUNT([.N85];[.K85];[.H85];[.E85];[.B85])" table:style-name="ce2">
            <text:p>0.302</text:p>
          </table:table-cell>
          <table:table-cell office:value-type="string" table:style-name="ce2">
            <text:p>(9</text:p>
          </table:table-cell>
          <table:table-cell office:value-type="float" office:value="3.0199999999999997E-4" table:formula="of:=[.Q85]/1000" table:style-name="ce2">
            <text:p>0.000302</text:p>
          </table:table-cell>
          <table:table-cell table:number-columns-repeated="16365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86];[.B86];[.H86];[.K86];[.N86])/COUNT([.N86];[.K86];[.H86];[.E86];[.B86])" table:style-name="ce2">
            <text:p>0.1812</text:p>
          </table:table-cell>
          <table:table-cell office:value-type="string" table:style-name="ce2">
            <text:p>(10</text:p>
          </table:table-cell>
          <table:table-cell office:value-type="float" office:value="1.8119999999999996E-4" table:formula="of:=[.Q86]/1000" table:style-name="ce2">
            <text:p>0.0001812</text:p>
          </table:table-cell>
          <table:table-cell table:number-columns-repeated="16365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87];[.B87];[.H87];[.K87];[.N87])/COUNT([.N87];[.K87];[.H87];[.E87];[.B87])" table:style-name="ce2">
            <text:p>0.21</text:p>
          </table:table-cell>
          <table:table-cell office:value-type="string" table:style-name="ce2">
            <text:p>(11</text:p>
          </table:table-cell>
          <table:table-cell office:value-type="float" office:value="2.1000000000000001E-4" table:formula="of:=[.Q87]/1000" table:style-name="ce2">
            <text:p>0.00021</text:p>
          </table:table-cell>
          <table:table-cell table:number-columns-repeated="16365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88];[.B88];[.H88];[.K88];[.N88])/COUNT([.N88];[.K88];[.H88];[.E88];[.B88])" table:style-name="ce2">
            <text:p>2.9848</text:p>
          </table:table-cell>
          <table:table-cell office:value-type="string" table:style-name="ce2">
            <text:p>(12</text:p>
          </table:table-cell>
          <table:table-cell office:value-type="float" office:value="2.9847999999999997E-3" table:formula="of:=[.Q88]/1000" table:style-name="ce2">
            <text:p>0.0029848</text:p>
          </table:table-cell>
          <table:table-cell table:number-columns-repeated="16365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89];[.B89];[.H89];[.K89];[.N89])/COUNT([.N89];[.K89];[.H89];[.E89];[.B89])" table:style-name="ce2">
            <text:p>2.4242</text:p>
          </table:table-cell>
          <table:table-cell office:value-type="string" table:style-name="ce2">
            <text:p>(13</text:p>
          </table:table-cell>
          <table:table-cell office:value-type="float" office:value="2.4242000000000001E-3" table:formula="of:=[.Q89]/1000" table:style-name="ce2">
            <text:p>0.0024242</text:p>
          </table:table-cell>
          <table:table-cell table:number-columns-repeated="16365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90];[.B90];[.H90];[.K90];[.N90])/COUNT([.N90];[.K90];[.H90];[.E90];[.B90])" table:style-name="ce2">
            <text:p>16.241</text:p>
          </table:table-cell>
          <table:table-cell office:value-type="string" table:style-name="ce2">
            <text:p>(14</text:p>
          </table:table-cell>
          <table:table-cell office:value-type="float" office:value="1.6240999999999998E-2" table:formula="of:=[.Q90]/1000" table:style-name="ce2">
            <text:p>0.016241</text:p>
          </table:table-cell>
          <table:table-cell table:number-columns-repeated="16365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91];[.B91];[.H91];[.K91];[.N91])/COUNT([.N91];[.K91];[.H91];[.E91];[.B91])" table:style-name="ce2">
            <text:p>1.1166</text:p>
          </table:table-cell>
          <table:table-cell office:value-type="string" table:style-name="ce2">
            <text:p>(15</text:p>
          </table:table-cell>
          <table:table-cell office:value-type="float" office:value="1.1165999999999997E-3" table:formula="of:=[.Q91]/1000" table:style-name="ce2">
            <text:p>0.0011166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92];[.B92];[.H92];[.K92];[.N92])/COUNT([.N92];[.K92];[.H92];[.E92];[.B92])" table:style-name="ce2">
            <text:p>1347.6115</text:p>
          </table:table-cell>
          <table:table-cell office:value-type="string" table:style-name="ce2">
            <text:p>(16</text:p>
          </table:table-cell>
          <table:table-cell office:value-type="float" office:value="1.3476115" table:formula="of:=[.Q92]/1000" table:style-name="ce2">
            <text:p>1.3476115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93];[.B93];[.H93];[.K93];[.N93])/COUNT([.N93];[.K93];[.H93];[.E93];[.B93])" table:style-name="ce2">
            <text:p>122.3072</text:p>
          </table:table-cell>
          <table:table-cell office:value-type="string" table:style-name="ce2">
            <text:p>(17</text:p>
          </table:table-cell>
          <table:table-cell office:value-type="float" office:value="0.12230719999999999" table:formula="of:=[.Q93]/1000" table:style-name="ce2">
            <text:p>0.122307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94];[.B94];[.H94];[.K94];[.N94])/COUNT([.N94];[.K94];[.H94];[.E94];[.B94])" table:style-name="ce2">
            <text:p>356.6476</text:p>
          </table:table-cell>
          <table:table-cell office:value-type="string" table:style-name="ce2">
            <text:p>(18</text:p>
          </table:table-cell>
          <table:table-cell office:value-type="float" office:value="0.35664760000000001" table:formula="of:=[.Q94]/1000" table:style-name="ce2">
            <text:p>0.3566476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95];[.B95];[.H95];[.K95];[.N95])/COUNT([.N95];[.K95];[.H95];[.E95];[.B95])" table:style-name="ce2">
            <text:p>1368.3194</text:p>
          </table:table-cell>
          <table:table-cell office:value-type="string" table:style-name="ce2">
            <text:p>(19</text:p>
          </table:table-cell>
          <table:table-cell office:value-type="float" office:value="1.3683194000000001" table:formula="of:=[.Q95]/1000" table:style-name="ce2">
            <text:p>1.3683194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96];[.B96];[.H96];[.K96];[.N96])/COUNT([.N96];[.K96];[.H96];[.E96];[.B96])" table:style-name="ce2">
            <text:p>1436.122667</text:p>
          </table:table-cell>
          <table:table-cell office:value-type="string" table:style-name="ce2">
            <text:p>(20</text:p>
          </table:table-cell>
          <table:table-cell office:value-type="float" office:value="1.4361226666666669" table:formula="of:=[.Q96]/1000" table:style-name="ce2">
            <text:p>1.436122667</text:p>
          </table:table-cell>
          <table:table-cell office:value-type="float" office:value="97" table:formula="of:=COUNT([.B77:.B96];[.E77:.E96];[.H77:.H96];[.K77:.K96];[.N77:.N96])" table:style-name="ce2">
            <text:p>97</text:p>
          </table:table-cell>
          <table:table-cell office:value-type="float" office:value="232.78683833333335" table:formula="of:=AVERAGE(IF(ISNUMBER([.Q77:.Q96]); [.Q77:.Q96];&quot;&quot;))" table:number-matrix-columns-spanned="1" table:number-matrix-rows-spanned="1" table:style-name="ce2">
            <text:p>232.7868383</text:p>
          </table:table-cell>
          <table:table-cell office:value-type="float" office:value="1.6485599999999998" table:formula="of:=AVERAGE(IF(ISNUMBER([.Q77:.Q91]); [.Q77:.Q91];&quot;&quot;))" table:number-matrix-columns-spanned="1" table:number-matrix-rows-spanned="1" table:style-name="ce2">
            <text:p>1.6485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depots: 15<text:s/></text:p>
          </table:table-cell>
          <table:table-cell table:number-columns-repeated="2" table:style-name="ce2"/>
          <table:table-cell office:value-type="string" table:style-name="ce2">
            <text:p>depots: 20<text:s/></text:p>
          </table:table-cell>
          <table:table-cell table:number-columns-repeated="2" table:style-name="ce2"/>
          <table:table-cell office:value-type="string" table:style-name="ce2">
            <text:p>depots: 25<text:s/></text:p>
          </table:table-cell>
          <table:table-cell table:number-columns-repeated="2" table:style-name="ce2"/>
          <table:table-cell office:value-type="string" table:style-name="ce2">
            <text:p>depots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.4000000000000002E-2" table:style-name="ce2">
            <text:p>0.03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.7E-2" table:style-name="ce2">
            <text:p>0.027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0.04" table:style-name="ce2">
            <text:p>0.04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1E-2" table:style-name="ce2">
            <text:p>0.031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7999999999999999E-2" table:style-name="ce2">
            <text:p>0.038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3.4000000000000002E-2" table:formula="of:=SUM([.B99];[.E99];[.H99];[.K99];[.N99])/COUNT([.B99];[.E99];[.H99];[.K99];[.N99])" table:style-name="ce2">
            <text:p>0.034</text:p>
          </table:table-cell>
          <table:table-cell office:value-type="string" table:style-name="ce2">
            <text:p>(1</text:p>
          </table:table-cell>
          <table:table-cell office:value-type="float" office:value="3.4E-5" table:formula="of:=[.Q99]/1000" table:style-name="ce2">
            <text:p>0.000034</text:p>
          </table:table-cell>
          <table:table-cell table:number-columns-repeated="1636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400000000000005" table:style-name="ce2">
            <text:p>0.55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.0680000000000001" table:style-name="ce2">
            <text:p>1.068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.097" table:style-name="ce2">
            <text:p>1.097</text:p>
          </table:table-cell>
          <table:table-cell office:value-type="float" office:value="61" table:style-name="ce2">
            <text:p>61</text:p>
          </table:table-cell>
          <table:table-cell office:value-type="float" office:value="2" table:style-name="ce2">
            <text:p>2</text:p>
          </table:table-cell>
          <table:table-cell office:value-type="float" office:value="0.47199999999999998" table:style-name="ce2">
            <text:p>0.47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0.625" table:style-name="ce2">
            <text:p>0.625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0.7632000000000001" table:formula="of:=SUM([.B100];[.E100];[.H100];[.K100];[.N100])/COUNT([.B100];[.E100];[.H100];[.K100];[.N100])" table:style-name="ce2">
            <text:p>0.7632</text:p>
          </table:table-cell>
          <table:table-cell office:value-type="string" table:style-name="ce2">
            <text:p>(2</text:p>
          </table:table-cell>
          <table:table-cell office:value-type="float" office:value="7.6320000000000012E-4" table:formula="of:=[.Q100]/1000" table:style-name="ce2">
            <text:p>0.0007632</text:p>
          </table:table-cell>
          <table:table-cell table:number-columns-repeated="1636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.524" table:style-name="ce2">
            <text:p>4.524</text:p>
          </table:table-cell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5.0110000000000001" table:style-name="ce2">
            <text:p>5.011</text:p>
          </table:table-cell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2.5529999999999999" table:style-name="ce2">
            <text:p>2.553</text:p>
          </table:table-cell>
          <table:table-cell office:value-type="float" office:value="63" table:style-name="ce2">
            <text:p>63</text:p>
          </table:table-cell>
          <table:table-cell office:value-type="float" office:value="3" table:style-name="ce2">
            <text:p>3</text:p>
          </table:table-cell>
          <table:table-cell office:value-type="float" office:value="4.0460000000000003" table:style-name="ce2">
            <text:p>4.046</text:p>
          </table:table-cell>
          <table:table-cell office:value-type="float" office:value="148" table:style-name="ce2">
            <text:p>148</text:p>
          </table:table-cell>
          <table:table-cell office:value-type="float" office:value="3" table:style-name="ce2">
            <text:p>3</text:p>
          </table:table-cell>
          <table:table-cell office:value-type="float" office:value="7.819" table:style-name="ce2">
            <text:p>7.819</text:p>
          </table:table-cell>
          <table:table-cell office:value-type="float" office:value="290" table:style-name="ce2">
            <text:p>290</text:p>
          </table:table-cell>
          <table:table-cell office:value-type="float" office:value="3" table:style-name="ce2">
            <text:p>3</text:p>
          </table:table-cell>
          <table:table-cell office:value-type="float" office:value="4.7905999999999995" table:formula="of:=SUM([.B101];[.E101];[.H101];[.K101];[.N101])/COUNT([.B101];[.E101];[.H101];[.K101];[.N101])" table:style-name="ce2">
            <text:p>4.7906</text:p>
          </table:table-cell>
          <table:table-cell office:value-type="string" table:style-name="ce2">
            <text:p>(3</text:p>
          </table:table-cell>
          <table:table-cell office:value-type="float" office:value="4.7905999999999999E-3" table:formula="of:=[.Q101]/1000" table:style-name="ce2">
            <text:p>0.0047906</text:p>
          </table:table-cell>
          <table:table-cell table:number-columns-repeated="1636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46.484999999999999" table:style-name="ce2">
            <text:p>46.485</text:p>
          </table:table-cell>
          <table:table-cell office:value-type="float" office:value="471" table:style-name="ce2">
            <text:p>471</text:p>
          </table:table-cell>
          <table:table-cell office:value-type="float" office:value="4" table:style-name="ce2">
            <text:p>4</text:p>
          </table:table-cell>
          <table:table-cell office:value-type="float" office:value="45.435000000000002" table:style-name="ce2">
            <text:p>45.435</text:p>
          </table:table-cell>
          <table:table-cell office:value-type="float" office:value="412" table:style-name="ce2">
            <text:p>412</text:p>
          </table:table-cell>
          <table:table-cell office:value-type="float" office:value="4" table:style-name="ce2">
            <text:p>4</text:p>
          </table:table-cell>
          <table:table-cell office:value-type="float" office:value="37.744999999999997" table:style-name="ce2">
            <text:p>37.745</text:p>
          </table:table-cell>
          <table:table-cell office:value-type="float" office:value="368" table:style-name="ce2">
            <text:p>368</text:p>
          </table:table-cell>
          <table:table-cell office:value-type="float" office:value="4" table:style-name="ce2">
            <text:p>4</text:p>
          </table:table-cell>
          <table:table-cell office:value-type="float" office:value="60.008000000000003" table:style-name="ce2">
            <text:p>60.008</text:p>
          </table:table-cell>
          <table:table-cell office:value-type="float" office:value="252" table:style-name="ce2">
            <text:p>252</text:p>
          </table:table-cell>
          <table:table-cell office:value-type="float" office:value="4" table:style-name="ce2">
            <text:p>4</text:p>
          </table:table-cell>
          <table:table-cell office:value-type="float" office:value="161.18199999999999" table:style-name="ce2">
            <text:p>161.182</text:p>
          </table:table-cell>
          <table:table-cell office:value-type="float" office:value="1922" table:style-name="ce2">
            <text:p>1922</text:p>
          </table:table-cell>
          <table:table-cell office:value-type="float" office:value="4" table:style-name="ce2">
            <text:p>4</text:p>
          </table:table-cell>
          <table:table-cell office:value-type="float" office:value="70.171000000000006" table:formula="of:=SUM([.B102];[.E102];[.H102];[.K102];[.N102])/COUNT([.B102];[.E102];[.H102];[.K102];[.N102])" table:style-name="ce2">
            <text:p>70.171</text:p>
          </table:table-cell>
          <table:table-cell office:value-type="string" table:style-name="ce2">
            <text:p>(4</text:p>
          </table:table-cell>
          <table:table-cell office:value-type="float" office:value="7.0171000000000011E-2" table:formula="of:=[.Q102]/1000" table:style-name="ce2">
            <text:p>0.070171</text:p>
          </table:table-cell>
          <table:table-cell table:number-columns-repeated="1636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style-name="ce2">
            <text:p>1049.311</text:p>
          </table:table-cell>
          <table:table-cell office:value-type="float" office:value="2031" table:style-name="ce2">
            <text:p>203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5" table:style-name="ce2">
            <text:p>5</text:p>
          </table:table-cell>
          <table:table-cell office:value-type="float" office:value="1049.3109999999999" table:formula="of:=SUM([.B103];[.E103];[.H103];[.K103];[.N103])/COUNT([.B103];[.E103];[.H103];[.K103];[.N103])" table:style-name="ce2">
            <text:p>1049.311</text:p>
          </table:table-cell>
          <table:table-cell office:value-type="string" table:style-name="ce2">
            <text:p>(5</text:p>
          </table:table-cell>
          <table:table-cell office:value-type="float" office:value="1.0493109999999999" table:formula="of:=[.Q103]/1000" table:style-name="ce2">
            <text:p>1.049311</text:p>
          </table:table-cell>
          <table:table-cell table:number-columns-repeated="1636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104];[.E104];[.H104];[.K104];[.N104])/COUNT([.B104];[.E104];[.H104];[.K104];[.N104])" table:style-name="ce2">
            <text:p>#DIV/0!</text:p>
          </table:table-cell>
          <table:table-cell office:value-type="string" table:style-name="ce2">
            <text:p>(6</text:p>
          </table:table-cell>
          <table:table-cell office:value-type="float" office:value="0" table:formula="of:=[.Q104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96099999999999997" table:style-name="ce2">
            <text:p>0.961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1.0860000000000001" table:style-name="ce2">
            <text:p>1.08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7599999999999998" table:style-name="ce2">
            <text:p>0.976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6" table:style-name="ce2">
            <text:p>1.06</text:p>
          </table:table-cell>
          <table:table-cell office:value-type="float" office:value="34" table:style-name="ce2">
            <text:p>34</text:p>
          </table:table-cell>
          <table:table-cell office:value-type="float" office:value="7" table:style-name="ce2">
            <text:p>7</text:p>
          </table:table-cell>
          <table:table-cell office:value-type="float" office:value="0.99399999999999999" table:style-name="ce2">
            <text:p>0.994</text:p>
          </table:table-cell>
          <table:table-cell office:value-type="float" office:value="33" table:style-name="ce2">
            <text:p>33</text:p>
          </table:table-cell>
          <table:table-cell office:value-type="float" office:value="7" table:style-name="ce2">
            <text:p>7</text:p>
          </table:table-cell>
          <table:table-cell office:value-type="float" office:value="1.0154000000000001" table:formula="of:=SUM([.B105];[.E105];[.H105];[.K105];[.N105])/COUNT([.B105];[.E105];[.H105];[.K105];[.N105])" table:style-name="ce2">
            <text:p>1.0154</text:p>
          </table:table-cell>
          <table:table-cell office:value-type="string" table:style-name="ce2">
            <text:p>(7</text:p>
          </table:table-cell>
          <table:table-cell office:value-type="float" office:value="1.0154000000000001E-3" table:formula="of:=[.Q105]/1000" table:style-name="ce2">
            <text:p>0.0010154</text:p>
          </table:table-cell>
          <table:table-cell table:number-columns-repeated="16365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8.908999999999999" table:style-name="ce2">
            <text:p>18.909</text:p>
          </table:table-cell>
          <table:table-cell office:value-type="float" office:value="309" table:style-name="ce2">
            <text:p>309</text:p>
          </table:table-cell>
          <table:table-cell office:value-type="float" office:value="8" table:style-name="ce2">
            <text:p>8</text:p>
          </table:table-cell>
          <table:table-cell office:value-type="float" office:value="13.202" table:style-name="ce2">
            <text:p>13.202</text:p>
          </table:table-cell>
          <table:table-cell office:value-type="float" office:value="152" table:style-name="ce2">
            <text:p>152</text:p>
          </table:table-cell>
          <table:table-cell office:value-type="float" office:value="8" table:style-name="ce2">
            <text:p>8</text:p>
          </table:table-cell>
          <table:table-cell office:value-type="float" office:value="10.215999999999999" table:style-name="ce2">
            <text:p>10.216</text:p>
          </table:table-cell>
          <table:table-cell office:value-type="float" office:value="149" table:style-name="ce2">
            <text:p>149</text:p>
          </table:table-cell>
          <table:table-cell office:value-type="float" office:value="8" table:style-name="ce2">
            <text:p>8</text:p>
          </table:table-cell>
          <table:table-cell office:value-type="float" office:value="6.8090000000000002" table:style-name="ce2">
            <text:p>6.809</text:p>
          </table:table-cell>
          <table:table-cell office:value-type="float" office:value="113" table:style-name="ce2">
            <text:p>113</text:p>
          </table:table-cell>
          <table:table-cell office:value-type="float" office:value="8" table:style-name="ce2">
            <text:p>8</text:p>
          </table:table-cell>
          <table:table-cell office:value-type="float" office:value="6.01" table:style-name="ce2">
            <text:p>6.01</text:p>
          </table:table-cell>
          <table:table-cell office:value-type="float" office:value="111" table:style-name="ce2">
            <text:p>111</text:p>
          </table:table-cell>
          <table:table-cell office:value-type="float" office:value="8" table:style-name="ce2">
            <text:p>8</text:p>
          </table:table-cell>
          <table:table-cell office:value-type="float" office:value="11.029199999999999" table:formula="of:=SUM([.B106];[.E106];[.H106];[.K106];[.N106])/COUNT([.B106];[.E106];[.H106];[.K106];[.N106])" table:style-name="ce2">
            <text:p>11.0292</text:p>
          </table:table-cell>
          <table:table-cell office:value-type="string" table:style-name="ce2">
            <text:p>(8</text:p>
          </table:table-cell>
          <table:table-cell office:value-type="float" office:value="1.1029199999999999E-2" table:formula="of:=[.Q106]/1000" table:style-name="ce2">
            <text:p>0.0110292</text:p>
          </table:table-cell>
          <table:table-cell table:number-columns-repeated="16365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15.59" table:style-name="ce2">
            <text:p>1415.59</text:p>
          </table:table-cell>
          <table:table-cell office:value-type="float" office:value="2710" table:style-name="ce2">
            <text:p>2710</text:p>
          </table:table-cell>
          <table:table-cell office:value-type="float" office:value="9" table:style-name="ce2">
            <text:p>9</text:p>
          </table:table-cell>
          <table:table-cell office:value-type="float" office:value="808.66300000000001" table:style-name="ce2">
            <text:p>808.663</text:p>
          </table:table-cell>
          <table:table-cell office:value-type="float" office:value="778" table:style-name="ce2">
            <text:p>778</text:p>
          </table:table-cell>
          <table:table-cell office:value-type="float" office:value="9" table:style-name="ce2">
            <text:p>9</text:p>
          </table:table-cell>
          <table:table-cell office:value-type="float" office:value="524.04" table:style-name="ce2">
            <text:p>524.04</text:p>
          </table:table-cell>
          <table:table-cell office:value-type="float" office:value="487" table:style-name="ce2">
            <text:p>487</text:p>
          </table:table-cell>
          <table:table-cell office:value-type="float" office:value="9" table:style-name="ce2">
            <text:p>9</text:p>
          </table:table-cell>
          <table:table-cell office:value-type="float" office:value="397.34800000000001" table:style-name="ce2">
            <text:p>397.348</text:p>
          </table:table-cell>
          <table:table-cell office:value-type="float" office:value="691" table:style-name="ce2">
            <text:p>691</text:p>
          </table:table-cell>
          <table:table-cell office:value-type="float" office:value="9" table:style-name="ce2">
            <text:p>9</text:p>
          </table:table-cell>
          <table:table-cell office:value-type="float" office:value="157.048" table:style-name="ce2">
            <text:p>157.048</text:p>
          </table:table-cell>
          <table:table-cell office:value-type="float" office:value="699" table:style-name="ce2">
            <text:p>699</text:p>
          </table:table-cell>
          <table:table-cell office:value-type="float" office:value="9" table:style-name="ce2">
            <text:p>9</text:p>
          </table:table-cell>
          <table:table-cell office:value-type="float" office:value="660.53779999999983" table:formula="of:=SUM([.B107];[.E107];[.H107];[.K107];[.N107])/COUNT([.B107];[.E107];[.H107];[.K107];[.N107])" table:style-name="ce2">
            <text:p>660.5378</text:p>
          </table:table-cell>
          <table:table-cell office:value-type="string" table:style-name="ce2">
            <text:p>(9</text:p>
          </table:table-cell>
          <table:table-cell office:value-type="float" office:value="0.66053779999999984" table:formula="of:=[.Q107]/1000" table:style-name="ce2">
            <text:p>0.6605378</text:p>
          </table:table-cell>
          <table:table-cell table:number-columns-repeated="16365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21.84099999999999" table:style-name="ce2">
            <text:p>121.841</text:p>
          </table:table-cell>
          <table:table-cell office:value-type="float" office:value="131" table:style-name="ce2">
            <text:p>131</text:p>
          </table:table-cell>
          <table:table-cell office:value-type="float" office:value="10" table:style-name="ce2">
            <text:p>10</text:p>
          </table:table-cell>
          <table:table-cell office:value-type="float" office:value="47.762999999999998" table:style-name="ce2">
            <text:p>47.763</text:p>
          </table:table-cell>
          <table:table-cell office:value-type="float" office:value="339" table:style-name="ce2">
            <text:p>339</text:p>
          </table:table-cell>
          <table:table-cell office:value-type="float" office:value="10" table:style-name="ce2">
            <text:p>10</text:p>
          </table:table-cell>
          <table:table-cell office:value-type="float" office:value="42.747999999999998" table:style-name="ce2">
            <text:p>42.748</text:p>
          </table:table-cell>
          <table:table-cell office:value-type="float" office:value="416" table:style-name="ce2">
            <text:p>416</text:p>
          </table:table-cell>
          <table:table-cell office:value-type="float" office:value="10" table:style-name="ce2">
            <text:p>10</text:p>
          </table:table-cell>
          <table:table-cell office:value-type="float" office:value="14.154999999999999" table:style-name="ce2">
            <text:p>14.155</text:p>
          </table:table-cell>
          <table:table-cell office:value-type="float" office:value="99" table:style-name="ce2">
            <text:p>99</text:p>
          </table:table-cell>
          <table:table-cell office:value-type="float" office:value="10" table:style-name="ce2">
            <text:p>10</text:p>
          </table:table-cell>
          <table:table-cell office:value-type="float" office:value="54.209000000000003" table:style-name="ce2">
            <text:p>54.209</text:p>
          </table:table-cell>
          <table:table-cell office:value-type="float" office:value="289" table:style-name="ce2">
            <text:p>289</text:p>
          </table:table-cell>
          <table:table-cell office:value-type="float" office:value="10" table:style-name="ce2">
            <text:p>10</text:p>
          </table:table-cell>
          <table:table-cell office:value-type="float" office:value="56.1432" table:formula="of:=SUM([.B108];[.E108];[.H108];[.K108];[.N108])/COUNT([.B108];[.E108];[.H108];[.K108];[.N108])" table:style-name="ce2">
            <text:p>56.1432</text:p>
          </table:table-cell>
          <table:table-cell office:value-type="string" table:style-name="ce2">
            <text:p>(10</text:p>
          </table:table-cell>
          <table:table-cell office:value-type="float" office:value="5.6143199999999997E-2" table:formula="of:=[.Q108]/1000" table:style-name="ce2">
            <text:p>0.0561432</text:p>
          </table:table-cell>
          <table:table-cell table:number-columns-repeated="16365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1" table:style-name="ce2">
            <text:p>11</text:p>
          </table:table-cell>
          <table:table-cell office:value-type="float" office:value="0" table:formula="of:=SUM([.B109];[.E109];[.H109];[.K109];[.N109])/COUNT([.B109];[.E109];[.H109];[.K109];[.N109])" table:style-name="ce2">
            <text:p>#DIV/0!</text:p>
          </table:table-cell>
          <table:table-cell office:value-type="string" table:style-name="ce2">
            <text:p>(11</text:p>
          </table:table-cell>
          <table:table-cell office:value-type="float" office:value="0" table:formula="of:=[.Q109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10];[.E110];[.H110];[.K110];[.N110])/COUNT([.B110];[.E110];[.H110];[.K110];[.N110])" table:style-name="ce2">
            <text:p>#DIV/0!</text:p>
          </table:table-cell>
          <table:table-cell office:value-type="string" table:style-name="ce2">
            <text:p>(12</text:p>
          </table:table-cell>
          <table:table-cell office:value-type="float" office:value="0" table:formula="of:=[.Q110]/1000" table:style-name="ce2">
            <text:p>#DIV/0!</text:p>
          </table:table-cell>
          <table:table-cell table:number-columns-repeated="16365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716" table:style-name="ce2">
            <text:p>1.71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100000000000001" table:style-name="ce2">
            <text:p>1.11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1479999999999999" table:style-name="ce2">
            <text:p>1.148</text:p>
          </table:table-cell>
          <table:table-cell office:value-type="float" office:value="39" table:style-name="ce2">
            <text:p>39</text:p>
          </table:table-cell>
          <table:table-cell office:value-type="float" office:value="13" table:style-name="ce2">
            <text:p>13</text:p>
          </table:table-cell>
          <table:table-cell office:value-type="float" office:value="1.4034" table:formula="of:=SUM([.B111];[.E111];[.H111];[.K111];[.N111])/COUNT([.B111];[.E111];[.H111];[.K111];[.N111])" table:style-name="ce2">
            <text:p>1.4034</text:p>
          </table:table-cell>
          <table:table-cell office:value-type="string" table:style-name="ce2">
            <text:p>(13</text:p>
          </table:table-cell>
          <table:table-cell office:value-type="float" office:value="1.4034E-3" table:formula="of:=[.Q111]/1000" table:style-name="ce2">
            <text:p>0.0014034</text:p>
          </table:table-cell>
          <table:table-cell table:number-columns-repeated="16365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378.606" table:style-name="ce2">
            <text:p>1378.606</text:p>
          </table:table-cell>
          <table:table-cell office:value-type="float" office:value="908" table:style-name="ce2">
            <text:p>908</text:p>
          </table:table-cell>
          <table:table-cell office:value-type="float" office:value="14" table:style-name="ce2">
            <text:p>14</text:p>
          </table:table-cell>
          <table:table-cell office:value-type="float" office:value="1600.106" table:style-name="ce2">
            <text:p>1600.106</text:p>
          </table:table-cell>
          <table:table-cell office:value-type="float" office:value="171" table:style-name="ce2">
            <text:p>171</text:p>
          </table:table-cell>
          <table:table-cell office:value-type="float" office:value="14" table:style-name="ce2">
            <text:p>14</text:p>
          </table:table-cell>
          <table:table-cell office:value-type="float" office:value="729.22900000000004" table:style-name="ce2">
            <text:p>729.229</text:p>
          </table:table-cell>
          <table:table-cell office:value-type="float" office:value="711" table:style-name="ce2">
            <text:p>711</text:p>
          </table:table-cell>
          <table:table-cell office:value-type="float" office:value="14" table:style-name="ce2">
            <text:p>14</text:p>
          </table:table-cell>
          <table:table-cell office:value-type="float" office:value="202.97200000000001" table:style-name="ce2">
            <text:p>202.972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429.94799999999998" table:style-name="ce2">
            <text:p>429.948</text:p>
          </table:table-cell>
          <table:table-cell office:value-type="float" office:value="321" table:style-name="ce2">
            <text:p>321</text:p>
          </table:table-cell>
          <table:table-cell office:value-type="float" office:value="14" table:style-name="ce2">
            <text:p>14</text:p>
          </table:table-cell>
          <table:table-cell office:value-type="float" office:value="868.17219999999998" table:formula="of:=SUM([.B112];[.E112];[.H112];[.K112];[.N112])/COUNT([.B112];[.E112];[.H112];[.K112];[.N112])" table:style-name="ce2">
            <text:p>868.1722</text:p>
          </table:table-cell>
          <table:table-cell office:value-type="string" table:style-name="ce2">
            <text:p>(14</text:p>
          </table:table-cell>
          <table:table-cell office:value-type="float" office:value="0.86817219999999995" table:formula="of:=[.Q112]/1000" table:style-name="ce2">
            <text:p>0.8681722</text:p>
          </table:table-cell>
          <table:table-cell table:number-columns-repeated="16365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13];[.E113];[.H113];[.K113];[.N113])/COUNT([.B113];[.E113];[.H113];[.K113];[.N113])" table:style-name="ce2">
            <text:p>#DIV/0!</text:p>
          </table:table-cell>
          <table:table-cell office:value-type="string" table:style-name="ce2">
            <text:p>(15</text:p>
          </table:table-cell>
          <table:table-cell office:value-type="float" office:value="0" table:formula="of:=[.Q113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.534" table:style-name="ce2">
            <text:p>1.534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2.0750000000000002" table:style-name="ce2">
            <text:p>2.075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12.545" table:style-name="ce2">
            <text:p>12.545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office:value-type="float" office:value="15.521000000000001" table:style-name="ce2">
            <text:p>15.521</text:p>
          </table:table-cell>
          <table:table-cell office:value-type="float" office:value="89" table:style-name="ce2">
            <text:p>89</text:p>
          </table:table-cell>
          <table:table-cell office:value-type="float" office:value="16" table:style-name="ce2">
            <text:p>16</text:p>
          </table:table-cell>
          <table:table-cell office:value-type="float" office:value="1.5109999999999999" table:style-name="ce2">
            <text:p>1.511</text:p>
          </table:table-cell>
          <table:table-cell office:value-type="float" office:value="37" table:style-name="ce2">
            <text:p>37</text:p>
          </table:table-cell>
          <table:table-cell office:value-type="float" office:value="16" table:style-name="ce2">
            <text:p>16</text:p>
          </table:table-cell>
          <table:table-cell office:value-type="float" office:value="6.6372" table:formula="of:=SUM([.B114];[.E114];[.H114];[.K114];[.N114])/COUNT([.B114];[.E114];[.H114];[.K114];[.N114])" table:style-name="ce2">
            <text:p>6.6372</text:p>
          </table:table-cell>
          <table:table-cell office:value-type="string" table:style-name="ce2">
            <text:p>(16</text:p>
          </table:table-cell>
          <table:table-cell office:value-type="float" office:value="6.6372000000000002E-3" table:formula="of:=[.Q114]/1000" table:style-name="ce2">
            <text:p>0.0066372</text:p>
          </table:table-cell>
          <table:table-cell table:number-columns-repeated="16365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.262" table:style-name="ce2">
            <text:p>3.262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0760000000000001" table:style-name="ce2">
            <text:p>3.076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4.33" table:style-name="ce2">
            <text:p>4.3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4990000000000001" table:style-name="ce2">
            <text:p>3.499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8929999999999998" table:style-name="ce2">
            <text:p>3.893</text:p>
          </table:table-cell>
          <table:table-cell office:value-type="float" office:value="51" table:style-name="ce2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3.6119999999999997" table:formula="of:=SUM([.B115];[.E115];[.H115];[.K115];[.N115])/COUNT([.B115];[.E115];[.H115];[.K115];[.N115])" table:style-name="ce2">
            <text:p>3.612</text:p>
          </table:table-cell>
          <table:table-cell office:value-type="string" table:style-name="ce2">
            <text:p>(17</text:p>
          </table:table-cell>
          <table:table-cell office:value-type="float" office:value="3.6119999999999998E-3" table:formula="of:=[.Q115]/1000" table:style-name="ce2">
            <text:p>0.003612</text:p>
          </table:table-cell>
          <table:table-cell table:number-columns-repeated="16365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785.85599999999999" table:style-name="ce2">
            <text:p>785.856</text:p>
          </table:table-cell>
          <table:table-cell office:value-type="float" office:value="324" table:style-name="ce2">
            <text:p>324</text:p>
          </table:table-cell>
          <table:table-cell office:value-type="float" office:value="18" table:style-name="ce2">
            <text:p>18</text:p>
          </table:table-cell>
          <table:table-cell office:value-type="float" office:value="102.477" table:style-name="ce2">
            <text:p>102.477</text:p>
          </table:table-cell>
          <table:table-cell office:value-type="float" office:value="125" table:style-name="ce2">
            <text:p>125</text:p>
          </table:table-cell>
          <table:table-cell office:value-type="float" office:value="18" table:style-name="ce2">
            <text:p>18</text:p>
          </table:table-cell>
          <table:table-cell office:value-type="float" office:value="217.72900000000001" table:style-name="ce2">
            <text:p>217.729</text:p>
          </table:table-cell>
          <table:table-cell office:value-type="float" office:value="165" table:style-name="ce2">
            <text:p>165</text:p>
          </table:table-cell>
          <table:table-cell office:value-type="float" office:value="18" table:style-name="ce2">
            <text:p>18</text:p>
          </table:table-cell>
          <table:table-cell office:value-type="float" office:value="122.898" table:style-name="ce2">
            <text:p>122.898</text:p>
          </table:table-cell>
          <table:table-cell office:value-type="float" office:value="111" table:style-name="ce2">
            <text:p>111</text:p>
          </table:table-cell>
          <table:table-cell office:value-type="float" office:value="18" table:style-name="ce2">
            <text:p>18</text:p>
          </table:table-cell>
          <table:table-cell office:value-type="float" office:value="278.89600000000002" table:style-name="ce2">
            <text:p>278.896</text:p>
          </table:table-cell>
          <table:table-cell office:value-type="float" office:value="160" table:style-name="ce2">
            <text:p>160</text:p>
          </table:table-cell>
          <table:table-cell office:value-type="float" office:value="18" table:style-name="ce2">
            <text:p>18</text:p>
          </table:table-cell>
          <table:table-cell office:value-type="float" office:value="301.57119999999998" table:formula="of:=SUM([.B116];[.E116];[.H116];[.K116];[.N116])/COUNT([.B116];[.E116];[.H116];[.K116];[.N116])" table:style-name="ce2">
            <text:p>301.5712</text:p>
          </table:table-cell>
          <table:table-cell office:value-type="string" table:style-name="ce2">
            <text:p>(18</text:p>
          </table:table-cell>
          <table:table-cell office:value-type="float" office:value="0.30157119999999998" table:formula="of:=[.Q116]/1000" table:style-name="ce2">
            <text:p>0.3015712</text:p>
          </table:table-cell>
          <table:table-cell table:number-columns-repeated="16365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83.5840000000001" table:style-name="ce2">
            <text:p>1683.584</text:p>
          </table:table-cell>
          <table:table-cell office:value-type="float" office:value="1050" table:style-name="ce2">
            <text:p>105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548.33399999999995" table:style-name="ce2">
            <text:p>548.334</text:p>
          </table:table-cell>
          <table:table-cell office:value-type="float" office:value="337" table:style-name="ce2">
            <text:p>33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1115.9590000000001" table:formula="of:=SUM([.B117];[.E117];[.H117];[.K117];[.N117])/COUNT([.B117];[.E117];[.H117];[.K117];[.N117])" table:style-name="ce2">
            <text:p>1115.959</text:p>
          </table:table-cell>
          <table:table-cell office:value-type="string" table:style-name="ce2">
            <text:p>(19</text:p>
          </table:table-cell>
          <table:table-cell office:value-type="float" office:value="1.1159590000000001" table:formula="of:=[.Q117]/1000" table:style-name="ce2">
            <text:p>1.115959</text:p>
          </table:table-cell>
          <table:table-cell table:number-columns-repeated="16365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<text:s/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118];[.E118];[.H118];[.K118];[.N118])/COUNT([.B118];[.E118];[.H118];[.K118];[.N118])" table:style-name="ce2">
            <text:p>#DIV/0!</text:p>
          </table:table-cell>
          <table:table-cell office:value-type="string" table:style-name="ce2">
            <text:p>(20</text:p>
          </table:table-cell>
          <table:table-cell office:value-type="float" office:value="0" table:formula="of:=[.Q118]/1000" table:style-name="ce2">
            <text:p>#DIV/0!</text:p>
          </table:table-cell>
          <table:table-cell table:number-columns-repeated="16365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3.796999999999997" table:style-name="ce2">
            <text:p>93.797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813999999999993" table:style-name="ce2">
            <text:p>92.81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103.324" table:style-name="ce2">
            <text:p>103.324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6.745999999999995" table:style-name="ce2">
            <text:p>86.746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85.787999999999997" table:style-name="ce2">
            <text:p>85.788</text:p>
          </table:table-cell>
          <table:table-cell office:value-type="float" office:value="47" table:style-name="ce2">
            <text:p>47</text:p>
          </table:table-cell>
          <table:table-cell office:value-type="float" office:value="21" table:style-name="ce2">
            <text:p>21</text:p>
          </table:table-cell>
          <table:table-cell office:value-type="float" office:value="92.493799999999993" table:formula="of:=SUM([.B119];[.E119];[.H119];[.K119];[.N119])/COUNT([.B119];[.E119];[.H119];[.K119];[.N119])" table:style-name="ce2">
            <text:p>92.4938</text:p>
          </table:table-cell>
          <table:table-cell office:value-type="string" table:style-name="ce2">
            <text:p>(21</text:p>
          </table:table-cell>
          <table:table-cell office:value-type="float" office:value="9.2493799999999987E-2" table:formula="of:=[.Q119]/1000" table:style-name="ce2">
            <text:p>0.09249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erage time</text:p>
          </table:table-cell>
          <table:table-cell table:number-columns-repeated="16363" table:style-name="ce2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120];[.E120];[.H120];[.K120];[.N120])/COUNT([.B120];[.E120];[.H120];[.K120];[.N120])" table:style-name="ce2">
            <text:p>#DIV/0!</text:p>
          </table:table-cell>
          <table:table-cell office:value-type="string" table:style-name="ce2">
            <text:p>(22</text:p>
          </table:table-cell>
          <table:table-cell office:value-type="float" office:value="0" table:formula="of:=[.Q120]/1000" table:style-name="ce2">
            <text:p>#DIV/0!</text:p>
          </table:table-cell>
          <table:table-cell office:value-type="float" office:value="63" table:formula="of:=COUNT([.B101:.B120];[.E101:.E120];[.H101:.H120];[.K101:.K120];[.N101:.N120])" table:style-name="ce2">
            <text:p>63</text:p>
          </table:table-cell>
          <table:table-cell office:value-type="float" office:value="265.22776249999998" table:formula="of:=AVERAGE(IF(ISNUMBER([.Q99:.Q120]); [.Q99:.Q120];&quot;&quot;))" table:number-matrix-columns-spanned="1" table:number-matrix-rows-spanned="1" table:style-name="ce2">
            <text:p>265.2277625</text:p>
          </table:table-cell>
          <table:table-cell office:value-type="float" office:value="13.843699999999998" table:formula="of:=SUM([.Q99:.Q101];[.Q105];[.Q111];[.Q114];[.Q115];[.Q119])/COUNT([.Q99:.Q101];[.Q105];[.Q111];[.Q114];[.Q115];[.Q119])" table:style-name="ce2">
            <text:p>13.8437</text:p>
          </table:table-cell>
          <table:table-cell table:number-columns-repeated="16362"/>
        </table:table-row>
        <table:table-row table:number-rows-repeated="1048456" table:style-name="ro1">
          <table:table-cell table:number-columns-repeated="16384"/>
        </table:table-row>
      </table:table>
      <table:table table:name="Multi-Walk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8" table:style-name="ce2"/>
          <table:table-cell table:number-columns-repeated="16367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IF(ISNUMBER(SUM([.E4];[.B4];[.H4];[.K4];[.N4])/COUNT([.N4];[.K4];[.H4];[.E4];[.B4])); SUM([.E4];[.B4];[.H4];[.K4];[.N4])/COUNT([.N4];[.K4];[.H4];[.E4];[.B4]);&quot;nan&quot;)" table:style-name="ce2">
            <text:p>0.13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IF(ISNUMBER(SUM([.E5];[.B5];[.H5];[.K5];[.N5])/COUNT([.N5];[.K5];[.H5];[.E5];[.B5])); SUM([.E5];[.B5];[.H5];[.K5];[.N5])/COUNT([.N5];[.K5];[.H5];[.E5];[.B5]);&quot;nan&quot;)" table:style-name="ce2">
            <text:p>0.5728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IF(ISNUMBER(SUM([.E6];[.B6];[.H6];[.K6];[.N6])/COUNT([.N6];[.K6];[.H6];[.E6];[.B6])); SUM([.E6];[.B6];[.H6];[.K6];[.N6])/COUNT([.N6];[.K6];[.H6];[.E6];[.B6]);&quot;nan&quot;)" table:style-name="ce2">
            <text:p>0.291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IF(ISNUMBER(SUM([.E7];[.B7];[.H7];[.K7];[.N7])/COUNT([.N7];[.K7];[.H7];[.E7];[.B7])); SUM([.E7];[.B7];[.H7];[.K7];[.N7])/COUNT([.N7];[.K7];[.H7];[.E7];[.B7]);&quot;nan&quot;)" table:style-name="ce2">
            <text:p>0.924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IF(ISNUMBER(SUM([.E8];[.B8];[.H8];[.K8];[.N8])/COUNT([.N8];[.K8];[.H8];[.E8];[.B8])); SUM([.E8];[.B8];[.H8];[.K8];[.N8])/COUNT([.N8];[.K8];[.H8];[.E8];[.B8]);&quot;nan&quot;)" table:style-name="ce2">
            <text:p>0.5834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IF(ISNUMBER(SUM([.E9];[.B9];[.H9];[.K9];[.N9])/COUNT([.N9];[.K9];[.H9];[.E9];[.B9])); SUM([.E9];[.B9];[.H9];[.K9];[.N9])/COUNT([.N9];[.K9];[.H9];[.E9];[.B9]);&quot;nan&quot;)" table:style-name="ce2">
            <text:p>0.548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IF(ISNUMBER(SUM([.E10];[.B10];[.H10];[.K10];[.N10])/COUNT([.N10];[.K10];[.H10];[.E10];[.B10])); SUM([.E10];[.B10];[.H10];[.K10];[.N10])/COUNT([.N10];[.K10];[.H10];[.E10];[.B10]);&quot;nan&quot;)" table:style-name="ce2">
            <text:p>0.760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IF(ISNUMBER(SUM([.E11];[.B11];[.H11];[.K11];[.N11])/COUNT([.N11];[.K11];[.H11];[.E11];[.B11])); SUM([.E11];[.B11];[.H11];[.K11];[.N11])/COUNT([.N11];[.K11];[.H11];[.E11];[.B11]);&quot;nan&quot;)" table:style-name="ce2">
            <text:p>1.764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IF(ISNUMBER(SUM([.E12];[.B12];[.H12];[.K12];[.N12])/COUNT([.N12];[.K12];[.H12];[.E12];[.B12])); SUM([.E12];[.B12];[.H12];[.K12];[.N12])/COUNT([.N12];[.K12];[.H12];[.E12];[.B12]);&quot;nan&quot;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IF(ISNUMBER(SUM([.E13];[.B13];[.H13];[.K13];[.N13])/COUNT([.N13];[.K13];[.H13];[.E13];[.B13])); SUM([.E13];[.B13];[.H13];[.K13];[.N13])/COUNT([.N13];[.K13];[.H13];[.E13];[.B13]);&quot;nan&quot;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IF(ISNUMBER(SUM([.E14];[.B14];[.H14];[.K14];[.N14])/COUNT([.N14];[.K14];[.H14];[.E14];[.B14])); SUM([.E14];[.B14];[.H14];[.K14];[.N14])/COUNT([.N14];[.K14];[.H14];[.E14];[.B14]);&quot;nan&quot;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15];[.B15];[.H15];[.K15];[.N15])/COUNT([.N15];[.K15];[.H15];[.E15];[.B15])); SUM([.E15];[.B15];[.H15];[.K15];[.N15])/COUNT([.N15];[.K15];[.H15];[.E15];[.B15]);&quot;nan&quot;)" table:style-name="ce2">
            <text:p>nan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IF(ISNUMBER(SUM([.E16];[.B16];[.H16];[.K16];[.N16])/COUNT([.N16];[.K16];[.H16];[.E16];[.B16])); SUM([.E16];[.B16];[.H16];[.K16];[.N16])/COUNT([.N16];[.K16];[.H16];[.E16];[.B16]);&quot;nan&quot;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IF(ISNUMBER(SUM([.E17];[.B17];[.H17];[.K17];[.N17])/COUNT([.N17];[.K17];[.H17];[.E17];[.B17])); SUM([.E17];[.B17];[.H17];[.K17];[.N17])/COUNT([.N17];[.K17];[.H17];[.E17];[.B17]);&quot;nan&quot;)" table:style-name="ce2">
            <text:p>64.831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IF(ISNUMBER(SUM([.E18];[.B18];[.H18];[.K18];[.N18])/COUNT([.N18];[.K18];[.H18];[.E18];[.B18])); SUM([.E18];[.B18];[.H18];[.K18];[.N18])/COUNT([.N18];[.K18];[.H18];[.E18];[.B18]);&quot;nan&quot;)" table:style-name="ce2">
            <text:p>1478.794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19];[.B19];[.H19];[.K19];[.N19])/COUNT([.N19];[.K19];[.H19];[.E19];[.B19])); SUM([.E19];[.B19];[.H19];[.K19];[.N19])/COUNT([.N19];[.K19];[.H19];[.E19];[.B19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20];[.B20];[.H20];[.K20];[.N20])/COUNT([.N20];[.K20];[.H20];[.E20];[.B20])); SUM([.E20];[.B20];[.H20];[.K20];[.N20])/COUNT([.N20];[.K20];[.H20];[.E20];[.B2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21];[.B21];[.H21];[.K21];[.N21])/COUNT([.N21];[.K21];[.H21];[.E21];[.B21])); SUM([.E21];[.B21];[.H21];[.K21];[.N21])/COUNT([.N21];[.K21];[.H21];[.E21];[.B21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22];[.B22];[.H22];[.K22];[.N22])/COUNT([.N22];[.K22];[.H22];[.E22];[.B22])); SUM([.E22];[.B22];[.H22];[.K22];[.N22])/COUNT([.N22];[.K22];[.H22];[.E22];[.B22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23];[.B23];[.H23];[.K23];[.N23])/COUNT([.N23];[.K23];[.H23];[.E23];[.B23])); SUM([.E23];[.B23];[.H23];[.K23];[.N23])/COUNT([.N23];[.K23];[.H23];[.E23];[.B23]);&quot;nan&quot;)" table:style-name="ce2">
            <text:p>nan</text:p>
          </table:table-cell>
          <table:table-cell office:value-type="float" office:value="70" table:formula="of:=COUNT([.B4:.B23];[.E4:.E23];[.H4:.H23];[.K4:.K23];[.N4:.N23])" table:style-name="ce2">
            <text:p>70</text:p>
          </table:table-cell>
          <table:table-cell table:number-columns-repeated="16366"/>
        </table:table-row>
        <table:table-row table:style-name="ro1">
          <table:table-cell table:number-columns-repeated="17" table:style-name="ce2"/>
          <table:table-cell table:number-columns-repeated="16367" table:style-name="ce1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8"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IF(ISNUMBER(SUM([.E27];[.B27];[.H27];[.K27];[.N27])/COUNT([.N27];[.K27];[.H27];[.E27];[.B27])); SUM([.E27];[.B27];[.H27];[.K27];[.N27])/COUNT([.N27];[.K27];[.H27];[.E27];[.B27]);&quot;nan&quot;)" table:style-name="ce2">
            <text:p>0.0588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office:string-value="nan" table:formula="of:=IF(ISNUMBER(SUM([.E28];[.B28];[.H28];[.K28];[.N28])/COUNT([.N28];[.K28];[.H28];[.E28];[.B28])); SUM([.E28];[.B28];[.H28];[.K28];[.N28])/COUNT([.N28];[.K28];[.H28];[.E28];[.B2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IF(ISNUMBER(SUM([.E29];[.B29];[.H29];[.K29];[.N29])/COUNT([.N29];[.K29];[.H29];[.E29];[.B29])); SUM([.E29];[.B29];[.H29];[.K29];[.N29])/COUNT([.N29];[.K29];[.H29];[.E29];[.B29]);&quot;nan&quot;)" table:style-name="ce2">
            <text:p>0.128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office:string-value="nan" table:formula="of:=IF(ISNUMBER(SUM([.E30];[.B30];[.H30];[.K30];[.N30])/COUNT([.N30];[.K30];[.H30];[.E30];[.B30])); SUM([.E30];[.B30];[.H30];[.K30];[.N30])/COUNT([.N30];[.K30];[.H30];[.E30];[.B3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IF(ISNUMBER(SUM([.E31];[.B31];[.H31];[.K31];[.N31])/COUNT([.N31];[.K31];[.H31];[.E31];[.B31])); SUM([.E31];[.B31];[.H31];[.K31];[.N31])/COUNT([.N31];[.K31];[.H31];[.E31];[.B31]);&quot;nan&quot;)" table:style-name="ce2">
            <text:p>0.31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office:string-value="nan" table:formula="of:=IF(ISNUMBER(SUM([.E32];[.B32];[.H32];[.K32];[.N32])/COUNT([.N32];[.K32];[.H32];[.E32];[.B32])); SUM([.E32];[.B32];[.H32];[.K32];[.N32])/COUNT([.N32];[.K32];[.H32];[.E32];[.B3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IF(ISNUMBER(SUM([.E33];[.B33];[.H33];[.K33];[.N33])/COUNT([.N33];[.K33];[.H33];[.E33];[.B33])); SUM([.E33];[.B33];[.H33];[.K33];[.N33])/COUNT([.N33];[.K33];[.H33];[.E33];[.B33]);&quot;nan&quot;)" table:style-name="ce2">
            <text:p>0.3722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office:string-value="nan" table:formula="of:=IF(ISNUMBER(SUM([.E34];[.B34];[.H34];[.K34];[.N34])/COUNT([.N34];[.K34];[.H34];[.E34];[.B34])); SUM([.E34];[.B34];[.H34];[.K34];[.N34])/COUNT([.N34];[.K34];[.H34];[.E34];[.B3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IF(ISNUMBER(SUM([.E35];[.B35];[.H35];[.K35];[.N35])/COUNT([.N35];[.K35];[.H35];[.E35];[.B35])); SUM([.E35];[.B35];[.H35];[.K35];[.N35])/COUNT([.N35];[.K35];[.H35];[.E35];[.B35]);&quot;nan&quot;)" table:style-name="ce2">
            <text:p>0.8618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IF(ISNUMBER(SUM([.E36];[.B36];[.H36];[.K36];[.N36])/COUNT([.N36];[.K36];[.H36];[.E36];[.B36])); SUM([.E36];[.B36];[.H36];[.K36];[.N36])/COUNT([.N36];[.K36];[.H36];[.E36];[.B36]);&quot;nan&quot;)" table:style-name="ce2">
            <text:p>0.3806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IF(ISNUMBER(SUM([.E37];[.B37];[.H37];[.K37];[.N37])/COUNT([.N37];[.K37];[.H37];[.E37];[.B37])); SUM([.E37];[.B37];[.H37];[.K37];[.N37])/COUNT([.N37];[.K37];[.H37];[.E37];[.B37]);&quot;nan&quot;)" table:style-name="ce2">
            <text:p>1.1316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office:string-value="nan" table:formula="of:=IF(ISNUMBER(SUM([.E38];[.B38];[.H38];[.K38];[.N38])/COUNT([.N38];[.K38];[.H38];[.E38];[.B38])); SUM([.E38];[.B38];[.H38];[.K38];[.N38])/COUNT([.N38];[.K38];[.H38];[.E38];[.B38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IF(ISNUMBER(SUM([.E39];[.B39];[.H39];[.K39];[.N39])/COUNT([.N39];[.K39];[.H39];[.E39];[.B39])); SUM([.E39];[.B39];[.H39];[.K39];[.N39])/COUNT([.N39];[.K39];[.H39];[.E39];[.B39]);&quot;nan&quot;)" table:style-name="ce2">
            <text:p>2.7726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IF(ISNUMBER(SUM([.E40];[.B40];[.H40];[.K40];[.N40])/COUNT([.N40];[.K40];[.H40];[.E40];[.B40])); SUM([.E40];[.B40];[.H40];[.K40];[.N40])/COUNT([.N40];[.K40];[.H40];[.E40];[.B40]);&quot;nan&quot;)" table:style-name="ce2">
            <text:p>5.24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IF(ISNUMBER(SUM([.E41];[.B41];[.H41];[.K41];[.N41])/COUNT([.N41];[.K41];[.H41];[.E41];[.B41])); SUM([.E41];[.B41];[.H41];[.K41];[.N41])/COUNT([.N41];[.K41];[.H41];[.E41];[.B41]);&quot;nan&quot;)" table:style-name="ce2">
            <text:p>71.230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office:string-value="nan" table:formula="of:=IF(ISNUMBER(SUM([.E42];[.B42];[.H42];[.K42];[.N42])/COUNT([.N42];[.K42];[.H42];[.E42];[.B42])); SUM([.E42];[.B42];[.H42];[.K42];[.N42])/COUNT([.N42];[.K42];[.H42];[.E42];[.B42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office:string-value="nan" table:formula="of:=IF(ISNUMBER(SUM([.E43];[.B43];[.H43];[.K43];[.N43])/COUNT([.N43];[.K43];[.H43];[.E43];[.B43])); SUM([.E43];[.B43];[.H43];[.K43];[.N43])/COUNT([.N43];[.K43];[.H43];[.E43];[.B43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44];[.B44];[.H44];[.K44];[.N44])/COUNT([.N44];[.K44];[.H44];[.E44];[.B44])); SUM([.E44];[.B44];[.H44];[.K44];[.N44])/COUNT([.N44];[.K44];[.H44];[.E44];[.B44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45];[.B45];[.H45];[.K45];[.N45])/COUNT([.N45];[.K45];[.H45];[.E45];[.B45])); SUM([.E45];[.B45];[.H45];[.K45];[.N45])/COUNT([.N45];[.K45];[.H45];[.E45];[.B45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46];[.B46];[.H46];[.K46];[.N46])/COUNT([.N46];[.K46];[.H46];[.E46];[.B46])); SUM([.E46];[.B46];[.H46];[.K46];[.N46])/COUNT([.N46];[.K46];[.H46];[.E46];[.B46]);&quot;nan&quot;)" table:style-name="ce2">
            <text:p>nan</text:p>
          </table:table-cell>
          <table:table-cell office:value-type="float" office:value="50" table:formula="of:=COUNT([.B27:.B46];[.E27:.E46];[.H27:.H46];[.K27:.K46];[.N27:.N46])" table:style-name="ce2">
            <text:p>5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lpfu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.1200000000000013E-2" table:formula="of:=IF(ISNUMBER(SUM([.E50];[.B50];[.H50];[.K50];[.N50])/COUNT([.N50];[.K50];[.H50];[.E50];[.B50])); SUM([.E50];[.B50];[.H50];[.K50];[.N50])/COUNT([.N50];[.K50];[.H50];[.E50];[.B50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07" table:style-name="ce1">
            <text:p>0.10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6" table:style-name="ce1">
            <text:p>0.0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7.1199999999999999E-2" table:formula="of:=IF(ISNUMBER(SUM([.E51];[.B51];[.H51];[.K51];[.N51])/COUNT([.N51];[.K51];[.H51];[.E51];[.B51])); SUM([.E51];[.B51];[.H51];[.K51];[.N51])/COUNT([.N51];[.K51];[.H51];[.E51];[.B51]);&quot;nan&quot;)" table:style-name="ce2">
            <text:p>0.071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157" table:formula="of:=IF(ISNUMBER(SUM([.E52];[.B52];[.H52];[.K52];[.N52])/COUNT([.N52];[.K52];[.H52];[.E52];[.B52])); SUM([.E52];[.B52];[.H52];[.K52];[.N52])/COUNT([.N52];[.K52];[.H52];[.E52];[.B52]);&quot;nan&quot;)" table:style-name="ce2">
            <text:p>0.157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9.7799999999999998E-2" table:formula="of:=IF(ISNUMBER(SUM([.E53];[.B53];[.H53];[.K53];[.N53])/COUNT([.N53];[.K53];[.H53];[.E53];[.B53])); SUM([.E53];[.B53];[.H53];[.K53];[.N53])/COUNT([.N53];[.K53];[.H53];[.E53];[.B53]);&quot;nan&quot;)" table:style-name="ce2">
            <text:p>0.097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33520000000000005" table:formula="of:=IF(ISNUMBER(SUM([.E54];[.B54];[.H54];[.K54];[.N54])/COUNT([.N54];[.K54];[.H54];[.E54];[.B54])); SUM([.E54];[.B54];[.H54];[.K54];[.N54])/COUNT([.N54];[.K54];[.H54];[.E54];[.B54]);&quot;nan&quot;)" table:style-name="ce2">
            <text:p>0.3352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3700000000000003" table:style-name="ce1">
            <text:p>0.5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8699999999999999" table:style-name="ce1">
            <text:p>0.48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3" table:style-name="ce1">
            <text:p>0.5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2">
            <text:p>6</text:p>
          </table:table-cell>
          <table:table-cell office:value-type="float" office:value="0.51080000000000003" table:formula="of:=IF(ISNUMBER(SUM([.E55];[.B55];[.H55];[.K55];[.N55])/COUNT([.N55];[.K55];[.H55];[.E55];[.B55])); SUM([.E55];[.B55];[.H55];[.K55];[.N55])/COUNT([.N55];[.K55];[.H55];[.E55];[.B55]);&quot;nan&quot;)" table:style-name="ce2">
            <text:p>0.5108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1" table:style-name="ce1">
            <text:p>0.3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30199999999999999" table:style-name="ce1">
            <text:p>0.30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30300000000000005" table:formula="of:=IF(ISNUMBER(SUM([.E56];[.B56];[.H56];[.K56];[.N56])/COUNT([.N56];[.K56];[.H56];[.E56];[.B56])); SUM([.E56];[.B56];[.H56];[.K56];[.N56])/COUNT([.N56];[.K56];[.H56];[.E56];[.B56]);&quot;nan&quot;)" table:style-name="ce2">
            <text:p>0.303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67" table:style-name="ce1">
            <text:p>0.6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52200000000000002" table:style-name="ce1">
            <text:p>0.5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7799999999999998" table:style-name="ce1">
            <text:p>0.478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52759999999999996" table:formula="of:=IF(ISNUMBER(SUM([.E57];[.B57];[.H57];[.K57];[.N57])/COUNT([.N57];[.K57];[.H57];[.E57];[.B57])); SUM([.E57];[.B57];[.H57];[.K57];[.N57])/COUNT([.N57];[.K57];[.H57];[.E57];[.B57]);&quot;nan&quot;)" table:style-name="ce2">
            <text:p>0.5276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2599999999999998" table:style-name="ce1">
            <text:p>0.726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4800000000000002" table:style-name="ce1">
            <text:p>0.648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0.85699999999999998" table:style-name="ce1">
            <text:p>0.857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0.77900000000000014" table:formula="of:=IF(ISNUMBER(SUM([.E58];[.B58];[.H58];[.K58];[.N58])/COUNT([.N58];[.K58];[.H58];[.E58];[.B58])); SUM([.E58];[.B58];[.H58];[.K58];[.N58])/COUNT([.N58];[.K58];[.H58];[.E58];[.B58]);&quot;nan&quot;)" table:style-name="ce2">
            <text:p>0.779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5299999999999998" table:style-name="ce1">
            <text:p>0.85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286" table:style-name="ce1">
            <text:p>1.28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0.88800000000000001" table:style-name="ce1">
            <text:p>0.888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.333" table:style-name="ce1">
            <text:p>1.33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1.0268000000000002" table:formula="of:=IF(ISNUMBER(SUM([.E59];[.B59];[.H59];[.K59];[.N59])/COUNT([.N59];[.K59];[.H59];[.E59];[.B59])); SUM([.E59];[.B59];[.H59];[.K59];[.N59])/COUNT([.N59];[.K59];[.H59];[.E59];[.B59]);&quot;nan&quot;)" table:style-name="ce2">
            <text:p>1.026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47" table:style-name="ce1">
            <text:p>0.747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92900000000000005" table:style-name="ce1">
            <text:p>0.92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.111" table:style-name="ce1">
            <text:p>1.111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0.85599999999999998" table:style-name="ce1">
            <text:p>0.856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0.89979999999999993" table:formula="of:=IF(ISNUMBER(SUM([.E60];[.B60];[.H60];[.K60];[.N60])/COUNT([.N60];[.K60];[.H60];[.E60];[.B60])); SUM([.E60];[.B60];[.H60];[.K60];[.N60])/COUNT([.N60];[.K60];[.H60];[.E60];[.B60]);&quot;nan&quot;)" table:style-name="ce2">
            <text:p>0.899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4600000000000001" table:style-name="ce1">
            <text:p>0.44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7200000000000004" table:style-name="ce1">
            <text:p>0.67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3700000000000001" table:style-name="ce1">
            <text:p>0.63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0.60899999999999999" table:formula="of:=IF(ISNUMBER(SUM([.E61];[.B61];[.H61];[.K61];[.N61])/COUNT([.N61];[.K61];[.H61];[.E61];[.B61])); SUM([.E61];[.B61];[.H61];[.K61];[.N61])/COUNT([.N61];[.K61];[.H61];[.E61];[.B61]);&quot;nan&quot;)" table:style-name="ce2">
            <text:p>0.609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7509999999999999" table:style-name="ce1">
            <text:p>1.75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7809999999999999" table:style-name="ce1">
            <text:p>1.781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1.9590000000000001" table:style-name="ce1">
            <text:p>1.95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2.0339999999999998" table:style-name="ce1">
            <text:p>2.034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2">
            <text:p>13</text:p>
          </table:table-cell>
          <table:table-cell office:value-type="float" office:value="1.9149999999999998" table:formula="of:=IF(ISNUMBER(SUM([.E62];[.B62];[.H62];[.K62];[.N62])/COUNT([.N62];[.K62];[.H62];[.E62];[.B62])); SUM([.E62];[.B62];[.H62];[.K62];[.N62])/COUNT([.N62];[.K62];[.H62];[.E62];[.B62]);&quot;nan&quot;)" table:style-name="ce2">
            <text:p>1.915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2799999999999998" table:style-name="ce1">
            <text:p>0.72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83199999999999996" table:style-name="ce1">
            <text:p>0.83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0.78220000000000001" table:formula="of:=IF(ISNUMBER(SUM([.E63];[.B63];[.H63];[.K63];[.N63])/COUNT([.N63];[.K63];[.H63];[.E63];[.B63])); SUM([.E63];[.B63];[.H63];[.K63];[.N63])/COUNT([.N63];[.K63];[.H63];[.E63];[.B63]);&quot;nan&quot;)" table:style-name="ce2">
            <text:p>0.7822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.1459999999999999" table:style-name="ce1">
            <text:p>4.14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452" table:style-name="ce1">
            <text:p>4.452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2969999999999997" table:style-name="ce1">
            <text:p>4.297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6239999999999997" table:style-name="ce1">
            <text:p>4.62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.0910000000000002" table:style-name="ce1">
            <text:p>4.091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2">
            <text:p>15</text:p>
          </table:table-cell>
          <table:table-cell office:value-type="float" office:value="4.3220000000000001" table:formula="of:=IF(ISNUMBER(SUM([.E64];[.B64];[.H64];[.K64];[.N64])/COUNT([.N64];[.K64];[.H64];[.E64];[.B64])); SUM([.E64];[.B64];[.H64];[.K64];[.N64])/COUNT([.N64];[.K64];[.H64];[.E64];[.B64]);&quot;nan&quot;)" table:style-name="ce2">
            <text:p>4.32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4" table:style-name="ce1">
            <text:p>1.764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839" table:style-name="ce1">
            <text:p>1.83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827" table:style-name="ce1">
            <text:p>3.827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.9550000000000001" table:style-name="ce1">
            <text:p>1.955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2">
            <text:p>16</text:p>
          </table:table-cell>
          <table:table-cell office:value-type="float" office:value="2.5574000000000003" table:formula="of:=IF(ISNUMBER(SUM([.E65];[.B65];[.H65];[.K65];[.N65])/COUNT([.N65];[.K65];[.H65];[.E65];[.B65])); SUM([.E65];[.B65];[.H65];[.K65];[.N65])/COUNT([.N65];[.K65];[.H65];[.E65];[.B65]);&quot;nan&quot;)" table:style-name="ce2">
            <text:p>2.5574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.271999999999998" table:style-name="ce1">
            <text:p>21.27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9.1110000000000007" table:style-name="ce1">
            <text:p>9.11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.32" table:style-name="ce1">
            <text:p>23.32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.243" table:style-name="ce1">
            <text:p>10.243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.009" table:style-name="ce1">
            <text:p>21.00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16.991000000000003" table:formula="of:=IF(ISNUMBER(SUM([.E66];[.B66];[.H66];[.K66];[.N66])/COUNT([.N66];[.K66];[.H66];[.E66];[.B66])); SUM([.E66];[.B66];[.H66];[.K66];[.N66])/COUNT([.N66];[.K66];[.H66];[.E66];[.B66]);&quot;nan&quot;)" table:style-name="ce2">
            <text:p>16.991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89" table:style-name="ce1">
            <text:p>53.689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67" table:style-name="ce1">
            <text:p>53.67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.42" table:style-name="ce1">
            <text:p>25.4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3.362000000000002" table:style-name="ce1">
            <text:p>53.36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1.312999999999999" table:style-name="ce1">
            <text:p>21.31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41.490799999999993" table:formula="of:=IF(ISNUMBER(SUM([.E67];[.B67];[.H67];[.K67];[.N67])/COUNT([.N67];[.K67];[.H67];[.E67];[.B67])); SUM([.E67];[.B67];[.H67];[.K67];[.N67])/COUNT([.N67];[.K67];[.H67];[.E67];[.B67]);&quot;nan&quot;)" table:style-name="ce2">
            <text:p>41.4908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8.33499999999998" table:style-name="ce1">
            <text:p>298.335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0.45800000000003" table:style-name="ce1">
            <text:p>290.458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2.23200000000003" table:style-name="ce1">
            <text:p>282.232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93.36399999999998" table:style-name="ce1">
            <text:p>293.36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289.98399999999998" table:style-name="ce1">
            <text:p>289.984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2">
            <text:p>19</text:p>
          </table:table-cell>
          <table:table-cell office:value-type="float" office:value="290.87459999999999" table:formula="of:=IF(ISNUMBER(SUM([.E68];[.B68];[.H68];[.K68];[.N68])/COUNT([.N68];[.K68];[.H68];[.E68];[.B68])); SUM([.E68];[.B68];[.H68];[.K68];[.N68])/COUNT([.N68];[.K68];[.H68];[.E68];[.B68]);&quot;nan&quot;)" table:style-name="ce2">
            <text:p>290.8746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69];[.B69];[.H69];[.K69];[.N69])/COUNT([.N69];[.K69];[.H69];[.E69];[.B69])); SUM([.E69];[.B69];[.H69];[.K69];[.N69])/COUNT([.N69];[.K69];[.H69];[.E69];[.B69]);&quot;nan&quot;)" table:style-name="ce2">
            <text:p>nan</text:p>
          </table:table-cell>
          <table:table-cell office:value-type="float" office:value="95" table:formula="of:=COUNT([.B50:.B69];[.E50:.E69];[.H50:.H69];[.K50:.K69];[.N50:.N69])" table:style-name="ce2">
            <text:p>95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lti-Walk Rovers - Nu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23" table:style-name="ce1">
            <text:p>0.1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59" table:style-name="ce1">
            <text:p>0.1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2" table:style-name="ce1">
            <text:p>0.12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25" table:style-name="ce1">
            <text:p>0.1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112" table:style-name="ce1">
            <text:p>0.1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2820000000000001" table:formula="of:=IF(ISNUMBER(SUM([.E73];[.B73];[.H73];[.K73];[.N73])/COUNT([.N73];[.K73];[.H73];[.E73];[.B73])); SUM([.E73];[.B73];[.H73];[.K73];[.N73])/COUNT([.N73];[.K73];[.H73];[.E73];[.B73]);&quot;nan&quot;)" table:style-name="ce2">
            <text:p>0.128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4799999999999999" table:style-name="ce1">
            <text:p>0.1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.13400000000000001" table:formula="of:=IF(ISNUMBER(SUM([.E74];[.B74];[.H74];[.K74];[.N74])/COUNT([.N74];[.K74];[.H74];[.E74];[.B74])); SUM([.E74];[.B74];[.H74];[.K74];[.N74])/COUNT([.N74];[.K74];[.H74];[.E74];[.B74]);&quot;nan&quot;)" table:style-name="ce2">
            <text:p>0.13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599999999999998" table:style-name="ce1">
            <text:p>0.41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7" table:style-name="ce1">
            <text:p>0.4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627" table:style-name="ce1">
            <text:p>0.62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" table:style-name="ce1">
            <text:p>0.4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41199999999999998" table:style-name="ce1">
            <text:p>0.4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0.46699999999999997" table:formula="of:=IF(ISNUMBER(SUM([.E75];[.B75];[.H75];[.K75];[.N75])/COUNT([.N75];[.K75];[.H75];[.E75];[.B75])); SUM([.E75];[.B75];[.H75];[.K75];[.N75])/COUNT([.N75];[.K75];[.H75];[.E75];[.B75]);&quot;nan&quot;)" table:style-name="ce2">
            <text:p>0.467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0.18479999999999999" table:formula="of:=IF(ISNUMBER(SUM([.E76];[.B76];[.H76];[.K76];[.N76])/COUNT([.N76];[.K76];[.H76];[.E76];[.B76])); SUM([.E76];[.B76];[.H76];[.K76];[.N76])/COUNT([.N76];[.K76];[.H76];[.E76];[.B76]);&quot;nan&quot;)" table:style-name="ce2">
            <text:p>0.1848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2" table:style-name="ce1">
            <text:p>0.7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8899999999999995" table:style-name="ce1">
            <text:p>0.68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88400000000000001" table:style-name="ce1">
            <text:p>0.8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9" table:style-name="ce1">
            <text:p>0.6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66100000000000003" table:style-name="ce1">
            <text:p>0.6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0.72879999999999989" table:formula="of:=IF(ISNUMBER(SUM([.E77];[.B77];[.H77];[.K77];[.N77])/COUNT([.N77];[.K77];[.H77];[.E77];[.B77])); SUM([.E77];[.B77];[.H77];[.K77];[.N77])/COUNT([.N77];[.K77];[.H77];[.E77];[.B77]);&quot;nan&quot;)" table:style-name="ce2">
            <text:p>0.7288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090000000000001" table:style-name="ce1">
            <text:p>1.20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319999999999999" table:style-name="ce1">
            <text:p>1.43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6180000000000001" table:style-name="ce1">
            <text:p>1.6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3180000000000001" table:style-name="ce1">
            <text:p>1.318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403" table:style-name="ce1">
            <text:p>1.40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2">
            <text:p>6</text:p>
          </table:table-cell>
          <table:table-cell office:value-type="float" office:value="1.3960000000000001" table:formula="of:=IF(ISNUMBER(SUM([.E78];[.B78];[.H78];[.K78];[.N78])/COUNT([.N78];[.K78];[.H78];[.E78];[.B78])); SUM([.E78];[.B78];[.H78];[.K78];[.N78])/COUNT([.N78];[.K78];[.H78];[.E78];[.B78]);&quot;nan&quot;)" table:style-name="ce2">
            <text:p>1.396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59" table:style-name="ce1">
            <text:p>0.5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2">
            <text:p>7</text:p>
          </table:table-cell>
          <table:table-cell office:value-type="float" office:value="0.62240000000000006" table:formula="of:=IF(ISNUMBER(SUM([.E79];[.B79];[.H79];[.K79];[.N79])/COUNT([.N79];[.K79];[.H79];[.E79];[.B79])); SUM([.E79];[.B79];[.H79];[.K79];[.N79])/COUNT([.N79];[.K79];[.H79];[.E79];[.B79]);&quot;nan&quot;)" table:style-name="ce2">
            <text:p>0.6224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3759999999999999" table:style-name="ce1">
            <text:p>2.37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840000000000001" table:style-name="ce1">
            <text:p>1.58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575" table:style-name="ce1">
            <text:p>1.57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1.7589999999999999" table:style-name="ce1">
            <text:p>1.75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1.986" table:formula="of:=IF(ISNUMBER(SUM([.E80];[.B80];[.H80];[.K80];[.N80])/COUNT([.N80];[.K80];[.H80];[.E80];[.B80])); SUM([.E80];[.B80];[.H80];[.K80];[.N80])/COUNT([.N80];[.K80];[.H80];[.E80];[.B80]);&quot;nan&quot;)" table:style-name="ce2">
            <text:p>1.986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.808" table:style-name="ce1">
            <text:p>26.80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3.972" table:style-name="ce1">
            <text:p>13.972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1.416" table:style-name="ce1">
            <text:p>31.416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9.218" table:style-name="ce1">
            <text:p>29.218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7.387" table:style-name="ce1">
            <text:p>17.387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2">
            <text:p>9</text:p>
          </table:table-cell>
          <table:table-cell office:value-type="float" office:value="23.760200000000001" table:formula="of:=IF(ISNUMBER(SUM([.E81];[.B81];[.H81];[.K81];[.N81])/COUNT([.N81];[.K81];[.H81];[.E81];[.B81])); SUM([.E81];[.B81];[.H81];[.K81];[.N81])/COUNT([.N81];[.K81];[.H81];[.E81];[.B81]);&quot;nan&quot;)" table:style-name="ce2">
            <text:p>23.76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8520000000000003" table:style-name="ce1">
            <text:p>7.852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4969999999999999" table:style-name="ce1">
            <text:p>7.49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7.99" table:style-name="ce1">
            <text:p>7.9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4589999999999996" table:style-name="ce1">
            <text:p>4.459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.6840000000000002" table:style-name="ce1">
            <text:p>4.684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2">
            <text:p>10</text:p>
          </table:table-cell>
          <table:table-cell office:value-type="float" office:value="6.4963999999999995" table:formula="of:=IF(ISNUMBER(SUM([.E82];[.B82];[.H82];[.K82];[.N82])/COUNT([.N82];[.K82];[.H82];[.E82];[.B82])); SUM([.E82];[.B82];[.H82];[.K82];[.N82])/COUNT([.N82];[.K82];[.H82];[.E82];[.B82]);&quot;nan&quot;)" table:style-name="ce2">
            <text:p>6.496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.847" table:style-name="ce1">
            <text:p>14.847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4.718999999999999" table:style-name="ce1">
            <text:p>14.71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9.433" table:style-name="ce1">
            <text:p>29.43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0.672999999999998" table:style-name="ce1">
            <text:p>30.673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7.279" table:style-name="ce1">
            <text:p>17.279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2">
            <text:p>11</text:p>
          </table:table-cell>
          <table:table-cell office:value-type="float" office:value="21.3902" table:formula="of:=IF(ISNUMBER(SUM([.E83];[.B83];[.H83];[.K83];[.N83])/COUNT([.N83];[.K83];[.H83];[.E83];[.B83])); SUM([.E83];[.B83];[.H83];[.K83];[.N83])/COUNT([.N83];[.K83];[.H83];[.E83];[.B83]);&quot;nan&quot;)" table:style-name="ce2">
            <text:p>21.3902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239999999999998" table:style-name="ce1">
            <text:p>2.324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3879999999999999" table:style-name="ce1">
            <text:p>2.38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89999999999998" table:style-name="ce1">
            <text:p>2.63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.6360000000000001" table:style-name="ce1">
            <text:p>2.63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.4954000000000001" table:formula="of:=IF(ISNUMBER(SUM([.E84];[.B84];[.H84];[.K84];[.N84])/COUNT([.N84];[.K84];[.H84];[.E84];[.B84])); SUM([.E84];[.B84];[.H84];[.K84];[.N84])/COUNT([.N84];[.K84];[.H84];[.E84];[.B84]);&quot;nan&quot;)" table:style-name="ce2">
            <text:p>2.4954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.308999999999999" table:style-name="ce1">
            <text:p>11.30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2.068" table:style-name="ce1">
            <text:p>12.06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.760999999999999" table:style-name="ce1">
            <text:p>10.76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781000000000001" table:style-name="ce1">
            <text:p>13.78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3.000999999999999" table:style-name="ce1">
            <text:p>13.00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2">
            <text:p>13</text:p>
          </table:table-cell>
          <table:table-cell office:value-type="float" office:value="12.183999999999999" table:formula="of:=IF(ISNUMBER(SUM([.E85];[.B85];[.H85];[.K85];[.N85])/COUNT([.N85];[.K85];[.H85];[.E85];[.B85])); SUM([.E85];[.B85];[.H85];[.K85];[.N85])/COUNT([.N85];[.K85];[.H85];[.E85];[.B85]);&quot;nan&quot;)" table:style-name="ce2">
            <text:p>12.18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1260000000000003" table:style-name="ce1">
            <text:p>7.12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6.9569999999999999" table:style-name="ce1">
            <text:p>6.9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2.913" table:style-name="ce1">
            <text:p>12.91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1" table:style-name="ce1">
            <text:p>7.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7.7350000000000003" table:style-name="ce1">
            <text:p>7.735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2">
            <text:p>14</text:p>
          </table:table-cell>
          <table:table-cell office:value-type="float" office:value="8.366200000000001" table:formula="of:=IF(ISNUMBER(SUM([.E86];[.B86];[.H86];[.K86];[.N86])/COUNT([.N86];[.K86];[.H86];[.E86];[.B86])); SUM([.E86];[.B86];[.H86];[.K86];[.N86])/COUNT([.N86];[.K86];[.H86];[.E86];[.B86]);&quot;nan&quot;)" table:style-name="ce2">
            <text:p>8.366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7.30099999999999" table:style-name="ce1">
            <text:p>317.301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37.22900000000001" table:style-name="ce1">
            <text:p>137.22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1.05800000000001" table:style-name="ce1">
            <text:p>121.058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27.86" table:style-name="ce1">
            <text:p>127.86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142.75" table:style-name="ce1">
            <text:p>142.75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2">
            <text:p>15</text:p>
          </table:table-cell>
          <table:table-cell office:value-type="float" office:value="169.2396" table:formula="of:=IF(ISNUMBER(SUM([.E87];[.B87];[.H87];[.K87];[.N87])/COUNT([.N87];[.K87];[.H87];[.E87];[.B87])); SUM([.E87];[.B87];[.H87];[.K87];[.N87])/COUNT([.N87];[.K87];[.H87];[.E87];[.B87]);&quot;nan&quot;)" table:style-name="ce2">
            <text:p>169.2396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.082000000000001" table:style-name="ce1">
            <text:p>41.0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986000000000001" table:style-name="ce1">
            <text:p>19.98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4.122" table:style-name="ce1">
            <text:p>34.1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33.048000000000002" table:style-name="ce1">
            <text:p>33.04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9.055" table:style-name="ce1">
            <text:p>19.055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2">
            <text:p>16</text:p>
          </table:table-cell>
          <table:table-cell office:value-type="float" office:value="29.458600000000001" table:formula="of:=IF(ISNUMBER(SUM([.E88];[.B88];[.H88];[.K88];[.N88])/COUNT([.N88];[.K88];[.H88];[.E88];[.B88])); SUM([.E88];[.B88];[.H88];[.K88];[.N88])/COUNT([.N88];[.K88];[.H88];[.E88];[.B88]);&quot;nan&quot;)" table:style-name="ce2">
            <text:p>29.45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9.97" table:style-name="ce1">
            <text:p>249.97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04.626" table:style-name="ce1">
            <text:p>104.626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13.22499999999999" table:style-name="ce1">
            <text:p>213.225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25.04400000000001" table:style-name="ce1">
            <text:p>225.044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234.73099999999999" table:style-name="ce1">
            <text:p>234.731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2">
            <text:p>17</text:p>
          </table:table-cell>
          <table:table-cell office:value-type="float" office:value="205.51920000000001" table:formula="of:=IF(ISNUMBER(SUM([.E89];[.B89];[.H89];[.K89];[.N89])/COUNT([.N89];[.K89];[.H89];[.E89];[.B89])); SUM([.E89];[.B89];[.H89];[.K89];[.N89])/COUNT([.N89];[.K89];[.H89];[.E89];[.B89]);&quot;nan&quot;)" table:style-name="ce2">
            <text:p>205.5192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2">
            <text:p>18</text:p>
          </table:table-cell>
          <table:table-cell office:value-type="string" office:string-value="nan" table:formula="of:=IF(ISNUMBER(SUM([.E90];[.B90];[.H90];[.K90];[.N90])/COUNT([.N90];[.K90];[.H90];[.E90];[.B90])); SUM([.E90];[.B90];[.H90];[.K90];[.N90])/COUNT([.N90];[.K90];[.H90];[.E90];[.B90]);&quot;nan&quot;)" table:style-name="ce2">
            <text:p>nan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2">
            <text:p>19</text:p>
          </table:table-cell>
          <table:table-cell office:value-type="string" office:string-value="nan" table:formula="of:=IF(ISNUMBER(SUM([.E91];[.B91];[.H91];[.K91];[.N91])/COUNT([.N91];[.K91];[.H91];[.E91];[.B91])); SUM([.E91];[.B91];[.H91];[.K91];[.N91])/COUNT([.N91];[.K91];[.H91];[.E91];[.B91]);&quot;nan&quot;)" table:style-name="ce2">
            <text:p>nan</text:p>
          </table:table-cell>
          <table:table-cell office:value-type="string" table:style-name="ce2">
            <text:p>solved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string" office:string-value="nan" table:formula="of:=IF(ISNUMBER(SUM([.E92];[.B92];[.H92];[.K92];[.N92])/COUNT([.N92];[.K92];[.H92];[.E92];[.B92])); SUM([.E92];[.B92];[.H92];[.K92];[.N92])/COUNT([.N92];[.K92];[.H92];[.E92];[.B92]);&quot;nan&quot;)" table:style-name="ce2">
            <text:p>nan</text:p>
          </table:table-cell>
          <table:table-cell office:value-type="float" office:value="85" table:formula="of:=COUNT([.B73:.B92];[.E73:.E92];[.H73:.H92];[.K73:.K92];[.N73:.N92])" table:style-name="ce2">
            <text:p>85</text:p>
          </table:table-cell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  <table:table table:name="Identide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entidem with Base EHC (no parallel optimisation or lookahead state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9E-2" table:style-name="ce1">
            <text:p>0.0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3800000000000004E-2" table:formula="of:=SUM([.B3];[.E3];[.H3];[.K3];[.N3])/COUNT([.B3];[.E3];[.H3];[.K3];[.N3])" table:style-name="ce1">
            <text:p>0.0338</text:p>
          </table:table-cell>
          <table:table-cell office:value-type="float" office:value="3.3800000000000004E-2" table:formula="of:=IF(ISNUMBER([.Q3]); [.Q3]; &quot;nan&quot;)" table:style-name="ce1">
            <text:p>0.0338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1E-2" table:style-name="ce1">
            <text:p>0.0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999999999999998E-2" table:formula="of:=SUM([.B4];[.E4];[.H4];[.K4];[.N4])/COUNT([.B4];[.E4];[.H4];[.K4];[.N4])" table:style-name="ce1">
            <text:p>0.029</text:p>
          </table:table-cell>
          <table:table-cell office:value-type="float" office:value="2.8999999999999998E-2" table:formula="of:=IF(ISNUMBER([.Q4]); [.Q4]; &quot;nan&quot;)" table:style-name="ce1">
            <text:p>0.029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4600000000000003E-2" table:formula="of:=SUM([.B5];[.E5];[.H5];[.K5];[.N5])/COUNT([.B5];[.E5];[.H5];[.K5];[.N5])" table:style-name="ce1">
            <text:p>0.0546</text:p>
          </table:table-cell>
          <table:table-cell office:value-type="float" office:value="5.4600000000000003E-2" table:formula="of:=IF(ISNUMBER([.Q5]); [.Q5]; &quot;nan&quot;)" table:style-name="ce1">
            <text:p>0.0546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6800000000000006E-2" table:formula="of:=SUM([.B6];[.E6];[.H6];[.K6];[.N6])/COUNT([.B6];[.E6];[.H6];[.K6];[.N6])" table:style-name="ce1">
            <text:p>0.0368</text:p>
          </table:table-cell>
          <table:table-cell office:value-type="float" office:value="3.6800000000000006E-2" table:formula="of:=IF(ISNUMBER([.Q6]); [.Q6]; &quot;nan&quot;)" table:style-name="ce1">
            <text:p>0.036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7599999999999999" table:style-name="ce1">
            <text:p>0.17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" table:style-name="ce1">
            <text:p>0.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23" table:style-name="ce1">
            <text:p>0.22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4" table:style-name="ce1">
            <text:p>0.18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9539999999999996" table:formula="of:=SUM([.B7];[.E7];[.H7];[.K7];[.N7])/COUNT([.B7];[.E7];[.H7];[.K7];[.N7])" table:style-name="ce1">
            <text:p>0.1954</text:p>
          </table:table-cell>
          <table:table-cell office:value-type="float" office:value="0.19539999999999996" table:formula="of:=IF(ISNUMBER([.Q7]); [.Q7]; &quot;nan&quot;)" table:style-name="ce1">
            <text:p>0.1954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8" table:style-name="ce1">
            <text:p>0.308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20000000000002" table:formula="of:=SUM([.B8];[.E8];[.H8];[.K8];[.N8])/COUNT([.B8];[.E8];[.H8];[.K8];[.N8])" table:style-name="ce1">
            <text:p>0.2952</text:p>
          </table:table-cell>
          <table:table-cell office:value-type="float" office:value="0.29520000000000002" table:formula="of:=IF(ISNUMBER([.Q8]); [.Q8]; &quot;nan&quot;)" table:style-name="ce1">
            <text:p>0.2952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21" table:style-name="ce1">
            <text:p>0.121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" table:style-name="ce1">
            <text:p>0.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2" table:style-name="ce1">
            <text:p>0.12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2920000000000001" table:formula="of:=SUM([.B9];[.E9];[.H9];[.K9];[.N9])/COUNT([.B9];[.E9];[.H9];[.K9];[.N9])" table:style-name="ce1">
            <text:p>0.1292</text:p>
          </table:table-cell>
          <table:table-cell office:value-type="float" office:value="0.12920000000000001" table:formula="of:=IF(ISNUMBER([.Q9]); [.Q9]; &quot;nan&quot;)" table:style-name="ce1">
            <text:p>0.129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" table:style-name="ce1">
            <text:p>0.33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600000000000001" table:formula="of:=SUM([.B10];[.E10];[.H10];[.K10];[.N10])/COUNT([.B10];[.E10];[.H10];[.K10];[.N10])" table:style-name="ce1">
            <text:p>0.326</text:p>
          </table:table-cell>
          <table:table-cell office:value-type="float" office:value="0.32600000000000001" table:formula="of:=IF(ISNUMBER([.Q10]); [.Q10]; &quot;nan&quot;)" table:style-name="ce1">
            <text:p>0.326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3500000000000003" table:style-name="ce1">
            <text:p>0.5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500000000000001" table:style-name="ce1">
            <text:p>0.63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746" table:formula="of:=SUM([.B11];[.E11];[.H11];[.K11];[.N11])/COUNT([.B11];[.E11];[.H11];[.K11];[.N11])" table:style-name="ce1">
            <text:p>0.5746</text:p>
          </table:table-cell>
          <table:table-cell office:value-type="float" office:value="0.5746" table:formula="of:=IF(ISNUMBER([.Q11]); [.Q11]; &quot;nan&quot;)" table:style-name="ce1">
            <text:p>0.5746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0399999999999996" table:style-name="ce1">
            <text:p>0.70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3799999999999999" table:style-name="ce1">
            <text:p>0.73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7800000000000005" table:style-name="ce1">
            <text:p>0.67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8979999999999997" table:formula="of:=SUM([.B12];[.E12];[.H12];[.K12];[.N12])/COUNT([.B12];[.E12];[.H12];[.K12];[.N12])" table:style-name="ce1">
            <text:p>0.6898</text:p>
          </table:table-cell>
          <table:table-cell office:value-type="float" office:value="0.68979999999999997" table:formula="of:=IF(ISNUMBER([.Q12]); [.Q12]; &quot;nan&quot;)" table:style-name="ce1">
            <text:p>0.689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33" table:style-name="ce1">
            <text:p>0.43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1300000000000001" table:style-name="ce1">
            <text:p>0.51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0299999999999996" table:style-name="ce1">
            <text:p>0.703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5720000000000003" table:formula="of:=SUM([.B13];[.E13];[.H13];[.K13];[.N13])/COUNT([.B13];[.E13];[.H13];[.K13];[.N13])" table:style-name="ce1">
            <text:p>0.5572</text:p>
          </table:table-cell>
          <table:table-cell office:value-type="float" office:value="0.55720000000000003" table:formula="of:=IF(ISNUMBER([.Q13]); [.Q13]; &quot;nan&quot;)" table:style-name="ce1">
            <text:p>0.5572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15" table:style-name="ce1">
            <text:p>0.31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" table:style-name="ce1">
            <text:p>0.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100000000000002" table:style-name="ce1">
            <text:p>0.33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1319999999999998" table:formula="of:=SUM([.B14];[.E14];[.H14];[.K14];[.N14])/COUNT([.B14];[.E14];[.H14];[.K14];[.N14])" table:style-name="ce1">
            <text:p>0.3132</text:p>
          </table:table-cell>
          <table:table-cell office:value-type="float" office:value="0.31319999999999998" table:formula="of:=IF(ISNUMBER([.Q14]); [.Q14]; &quot;nan&quot;)" table:style-name="ce1">
            <text:p>0.313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613" table:style-name="ce1">
            <text:p>1.613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1.5760000000000001" table:style-name="ce1">
            <text:p>1.576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637" table:style-name="ce1">
            <text:p>1.63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635" table:style-name="ce1">
            <text:p>1.635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988" table:style-name="ce1">
            <text:p>2.98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8897999999999999" table:formula="of:=SUM([.B15];[.E15];[.H15];[.K15];[.N15])/COUNT([.B15];[.E15];[.H15];[.K15];[.N15])" table:style-name="ce1">
            <text:p>1.8898</text:p>
          </table:table-cell>
          <table:table-cell office:value-type="float" office:value="1.8897999999999999" table:formula="of:=IF(ISNUMBER([.Q15]); [.Q15]; &quot;nan&quot;)" table:style-name="ce1">
            <text:p>1.8898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49099999999999999" table:style-name="ce1">
            <text:p>0.49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85499999999999998" table:style-name="ce1">
            <text:p>0.8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5" table:formula="of:=SUM([.B16];[.E16];[.H16];[.K16];[.N16])/COUNT([.B16];[.E16];[.H16];[.K16];[.N16])" table:style-name="ce1">
            <text:p>0.65</text:p>
          </table:table-cell>
          <table:table-cell office:value-type="float" office:value="0.65" table:formula="of:=IF(ISNUMBER([.Q16]); [.Q16]; &quot;nan&quot;)" table:style-name="ce1">
            <text:p>0.65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3330000000000002" table:style-name="ce1">
            <text:p>3.333</text:p>
          </table:table-cell>
          <table:table-cell office:value-type="float" office:value="101" table:style-name="ce1">
            <text:p>101</text:p>
          </table:table-cell>
          <table:table-cell office:value-type="float" office:value="15" table:style-name="ce1">
            <text:p>15</text:p>
          </table:table-cell>
          <table:table-cell office:value-type="float" office:value="3.4769999999999999" table:style-name="ce1">
            <text:p>3.477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2.8769999999999998" table:style-name="ce1">
            <text:p>2.87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2.9940000000000002" table:style-name="ce1">
            <text:p>2.994</text:p>
          </table:table-cell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2.8130000000000002" table:style-name="ce1">
            <text:p>2.813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3.0988000000000002" table:formula="of:=SUM([.B17];[.E17];[.H17];[.K17];[.N17])/COUNT([.B17];[.E17];[.H17];[.K17];[.N17])" table:style-name="ce1">
            <text:p>3.0988</text:p>
          </table:table-cell>
          <table:table-cell office:value-type="float" office:value="3.0988000000000002" table:formula="of:=IF(ISNUMBER([.Q17]); [.Q17]; &quot;nan&quot;)" table:style-name="ce1">
            <text:p>3.098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7669999999999999" table:style-name="ce1">
            <text:p>1.76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2.2850000000000001" table:style-name="ce1">
            <text:p>2.285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1.7490000000000001" table:style-name="ce1">
            <text:p>1.749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1.712" table:style-name="ce1">
            <text:p>1.712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3.8530000000000002" table:style-name="ce1">
            <text:p>3.85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.2732000000000001" table:formula="of:=SUM([.B18];[.E18];[.H18];[.K18];[.N18])/COUNT([.B18];[.E18];[.H18];[.K18];[.N18])" table:style-name="ce1">
            <text:p>2.2732</text:p>
          </table:table-cell>
          <table:table-cell office:value-type="float" office:value="2.2732000000000001" table:formula="of:=IF(ISNUMBER([.Q18]); [.Q18]; &quot;nan&quot;)" table:style-name="ce1">
            <text:p>2.2732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8380000000000001" table:style-name="ce1">
            <text:p>6.838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7.5460000000000003" table:style-name="ce1">
            <text:p>7.546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2919999999999998" table:style-name="ce1">
            <text:p>6.29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8.5269999999999992" table:style-name="ce1">
            <text:p>8.527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6.359" table:style-name="ce1">
            <text:p>6.359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7.1124000000000009" table:formula="of:=SUM([.B19];[.E19];[.H19];[.K19];[.N19])/COUNT([.B19];[.E19];[.H19];[.K19];[.N19])" table:style-name="ce1">
            <text:p>7.1124</text:p>
          </table:table-cell>
          <table:table-cell office:value-type="float" office:value="7.1124000000000009" table:formula="of:=IF(ISNUMBER([.Q19]); [.Q19]; &quot;nan&quot;)" table:style-name="ce1">
            <text:p>7.1124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.553000000000001" table:style-name="ce1">
            <text:p>11.553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31.245000000000001" table:style-name="ce1">
            <text:p>31.245</text:p>
          </table:table-cell>
          <table:table-cell office:value-type="float" office:value="165" table:style-name="ce1">
            <text:p>165</text:p>
          </table:table-cell>
          <table:table-cell office:value-type="float" office:value="18" table:style-name="ce1">
            <text:p>18</text:p>
          </table:table-cell>
          <table:table-cell office:value-type="float" office:value="12.023999999999999" table:style-name="ce1">
            <text:p>12.02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2.201000000000001" table:style-name="ce1">
            <text:p>12.201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1.821999999999999" table:style-name="ce1">
            <text:p>11.822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5.769" table:formula="of:=SUM([.B20];[.E20];[.H20];[.K20];[.N20])/COUNT([.B20];[.E20];[.H20];[.K20];[.N20])" table:style-name="ce1">
            <text:p>15.769</text:p>
          </table:table-cell>
          <table:table-cell office:value-type="float" office:value="15.769" table:formula="of:=IF(ISNUMBER([.Q20]); [.Q20]; &quot;nan&quot;)" table:style-name="ce1">
            <text:p>15.769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1.788" table:style-name="ce1">
            <text:p>121.788</text:p>
          </table:table-cell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6.302" table:style-name="ce1">
            <text:p>56.302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57.593000000000004" table:style-name="ce1">
            <text:p>57.593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office:value-type="float" office:value="82.655000000000001" table:style-name="ce1">
            <text:p>82.655</text:p>
          </table:table-cell>
          <table:table-cell office:value-type="float" office:value="111" table:style-name="ce1">
            <text:p>111</text:p>
          </table:table-cell>
          <table:table-cell office:value-type="float" office:value="19" table:style-name="ce1">
            <text:p>19</text:p>
          </table:table-cell>
          <table:table-cell office:value-type="float" office:value="139.989" table:style-name="ce1">
            <text:p>139.989</text:p>
          </table:table-cell>
          <table:table-cell office:value-type="float" office:value="342" table:style-name="ce1">
            <text:p>342</text:p>
          </table:table-cell>
          <table:table-cell office:value-type="float" office:value="19" table:style-name="ce1">
            <text:p>19</text:p>
          </table:table-cell>
          <table:table-cell office:value-type="float" office:value="91.665400000000005" table:formula="of:=SUM([.B21];[.E21];[.H21];[.K21];[.N21])/COUNT([.B21];[.E21];[.H21];[.K21];[.N21])" table:style-name="ce1">
            <text:p>91.6654</text:p>
          </table:table-cell>
          <table:table-cell office:value-type="float" office:value="91.665400000000005" table:formula="of:=IF(ISNUMBER([.Q21]); [.Q21]; &quot;nan&quot;)" table:style-name="ce1">
            <text:p>91.6654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84.404" table:style-name="ce1">
            <text:p>484.404</text:p>
          </table:table-cell>
          <table:table-cell office:value-type="float" office:value="164" table:style-name="ce1">
            <text:p>164</text:p>
          </table:table-cell>
          <table:table-cell office:value-type="float" office:value="20" table:style-name="ce1">
            <text:p>20</text:p>
          </table:table-cell>
          <table:table-cell office:value-type="float" office:value="399.61700000000002" table:style-name="ce1">
            <text:p>399.617</text:p>
          </table:table-cell>
          <table:table-cell office:value-type="float" office:value="244" table:style-name="ce1">
            <text:p>244</text:p>
          </table:table-cell>
          <table:table-cell office:value-type="float" office:value="20" table:style-name="ce1">
            <text:p>20</text:p>
          </table:table-cell>
          <table:table-cell office:value-type="float" office:value="586.73900000000003" table:style-name="ce1">
            <text:p>586.739</text:p>
          </table:table-cell>
          <table:table-cell office:value-type="float" office:value="197" table:style-name="ce1">
            <text:p>197</text:p>
          </table:table-cell>
          <table:table-cell office:value-type="float" office:value="20" table:style-name="ce1">
            <text:p>20</text:p>
          </table:table-cell>
          <table:table-cell office:value-type="float" office:value="618.65800000000002" table:style-name="ce1">
            <text:p>618.658</text:p>
          </table:table-cell>
          <table:table-cell office:value-type="float" office:value="158" table:style-name="ce1">
            <text:p>158</text:p>
          </table:table-cell>
          <table:table-cell office:value-type="float" office:value="20" table:style-name="ce1">
            <text:p>20</text:p>
          </table:table-cell>
          <table:table-cell office:value-type="float" office:value="579.77800000000002" table:style-name="ce1">
            <text:p>579.778</text:p>
          </table:table-cell>
          <table:table-cell office:value-type="float" office:value="167" table:style-name="ce1">
            <text:p>167</text:p>
          </table:table-cell>
          <table:table-cell office:value-type="float" office:value="20" table:style-name="ce1">
            <text:p>20</text:p>
          </table:table-cell>
          <table:table-cell office:value-type="float" office:value="533.83920000000001" table:formula="of:=SUM([.B22];[.E22];[.H22];[.K22];[.N22])/COUNT([.B22];[.E22];[.H22];[.K22];[.N22])" table:style-name="ce1">
            <text:p>533.8392</text:p>
          </table:table-cell>
          <table:table-cell office:value-type="float" office:value="533.83920000000001" table:formula="of:=IF(ISNUMBER([.Q22]); [.Q22]; &quot;nan&quot;)" table:style-name="ce1">
            <text:p>533.8392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entid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0.127" table:style-name="ce1">
            <text:p>0.127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.214" table:style-name="ce1">
            <text:p>0.214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.15419999999999998" table:formula="of:=SUM([.B26];[.E26];[.H26];[.K26];[.N26])/COUNT([.B26];[.E26];[.H26];[.K26];[.N26])" table:style-name="ce1">
            <text:p>0.1542</text:p>
          </table:table-cell>
          <table:table-cell office:value-type="float" office:value="0.15419999999999998" table:formula="of:=IF(ISNUMBER([.Q26]); [.Q26]; &quot;nan&quot;)" table:style-name="ce1">
            <text:p>0.1542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6" table:style-name="ce1">
            <text:p>0.10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13" table:style-name="ce1">
            <text:p>0.11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.128" table:style-name="ce1">
            <text:p>0.1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5599999999999991E-2" table:formula="of:=SUM([.B27];[.E27];[.H27];[.K27];[.N27])/COUNT([.B27];[.E27];[.H27];[.K27];[.N27])" table:style-name="ce1">
            <text:p>0.0956</text:p>
          </table:table-cell>
          <table:table-cell office:value-type="float" office:value="9.5599999999999991E-2" table:formula="of:=IF(ISNUMBER([.Q27]); [.Q27]; &quot;nan&quot;)" table:style-name="ce1">
            <text:p>0.095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7" table:style-name="ce1">
            <text:p>0.67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0.40239999999999998" table:formula="of:=SUM([.B28];[.E28];[.H28];[.K28];[.N28])/COUNT([.B28];[.E28];[.H28];[.K28];[.N28])" table:style-name="ce1">
            <text:p>0.4024</text:p>
          </table:table-cell>
          <table:table-cell office:value-type="float" office:value="0.40239999999999998" table:formula="of:=IF(ISNUMBER([.Q28]); [.Q28]; &quot;nan&quot;)" table:style-name="ce1">
            <text:p>0.4024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0.183" table:style-name="ce1">
            <text:p>0.18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0.19400000000000001" table:formula="of:=SUM([.B29];[.E29];[.H29];[.K29];[.N29])/COUNT([.B29];[.E29];[.H29];[.K29];[.N29])" table:style-name="ce1">
            <text:p>0.194</text:p>
          </table:table-cell>
          <table:table-cell office:value-type="float" office:value="0.19400000000000001" table:formula="of:=IF(ISNUMBER([.Q29]); [.Q29]; &quot;nan&quot;)" table:style-name="ce1">
            <text:p>0.194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3599999999999999" table:style-name="ce1">
            <text:p>0.736</text:p>
          </table:table-cell>
          <table:table-cell office:value-type="float" office:value="243" table:style-name="ce1">
            <text:p>243</text:p>
          </table:table-cell>
          <table:table-cell office:value-type="float" office:value="5" table:style-name="ce1">
            <text:p>5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1.2150000000000001" table:style-name="ce1">
            <text:p>1.215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1.02" table:style-name="ce1">
            <text:p>1.02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float" office:value="0.92659999999999998" table:formula="of:=SUM([.B30];[.E30];[.H30];[.K30];[.N30])/COUNT([.B30];[.E30];[.H30];[.K30];[.N30])" table:style-name="ce1">
            <text:p>0.9266</text:p>
          </table:table-cell>
          <table:table-cell office:value-type="float" office:value="0.92659999999999998" table:formula="of:=IF(ISNUMBER([.Q30]); [.Q30]; &quot;nan&quot;)" table:style-name="ce1">
            <text:p>0.926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168" table:style-name="ce1">
            <text:p>168</text:p>
          </table:table-cell>
          <table:table-cell office:value-type="float" office:value="6" table:style-name="ce1">
            <text:p>6</text:p>
          </table:table-cell>
          <table:table-cell office:value-type="float" office:value="1.407" table:style-name="ce1">
            <text:p>1.407</text:p>
          </table:table-cell>
          <table:table-cell office:value-type="float" office:value="321" table:style-name="ce1">
            <text:p>321</text:p>
          </table:table-cell>
          <table:table-cell office:value-type="float" office:value="6" table:style-name="ce1">
            <text:p>6</text:p>
          </table:table-cell>
          <table:table-cell office:value-type="float" office:value="0.88100000000000001" table:style-name="ce1">
            <text:p>0.881</text:p>
          </table:table-cell>
          <table:table-cell office:value-type="float" office:value="184" table:style-name="ce1">
            <text:p>184</text:p>
          </table:table-cell>
          <table:table-cell office:value-type="float" office:value="6" table:style-name="ce1">
            <text:p>6</text:p>
          </table:table-cell>
          <table:table-cell office:value-type="float" office:value="0.71599999999999997" table:style-name="ce1">
            <text:p>0.716</text:p>
          </table:table-cell>
          <table:table-cell office:value-type="float" office:value="152" table:style-name="ce1">
            <text:p>152</text:p>
          </table:table-cell>
          <table:table-cell office:value-type="float" office:value="6" table:style-name="ce1">
            <text:p>6</text:p>
          </table:table-cell>
          <table:table-cell office:value-type="float" office:value="2.1989999999999998" table:style-name="ce1">
            <text:p>2.199</text:p>
          </table:table-cell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1.194" table:formula="of:=SUM([.B31];[.E31];[.H31];[.K31];[.N31])/COUNT([.B31];[.E31];[.H31];[.K31];[.N31])" table:style-name="ce1">
            <text:p>1.194</text:p>
          </table:table-cell>
          <table:table-cell office:value-type="float" office:value="1.194" table:formula="of:=IF(ISNUMBER([.Q31]); [.Q31]; &quot;nan&quot;)" table:style-name="ce1">
            <text:p>1.194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77" table:style-name="ce1">
            <text:p>0.377</text:p>
          </table:table-cell>
          <table:table-cell office:value-type="float" office:value="68" table:style-name="ce1">
            <text:p>68</text:p>
          </table:table-cell>
          <table:table-cell office:value-type="float" office:value="7" table:style-name="ce1">
            <text:p>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31" table:style-name="ce1">
            <text:p>131</text:p>
          </table:table-cell>
          <table:table-cell office:value-type="float" office:value="7" table:style-name="ce1">
            <text:p>7</text:p>
          </table:table-cell>
          <table:table-cell office:value-type="float" office:value="0.442" table:style-name="ce1">
            <text:p>0.44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0.625" table:style-name="ce1">
            <text:p>0.625</text:p>
          </table:table-cell>
          <table:table-cell office:value-type="float" office:value="172" table:style-name="ce1">
            <text:p>172</text:p>
          </table:table-cell>
          <table:table-cell office:value-type="float" office:value="7" table:style-name="ce1">
            <text:p>7</text:p>
          </table:table-cell>
          <table:table-cell office:value-type="float" office:value="0.68300000000000005" table:style-name="ce1">
            <text:p>0.683</text:p>
          </table:table-cell>
          <table:table-cell office:value-type="float" office:value="163" table:style-name="ce1">
            <text:p>163</text:p>
          </table:table-cell>
          <table:table-cell office:value-type="float" office:value="7" table:style-name="ce1">
            <text:p>7</text:p>
          </table:table-cell>
          <table:table-cell office:value-type="float" office:value="0.54200000000000004" table:formula="of:=SUM([.B32];[.E32];[.H32];[.K32];[.N32])/COUNT([.B32];[.E32];[.H32];[.K32];[.N32])" table:style-name="ce1">
            <text:p>0.542</text:p>
          </table:table-cell>
          <table:table-cell office:value-type="float" office:value="0.54200000000000004" table:formula="of:=IF(ISNUMBER([.Q32]); [.Q32]; &quot;nan&quot;)" table:style-name="ce1">
            <text:p>0.54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539999999999998" table:style-name="ce1">
            <text:p>2.054</text:p>
          </table:table-cell>
          <table:table-cell office:value-type="float" office:value="300" table:style-name="ce1">
            <text:p>300</text:p>
          </table:table-cell>
          <table:table-cell office:value-type="float" office:value="8" table:style-name="ce1">
            <text:p>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139" table:style-name="ce1">
            <text:p>139</text:p>
          </table:table-cell>
          <table:table-cell office:value-type="float" office:value="8" table:style-name="ce1">
            <text:p>8</text:p>
          </table:table-cell>
          <table:table-cell office:value-type="float" office:value="2.1360000000000001" table:style-name="ce1">
            <text:p>2.136</text:p>
          </table:table-cell>
          <table:table-cell office:value-type="float" office:value="386" table:style-name="ce1">
            <text:p>386</text:p>
          </table:table-cell>
          <table:table-cell office:value-type="float" office:value="8" table:style-name="ce1">
            <text:p>8</text:p>
          </table:table-cell>
          <table:table-cell office:value-type="float" office:value="1.772" table:style-name="ce1">
            <text:p>1.772</text:p>
          </table:table-cell>
          <table:table-cell office:value-type="float" office:value="236" table:style-name="ce1">
            <text:p>236</text:p>
          </table:table-cell>
          <table:table-cell office:value-type="float" office:value="8" table:style-name="ce1">
            <text:p>8</text:p>
          </table:table-cell>
          <table:table-cell office:value-type="float" office:value="1.6679999999999999" table:style-name="ce1">
            <text:p>1.668</text:p>
          </table:table-cell>
          <table:table-cell office:value-type="float" office:value="238" table:style-name="ce1">
            <text:p>238</text:p>
          </table:table-cell>
          <table:table-cell office:value-type="float" office:value="8" table:style-name="ce1">
            <text:p>8</text:p>
          </table:table-cell>
          <table:table-cell office:value-type="float" office:value="1.8210000000000002" table:formula="of:=SUM([.B33];[.E33];[.H33];[.K33];[.N33])/COUNT([.B33];[.E33];[.H33];[.K33];[.N33])" table:style-name="ce1">
            <text:p>1.821</text:p>
          </table:table-cell>
          <table:table-cell office:value-type="float" office:value="1.8210000000000002" table:formula="of:=IF(ISNUMBER([.Q33]); [.Q33]; &quot;nan&quot;)" table:style-name="ce1">
            <text:p>1.821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988" table:style-name="ce1">
            <text:p>2.988</text:p>
          </table:table-cell>
          <table:table-cell office:value-type="float" office:value="401" table:style-name="ce1">
            <text:p>401</text:p>
          </table:table-cell>
          <table:table-cell office:value-type="float" office:value="9" table:style-name="ce1">
            <text:p>9</text:p>
          </table:table-cell>
          <table:table-cell office:value-type="float" office:value="23.032" table:style-name="ce1">
            <text:p>23.032</text:p>
          </table:table-cell>
          <table:table-cell office:value-type="float" office:value="726" table:style-name="ce1">
            <text:p>726</text:p>
          </table:table-cell>
          <table:table-cell office:value-type="float" office:value="9" table:style-name="ce1">
            <text:p>9</text:p>
          </table:table-cell>
          <table:table-cell office:value-type="float" office:value="12.082000000000001" table:style-name="ce1">
            <text:p>12.082</text:p>
          </table:table-cell>
          <table:table-cell office:value-type="float" office:value="281" table:style-name="ce1">
            <text:p>281</text:p>
          </table:table-cell>
          <table:table-cell office:value-type="float" office:value="9" table:style-name="ce1">
            <text:p>9</text:p>
          </table:table-cell>
          <table:table-cell office:value-type="float" office:value="15.686" table:style-name="ce1">
            <text:p>15.686</text:p>
          </table:table-cell>
          <table:table-cell office:value-type="float" office:value="446" table:style-name="ce1">
            <text:p>446</text:p>
          </table:table-cell>
          <table:table-cell office:value-type="float" office:value="9" table:style-name="ce1">
            <text:p>9</text:p>
          </table:table-cell>
          <table:table-cell office:value-type="float" office:value="15.663" table:style-name="ce1">
            <text:p>15.663</text:p>
          </table:table-cell>
          <table:table-cell office:value-type="float" office:value="587" table:style-name="ce1">
            <text:p>587</text:p>
          </table:table-cell>
          <table:table-cell office:value-type="float" office:value="9" table:style-name="ce1">
            <text:p>9</text:p>
          </table:table-cell>
          <table:table-cell office:value-type="float" office:value="13.890200000000002" table:formula="of:=SUM([.B34];[.E34];[.H34];[.K34];[.N34])/COUNT([.B34];[.E34];[.H34];[.K34];[.N34])" table:style-name="ce1">
            <text:p>13.8902</text:p>
          </table:table-cell>
          <table:table-cell office:value-type="float" office:value="13.890200000000002" table:formula="of:=IF(ISNUMBER([.Q34]); [.Q34]; &quot;nan&quot;)" table:style-name="ce1">
            <text:p>13.8902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6909999999999998" table:style-name="ce1">
            <text:p>2.691</text:p>
          </table:table-cell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.2970000000000002" table:style-name="ce1">
            <text:p>2.297</text:p>
          </table:table-cell>
          <table:table-cell office:value-type="float" office:value="175" table:style-name="ce1">
            <text:p>175</text:p>
          </table:table-cell>
          <table:table-cell office:value-type="float" office:value="10" table:style-name="ce1">
            <text:p>10</text:p>
          </table:table-cell>
          <table:table-cell office:value-type="float" office:value="3.0910000000000002" table:style-name="ce1">
            <text:p>3.091</text:p>
          </table:table-cell>
          <table:table-cell office:value-type="float" office:value="314" table:style-name="ce1">
            <text:p>314</text:p>
          </table:table-cell>
          <table:table-cell office:value-type="float" office:value="10" table:style-name="ce1">
            <text:p>10</text:p>
          </table:table-cell>
          <table:table-cell office:value-type="float" office:value="3.5070000000000001" table:style-name="ce1">
            <text:p>3.507</text:p>
          </table:table-cell>
          <table:table-cell office:value-type="float" office:value="316" table:style-name="ce1">
            <text:p>316</text:p>
          </table:table-cell>
          <table:table-cell office:value-type="float" office:value="10" table:style-name="ce1">
            <text:p>10</text:p>
          </table:table-cell>
          <table:table-cell office:value-type="float" office:value="2.8959999999999999" table:style-name="ce1">
            <text:p>2.896</text:p>
          </table:table-cell>
          <table:table-cell office:value-type="float" office:value="290" table:style-name="ce1">
            <text:p>290</text:p>
          </table:table-cell>
          <table:table-cell office:value-type="float" office:value="10" table:style-name="ce1">
            <text:p>10</text:p>
          </table:table-cell>
          <table:table-cell office:value-type="float" office:value="2.8963999999999999" table:formula="of:=SUM([.B35];[.E35];[.H35];[.K35];[.N35])/COUNT([.B35];[.E35];[.H35];[.K35];[.N35])" table:style-name="ce1">
            <text:p>2.8964</text:p>
          </table:table-cell>
          <table:table-cell office:value-type="float" office:value="2.8963999999999999" table:formula="of:=IF(ISNUMBER([.Q35]); [.Q35]; &quot;nan&quot;)" table:style-name="ce1">
            <text:p>2.8964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.706" table:style-name="ce1">
            <text:p>27.706</text:p>
          </table:table-cell>
          <table:table-cell office:value-type="float" office:value="646" table:style-name="ce1">
            <text:p>646</text:p>
          </table:table-cell>
          <table:table-cell office:value-type="float" office:value="11" table:style-name="ce1">
            <text:p>11</text:p>
          </table:table-cell>
          <table:table-cell office:value-type="float" office:value="5.6040000000000001" table:style-name="ce1">
            <text:p>5.604</text:p>
          </table:table-cell>
          <table:table-cell office:value-type="float" office:value="372" table:style-name="ce1">
            <text:p>372</text:p>
          </table:table-cell>
          <table:table-cell office:value-type="float" office:value="11" table:style-name="ce1">
            <text:p>11</text:p>
          </table:table-cell>
          <table:table-cell office:value-type="float" office:value="13.074999999999999" table:style-name="ce1">
            <text:p>13.075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0.266" table:style-name="ce1">
            <text:p>10.266</text:p>
          </table:table-cell>
          <table:table-cell office:value-type="float" office:value="341" table:style-name="ce1">
            <text:p>341</text:p>
          </table:table-cell>
          <table:table-cell office:value-type="float" office:value="11" table:style-name="ce1">
            <text:p>11</text:p>
          </table:table-cell>
          <table:table-cell office:value-type="float" office:value="19.648" table:style-name="ce1">
            <text:p>19.648</text:p>
          </table:table-cell>
          <table:table-cell office:value-type="float" office:value="277" table:style-name="ce1">
            <text:p>277</text:p>
          </table:table-cell>
          <table:table-cell office:value-type="float" office:value="11" table:style-name="ce1">
            <text:p>11</text:p>
          </table:table-cell>
          <table:table-cell office:value-type="float" office:value="15.259800000000002" table:formula="of:=SUM([.B36];[.E36];[.H36];[.K36];[.N36])/COUNT([.B36];[.E36];[.H36];[.K36];[.N36])" table:style-name="ce1">
            <text:p>15.2598</text:p>
          </table:table-cell>
          <table:table-cell office:value-type="float" office:value="15.259800000000002" table:formula="of:=IF(ISNUMBER([.Q36]); [.Q36]; &quot;nan&quot;)" table:style-name="ce1">
            <text:p>15.259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2879999999999998" table:style-name="ce1">
            <text:p>3.288</text:p>
          </table:table-cell>
          <table:table-cell office:value-type="float" office:value="272" table:style-name="ce1">
            <text:p>272</text:p>
          </table:table-cell>
          <table:table-cell office:value-type="float" office:value="12" table:style-name="ce1">
            <text:p>12</text:p>
          </table:table-cell>
          <table:table-cell office:value-type="float" office:value="3.6840000000000002" table:style-name="ce1">
            <text:p>3.684</text:p>
          </table:table-cell>
          <table:table-cell office:value-type="float" office:value="292" table:style-name="ce1">
            <text:p>292</text:p>
          </table:table-cell>
          <table:table-cell office:value-type="float" office:value="12" table:style-name="ce1">
            <text:p>12</text:p>
          </table:table-cell>
          <table:table-cell office:value-type="float" office:value="4.9660000000000002" table:style-name="ce1">
            <text:p>4.966</text:p>
          </table:table-cell>
          <table:table-cell office:value-type="float" office:value="366" table:style-name="ce1">
            <text:p>366</text:p>
          </table:table-cell>
          <table:table-cell office:value-type="float" office:value="12" table:style-name="ce1">
            <text:p>12</text:p>
          </table:table-cell>
          <table:table-cell office:value-type="float" office:value="2.7240000000000002" table:style-name="ce1">
            <text:p>2.724</text:p>
          </table:table-cell>
          <table:table-cell office:value-type="float" office:value="189" table:style-name="ce1">
            <text:p>189</text:p>
          </table:table-cell>
          <table:table-cell office:value-type="float" office:value="12" table:style-name="ce1">
            <text:p>12</text:p>
          </table:table-cell>
          <table:table-cell office:value-type="float" office:value="1.802" table:style-name="ce1">
            <text:p>1.802</text:p>
          </table:table-cell>
          <table:table-cell office:value-type="float" office:value="120" table:style-name="ce1">
            <text:p>120</text:p>
          </table:table-cell>
          <table:table-cell office:value-type="float" office:value="12" table:style-name="ce1">
            <text:p>12</text:p>
          </table:table-cell>
          <table:table-cell office:value-type="float" office:value="3.2927999999999997" table:formula="of:=SUM([.B37];[.E37];[.H37];[.K37];[.N37])/COUNT([.B37];[.E37];[.H37];[.K37];[.N37])" table:style-name="ce1">
            <text:p>3.2928</text:p>
          </table:table-cell>
          <table:table-cell office:value-type="float" office:value="3.2927999999999997" table:formula="of:=IF(ISNUMBER([.Q37]); [.Q37]; &quot;nan&quot;)" table:style-name="ce1">
            <text:p>3.2928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.597000000000001" table:style-name="ce1">
            <text:p>30.597</text:p>
          </table:table-cell>
          <table:table-cell office:value-type="float" office:value="548" table:style-name="ce1">
            <text:p>548</text:p>
          </table:table-cell>
          <table:table-cell office:value-type="float" office:value="13" table:style-name="ce1">
            <text:p>13</text:p>
          </table:table-cell>
          <table:table-cell office:value-type="float" office:value="31.5" table:style-name="ce1">
            <text:p>31.5</text:p>
          </table:table-cell>
          <table:table-cell office:value-type="float" office:value="602" table:style-name="ce1">
            <text:p>602</text:p>
          </table:table-cell>
          <table:table-cell office:value-type="float" office:value="13" table:style-name="ce1">
            <text:p>13</text:p>
          </table:table-cell>
          <table:table-cell office:value-type="float" office:value="45.97" table:style-name="ce1">
            <text:p>45.97</text:p>
          </table:table-cell>
          <table:table-cell office:value-type="float" office:value="650" table:style-name="ce1">
            <text:p>650</text:p>
          </table:table-cell>
          <table:table-cell office:value-type="float" office:value="13" table:style-name="ce1">
            <text:p>13</text:p>
          </table:table-cell>
          <table:table-cell office:value-type="float" office:value="30.678999999999998" table:style-name="ce1">
            <text:p>30.679</text:p>
          </table:table-cell>
          <table:table-cell office:value-type="float" office:value="506" table:style-name="ce1">
            <text:p>506</text:p>
          </table:table-cell>
          <table:table-cell office:value-type="float" office:value="13" table:style-name="ce1">
            <text:p>13</text:p>
          </table:table-cell>
          <table:table-cell office:value-type="float" office:value="26.376999999999999" table:style-name="ce1">
            <text:p>26.377</text:p>
          </table:table-cell>
          <table:table-cell office:value-type="float" office:value="398" table:style-name="ce1">
            <text:p>398</text:p>
          </table:table-cell>
          <table:table-cell office:value-type="float" office:value="13" table:style-name="ce1">
            <text:p>13</text:p>
          </table:table-cell>
          <table:table-cell office:value-type="float" office:value="33.024600000000007" table:formula="of:=SUM([.B38];[.E38];[.H38];[.K38];[.N38])/COUNT([.B38];[.E38];[.H38];[.K38];[.N38])" table:style-name="ce1">
            <text:p>33.0246</text:p>
          </table:table-cell>
          <table:table-cell office:value-type="float" office:value="33.024600000000007" table:formula="of:=IF(ISNUMBER([.Q38]); [.Q38]; &quot;nan&quot;)" table:style-name="ce1">
            <text:p>33.0246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" table:style-name="ce1">
            <text:p>9.9</text:p>
          </table:table-cell>
          <table:table-cell office:value-type="float" office:value="396" table:style-name="ce1">
            <text:p>396</text:p>
          </table:table-cell>
          <table:table-cell office:value-type="float" office:value="14" table:style-name="ce1">
            <text:p>14</text:p>
          </table:table-cell>
          <table:table-cell office:value-type="float" office:value="3.4220000000000002" table:style-name="ce1">
            <text:p>3.422</text:p>
          </table:table-cell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513" table:style-name="ce1">
            <text:p>513</text:p>
          </table:table-cell>
          <table:table-cell office:value-type="float" office:value="14" table:style-name="ce1">
            <text:p>14</text:p>
          </table:table-cell>
          <table:table-cell office:value-type="float" office:value="19.975000000000001" table:style-name="ce1">
            <text:p>19.975</text:p>
          </table:table-cell>
          <table:table-cell office:value-type="float" office:value="489" table:style-name="ce1">
            <text:p>489</text:p>
          </table:table-cell>
          <table:table-cell office:value-type="float" office:value="14" table:style-name="ce1">
            <text:p>14</text:p>
          </table:table-cell>
          <table:table-cell office:value-type="float" office:value="14.885" table:style-name="ce1">
            <text:p>14.885</text:p>
          </table:table-cell>
          <table:table-cell office:value-type="float" office:value="322" table:style-name="ce1">
            <text:p>322</text:p>
          </table:table-cell>
          <table:table-cell office:value-type="float" office:value="14" table:style-name="ce1">
            <text:p>14</text:p>
          </table:table-cell>
          <table:table-cell office:value-type="float" office:value="13.789600000000002" table:formula="of:=SUM([.B39];[.E39];[.H39];[.K39];[.N39])/COUNT([.B39];[.E39];[.H39];[.K39];[.N39])" table:style-name="ce1">
            <text:p>13.7896</text:p>
          </table:table-cell>
          <table:table-cell office:value-type="float" office:value="13.789600000000002" table:formula="of:=IF(ISNUMBER([.Q39]); [.Q39]; &quot;nan&quot;)" table:style-name="ce1">
            <text:p>13.7896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.992999999999995" table:style-name="ce1">
            <text:p>81.993</text:p>
          </table:table-cell>
          <table:table-cell office:value-type="float" office:value="816" table:style-name="ce1">
            <text:p>816</text:p>
          </table:table-cell>
          <table:table-cell office:value-type="float" office:value="15" table:style-name="ce1">
            <text:p>15</text:p>
          </table:table-cell>
          <table:table-cell office:value-type="float" office:value="84.156999999999996" table:style-name="ce1">
            <text:p>84.157</text:p>
          </table:table-cell>
          <table:table-cell office:value-type="float" office:value="975" table:style-name="ce1">
            <text:p>975</text:p>
          </table:table-cell>
          <table:table-cell office:value-type="float" office:value="15" table:style-name="ce1">
            <text:p>15</text:p>
          </table:table-cell>
          <table:table-cell office:value-type="float" office:value="80.793999999999997" table:style-name="ce1">
            <text:p>80.794</text:p>
          </table:table-cell>
          <table:table-cell office:value-type="float" office:value="609" table:style-name="ce1">
            <text:p>609</text:p>
          </table:table-cell>
          <table:table-cell office:value-type="float" office:value="15" table:style-name="ce1">
            <text:p>15</text:p>
          </table:table-cell>
          <table:table-cell office:value-type="float" office:value="202.68600000000001" table:style-name="ce1">
            <text:p>202.686</text:p>
          </table:table-cell>
          <table:table-cell office:value-type="float" office:value="1195" table:style-name="ce1">
            <text:p>1195</text:p>
          </table:table-cell>
          <table:table-cell office:value-type="float" office:value="15" table:style-name="ce1">
            <text:p>15</text:p>
          </table:table-cell>
          <table:table-cell office:value-type="float" office:value="80.069000000000003" table:style-name="ce1">
            <text:p>80.069</text:p>
          </table:table-cell>
          <table:table-cell office:value-type="float" office:value="871" table:style-name="ce1">
            <text:p>871</text:p>
          </table:table-cell>
          <table:table-cell office:value-type="float" office:value="15" table:style-name="ce1">
            <text:p>15</text:p>
          </table:table-cell>
          <table:table-cell office:value-type="float" office:value="105.93979999999999" table:formula="of:=SUM([.B40];[.E40];[.H40];[.K40];[.N40])/COUNT([.B40];[.E40];[.H40];[.K40];[.N40])" table:style-name="ce1">
            <text:p>105.9398</text:p>
          </table:table-cell>
          <table:table-cell office:value-type="float" office:value="105.93979999999999" table:formula="of:=IF(ISNUMBER([.Q40]); [.Q40]; &quot;nan&quot;)" table:style-name="ce1">
            <text:p>105.9398</text:p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.718" table:style-name="ce1">
            <text:p>4.718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7.486999999999998" table:style-name="ce1">
            <text:p>17.487</text:p>
          </table:table-cell>
          <table:table-cell office:value-type="float" office:value="417" table:style-name="ce1">
            <text:p>417</text:p>
          </table:table-cell>
          <table:table-cell office:value-type="float" office:value="16" table:style-name="ce1">
            <text:p>16</text:p>
          </table:table-cell>
          <table:table-cell office:value-type="float" office:value="20.408999999999999" table:style-name="ce1">
            <text:p>20.409</text:p>
          </table:table-cell>
          <table:table-cell office:value-type="float" office:value="512" table:style-name="ce1">
            <text:p>512</text:p>
          </table:table-cell>
          <table:table-cell office:value-type="float" office:value="16" table:style-name="ce1">
            <text:p>16</text:p>
          </table:table-cell>
          <table:table-cell office:value-type="float" office:value="21.946000000000002" table:style-name="ce1">
            <text:p>21.946</text:p>
          </table:table-cell>
          <table:table-cell office:value-type="float" office:value="563" table:style-name="ce1">
            <text:p>563</text:p>
          </table:table-cell>
          <table:table-cell office:value-type="float" office:value="16" table:style-name="ce1">
            <text:p>16</text:p>
          </table:table-cell>
          <table:table-cell office:value-type="float" office:value="8.4090000000000007" table:style-name="ce1">
            <text:p>8.409</text:p>
          </table:table-cell>
          <table:table-cell office:value-type="float" office:value="420" table:style-name="ce1">
            <text:p>420</text:p>
          </table:table-cell>
          <table:table-cell office:value-type="float" office:value="16" table:style-name="ce1">
            <text:p>16</text:p>
          </table:table-cell>
          <table:table-cell office:value-type="float" office:value="14.593800000000002" table:formula="of:=SUM([.B41];[.E41];[.H41];[.K41];[.N41])/COUNT([.B41];[.E41];[.H41];[.K41];[.N41])" table:style-name="ce1">
            <text:p>14.5938</text:p>
          </table:table-cell>
          <table:table-cell office:value-type="float" office:value="14.593800000000002" table:formula="of:=IF(ISNUMBER([.Q41]); [.Q41]; &quot;nan&quot;)" table:style-name="ce1">
            <text:p>14.5938</text:p>
          </table:table-cell>
          <table:table-cell table:number-columns-repeated="1636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6.76600000000002" table:style-name="ce1">
            <text:p>276.766</text:p>
          </table:table-cell>
          <table:table-cell office:value-type="float" office:value="1427" table:style-name="ce1">
            <text:p>1427</text:p>
          </table:table-cell>
          <table:table-cell office:value-type="float" office:value="17" table:style-name="ce1">
            <text:p>17</text:p>
          </table:table-cell>
          <table:table-cell office:value-type="float" office:value="351.60599999999999" table:style-name="ce1">
            <text:p>351.606</text:p>
          </table:table-cell>
          <table:table-cell office:value-type="float" office:value="1266" table:style-name="ce1">
            <text:p>1266</text:p>
          </table:table-cell>
          <table:table-cell office:value-type="float" office:value="17" table:style-name="ce1">
            <text:p>17</text:p>
          </table:table-cell>
          <table:table-cell office:value-type="float" office:value="495.94900000000001" table:style-name="ce1">
            <text:p>495.949</text:p>
          </table:table-cell>
          <table:table-cell office:value-type="float" office:value="1205" table:style-name="ce1">
            <text:p>1205</text:p>
          </table:table-cell>
          <table:table-cell office:value-type="float" office:value="17" table:style-name="ce1">
            <text:p>17</text:p>
          </table:table-cell>
          <table:table-cell office:value-type="float" office:value="270.92500000000001" table:style-name="ce1">
            <text:p>270.925</text:p>
          </table:table-cell>
          <table:table-cell office:value-type="float" office:value="1176" table:style-name="ce1">
            <text:p>1176</text:p>
          </table:table-cell>
          <table:table-cell office:value-type="float" office:value="17" table:style-name="ce1">
            <text:p>17</text:p>
          </table:table-cell>
          <table:table-cell office:value-type="float" office:value="311.20400000000001" table:style-name="ce1">
            <text:p>311.204</text:p>
          </table:table-cell>
          <table:table-cell office:value-type="float" office:value="1362" table:style-name="ce1">
            <text:p>1362</text:p>
          </table:table-cell>
          <table:table-cell office:value-type="float" office:value="17" table:style-name="ce1">
            <text:p>17</text:p>
          </table:table-cell>
          <table:table-cell office:value-type="float" office:value="341.29" table:formula="of:=SUM([.B42];[.E42];[.H42];[.K42];[.N42])/COUNT([.B42];[.E42];[.H42];[.K42];[.N42])" table:style-name="ce1">
            <text:p>341.29</text:p>
          </table:table-cell>
          <table:table-cell office:value-type="float" office:value="341.29" table:formula="of:=IF(ISNUMBER([.Q42]); [.Q42]; &quot;nan&quot;)" table:style-name="ce1">
            <text:p>341.29</text:p>
          </table:table-cell>
          <table:table-cell table:number-columns-repeated="1636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4.238" table:style-name="ce1">
            <text:p>454.238</text:p>
          </table:table-cell>
          <table:table-cell office:value-type="float" office:value="1020" table:style-name="ce1">
            <text:p>1020</text:p>
          </table:table-cell>
          <table:table-cell office:value-type="float" office:value="18" table:style-name="ce1">
            <text:p>18</text:p>
          </table:table-cell>
          <table:table-cell office:value-type="float" office:value="480.34300000000002" table:style-name="ce1">
            <text:p>480.343</text:p>
          </table:table-cell>
          <table:table-cell office:value-type="float" office:value="1156" table:style-name="ce1">
            <text:p>1156</text:p>
          </table:table-cell>
          <table:table-cell office:value-type="float" office:value="18" table:style-name="ce1">
            <text:p>18</text:p>
          </table:table-cell>
          <table:table-cell office:value-type="float" office:value="530.14099999999996" table:style-name="ce1">
            <text:p>530.141</text:p>
          </table:table-cell>
          <table:table-cell office:value-type="float" office:value="1312" table:style-name="ce1">
            <text:p>1312</text:p>
          </table:table-cell>
          <table:table-cell office:value-type="float" office:value="18" table:style-name="ce1">
            <text:p>18</text:p>
          </table:table-cell>
          <table:table-cell office:value-type="float" office:value="455.56400000000002" table:style-name="ce1">
            <text:p>455.564</text:p>
          </table:table-cell>
          <table:table-cell office:value-type="float" office:value="1114" table:style-name="ce1">
            <text:p>1114</text:p>
          </table:table-cell>
          <table:table-cell office:value-type="float" office:value="18" table:style-name="ce1">
            <text:p>18</text:p>
          </table:table-cell>
          <table:table-cell office:value-type="float" office:value="471.81400000000002" table:style-name="ce1">
            <text:p>471.814</text:p>
          </table:table-cell>
          <table:table-cell office:value-type="float" office:value="1227" table:style-name="ce1">
            <text:p>1227</text:p>
          </table:table-cell>
          <table:table-cell office:value-type="float" office:value="18" table:style-name="ce1">
            <text:p>18</text:p>
          </table:table-cell>
          <table:table-cell office:value-type="float" office:value="478.41999999999996" table:formula="of:=SUM([.B43];[.E43];[.H43];[.K43];[.N43])/COUNT([.B43];[.E43];[.H43];[.K43];[.N43])" table:style-name="ce1">
            <text:p>478.42</text:p>
          </table:table-cell>
          <table:table-cell office:value-type="float" office:value="478.41999999999996" table:formula="of:=IF(ISNUMBER([.Q43]); [.Q43]; &quot;nan&quot;)" table:style-name="ce1">
            <text:p>478.42</text:p>
          </table:table-cell>
          <table:table-cell table:number-columns-repeated="1636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504.1410000000001" table:style-name="ce1">
            <text:p>1504.141</text:p>
          </table:table-cell>
          <table:table-cell office:value-type="float" office:value="1421" table:style-name="ce1">
            <text:p>1421</text:p>
          </table:table-cell>
          <table:table-cell office:value-type="float" office:value="19" table:style-name="ce1">
            <text:p>19</text:p>
          </table:table-cell>
          <table:table-cell office:value-type="float" office:value="1556.86" table:style-name="ce1">
            <text:p>1556.86</text:p>
          </table:table-cell>
          <table:table-cell office:value-type="float" office:value="1216" table:style-name="ce1">
            <text:p>12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40.671</text:p>
          </table:table-cell>
          <table:table-cell office:value-type="float" office:value="19" table:style-name="ce1">
            <text:p>19</text:p>
          </table:table-cell>
          <table:table-cell office:value-type="float" office:value="1722.624" table:style-name="ce1">
            <text:p>1722.624</text:p>
          </table:table-cell>
          <table:table-cell office:value-type="float" office:value="1393" table:style-name="ce1">
            <text:p>139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18.346</text:p>
          </table:table-cell>
          <table:table-cell office:value-type="float" office:value="19" table:style-name="ce1">
            <text:p>19</text:p>
          </table:table-cell>
          <table:table-cell office:value-type="float" office:value="1594.5416666666667" table:formula="of:=SUM([.B44];[.E44];[.H44];[.K44];[.N44])/COUNT([.B44];[.E44];[.H44];[.K44];[.N44])" table:style-name="ce1">
            <text:p>1594.541667</text:p>
          </table:table-cell>
          <table:table-cell office:value-type="float" office:value="1594.5416666666667" table:formula="of:=IF(ISNUMBER([.Q44]); [.Q44]; &quot;nan&quot;)" table:style-name="ce1">
            <text:p>1594.541667</text:p>
          </table:table-cell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7.54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79.02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22.48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31.8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800.788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5];[.E45];[.H45];[.K45];[.N45])/COUNT([.B45];[.E45];[.H45];[.K45];[.N45])" table:style-name="ce1">
            <text:p>#DIV/0!</text:p>
          </table:table-cell>
          <table:table-cell office:value-type="string" office:string-value="nan" table:formula="of:=IF(ISNUMBER([.Q45]); [.Q45]; &quot;nan&quot;)" table:style-name="ce1">
            <text:p>nan</text:p>
          </table:table-cell>
          <table:table-cell table:number-columns-repeated="16366"/>
        </table:table-row>
        <table:table-row table:number-rows-repeated="1048531" table:style-name="ro1">
          <table:table-cell table:number-columns-repeated="16384"/>
        </table:table-row>
      </table:table>
      <table:table table:name="Single-Walk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E-2" table:style-name="ce1">
            <text:p>0.0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3E-2" table:style-name="ce1">
            <text:p>0.0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.24E-2" table:formula="of:=SUM([.B2];[.E2];[.H2];[.K2];[.N2])/COUNT([.B2];[.E2];[.H2];[.K2];[.N2])" table:style-name="ce1">
            <text:p>0.0224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.8200000000000001E-2" table:formula="of:=SUM([.B3];[.E3];[.H3];[.K3];[.N3])/COUNT([.B3];[.E3];[.H3];[.K3];[.N3])" table:style-name="ce1">
            <text:p>0.0182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7E-2" table:style-name="ce1">
            <text:p>0.02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.2800000000000003E-2" table:formula="of:=SUM([.B4];[.E4];[.H4];[.K4];[.N4])/COUNT([.B4];[.E4];[.H4];[.K4];[.N4])" table:style-name="ce1">
            <text:p>0.0328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4E-2" table:style-name="ce1">
            <text:p>0.02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2" table:style-name="ce1">
            <text:p>0.0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3" table:style-name="ce1">
            <text:p>0.0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E-2" table:style-name="ce1">
            <text:p>0.02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3799999999999998E-2" table:formula="of:=SUM([.B5];[.E5];[.H5];[.K5];[.N5])/COUNT([.B5];[.E5];[.H5];[.K5];[.N5])" table:style-name="ce1">
            <text:p>0.0238</text:p>
          </table:table-cell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.56E-2" table:formula="of:=SUM([.B6];[.E6];[.H6];[.K6];[.N6])/COUNT([.B6];[.E6];[.H6];[.K6];[.N6])" table:style-name="ce1">
            <text:p>0.0356</text:p>
          </table:table-cell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5E-2" table:style-name="ce1">
            <text:p>0.05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5.6400000000000006E-2" table:formula="of:=SUM([.B7];[.E7];[.H7];[.K7];[.N7])/COUNT([.B7];[.E7];[.H7];[.K7];[.N7])" table:style-name="ce1">
            <text:p>0.0564</text:p>
          </table:table-cell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.7E-2" table:style-name="ce1">
            <text:p>0.0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9.4E-2" table:style-name="ce1">
            <text:p>0.094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.7400000000000007E-2" table:formula="of:=SUM([.B8];[.E8];[.H8];[.K8];[.N8])/COUNT([.B8];[.E8];[.H8];[.K8];[.N8])" table:style-name="ce1">
            <text:p>0.0574</text:p>
          </table:table-cell>
          <table:table-cell table:number-columns-repeated="1636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0.08" table:style-name="ce1">
            <text:p>0.0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7.640000000000001E-2" table:formula="of:=SUM([.B9];[.E9];[.H9];[.K9];[.N9])/COUNT([.B9];[.E9];[.H9];[.K9];[.N9])" table:style-name="ce1">
            <text:p>0.0764</text:p>
          </table:table-cell>
          <table:table-cell table:number-columns-repeated="1636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107" table:style-name="ce1">
            <text:p>0.10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9.74E-2" table:formula="of:=SUM([.B10];[.E10];[.H10];[.K10];[.N10])/COUNT([.B10];[.E10];[.H10];[.K10];[.N10])" table:style-name="ce1">
            <text:p>0.0974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" table:style-name="ce1">
            <text:p>0.11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13" table:style-name="ce1">
            <text:p>0.113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0.12379999999999999" table:formula="of:=SUM([.B11];[.E11];[.H11];[.K11];[.N11])/COUNT([.B11];[.E11];[.H11];[.K11];[.N11])" table:style-name="ce1">
            <text:p>0.1238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7" table:style-name="ce1">
            <text:p>0.1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14680000000000001" table:formula="of:=SUM([.B12];[.E12];[.H12];[.K12];[.N12])/COUNT([.B12];[.E12];[.H12];[.K12];[.N12])" table:style-name="ce1">
            <text:p>0.1468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7000000000000003E-2" table:style-name="ce1">
            <text:p>0.09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9.1799999999999993E-2" table:formula="of:=SUM([.B13];[.E13];[.H13];[.K13];[.N13])/COUNT([.B13];[.E13];[.H13];[.K13];[.N13])" table:style-name="ce1">
            <text:p>0.0918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91" table:style-name="ce1">
            <text:p>0.191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9" table:style-name="ce1">
            <text:p>0.189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6" table:style-name="ce1">
            <text:p>0.186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18740000000000001" table:formula="of:=SUM([.B14];[.E14];[.H14];[.K14];[.N14])/COUNT([.B14];[.E14];[.H14];[.K14];[.N14])" table:style-name="ce1">
            <text:p>0.1874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57" table:style-name="ce1">
            <text:p>0.157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52" table:style-name="ce1">
            <text:p>0.152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1" table:style-name="ce1">
            <text:p>0.161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16540000000000002" table:formula="of:=SUM([.B15];[.E15];[.H15];[.K15];[.N15])/COUNT([.B15];[.E15];[.H15];[.K15];[.N15])" table:style-name="ce1">
            <text:p>0.1654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3" table:style-name="ce1">
            <text:p>0.18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4" table:style-name="ce1">
            <text:p>0.184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.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18679999999999999" table:formula="of:=SUM([.B16];[.E16];[.H16];[.K16];[.N16])/COUNT([.B16];[.E16];[.H16];[.K16];[.N16])" table:style-name="ce1">
            <text:p>0.1868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6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78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0.693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17];[.E17];[.H17];[.K17];[.N17])/COUNT([.B17];[.E17];[.H17];[.K17];[.N17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4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14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: 1.226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18];[.E18];[.H18];[.K18];[.N18])/COUNT([.B18];[.E18];[.H18];[.K18];[.N18])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0100000000000002" table:style-name="ce1">
            <text:p>0.401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43" table:style-name="ce1">
            <text:p>0.44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39500000000000002" table:style-name="ce1">
            <text:p>0.395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2299999999999999" table:style-name="ce1">
            <text:p>0.423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0.41120000000000001" table:formula="of:=SUM([.B19];[.E19];[.H19];[.K19];[.N19])/COUNT([.B19];[.E19];[.H19];[.K19];[.N19])" table:style-name="ce1">
            <text:p>0.411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089999999999999" table:style-name="ce1">
            <text:p>1.30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29" table:style-name="ce1">
            <text:p>1.29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2160000000000002" table:style-name="ce1">
            <text:p>2.216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2.0640000000000001" table:style-name="ce1">
            <text:p>2.064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4830000000000001" table:style-name="ce1">
            <text:p>1.483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office:value-type="float" office:value="1.6724000000000001" table:formula="of:=SUM([.B20];[.E20];[.H20];[.K20];[.N20])/COUNT([.B20];[.E20];[.H20];[.K20];[.N20])" table:style-name="ce1">
            <text:p>1.6724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1509999999999998" table:style-name="ce1">
            <text:p>4.15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109999999999996" table:style-name="ce1">
            <text:p>4.41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4850000000000003" table:style-name="ce1">
            <text:p>4.48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2.661" table:style-name="ce1">
            <text:p>2.661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7350000000000003" table:style-name="ce1">
            <text:p>4.735</text:p>
          </table:table-cell>
          <table:table-cell office:value-type="float" office:value="104" table:style-name="ce1">
            <text:p>104</text:p>
          </table:table-cell>
          <table:table-cell office:value-type="float" office:value="20" table:style-name="ce1">
            <text:p>20</text:p>
          </table:table-cell>
          <table:table-cell office:value-type="float" office:value="4.0886000000000005" table:formula="of:=SUM([.B21];[.E21];[.H21];[.K21];[.N21])/COUNT([.B21];[.E21];[.H21];[.K21];[.N21])" table:style-name="ce1">
            <text:p>4.0886</text:p>
          </table:table-cell>
          <table:table-cell table:number-columns-repeated="16367"/>
        </table:table-row>
        <table:table-row table:number-rows-repeated="1048555" table:style-name="ro1">
          <table:table-cell table:number-columns-repeated="16384"/>
        </table:table-row>
      </table:table>
      <table:table table:name="SA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6381" table:default-cell-style-name="ce2"/>
        <table:table-row table:style-name="ro2">
          <table:table-cell office:value-type="string" table:style-name="ce3">
            <text:p>Increased AlphaReheating (3) Lowered Threads - 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epots: 10<text:s/></text:p>
          </table:table-cell>
          <table:table-cell table:number-columns-repeated="2" table:style-name="ce2"/>
          <table:table-cell office:value-type="string" table:style-name="ce2">
            <text:p>reheating</text:p>
          </table:table-cell>
          <table:table-cell table:style-name="ce2"/>
          <table:table-cell office:value-type="string" table:style-name="ce2">
            <text:p>depots: 15<text:s/></text:p>
          </table:table-cell>
          <table:table-cell table:number-columns-repeated="4" table:style-name="ce2"/>
          <table:table-cell office:value-type="string" table:style-name="ce2">
            <text:p>depots: 20<text:s/></text:p>
          </table:table-cell>
          <table:table-cell table:number-columns-repeated="4" table:style-name="ce2"/>
          <table:table-cell office:value-type="string" table:style-name="ce2">
            <text:p>depots: 25<text:s/></text:p>
          </table:table-cell>
          <table:table-cell table:number-columns-repeated="4" table:style-name="ce2"/>
          <table:table-cell office:value-type="string" table:style-name="ce2">
            <text:p>depots: 30<text:s/></text:p>
          </table:table-cell>
          <table:table-cell table:number-columns-repeated="4" table:style-name="ce2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21" table:style-name="ce2">
            <text:p>0.121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200000000000001" table:style-name="ce2">
            <text:p>0.202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32900000000000001" table:style-name="ce2">
            <text:p>0.329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2700000000000001" table:style-name="ce2">
            <text:p>0.227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20380000000000004" table:formula="of:=SUM([.B3];[.G3];[.L3];[.Q3];[.V3])/COUNT([.B3];[.G3];[.L3];[.Q3];[.V3])" table:style-name="ce2">
            <text:p>0.2038</text:p>
          </table:table-cell>
          <table:table-cell table:number-columns-repeated="1635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36199999999999999" table:style-name="ce2">
            <text:p>0.362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1900000000000001" table:style-name="ce2">
            <text:p>0.319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40699999999999997" table:style-name="ce2">
            <text:p>0.40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0.30299999999999999" table:style-name="ce2">
            <text:p>0.30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" table:style-name="ce2">
            <text:p>2</text:p>
          </table:table-cell>
          <table:table-cell office:value-type="float" office:value="1.3109999999999999" table:style-name="ce2">
            <text:p>1.311</text:p>
          </table:table-cell>
          <table:table-cell office:value-type="float" office:value="2" table:style-name="ce2">
            <text:p>2</text:p>
          </table:table-cell>
          <table:table-cell office:value-type="float" office:value="0.34775" table:formula="of:=SUM([.B4];[.G4];[.L4];[.Q4];[.V4])/COUNT([.B4];[.G4];[.L4];[.Q4];[.V4])" table:style-name="ce2">
            <text:p>0.34775</text:p>
          </table:table-cell>
          <table:table-cell table:number-columns-repeated="1635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92" table:style-name="ce2">
            <text:p>2.99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4.694" table:style-name="ce2">
            <text:p>4.69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2.9489999999999998" table:style-name="ce2">
            <text:p>2.94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3.113" table:style-name="ce2">
            <text:p>3.1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3" table:style-name="ce2">
            <text:p>3</text:p>
          </table:table-cell>
          <table:table-cell office:value-type="float" office:value="7.5220000000000002" table:style-name="ce2">
            <text:p>7.522</text:p>
          </table:table-cell>
          <table:table-cell office:value-type="float" office:value="3" table:style-name="ce2">
            <text:p>3</text:p>
          </table:table-cell>
          <table:table-cell office:value-type="float" office:value="0" table:formula="of:=SUM([.B5];[.G5];[.L5];[.Q5];[.V5])/COUNT([.B5];[.G5];[.L5];[.Q5];[.V5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25" table:style-name="ce2">
            <text:p>3.2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2.5190000000000001" table:style-name="ce2">
            <text:p>2.5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847" table:style-name="ce2">
            <text:p>3.84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9649999999999999" table:style-name="ce2">
            <text:p>3.96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4" table:style-name="ce2">
            <text:p>4</text:p>
          </table:table-cell>
          <table:table-cell office:value-type="float" office:value="3.7429999999999999" table:style-name="ce2">
            <text:p>3.743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B6];[.G6];[.L6];[.Q6];[.V6])/COUNT([.B6];[.G6];[.L6];[.Q6];[.V6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3.234" table:style-name="ce2">
            <text:p>13.234</text:p>
          </table:table-cell>
          <table:table-cell office:value-type="float" office:value="5" table:style-name="ce2">
            <text:p>5</text:p>
          </table:table-cell>
          <table:table-cell office:value-type="float" office:value="120.64" table:style-name="ce2">
            <text:p>120.64</text:p>
          </table:table-cell>
          <table:table-cell office:value-type="float" office:value="2988" table:style-name="ce2">
            <text:p>298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842.024" table:style-name="ce2">
            <text:p>842.024</text:p>
          </table:table-cell>
          <table:table-cell office:value-type="float" office:value="14556" table:style-name="ce2">
            <text:p>1455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12.105" table:style-name="ce2">
            <text:p>12.10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5" table:style-name="ce2">
            <text:p>5</text:p>
          </table:table-cell>
          <table:table-cell office:value-type="float" office:value="3.9239999999999999" table:style-name="ce2">
            <text:p>3.924</text:p>
          </table:table-cell>
          <table:table-cell office:value-type="float" office:value="5" table:style-name="ce2">
            <text:p>5</text:p>
          </table:table-cell>
          <table:table-cell office:value-type="float" office:value="481.33199999999999" table:formula="of:=SUM([.B7];[.G7];[.L7];[.Q7];[.V7])/COUNT([.B7];[.G7];[.L7];[.Q7];[.V7])" table:style-name="ce2">
            <text:p>481.332</text:p>
          </table:table-cell>
          <table:table-cell table:number-columns-repeated="1635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93.81599999999997" table:style-name="ce2">
            <text:p>393.8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800.3589999999999" table:style-name="ce2">
            <text:p>1800.35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4.680999999999997" table:style-name="ce2">
            <text:p>34.68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17.201000000000001" table:style-name="ce2">
            <text:p>17.20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6" table:style-name="ce2">
            <text:p>6</text:p>
          </table:table-cell>
          <table:table-cell office:value-type="float" office:value="317.34899999999999" table:style-name="ce2">
            <text:p>317.349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B8];[.G8];[.L8];[.Q8];[.V8])/COUNT([.B8];[.G8];[.L8];[.Q8];[.V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.1749999999999998" table:style-name="ce2">
            <text:p>2.175</text:p>
          </table:table-cell>
          <table:table-cell office:value-type="float" office:value="70" table:style-name="ce2">
            <text:p>7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7" table:style-name="ce2">
            <text:p>7</text:p>
          </table:table-cell>
          <table:table-cell office:value-type="float" office:value="3.3660000000000001" table:style-name="ce2">
            <text:p>3.366</text:p>
          </table:table-cell>
          <table:table-cell office:value-type="float" office:value="7" table:style-name="ce2">
            <text:p>7</text:p>
          </table:table-cell>
          <table:table-cell office:value-type="float" office:value="2.7810000000000001" table:style-name="ce2">
            <text:p>2.781</text:p>
          </table:table-cell>
          <table:table-cell office:value-type="float" office:value="83" table:style-name="ce2">
            <text:p>83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1.33" table:style-name="ce2">
            <text:p>1.33</text:p>
          </table:table-cell>
          <table:table-cell office:value-type="float" office:value="57" table:style-name="ce2">
            <text:p>57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2.095333333333333" table:formula="of:=SUM([.B9];[.G9];[.L9];[.Q9];[.V9])/COUNT([.B9];[.G9];[.L9];[.Q9];[.V9])" table:style-name="ce2">
            <text:p>2.095333333</text:p>
          </table:table-cell>
          <table:table-cell table:number-columns-repeated="1635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7109999999999999" table:style-name="ce2">
            <text:p>3.711</text:p>
          </table:table-cell>
          <table:table-cell office:value-type="float" office:value="79" table:style-name="ce2">
            <text:p>79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.415" table:style-name="ce2">
            <text:p>3.415</text:p>
          </table:table-cell>
          <table:table-cell office:value-type="float" office:value="65" table:style-name="ce2">
            <text:p>65</text:p>
          </table:table-cell>
          <table:table-cell office:value-type="float" office:value="8" table:style-name="ce2">
            <text:p>8</text:p>
          </table:table-cell>
          <table:table-cell office:value-type="float" office:value="7.3150000000000004" table:style-name="ce2">
            <text:p>7.315</text:p>
          </table:table-cell>
          <table:table-cell office:value-type="float" office:value="8" table:style-name="ce2">
            <text:p>8</text:p>
          </table:table-cell>
          <table:table-cell office:value-type="float" office:value="3.6509999999999998" table:style-name="ce2">
            <text:p>3.651</text:p>
          </table:table-cell>
          <table:table-cell office:value-type="float" office:value="71" table:style-name="ce2">
            <text:p>71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9.2989999999999995" table:style-name="ce2">
            <text:p>9.299</text:p>
          </table:table-cell>
          <table:table-cell office:value-type="float" office:value="8" table:style-name="ce2">
            <text:p>8</text:p>
          </table:table-cell>
          <table:table-cell office:value-type="float" office:value="3.5923333333333329" table:formula="of:=SUM([.B10];[.G10];[.L10];[.Q10];[.V10])/COUNT([.B10];[.G10];[.L10];[.Q10];[.V10])" table:style-name="ce2">
            <text:p>3.592333333</text:p>
          </table:table-cell>
          <table:table-cell table:number-columns-repeated="1635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024.191" table:style-name="ce2">
            <text:p>1024.191</text:p>
          </table:table-cell>
          <table:table-cell office:value-type="float" office:value="3272" table:style-name="ce2">
            <text:p>327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704.63400000000001" table:style-name="ce2">
            <text:p>704.634</text:p>
          </table:table-cell>
          <table:table-cell office:value-type="float" office:value="3282" table:style-name="ce2">
            <text:p>328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33.94" table:style-name="ce2">
            <text:p>133.94</text:p>
          </table:table-cell>
          <table:table-cell office:value-type="float" office:value="638" table:style-name="ce2">
            <text:p>63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92.42200000000003" table:style-name="ce2">
            <text:p>592.422</text:p>
          </table:table-cell>
          <table:table-cell office:value-type="float" office:value="2747" table:style-name="ce2">
            <text:p>2747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2.22199999999998" table:style-name="ce2">
            <text:p>292.222</text:p>
          </table:table-cell>
          <table:table-cell office:value-type="float" office:value="1522" table:style-name="ce2">
            <text:p>152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549.48179999999991" table:formula="of:=SUM([.B11];[.G11];[.L11];[.Q11];[.V11])/COUNT([.B11];[.G11];[.L11];[.Q11];[.V11])" table:style-name="ce2">
            <text:p>549.4818</text:p>
          </table:table-cell>
          <table:table-cell table:number-columns-repeated="1635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612" table:style-name="ce2">
            <text:p>11.6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827999999999999" table:style-name="ce2">
            <text:p>15.82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1.93" table:style-name="ce2">
            <text:p>11.9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57.573" table:style-name="ce2">
            <text:p>57.57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5.441000000000001" table:style-name="ce2">
            <text:p>15.441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G12];[.L12];[.Q12];[.V12])/COUNT([.B12];[.G12];[.L12];[.Q12];[.V1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17" table:style-name="ce2">
            <text:p>1800.31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1.9780000000001" table:style-name="ce2">
            <text:p>1801.978</text:p>
          </table:table-cell>
          <table:table-cell office:value-type="float" office:value="11" table:style-name="ce2">
            <text:p>11</text:p>
          </table:table-cell>
          <table:table-cell office:value-type="float" office:value="936.96" table:style-name="ce2">
            <text:p>936.96</text:p>
          </table:table-cell>
          <table:table-cell office:value-type="float" office:value="1315" table:style-name="ce2">
            <text:p>131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float" office:value="1111.4949999999999" table:style-name="ce2">
            <text:p>1111.495</text:p>
          </table:table-cell>
          <table:table-cell office:value-type="float" office:value="1443" table:style-name="ce2">
            <text:p>1443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1800.3230000000001" table:style-name="ce2">
            <text:p>1800.323</text:p>
          </table:table-cell>
          <table:table-cell office:value-type="float" office:value="11" table:style-name="ce2">
            <text:p>11</text:p>
          </table:table-cell>
          <table:table-cell office:value-type="float" office:value="1024.2275" table:formula="of:=SUM([.B13];[.G13];[.L13];[.Q13];[.V13])/COUNT([.B13];[.G13];[.L13];[.Q13];[.V13])" table:style-name="ce2">
            <text:p>1024.2275</text:p>
          </table:table-cell>
          <table:table-cell table:number-columns-repeated="1635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5.32" table:style-name="ce2">
            <text:p>1805.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604" table:style-name="ce2">
            <text:p>1804.60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2.5409999999999" table:style-name="ce2">
            <text:p>1802.54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4.213" table:style-name="ce2">
            <text:p>1804.2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801.9929999999999" table:style-name="ce2">
            <text:p>1801.993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B14];[.G14];[.L14];[.Q14];[.V14])/COUNT([.B14];[.G14];[.L14];[.Q14];[.V1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6.332000000000001" table:style-name="ce2">
            <text:p>16.332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9.1349999999999998" table:style-name="ce2">
            <text:p>9.135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4.672000000000001" table:style-name="ce2">
            <text:p>24.672</text:p>
          </table:table-cell>
          <table:table-cell office:value-type="float" office:value="89" table:style-name="ce2">
            <text:p>8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4.396000000000001" table:style-name="ce2">
            <text:p>14.396</text:p>
          </table:table-cell>
          <table:table-cell office:value-type="float" office:value="42" table:style-name="ce2">
            <text:p>42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21.539000000000001" table:style-name="ce2">
            <text:p>21.53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13" table:style-name="ce2">
            <text:p>13</text:p>
          </table:table-cell>
          <table:table-cell office:value-type="float" office:value="17.2148" table:formula="of:=SUM([.B15];[.G15];[.L15];[.Q15];[.V15])/COUNT([.B15];[.G15];[.L15];[.Q15];[.V15])" table:style-name="ce2">
            <text:p>17.2148</text:p>
          </table:table-cell>
          <table:table-cell table:number-columns-repeated="1635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26.05099999999999" table:style-name="ce2">
            <text:p>226.051</text:p>
          </table:table-cell>
          <table:table-cell office:value-type="float" office:value="207" table:style-name="ce2">
            <text:p>207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67.87200000000001" table:style-name="ce2">
            <text:p>267.872</text:p>
          </table:table-cell>
          <table:table-cell office:value-type="float" office:value="285" table:style-name="ce2">
            <text:p>285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56.798" table:style-name="ce2">
            <text:p>256.798</text:p>
          </table:table-cell>
          <table:table-cell office:value-type="float" office:value="293" table:style-name="ce2">
            <text:p>29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39.747999999999998" table:style-name="ce2">
            <text:p>39.748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407.38200000000001" table:style-name="ce2">
            <text:p>407.382</text:p>
          </table:table-cell>
          <table:table-cell office:value-type="float" office:value="356" table:style-name="ce2">
            <text:p>356</text:p>
          </table:table-cell>
          <table:table-cell office:value-type="float" office:value="14" table:style-name="ce2">
            <text:p>14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239.57020000000003" table:formula="of:=SUM([.B16];[.G16];[.L16];[.Q16];[.V16])/COUNT([.B16];[.G16];[.L16];[.Q16];[.V16])" table:style-name="ce2">
            <text:p>239.5702</text:p>
          </table:table-cell>
          <table:table-cell table:number-columns-repeated="1635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1.7829999999999" table:style-name="ce2">
            <text:p>1801.78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6410000000001" table:style-name="ce2">
            <text:p>1802.64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3.0609999999999" table:style-name="ce2">
            <text:p>1803.06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2.944" table:style-name="ce2">
            <text:p>1802.94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1804.905" table:style-name="ce2">
            <text:p>1804.905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G17];[.L17];[.Q17];[.V17])/COUNT([.B17];[.G17];[.L17];[.Q17];[.V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0.792" table:style-name="ce2">
            <text:p>10.792</text:p>
          </table:table-cell>
          <table:table-cell office:value-type="float" office:value="47" table:style-name="ce2">
            <text:p>47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2.271000000000001" table:style-name="ce2">
            <text:p>12.271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8.59" table:style-name="ce2">
            <text:p>8.59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958" table:style-name="ce2">
            <text:p>11.958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3.154999999999999" table:style-name="ce2">
            <text:p>13.155</text:p>
          </table:table-cell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1.353200000000001" table:formula="of:=SUM([.B18];[.G18];[.L18];[.Q18];[.V18])/COUNT([.B18];[.G18];[.L18];[.Q18];[.V18])" table:style-name="ce2">
            <text:p>11.3532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85.81" table:style-name="ce2">
            <text:p>85.81</text:p>
          </table:table-cell>
          <table:table-cell office:value-type="float" office:value="106" table:style-name="ce2">
            <text:p>106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8.677" table:style-name="ce2">
            <text:p>38.677</text:p>
          </table:table-cell>
          <table:table-cell office:value-type="float" office:value="72" table:style-name="ce2">
            <text:p>7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1.731999999999999" table:style-name="ce2">
            <text:p>21.732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3.88" table:style-name="ce2">
            <text:p>23.88</text:p>
          </table:table-cell>
          <table:table-cell office:value-type="float" office:value="43" table:style-name="ce2">
            <text:p>43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9.379000000000001" table:style-name="ce2">
            <text:p>29.379</text:p>
          </table:table-cell>
          <table:table-cell office:value-type="float" office:value="52" table:style-name="ce2">
            <text:p>52</text:p>
          </table:table-cell>
          <table:table-cell office:value-type="float" office:value="17" table:style-name="ce2">
            <text:p>17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39.895599999999995" table:formula="of:=SUM([.B19];[.G19];[.L19];[.Q19];[.V19])/COUNT([.B19];[.G19];[.L19];[.Q19];[.V19])" table:style-name="ce2">
            <text:p>39.8956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77.57299999999998" table:style-name="ce2">
            <text:p>877.573</text:p>
          </table:table-cell>
          <table:table-cell office:value-type="float" office:value="278" table:style-name="ce2">
            <text:p>278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965.65800000000002" table:style-name="ce2">
            <text:p>965.658</text:p>
          </table:table-cell>
          <table:table-cell office:value-type="float" office:value="251" table:style-name="ce2">
            <text:p>251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473.62400000000002" table:style-name="ce2">
            <text:p>473.624</text:p>
          </table:table-cell>
          <table:table-cell office:value-type="float" office:value="220" table:style-name="ce2">
            <text:p>220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6.23599999999999" table:style-name="ce2">
            <text:p>396.236</text:p>
          </table:table-cell>
          <table:table-cell office:value-type="float" office:value="163" table:style-name="ce2">
            <text:p>163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63.03399999999999" table:style-name="ce2">
            <text:p>663.034</text:p>
          </table:table-cell>
          <table:table-cell office:value-type="float" office:value="279" table:style-name="ce2">
            <text:p>279</text:p>
          </table:table-cell>
          <table:table-cell office:value-type="float" office:value="18" table:style-name="ce2">
            <text:p>18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675.22500000000002" table:formula="of:=SUM([.B20];[.G20];[.L20];[.Q20];[.V20])/COUNT([.B20];[.G20];[.L20];[.Q20];[.V20])" table:style-name="ce2">
            <text:p>675.225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055.2650000000001" table:style-name="ce2">
            <text:p>1055.265</text:p>
          </table:table-cell>
          <table:table-cell office:value-type="float" office:value="728" table:style-name="ce2">
            <text:p>728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299.94299999999998" table:style-name="ce2">
            <text:p>299.943</text:p>
          </table:table-cell>
          <table:table-cell office:value-type="float" office:value="269" table:style-name="ce2">
            <text:p>269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614.35900000000004" table:style-name="ce2">
            <text:p>614.359</text:p>
          </table:table-cell>
          <table:table-cell office:value-type="float" office:value="422" table:style-name="ce2">
            <text:p>422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343.44299999999998" table:style-name="ce2">
            <text:p>343.443</text:p>
          </table:table-cell>
          <table:table-cell office:value-type="float" office:value="19" table:style-name="ce2">
            <text:p>19</text:p>
          </table:table-cell>
          <table:table-cell office:value-type="float" office:value="122.413" table:style-name="ce2">
            <text:p>122.413</text:p>
          </table:table-cell>
          <table:table-cell office:value-type="float" office:value="120" table:style-name="ce2">
            <text:p>120</text:p>
          </table:table-cell>
          <table:table-cell office:value-type="float" office:value="19" table:style-name="ce2">
            <text:p>19</text:p>
          </table:table-cell>
          <table:table-cell table:style-name="ce2"/>
          <table:table-cell office:value-type="float" office:value="19" table:style-name="ce2">
            <text:p>19</text:p>
          </table:table-cell>
          <table:table-cell office:value-type="float" office:value="522.995" table:formula="of:=SUM([.B21];[.G21];[.L21];[.Q21];[.V21])/COUNT([.B21];[.G21];[.L21];[.Q21];[.V21])" table:style-name="ce2">
            <text:p>522.995</text:p>
          </table:table-cell>
          <table:table-cell table:number-columns-repeated="1635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2.856" table:style-name="ce2">
            <text:p>1812.85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09.0350000000001" table:style-name="ce2">
            <text:p>1809.03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5.23" table:style-name="ce2">
            <text:p>1815.2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23.9749999999999" table:style-name="ce2">
            <text:p>1823.97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810.855" table:style-name="ce2">
            <text:p>1810.855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G22];[.L22];[.Q22];[.V22])/COUNT([.B22];[.G22];[.L22];[.Q22];[.V22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41.15" table:style-name="ce2">
            <text:p>541.15</text:p>
          </table:table-cell>
          <table:table-cell office:value-type="float" office:value="52" table:style-name="ce2">
            <text:p>52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70.463" table:style-name="ce2">
            <text:p>1070.463</text:p>
          </table:table-cell>
          <table:table-cell office:value-type="float" office:value="81" table:style-name="ce2">
            <text:p>81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630.365" table:style-name="ce2">
            <text:p>1630.365</text:p>
          </table:table-cell>
          <table:table-cell office:value-type="float" office:value="78" table:style-name="ce2">
            <text:p>78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97.627" table:style-name="ce2">
            <text:p>1097.627</text:p>
          </table:table-cell>
          <table:table-cell office:value-type="float" office:value="64" table:style-name="ce2">
            <text:p>64</text:p>
          </table:table-cell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1084.9012499999999" table:formula="of:=SUM([.B23];[.G23];[.L23];[.Q23];[.V23])/COUNT([.B23];[.G23];[.L23];[.Q23];[.V23])" table:style-name="ce2">
            <text:p>1084.901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46.165" table:style-name="ce2">
            <text:p>2046.16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002.923" table:style-name="ce2">
            <text:p>2002.92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1933.3130000000001" table:style-name="ce2">
            <text:p>1933.3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105.893" table:style-name="ce2">
            <text:p>2105.89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2242.9520000000002" table:style-name="ce2">
            <text:p>2242.952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G24];[.L24];[.Q24];[.V24])/COUNT([.B24];[.G24];[.L24];[.Q24];[.V24])" table:style-name="ce2">
            <text:p>#DIV/0!</text:p>
          </table:table-cell>
          <table:table-cell office:value-type="float" office:value="57" table:formula="of:=COUNT([.B3:.B24];[.G3:.G24];[.L3:.L24];[.Q3:.Q24];[.V3:.V24])" table:style-name="ce2">
            <text:p>57</text:p>
          </table:table-cell>
          <table:table-cell office:value-type="float" office:value="332.31682619047621" table:formula="of:=AVERAGE(IF(ISNUMBER([.AA3:.AA24]);[.AA3:.AA24];&quot;&quot;))" table:number-matrix-columns-spanned="1" table:number-matrix-rows-spanned="1" table:style-name="ce2">
            <text:p>332.3168262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2" table:style-name="ce1"/>
          <table:table-cell table:number-columns-repeated="16381" table:style-name="ce2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2">
            <text:p>Avg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.114" table:style-name="ce1">
            <text:p>0.11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7.7600000000000002E-2" table:formula="of:=SUM([.B28];[.E28];[.H28];[.K28];[.N28])/COUNT([.B28];[.E28];[.H28];[.K28];[.N28])" table:style-name="ce2">
            <text:p>0.0776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4" table:style-name="ce1">
            <text:p>0.0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.4200000000000003E-2" table:formula="of:=SUM([.B29];[.E29];[.H29];[.K29];[.N29])/COUNT([.B29];[.E29];[.H29];[.K29];[.N29])" table:style-name="ce2">
            <text:p>0.0442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6" table:style-name="ce1">
            <text:p>0.12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04" table:style-name="ce1">
            <text:p>0.10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0.11379999999999998" table:formula="of:=SUM([.B30];[.E30];[.H30];[.K30];[.N30])/COUNT([.B30];[.E30];[.H30];[.K30];[.N30])" table:style-name="ce2">
            <text:p>0.1138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09" table:style-name="ce1">
            <text:p>0.0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1" table:style-name="ce1">
            <text:p>0.1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7.4200000000000002E-2" table:formula="of:=SUM([.B31];[.E31];[.H31];[.K31];[.N31])/COUNT([.B31];[.E31];[.H31];[.K31];[.N31])" table:style-name="ce2">
            <text:p>0.0742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9" table:style-name="ce1">
            <text:p>0.12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54" table:style-name="ce1">
            <text:p>0.15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.1368" table:formula="of:=SUM([.B32];[.E32];[.H32];[.K32];[.N32])/COUNT([.B32];[.E32];[.H32];[.K32];[.N32])" table:style-name="ce2">
            <text:p>0.1368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1099999999999999" table:style-name="ce1">
            <text:p>0.211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9" table:style-name="ce1">
            <text:p>0.249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25280000000000002" table:formula="of:=SUM([.B33];[.E33];[.H33];[.K33];[.N33])/COUNT([.B33];[.E33];[.H33];[.K33];[.N33])" table:style-name="ce2">
            <text:p>0.252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53" table:style-name="ce1">
            <text:p>0.15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7" table:style-name="ce1">
            <text:p>0.17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0.1678" table:formula="of:=SUM([.B34];[.E34];[.H34];[.K34];[.N34])/COUNT([.B34];[.E34];[.H34];[.K34];[.N34])" table:style-name="ce2">
            <text:p>0.1678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4" table:style-name="ce1">
            <text:p>0.4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28399999999999997" table:style-name="ce1">
            <text:p>0.284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2800000000000001" table:style-name="ce1">
            <text:p>0.228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0.33140000000000003" table:formula="of:=SUM([.B35];[.E35];[.H35];[.K35];[.N35])/COUNT([.B35];[.E35];[.H35];[.K35];[.N35])" table:style-name="ce2">
            <text:p>0.3314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3800000000000002" table:style-name="ce1">
            <text:p>0.33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3" table:style-name="ce1">
            <text:p>0.2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1099999999999998" table:style-name="ce1">
            <text:p>0.41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0.35700000000000004" table:formula="of:=SUM([.B36];[.E36];[.H36];[.K36];[.N36])/COUNT([.B36];[.E36];[.H36];[.K36];[.N36])" table:style-name="ce2">
            <text:p>0.357</text:p>
          </table:table-cell>
          <table:table-cell table:number-columns-repeated="16367" table:style-name="ce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33" table:style-name="ce1">
            <text:p>0.43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0299999999999998" table:style-name="ce1">
            <text:p>0.603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56299999999999994" table:style-name="ce1">
            <text:p>0.563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office:value-type="float" office:value="0.46479999999999999" table:formula="of:=SUM([.B37];[.E37];[.H37];[.K37];[.N37])/COUNT([.B37];[.E37];[.H37];[.K37];[.N37])" table:style-name="ce2">
            <text:p>0.4648</text:p>
          </table:table-cell>
          <table:table-cell table:number-columns-repeated="16367" table:style-name="ce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7399999999999995" table:style-name="ce1">
            <text:p>0.574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01" table:style-name="ce1">
            <text:p>0.501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54200000000000004" table:style-name="ce1">
            <text:p>0.54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0.67920000000000003" table:formula="of:=SUM([.B38];[.E38];[.H38];[.K38];[.N38])/COUNT([.B38];[.E38];[.H38];[.K38];[.N38])" table:style-name="ce2">
            <text:p>0.6792</text:p>
          </table:table-cell>
          <table:table-cell table:number-columns-repeated="16367" table:style-name="ce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18" table:style-name="ce1">
            <text:p>0.21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432" table:style-name="ce1">
            <text:p>0.4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78" table:style-name="ce1">
            <text:p>0.37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51900000000000002" table:style-name="ce1">
            <text:p>0.519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0.39200000000000002" table:formula="of:=SUM([.B39];[.E39];[.H39];[.K39];[.N39])/COUNT([.B39];[.E39];[.H39];[.K39];[.N39])" table:style-name="ce2">
            <text:p>0.392</text:p>
          </table:table-cell>
          <table:table-cell table:number-columns-repeated="16367" table:style-name="ce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3499999999999999" table:style-name="ce1">
            <text:p>0.735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65300000000000002" table:style-name="ce1">
            <text:p>0.653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0.71899999999999997" table:style-name="ce1">
            <text:p>0.719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27" table:style-name="ce1">
            <text:p>0.62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0.6651999999999999" table:formula="of:=SUM([.B40];[.E40];[.H40];[.K40];[.N40])/COUNT([.B40];[.E40];[.H40];[.K40];[.N40])" table:style-name="ce2">
            <text:p>0.6652</text:p>
          </table:table-cell>
          <table:table-cell table:number-columns-repeated="16367" table:style-name="ce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72" table:style-name="ce1">
            <text:p>0.37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0.64" table:style-name="ce1">
            <text:p>0.64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77" table:style-name="ce1">
            <text:p>0.77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0.55979999999999996" table:formula="of:=SUM([.B41];[.E41];[.H41];[.K41];[.N41])/COUNT([.B41];[.E41];[.H41];[.K41];[.N41])" table:style-name="ce2">
            <text:p>0.5598</text:p>
          </table:table-cell>
          <table:table-cell table:number-columns-repeated="16367" table:style-name="ce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625" table:style-name="ce1">
            <text:p>0.62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5209999999999999" table:style-name="ce1">
            <text:p>1.52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0.98819999999999997" table:formula="of:=SUM([.B42];[.E42];[.H42];[.K42];[.N42])/COUNT([.B42];[.E42];[.H42];[.K42];[.N42])" table:style-name="ce2">
            <text:p>0.9882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879" table:style-name="ce1">
            <text:p>0.87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0.8303999999999998" table:formula="of:=SUM([.B43];[.E43];[.H43];[.K43];[.N43])/COUNT([.B43];[.E43];[.H43];[.K43];[.N43])" table:style-name="ce2">
            <text:p>0.8304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452" table:style-name="ce1">
            <text:p>1.452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3460000000000001" table:style-name="ce1">
            <text:p>1.346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4660000000000002" table:style-name="ce1">
            <text:p>2.466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09" table:style-name="ce1">
            <text:p>2.09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1.8512" table:formula="of:=SUM([.B44];[.E44];[.H44];[.K44];[.N44])/COUNT([.B44];[.E44];[.H44];[.K44];[.N44])" table:style-name="ce2">
            <text:p>1.851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71" table:style-name="ce1">
            <text:p>1.671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675" table:style-name="ce1">
            <text:p>1.675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302" table:style-name="ce1">
            <text:p>1.302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" table:style-name="ce1">
            <text:p>2.04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33" table:style-name="ce1">
            <text:p>1.133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.5642" table:formula="of:=SUM([.B45];[.E45];[.H45];[.K45];[.N45])/COUNT([.B45];[.E45];[.H45];[.K45];[.N45])" table:style-name="ce2">
            <text:p>1.5642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5839999999999996" table:style-name="ce1">
            <text:p>6.584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5.95" table:style-name="ce1">
            <text:p>5.95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6.4470000000000001" table:style-name="ce1">
            <text:p>6.447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.5329999999999995" table:style-name="ce1">
            <text:p>9.533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32" table:style-name="ce1">
            <text:p>10.532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7.8091999999999988" table:formula="of:=SUM([.B46];[.E46];[.H46];[.K46];[.N46])/COUNT([.B46];[.E46];[.H46];[.K46];[.N46])" table:style-name="ce2">
            <text:p>7.8092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.111000000000001" table:style-name="ce1">
            <text:p>11.11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3.867999999999999" table:style-name="ce1">
            <text:p>23.868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15.85" table:style-name="ce1">
            <text:p>15.85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19.893000000000001" table:style-name="ce1">
            <text:p>19.893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6.593" table:style-name="ce1">
            <text:p>16.593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1">
            <text:p>20</text:p>
          </table:table-cell>
          <table:table-cell office:value-type="float" office:value="17.463000000000001" table:formula="of:=SUM([.B47];[.E47];[.H47];[.K47];[.N47])/COUNT([.B47];[.E47];[.H47];[.K47];[.N47])" table:style-name="ce2">
            <text:p>17.463</text:p>
          </table:table-cell>
          <table:table-cell office:value-type="float" office:value="100" table:formula="of:=COUNT([.B28:.B47];[.E28:.E47];[.H28:.H47];[.K28:.K47];[.N28:.N47])" table:style-name="ce2">
            <text:p>100</text:p>
          </table:table-cell>
          <table:table-cell office:value-type="float" office:value="1.7411400000000001" table:formula="of:=AVERAGE(IF(ISNUMBER([.Q28:.Q47]);[.Q28:.Q47];&quot;&quot;))" table:number-matrix-columns-spanned="1" table:number-matrix-rows-spanned="1" table:style-name="ce2">
            <text:p>1.74114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4" table:style-name="ce1"/>
          <table:table-cell office:value-type="string" table:style-name="ce1">
            <text:p>driverlog: 15<text:s/></text:p>
          </table:table-cell>
          <table:table-cell table:number-columns-repeated="4" table:style-name="ce1"/>
          <table:table-cell office:value-type="string" table:style-name="ce1">
            <text:p>driverlog: 20<text:s/></text:p>
          </table:table-cell>
          <table:table-cell table:number-columns-repeated="4" table:style-name="ce1"/>
          <table:table-cell office:value-type="string" table:style-name="ce1">
            <text:p>driverlog: 25<text:s/></text:p>
          </table:table-cell>
          <table:table-cell table:number-columns-repeated="4" table:style-name="ce1"/>
          <table:table-cell office:value-type="string" table:style-name="ce1">
            <text:p>driverlog: 30<text:s/></text:p>
          </table:table-cell>
          <table:table-cell table:number-columns-repeated="4" table:style-name="ce1"/>
          <table:table-cell office:value-type="string" table:style-name="ce2">
            <text:p>Avg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.02E-2" table:formula="of:=SUM([.B51];[.G51];[.L51];[.Q51];[.V51])/COUNT([.B51];[.G51];[.L51];[.Q51];[.V51])" table:style-name="ce2">
            <text:p>0.0402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7599999999999996" table:style-name="ce1">
            <text:p>0.576</text:p>
          </table:table-cell>
          <table:table-cell office:value-type="float" office:value="149" table:style-name="ce1">
            <text:p>149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2459999999999998" table:formula="of:=SUM([.B52];[.G52];[.L52];[.Q52];[.V52])/COUNT([.B52];[.G52];[.L52];[.Q52];[.V52])" table:style-name="ce2">
            <text:p>0.4246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12" table:style-name="ce1">
            <text:p>0.11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2" table:style-name="ce1">
            <text:p>0.18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7" table:style-name="ce1">
            <text:p>0.21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8039999999999998" table:formula="of:=SUM([.B53];[.G53];[.L53];[.Q53];[.V53])/COUNT([.B53];[.G53];[.L53];[.Q53];[.V53])" table:style-name="ce2">
            <text:p>0.1804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4019999999999999" table:style-name="ce1">
            <text:p>1.402</text:p>
          </table:table-cell>
          <table:table-cell office:value-type="float" office:value="447" table:style-name="ce1">
            <text:p>44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79759999999999986" table:formula="of:=SUM([.B54];[.G54];[.L54];[.Q54];[.V54])/COUNT([.B54];[.G54];[.L54];[.Q54];[.V54])" table:style-name="ce2">
            <text:p>0.7976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7" table:style-name="ce1">
            <text:p>0.43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47" table:style-name="ce1">
            <text:p>0.247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191" table:style-name="ce1">
            <text:p>0.19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54" table:formula="of:=SUM([.B55];[.G55];[.L55];[.Q55];[.V55])/COUNT([.B55];[.G55];[.L55];[.Q55];[.V55])" table:style-name="ce2">
            <text:p>0.3054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1700000000000002" table:style-name="ce1">
            <text:p>0.51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12" table:style-name="ce1">
            <text:p>0.31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151" table:style-name="ce1">
            <text:p>0.15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29499999999999998" table:formula="of:=SUM([.B56];[.G56];[.L56];[.Q56];[.V56])/COUNT([.B56];[.G56];[.L56];[.Q56];[.V56])" table:style-name="ce2">
            <text:p>0.295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5" table:style-name="ce1">
            <text:p>0.24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322" table:formula="of:=SUM([.B57];[.G57];[.L57];[.Q57];[.V57])/COUNT([.B57];[.G57];[.L57];[.Q57];[.V57])" table:style-name="ce2">
            <text:p>0.3322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3" table:style-name="ce1">
            <text:p>0.63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2" table:style-name="ce1">
            <text:p>0.6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167" table:style-name="ce1">
            <text:p>16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9879999999999998" table:formula="of:=SUM([.B58];[.G58];[.L58];[.Q58];[.V58])/COUNT([.B58];[.G58];[.L58];[.Q58];[.V58])" table:style-name="ce2">
            <text:p>0.698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299999999999995" table:style-name="ce1">
            <text:p>0.693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800000000000003" table:formula="of:=SUM([.B59];[.G59];[.L59];[.Q59];[.V59])/COUNT([.B59];[.G59];[.L59];[.Q59];[.V59])" table:style-name="ce2">
            <text:p>0.788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663" table:style-name="ce1">
            <text:p>1.663</text:p>
          </table:table-cell>
          <table:table-cell office:value-type="float" office:value="122" table:style-name="ce1">
            <text:p>12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48799999999999999" table:style-name="ce1">
            <text:p>0.48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67" table:style-name="ce1">
            <text:p>0.6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3700000000000006" table:formula="of:=SUM([.B60];[.G60];[.L60];[.Q60];[.V60])/COUNT([.B60];[.G60];[.L60];[.Q60];[.V60])" table:style-name="ce2">
            <text:p>0.937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605" table:style-name="ce1">
            <text:p>1.605</text:p>
          </table:table-cell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198" table:style-name="ce1">
            <text:p>1.198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448" table:style-name="ce1">
            <text:p>1.448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557999999999999" table:formula="of:=SUM([.B61];[.G61];[.L61];[.Q61];[.V61])/COUNT([.B61];[.G61];[.L61];[.Q61];[.V61])" table:style-name="ce2">
            <text:p>1.3558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609" table:style-name="ce1">
            <text:p>2.609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5009999999999999" table:style-name="ce1">
            <text:p>1.50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17" table:style-name="ce1">
            <text:p>4.17</text:p>
          </table:table-cell>
          <table:table-cell office:value-type="float" office:value="158" table:style-name="ce1">
            <text:p>15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.9770000000000003" table:style-name="ce1">
            <text:p>8.977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.3620000000000001" table:style-name="ce1">
            <text:p>7.362</text:p>
          </table:table-cell>
          <table:table-cell office:value-type="float" office:value="419" table:style-name="ce1">
            <text:p>41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4.9238" table:formula="of:=SUM([.B62];[.G62];[.L62];[.Q62];[.V62])/COUNT([.B62];[.G62];[.L62];[.Q62];[.V62])" table:style-name="ce2">
            <text:p>4.9238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4929999999999999" table:style-name="ce1">
            <text:p>3.493</text:p>
          </table:table-cell>
          <table:table-cell office:value-type="float" office:value="115" table:style-name="ce1">
            <text:p>115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865" table:style-name="ce1">
            <text:p>11.865</text:p>
          </table:table-cell>
          <table:table-cell office:value-type="float" office:value="393" table:style-name="ce1">
            <text:p>39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3.7930000000000001" table:style-name="ce1">
            <text:p>3.793</text:p>
          </table:table-cell>
          <table:table-cell office:value-type="float" office:value="148" table:style-name="ce1">
            <text:p>14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179" table:style-name="ce1">
            <text:p>17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5.4083999999999994" table:formula="of:=SUM([.B63];[.G63];[.L63];[.Q63];[.V63])/COUNT([.B63];[.G63];[.L63];[.Q63];[.V63])" table:style-name="ce2">
            <text:p>5.408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.3920000000000003" table:style-name="ce1">
            <text:p>5.392</text:p>
          </table:table-cell>
          <table:table-cell office:value-type="float" office:value="212" table:style-name="ce1">
            <text:p>21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0.862000000000002" table:style-name="ce1">
            <text:p>40.862</text:p>
          </table:table-cell>
          <table:table-cell office:value-type="float" office:value="2324" table:style-name="ce1">
            <text:p>232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6069999999999993" table:style-name="ce1">
            <text:p>8.607</text:p>
          </table:table-cell>
          <table:table-cell office:value-type="float" office:value="397" table:style-name="ce1">
            <text:p>39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.1720000000000002" table:style-name="ce1">
            <text:p>2.17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8.818000000000001" table:style-name="ce1">
            <text:p>18.818</text:p>
          </table:table-cell>
          <table:table-cell office:value-type="float" office:value="1005" table:style-name="ce1">
            <text:p>100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5.170199999999999" table:formula="of:=SUM([.B64];[.G64];[.L64];[.Q64];[.V64])/COUNT([.B64];[.G64];[.L64];[.Q64];[.V64])" table:style-name="ce2">
            <text:p>15.1702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9179999999999993" table:style-name="ce1">
            <text:p>8.918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4160000000000004" table:style-name="ce1">
            <text:p>6.416</text:p>
          </table:table-cell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9.4580000000000002" table:style-name="ce1">
            <text:p>9.458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3.613" table:style-name="ce1">
            <text:p>13.613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929999999999998" table:style-name="ce1">
            <text:p>5.39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8.7596000000000007" table:formula="of:=SUM([.B65];[.G65];[.L65];[.Q65];[.V65])/COUNT([.B65];[.G65];[.L65];[.Q65];[.V65])" table:style-name="ce2">
            <text:p>8.7596</text:p>
          </table:table-cell>
          <table:table-cell table:number-columns-repeated="16357" table:style-name="ce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578" table:style-name="ce1">
            <text:p>1800.5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2260000000001" table:style-name="ce1">
            <text:p>1800.22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6479999999999" table:style-name="ce1">
            <text:p>1800.6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421" table:style-name="ce1">
            <text:p>1800.4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1800.31" table:style-name="ce1">
            <text:p>1800.31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66];[.G66];[.L66];[.Q66];[.V66])/COUNT([.B66];[.G66];[.L66];[.Q66];[.V66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2.70500000000001" table:style-name="ce1">
            <text:p>252.705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9.79899999999998" table:style-name="ce1">
            <text:p>269.799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63.697" table:style-name="ce1">
            <text:p>663.697</text:p>
          </table:table-cell>
          <table:table-cell office:value-type="float" office:value="448" table:style-name="ce1">
            <text:p>44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65.80700000000002" table:style-name="ce1">
            <text:p>265.807</text:p>
          </table:table-cell>
          <table:table-cell office:value-type="float" office:value="395" table:style-name="ce1">
            <text:p>3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99.096" table:style-name="ce1">
            <text:p>199.096</text:p>
          </table:table-cell>
          <table:table-cell office:value-type="float" office:value="288" table:style-name="ce1">
            <text:p>28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30.2208" table:formula="of:=SUM([.B67];[.G67];[.L67];[.Q67];[.V67])/COUNT([.B67];[.G67];[.L67];[.Q67];[.V67])" table:style-name="ce2">
            <text:p>330.2208</text:p>
          </table:table-cell>
          <table:table-cell table:number-columns-repeated="16357" table:style-name="ce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4.096" table:style-name="ce1">
            <text:p>704.096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84.5709999999999" table:style-name="ce1">
            <text:p>1584.571</text:p>
          </table:table-cell>
          <table:table-cell office:value-type="float" office:value="478" table:style-name="ce1">
            <text:p>4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23.02700000000004" table:style-name="ce1">
            <text:p>523.027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187.94" table:style-name="ce1">
            <text:p>1187.94</text:p>
          </table:table-cell>
          <table:table-cell office:value-type="float" office:value="446" table:style-name="ce1">
            <text:p>44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09.447" table:style-name="ce1">
            <text:p>509.447</text:p>
          </table:table-cell>
          <table:table-cell office:value-type="float" office:value="256" table:style-name="ce1">
            <text:p>25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01.81619999999998" table:formula="of:=SUM([.B68];[.G68];[.L68];[.Q68];[.V68])/COUNT([.B68];[.G68];[.L68];[.Q68];[.V68])" table:style-name="ce2">
            <text:p>901.8162</text:p>
          </table:table-cell>
          <table:table-cell table:number-columns-repeated="16357" table:style-name="ce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5.194" table:style-name="ce1">
            <text:p>1805.19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3.2380000000001" table:style-name="ce1">
            <text:p>1803.23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10.9259999999999" table:style-name="ce1">
            <text:p>1810.9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4.3889999999999" table:style-name="ce1">
            <text:p>1804.38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1808.9490000000001" table:style-name="ce1">
            <text:p>1808.949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9];[.G69];[.L69];[.Q69];[.V69])/COUNT([.B69];[.G69];[.L69];[.Q69];[.V69])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6.66" table:style-name="ce1">
            <text:p>1816.66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style-name="ce1">
            <text:p>1564.002</text:p>
          </table:table-cell>
          <table:table-cell office:value-type="float" office:value="378" table:style-name="ce1">
            <text:p>37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1.4570000000001" table:style-name="ce1">
            <text:p>1801.4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5.739" table:style-name="ce1">
            <text:p>1805.7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8.53" table:style-name="ce1">
            <text:p>1808.53</text:p>
          </table:table-cell>
          <table:table-cell office:value-type="float" office:value="20" table:style-name="ce1">
            <text:p>20</text:p>
          </table:table-cell>
          <table:table-cell office:value-type="float" office:value="1564.002" table:formula="of:=SUM([.B70];[.G70];[.L70];[.Q70];[.V70])/COUNT([.B70];[.G70];[.L70];[.Q70];[.V70])" table:style-name="ce2">
            <text:p>1564.002</text:p>
          </table:table-cell>
          <table:table-cell office:value-type="float" office:value="86" table:formula="of:=COUNT([.B51:.B70];[.G51:.G70];[.L51:.L70];[.Q51:.Q70];[.V51:.V70])" table:style-name="ce2">
            <text:p>86</text:p>
          </table:table-cell>
          <table:table-cell office:value-type="float" office:value="157.58088888888889" table:formula="of:=AVERAGE(IF(ISNUMBER([.AA51:.AA70]); [.AA51:.AA70];&quot;&quot;))" table:number-matrix-columns-spanned="1" table:number-matrix-rows-spanned="1" table:style-name="ce2">
            <text:p>157.5808889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creased AlphaReheating (3) Lowered Threads (3)</text:p>
          </table:table-cell>
          <table:table-cell table:number-columns-repeated="4" table:style-name="ce1"/>
          <table:table-cell table:number-columns-repeated="16379" table:style-name="ce2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4" table:style-name="ce1"/>
          <table:table-cell office:value-type="string" table:style-name="ce1">
            <text:p>pipesworld-notankage: 15<text:s/></text:p>
          </table:table-cell>
          <table:table-cell table:number-columns-repeated="4" table:style-name="ce1"/>
          <table:table-cell office:value-type="string" table:style-name="ce1">
            <text:p>pipesworld-notankage: 20<text:s/></text:p>
          </table:table-cell>
          <table:table-cell table:number-columns-repeated="4" table:style-name="ce1"/>
          <table:table-cell office:value-type="string" table:style-name="ce1">
            <text:p>pipesworld-notankage: 25<text:s/></text:p>
          </table:table-cell>
          <table:table-cell table:number-columns-repeated="4" table:style-name="ce1"/>
          <table:table-cell office:value-type="string" table:style-name="ce1">
            <text:p>pipesworld-notankage: 30<text:s/></text:p>
          </table:table-cell>
          <table:table-cell table:number-columns-repeated="4" table:style-name="ce1"/>
          <table:table-cell office:value-type="string" table:style-name="ce2">
            <text:p>Average</text:p>
          </table:table-cell>
          <table:table-cell table:number-columns-repeated="16358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09" table:style-name="ce1">
            <text:p>0.0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7.8E-2" table:style-name="ce1">
            <text:p>0.07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126" table:style-name="ce1">
            <text:p>0.12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9.74E-2" table:formula="of:=SUM([.B74];[.G74];[.L74];[.Q74];[.V74])/COUNT([.B74];[.G74];[.L74];[.Q74];[.V74])" table:style-name="ce2">
            <text:p>0.0974</text:p>
          </table:table-cell>
          <table:table-cell table:number-columns-repeated="16357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36" table:style-name="ce1">
            <text:p>0.43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" table:style-name="ce1">
            <text:p>2</text:p>
          </table:table-cell>
          <table:table-cell office:value-type="float" office:value="0.39300000000000002" table:formula="of:=SUM([.B75];[.G75];[.L75];[.Q75];[.V75])/COUNT([.B75];[.G75];[.L75];[.Q75];[.V75])" table:style-name="ce2">
            <text:p>0.393</text:p>
          </table:table-cell>
          <table:table-cell table:number-columns-repeated="16357" table:style-name="ce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47" table:style-name="ce1">
            <text:p>0.24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19" table:style-name="ce1">
            <text:p>0.1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18" table:style-name="ce1">
            <text:p>0.21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.24059999999999998" table:formula="of:=SUM([.B76];[.G76];[.L76];[.Q76];[.V76])/COUNT([.B76];[.G76];[.L76];[.Q76];[.V76])" table:style-name="ce2">
            <text:p>0.2406</text:p>
          </table:table-cell>
          <table:table-cell table:number-columns-repeated="16357" table:style-name="ce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47" table:style-name="ce1">
            <text:p>0.24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72699999999999998" table:style-name="ce1">
            <text:p>0.7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38600000000000001" table:style-name="ce1">
            <text:p>0.38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4" table:style-name="ce1">
            <text:p>4</text:p>
          </table:table-cell>
          <table:table-cell office:value-type="float" office:value="0.29599999999999999" table:formula="of:=SUM([.B77];[.G77];[.L77];[.Q77];[.V77])/COUNT([.B77];[.G77];[.L77];[.Q77];[.V77])" table:style-name="ce2">
            <text:p>0.296</text:p>
          </table:table-cell>
          <table:table-cell table:number-columns-repeated="16357" table:style-name="ce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09" table:style-name="ce1">
            <text:p>0.30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41299999999999998" table:style-name="ce1">
            <text:p>0.41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.36459999999999998" table:formula="of:=SUM([.B78];[.G78];[.L78];[.Q78];[.V78])/COUNT([.B78];[.G78];[.L78];[.Q78];[.V78])" table:style-name="ce2">
            <text:p>0.3646</text:p>
          </table:table-cell>
          <table:table-cell table:number-columns-repeated="16357" table:style-name="ce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753" table:style-name="ce1">
            <text:p>0.75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" table:style-name="ce1">
            <text:p>0.4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.49320000000000003" table:formula="of:=SUM([.B79];[.G79];[.L79];[.Q79];[.V79])/COUNT([.B79];[.G79];[.L79];[.Q79];[.V79])" table:style-name="ce2">
            <text:p>0.4932</text:p>
          </table:table-cell>
          <table:table-cell table:number-columns-repeated="16357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5" table:style-name="ce1">
            <text:p>0.2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72" table:style-name="ce1">
            <text:p>0.37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32" table:style-name="ce1">
            <text:p>0.3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46" table:style-name="ce1">
            <text:p>0.24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.29680000000000001" table:formula="of:=SUM([.B80];[.G80];[.L80];[.Q80];[.V80])/COUNT([.B80];[.G80];[.L80];[.Q80];[.V80])" table:style-name="ce2">
            <text:p>0.2968</text:p>
          </table:table-cell>
          <table:table-cell table:number-columns-repeated="16357" table:style-name="ce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08" table:style-name="ce1">
            <text:p>0.30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3" table:style-name="ce1">
            <text:p>0.43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64700000000000002" table:style-name="ce1">
            <text:p>0.6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6500000000000002" table:style-name="ce1">
            <text:p>0.46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0.43579999999999997" table:formula="of:=SUM([.B81];[.G81];[.L81];[.Q81];[.V81])/COUNT([.B81];[.G81];[.L81];[.Q81];[.V81])" table:style-name="ce2">
            <text:p>0.4358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9100000000000004" table:style-name="ce1">
            <text:p>0.79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78400000000000003" table:style-name="ce1">
            <text:p>0.78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.63200000000000001" table:formula="of:=SUM([.B82];[.G82];[.L82];[.Q82];[.V82])/COUNT([.B82];[.G82];[.L82];[.Q82];[.V82])" table:style-name="ce2">
            <text:p>0.632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820000000000001" table:style-name="ce1">
            <text:p>1.08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1719999999999999" table:style-name="ce1">
            <text:p>1.17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0235999999999998" table:formula="of:=SUM([.B83];[.G83];[.L83];[.Q83];[.V83])/COUNT([.B83];[.G83];[.L83];[.Q83];[.V83])" table:style-name="ce2">
            <text:p>1.0236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080000000000001" table:style-name="ce1">
            <text:p>2.608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1150000000000002" table:style-name="ce1">
            <text:p>2.115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3939999999999999" table:style-name="ce1">
            <text:p>1.394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3.8039999999999998" table:style-name="ce1">
            <text:p>3.804</text:p>
          </table:table-cell>
          <table:table-cell office:value-type="float" office:value="312" table:style-name="ce1">
            <text:p>3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2896000000000001" table:formula="of:=SUM([.B84];[.G84];[.L84];[.Q84];[.V84])/COUNT([.B84];[.G84];[.L84];[.Q84];[.V84])" table:style-name="ce2">
            <text:p>2.2896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3940000000000001" table:style-name="ce1">
            <text:p>2.394</text:p>
          </table:table-cell>
          <table:table-cell office:value-type="float" office:value="176" table:style-name="ce1">
            <text:p>17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.319" table:style-name="ce1">
            <text:p>1.319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6219999999999999" table:style-name="ce1">
            <text:p>3.622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2549999999999999" table:style-name="ce1">
            <text:p>2.255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3.0430000000000001" table:style-name="ce1">
            <text:p>3.043</text:p>
          </table:table-cell>
          <table:table-cell office:value-type="float" office:value="260" table:style-name="ce1">
            <text:p>26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.5265999999999997" table:formula="of:=SUM([.B85];[.G85];[.L85];[.Q85];[.V85])/COUNT([.B85];[.G85];[.L85];[.Q85];[.V85])" table:style-name="ce2">
            <text:p>2.5266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383" table:style-name="ce1">
            <text:p>2.383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97" table:style-name="ce1">
            <text:p>9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97899999999999998" table:style-name="ce1">
            <text:p>0.97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0.749" table:style-name="ce1">
            <text:p>0.74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.4590000000000001" table:style-name="ce1">
            <text:p>2.45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7843999999999998" table:formula="of:=SUM([.B86];[.G86];[.L86];[.Q86];[.V86])/COUNT([.B86];[.G86];[.L86];[.Q86];[.V86])" table:style-name="ce2">
            <text:p>1.7844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.6430000000000007" table:style-name="ce1">
            <text:p>8.643</text:p>
          </table:table-cell>
          <table:table-cell office:value-type="float" office:value="483" table:style-name="ce1">
            <text:p>48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1509999999999998" table:style-name="ce1">
            <text:p>6.151</text:p>
          </table:table-cell>
          <table:table-cell office:value-type="float" office:value="338" table:style-name="ce1">
            <text:p>338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.6360000000000001" table:style-name="ce1">
            <text:p>5.636</text:p>
          </table:table-cell>
          <table:table-cell office:value-type="float" office:value="349" table:style-name="ce1">
            <text:p>34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8.5079999999999991" table:style-name="ce1">
            <text:p>8.508</text:p>
          </table:table-cell>
          <table:table-cell office:value-type="float" office:value="467" table:style-name="ce1">
            <text:p>46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.0359999999999996" table:style-name="ce1">
            <text:p>4.036</text:p>
          </table:table-cell>
          <table:table-cell office:value-type="float" office:value="254" table:style-name="ce1">
            <text:p>25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6.5947999999999993" table:formula="of:=SUM([.B87];[.G87];[.L87];[.Q87];[.V87])/COUNT([.B87];[.G87];[.L87];[.Q87];[.V87])" table:style-name="ce2">
            <text:p>6.594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.7789999999999999" table:style-name="ce1">
            <text:p>6.77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3159999999999998" table:style-name="ce1">
            <text:p>5.316</text:p>
          </table:table-cell>
          <table:table-cell office:value-type="float" office:value="246" table:style-name="ce1">
            <text:p>24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.257999999999999" table:style-name="ce1">
            <text:p>15.258</text:p>
          </table:table-cell>
          <table:table-cell office:value-type="float" office:value="861" table:style-name="ce1">
            <text:p>86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.0139999999999998" table:style-name="ce1">
            <text:p>3.01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6.984" table:formula="of:=SUM([.B88];[.G88];[.L88];[.Q88];[.V88])/COUNT([.B88];[.G88];[.L88];[.Q88];[.V88])" table:style-name="ce2">
            <text:p>6.984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.7030000000000003" table:style-name="ce1">
            <text:p>7.703</text:p>
          </table:table-cell>
          <table:table-cell office:value-type="float" office:value="386" table:style-name="ce1">
            <text:p>386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9.8130000000000006" table:style-name="ce1">
            <text:p>9.813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086" table:style-name="ce1">
            <text:p>12.086</text:p>
          </table:table-cell>
          <table:table-cell office:value-type="float" office:value="678" table:style-name="ce1">
            <text:p>67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8.065000000000001" table:style-name="ce1">
            <text:p>18.065</text:p>
          </table:table-cell>
          <table:table-cell office:value-type="float" office:value="852" table:style-name="ce1">
            <text:p>85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1.192" table:style-name="ce1">
            <text:p>21.192</text:p>
          </table:table-cell>
          <table:table-cell office:value-type="float" office:value="1120" table:style-name="ce1">
            <text:p>112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.771800000000002" table:formula="of:=SUM([.B89];[.G89];[.L89];[.Q89];[.V89])/COUNT([.B89];[.G89];[.L89];[.Q89];[.V89])" table:style-name="ce2">
            <text:p>13.7718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468" table:style-name="ce1">
            <text:p>3.468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.3310000000000004" table:style-name="ce1">
            <text:p>4.331</text:p>
          </table:table-cell>
          <table:table-cell office:value-type="float" office:value="129" table:style-name="ce1">
            <text:p>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32" table:style-name="ce1">
            <text:p>3.32</text:p>
          </table:table-cell>
          <table:table-cell office:value-type="float" office:value="84" table:style-name="ce1">
            <text:p>8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6.3449999999999998" table:style-name="ce1">
            <text:p>6.345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9239999999999999" table:style-name="ce1">
            <text:p>1.92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.8775999999999997" table:formula="of:=SUM([.B90];[.G90];[.L90];[.Q90];[.V90])/COUNT([.B90];[.G90];[.L90];[.Q90];[.V90])" table:style-name="ce2">
            <text:p>3.8776</text:p>
          </table:table-cell>
          <table:table-cell table:number-columns-repeated="1635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.305" table:style-name="ce1">
            <text:p>16.305</text:p>
          </table:table-cell>
          <table:table-cell office:value-type="float" office:value="462" table:style-name="ce1">
            <text:p>46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.6420000000000003" table:style-name="ce1">
            <text:p>6.642</text:p>
          </table:table-cell>
          <table:table-cell office:value-type="float" office:value="216" table:style-name="ce1">
            <text:p>21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5910000000000002" table:style-name="ce1">
            <text:p>5.591</text:p>
          </table:table-cell>
          <table:table-cell office:value-type="float" office:value="188" table:style-name="ce1">
            <text:p>1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.686" table:style-name="ce1">
            <text:p>15.686</text:p>
          </table:table-cell>
          <table:table-cell office:value-type="float" office:value="466" table:style-name="ce1">
            <text:p>466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5.4409999999999998" table:style-name="ce1">
            <text:p>5.441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9.9330000000000016" table:formula="of:=SUM([.B91];[.G91];[.L91];[.Q91];[.V91])/COUNT([.B91];[.G91];[.L91];[.Q91];[.V91])" table:style-name="ce2">
            <text:p>9.933</text:p>
          </table:table-cell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.993" table:style-name="ce1">
            <text:p>10.993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5190000000000001" table:style-name="ce1">
            <text:p>6.519</text:p>
          </table:table-cell>
          <table:table-cell office:value-type="float" office:value="136" table:style-name="ce1">
            <text:p>136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4.399000000000001" table:style-name="ce1">
            <text:p>24.399</text:p>
          </table:table-cell>
          <table:table-cell office:value-type="float" office:value="510" table:style-name="ce1">
            <text:p>51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05" table:style-name="ce1">
            <text:p>11.05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.238" table:style-name="ce1">
            <text:p>3.23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1.239799999999999" table:formula="of:=SUM([.B92];[.G92];[.L92];[.Q92];[.V92])/COUNT([.B92];[.G92];[.L92];[.Q92];[.V92])" table:style-name="ce2">
            <text:p>11.2398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.1079999999999997" table:style-name="ce1">
            <text:p>5.108</text:p>
          </table:table-cell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1.515999999999998" table:style-name="ce1">
            <text:p>21.516</text:p>
          </table:table-cell>
          <table:table-cell office:value-type="float" office:value="451" table:style-name="ce1">
            <text:p>45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.714" table:style-name="ce1">
            <text:p>3.714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5.028" table:style-name="ce1">
            <text:p>15.028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7.3150000000000004" table:style-name="ce1">
            <text:p>7.315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0.536199999999999" table:formula="of:=SUM([.B93];[.G93];[.L93];[.Q93];[.V93])/COUNT([.B93];[.G93];[.L93];[.Q93];[.V93])" table:style-name="ce2">
            <text:p>10.5362</text:p>
          </table:table-cell>
          <table:table-cell table:number-columns-repeated="1635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9660000000000002" table:style-name="ce1">
            <text:p>2.966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.5739999999999998" table:style-name="ce1">
            <text:p>4.574</text:p>
          </table:table-cell>
          <table:table-cell office:value-type="float" office:value="172" table:style-name="ce1">
            <text:p>17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5.7450000000000001" table:style-name="ce1">
            <text:p>5.745</text:p>
          </table:table-cell>
          <table:table-cell office:value-type="float" office:value="21" table:style-name="ce1">
            <text:p>21</text:p>
          </table:table-cell>
          <table:table-cell office:value-type="float" office:value="2.0859999999999999" table:style-name="ce1">
            <text:p>2.08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.9409999999999998" table:style-name="ce1">
            <text:p>3.941</text:p>
          </table:table-cell>
          <table:table-cell office:value-type="float" office:value="21" table:style-name="ce1">
            <text:p>21</text:p>
          </table:table-cell>
          <table:table-cell office:value-type="float" office:value="3.2086666666666663" table:formula="of:=SUM([.B94];[.G94];[.L94];[.Q94];[.V94])/COUNT([.B94];[.G94];[.L94];[.Q94];[.V94])" table:style-name="ce2">
            <text:p>3.208666667</text:p>
          </table:table-cell>
          <table:table-cell table:number-columns-repeated="1635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676" table:style-name="ce1">
            <text:p>67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7.1589999999999998" table:style-name="ce1">
            <text:p>7.159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7.782" table:style-name="ce1">
            <text:p>17.782</text:p>
          </table:table-cell>
          <table:table-cell office:value-type="float" office:value="789" table:style-name="ce1">
            <text:p>789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9.65" table:style-name="ce1">
            <text:p>39.65</text:p>
          </table:table-cell>
          <table:table-cell office:value-type="float" office:value="1594" table:style-name="ce1">
            <text:p>159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.872999999999999" table:style-name="ce1">
            <text:p>14.873</text:p>
          </table:table-cell>
          <table:table-cell office:value-type="float" office:value="634" table:style-name="ce1">
            <text:p>63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.2896" table:formula="of:=SUM([.B95];[.G95];[.L95];[.Q95];[.V95])/COUNT([.B95];[.G95];[.L95];[.Q95];[.V95])" table:style-name="ce2">
            <text:p>19.2896</text:p>
          </table:table-cell>
          <table:table-cell table:number-columns-repeated="1635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3" table:style-name="ce1">
            <text:p>23</text:p>
          </table:table-cell>
          <table:table-cell office:value-type="float" office:value="4.5049999999999999" table:style-name="ce1">
            <text:p>4.505</text:p>
          </table:table-cell>
          <table:table-cell office:value-type="float" office:value="23" table:style-name="ce1">
            <text:p>23</text:p>
          </table:table-cell>
          <table:table-cell office:value-type="float" office:value="1.696" table:style-name="ce1">
            <text:p>1.69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7679999999999998" table:style-name="ce1">
            <text:p>2.76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3.4020000000000001" table:style-name="ce1">
            <text:p>3.40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3320000000000001" table:style-name="ce1">
            <text:p>1.33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.2995000000000001" table:formula="of:=SUM([.B96];[.G96];[.L96];[.Q96];[.V96])/COUNT([.B96];[.G96];[.L96];[.Q96];[.V96])" table:style-name="ce2">
            <text:p>2.2995</text:p>
          </table:table-cell>
          <table:table-cell table:number-columns-repeated="1635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.5350000000000001" table:style-name="ce1">
            <text:p>5.535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5010000000000003" table:style-name="ce1">
            <text:p>6.501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9.5619999999999994" table:style-name="ce1">
            <text:p>9.562</text:p>
          </table:table-cell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float" office:value="4.1130000000000004" table:style-name="ce1">
            <text:p>4.113</text:p>
          </table:table-cell>
          <table:table-cell office:value-type="float" office:value="24" table:style-name="ce1">
            <text:p>24</text:p>
          </table:table-cell>
          <table:table-cell office:value-type="float" office:value="3.0619999999999998" table:style-name="ce1">
            <text:p>3.062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6.165" table:formula="of:=SUM([.B97];[.G97];[.L97];[.Q97];[.V97])/COUNT([.B97];[.G97];[.L97];[.Q97];[.V97])" table:style-name="ce2">
            <text:p>6.165</text:p>
          </table:table-cell>
          <table:table-cell table:number-columns-repeated="1635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167000000000002" table:style-name="ce1">
            <text:p>19.167</text:p>
          </table:table-cell>
          <table:table-cell office:value-type="float" office:value="328" table:style-name="ce1">
            <text:p>3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1.181999999999999" table:style-name="ce1">
            <text:p>21.182</text:p>
          </table:table-cell>
          <table:table-cell office:value-type="float" office:value="358" table:style-name="ce1">
            <text:p>35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3.718999999999999" table:style-name="ce1">
            <text:p>13.719</text:p>
          </table:table-cell>
          <table:table-cell office:value-type="float" office:value="214" table:style-name="ce1">
            <text:p>214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8.829000000000001" table:style-name="ce1">
            <text:p>18.829</text:p>
          </table:table-cell>
          <table:table-cell office:value-type="float" office:value="252" table:style-name="ce1">
            <text:p>252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5.087999999999999" table:style-name="ce1">
            <text:p>15.088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.597000000000001" table:formula="of:=SUM([.B98];[.G98];[.L98];[.Q98];[.V98])/COUNT([.B98];[.G98];[.L98];[.Q98];[.V98])" table:style-name="ce2">
            <text:p>17.597</text:p>
          </table:table-cell>
          <table:table-cell table:number-columns-repeated="1635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.317" table:style-name="ce1">
            <text:p>28.317</text:p>
          </table:table-cell>
          <table:table-cell office:value-type="float" office:value="473" table:style-name="ce1">
            <text:p>47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65.566000000000003" table:style-name="ce1">
            <text:p>65.566</text:p>
          </table:table-cell>
          <table:table-cell office:value-type="float" office:value="1263" table:style-name="ce1">
            <text:p>126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45.021000000000001" table:style-name="ce1">
            <text:p>45.021</text:p>
          </table:table-cell>
          <table:table-cell office:value-type="float" office:value="710" table:style-name="ce1">
            <text:p>71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8.646999999999998" table:style-name="ce1">
            <text:p>28.647</text:p>
          </table:table-cell>
          <table:table-cell office:value-type="float" office:value="426" table:style-name="ce1">
            <text:p>426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8.1489999999999991" table:style-name="ce1">
            <text:p>8.149</text:p>
          </table:table-cell>
          <table:table-cell office:value-type="float" office:value="193" table:style-name="ce1">
            <text:p>193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35.14" table:formula="of:=SUM([.B99];[.G99];[.L99];[.Q99];[.V99])/COUNT([.B99];[.G99];[.L99];[.Q99];[.V99])" table:style-name="ce2">
            <text:p>35.14</text:p>
          </table:table-cell>
          <table:table-cell table:number-columns-repeated="1635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677" table:style-name="ce1">
            <text:p>47.677</text:p>
          </table:table-cell>
          <table:table-cell office:value-type="float" office:value="552" table:style-name="ce1">
            <text:p>55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2.698" table:style-name="ce1">
            <text:p>62.698</text:p>
          </table:table-cell>
          <table:table-cell office:value-type="float" office:value="755" table:style-name="ce1">
            <text:p>75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1.064" table:style-name="ce1">
            <text:p>11.064</text:p>
          </table:table-cell>
          <table:table-cell office:value-type="float" office:value="128" table:style-name="ce1">
            <text:p>12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60.415999999999997" table:style-name="ce1">
            <text:p>60.416</text:p>
          </table:table-cell>
          <table:table-cell office:value-type="float" office:value="626" table:style-name="ce1">
            <text:p>626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8.1270000000000007" table:style-name="ce1">
            <text:p>8.127</text:p>
          </table:table-cell>
          <table:table-cell office:value-type="float" office:value="135" table:style-name="ce1">
            <text:p>135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7.996400000000001" table:formula="of:=SUM([.B100];[.G100];[.L100];[.Q100];[.V100])/COUNT([.B100];[.G100];[.L100];[.Q100];[.V100])" table:style-name="ce2">
            <text:p>37.9964</text:p>
          </table:table-cell>
          <table:table-cell table:number-columns-repeated="1635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9.65799999999999" table:style-name="ce1">
            <text:p>139.658</text:p>
          </table:table-cell>
          <table:table-cell office:value-type="float" office:value="1407" table:style-name="ce1">
            <text:p>1407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5.867999999999999" table:style-name="ce1">
            <text:p>25.868</text:p>
          </table:table-cell>
          <table:table-cell office:value-type="float" office:value="332" table:style-name="ce1">
            <text:p>33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7.132000000000001" table:style-name="ce1">
            <text:p>27.132</text:p>
          </table:table-cell>
          <table:table-cell office:value-type="float" office:value="290" table:style-name="ce1">
            <text:p>29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7.265999999999998" table:style-name="ce1">
            <text:p>47.266</text:p>
          </table:table-cell>
          <table:table-cell office:value-type="float" office:value="471" table:style-name="ce1">
            <text:p>4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6.539000000000001" table:style-name="ce1">
            <text:p>16.539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51.292599999999993" table:formula="of:=SUM([.B101];[.G101];[.L101];[.Q101];[.V101])/COUNT([.B101];[.G101];[.L101];[.Q101];[.V101])" table:style-name="ce2">
            <text:p>51.2926</text:p>
          </table:table-cell>
          <table:table-cell table:number-columns-repeated="1635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.303000000000001" table:style-name="ce1">
            <text:p>26.303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8.331000000000003" table:style-name="ce1">
            <text:p>48.331</text:p>
          </table:table-cell>
          <table:table-cell office:value-type="float" office:value="374" table:style-name="ce1">
            <text:p>37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8.017000000000003" table:style-name="ce1">
            <text:p>58.017</text:p>
          </table:table-cell>
          <table:table-cell office:value-type="float" office:value="438" table:style-name="ce1">
            <text:p>43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9.439" table:style-name="ce1">
            <text:p>49.439</text:p>
          </table:table-cell>
          <table:table-cell office:value-type="float" office:value="318" table:style-name="ce1">
            <text:p>318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7.276" table:style-name="ce1">
            <text:p>17.276</text:p>
          </table:table-cell>
          <table:table-cell office:value-type="float" office:value="162" table:style-name="ce1">
            <text:p>162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9.873200000000004" table:formula="of:=SUM([.B102];[.G102];[.L102];[.Q102];[.V102])/COUNT([.B102];[.G102];[.L102];[.Q102];[.V102])" table:style-name="ce2">
            <text:p>39.8732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.276" table:style-name="ce1">
            <text:p>20.276</text:p>
          </table:table-cell>
          <table:table-cell office:value-type="float" office:value="174" table:style-name="ce1">
            <text:p>17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0.933" table:style-name="ce1">
            <text:p>30.933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5.107999999999997" table:style-name="ce1">
            <text:p>45.108</text:p>
          </table:table-cell>
          <table:table-cell office:value-type="float" office:value="229" table:style-name="ce1">
            <text:p>229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40.546999999999997" table:style-name="ce1">
            <text:p>40.547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3.786999999999999" table:style-name="ce1">
            <text:p>23.787</text:p>
          </table:table-cell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32.130200000000002" table:formula="of:=SUM([.B103];[.G103];[.L103];[.Q103];[.V103])/COUNT([.B103];[.G103];[.L103];[.Q103];[.V103])" table:style-name="ce2">
            <text:p>32.1302</text:p>
          </table:table-cell>
          <table:table-cell table:number-columns-repeated="1635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182" table:style-name="ce1">
            <text:p>182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8.9329999999999998" table:style-name="ce1">
            <text:p>8.933</text:p>
          </table:table-cell>
          <table:table-cell office:value-type="float" office:value="175" table:style-name="ce1">
            <text:p>17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7.667000000000002" table:style-name="ce1">
            <text:p>17.667</text:p>
          </table:table-cell>
          <table:table-cell office:value-type="float" office:value="236" table:style-name="ce1">
            <text:p>23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3.295999999999999" table:style-name="ce1">
            <text:p>13.296</text:p>
          </table:table-cell>
          <table:table-cell office:value-type="float" office:value="225" table:style-name="ce1">
            <text:p>225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1.464" table:style-name="ce1">
            <text:p>11.464</text:p>
          </table:table-cell>
          <table:table-cell office:value-type="float" office:value="189" table:style-name="ce1">
            <text:p>189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12.722199999999999" table:formula="of:=SUM([.B104];[.G104];[.L104];[.Q104];[.V104])/COUNT([.B104];[.G104];[.L104];[.Q104];[.V104])" table:style-name="ce2">
            <text:p>12.7222</text:p>
          </table:table-cell>
          <table:table-cell table:number-columns-repeated="1635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.135000000000002" table:style-name="ce1">
            <text:p>18.135</text:p>
          </table:table-cell>
          <table:table-cell office:value-type="float" office:value="296" table:style-name="ce1">
            <text:p>29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13.65" table:style-name="ce1">
            <text:p>13.65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7.536999999999999" table:style-name="ce1">
            <text:p>47.537</text:p>
          </table:table-cell>
          <table:table-cell office:value-type="float" office:value="727" table:style-name="ce1">
            <text:p>727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46.156999999999996" table:style-name="ce1">
            <text:p>46.157</text:p>
          </table:table-cell>
          <table:table-cell office:value-type="float" office:value="868" table:style-name="ce1">
            <text:p>868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3.632999999999999" table:style-name="ce1">
            <text:p>23.633</text:p>
          </table:table-cell>
          <table:table-cell office:value-type="float" office:value="443" table:style-name="ce1">
            <text:p>443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9.822399999999998" table:formula="of:=SUM([.B105];[.G105];[.L105];[.Q105];[.V105])/COUNT([.B105];[.G105];[.L105];[.Q105];[.V105])" table:style-name="ce2">
            <text:p>29.8224</text:p>
          </table:table-cell>
          <table:table-cell table:number-columns-repeated="1635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float" office:value="26.324000000000002" table:style-name="ce1">
            <text:p>26.324</text:p>
          </table:table-cell>
          <table:table-cell office:value-type="float" office:value="33" table:style-name="ce1">
            <text:p>33</text:p>
          </table:table-cell>
          <table:table-cell office:value-type="float" office:value="22.564" table:style-name="ce1">
            <text:p>22.564</text:p>
          </table:table-cell>
          <table:table-cell office:value-type="float" office:value="321" table:style-name="ce1">
            <text:p>321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56.481999999999999" table:style-name="ce1">
            <text:p>56.482</text:p>
          </table:table-cell>
          <table:table-cell office:value-type="float" office:value="795" table:style-name="ce1">
            <text:p>795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850999999999999" table:style-name="ce1">
            <text:p>37.851</text:p>
          </table:table-cell>
          <table:table-cell office:value-type="float" office:value="618" table:style-name="ce1">
            <text:p>618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7.191000000000003" table:style-name="ce1">
            <text:p>37.191</text:p>
          </table:table-cell>
          <table:table-cell office:value-type="float" office:value="459" table:style-name="ce1">
            <text:p>459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8.521999999999998" table:formula="of:=SUM([.B106];[.G106];[.L106];[.Q106];[.V106])/COUNT([.B106];[.G106];[.L106];[.Q106];[.V106])" table:style-name="ce2">
            <text:p>38.522</text:p>
          </table:table-cell>
          <table:table-cell table:number-columns-repeated="1635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.326999999999998" table:style-name="ce1">
            <text:p>43.327</text:p>
          </table:table-cell>
          <table:table-cell office:value-type="float" office:value="555" table:style-name="ce1">
            <text:p>55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5.275" table:style-name="ce1">
            <text:p>15.275</text:p>
          </table:table-cell>
          <table:table-cell office:value-type="float" office:value="218" table:style-name="ce1">
            <text:p>21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6.147999999999996" table:style-name="ce1">
            <text:p>66.148</text:p>
          </table:table-cell>
          <table:table-cell office:value-type="float" office:value="695" table:style-name="ce1">
            <text:p>69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7.527999999999999" table:style-name="ce1">
            <text:p>47.528</text:p>
          </table:table-cell>
          <table:table-cell office:value-type="float" office:value="528" table:style-name="ce1">
            <text:p>528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132.62200000000001" table:style-name="ce1">
            <text:p>132.622</text:p>
          </table:table-cell>
          <table:table-cell office:value-type="float" office:value="1444" table:style-name="ce1">
            <text:p>1444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60.98" table:formula="of:=SUM([.B107];[.G107];[.L107];[.Q107];[.V107])/COUNT([.B107];[.G107];[.L107];[.Q107];[.V107])" table:style-name="ce2">
            <text:p>60.98</text:p>
          </table:table-cell>
          <table:table-cell table:number-columns-repeated="1635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.683999999999997" table:style-name="ce1">
            <text:p>46.684</text:p>
          </table:table-cell>
          <table:table-cell office:value-type="float" office:value="257" table:style-name="ce1">
            <text:p>257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2.731999999999999" table:style-name="ce1">
            <text:p>42.732</text:p>
          </table:table-cell>
          <table:table-cell office:value-type="float" office:value="283" table:style-name="ce1">
            <text:p>283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0.064" table:style-name="ce1">
            <text:p>40.064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18.402000000000001" table:style-name="ce1">
            <text:p>18.402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46.143000000000001" table:style-name="ce1">
            <text:p>46.143</text:p>
          </table:table-cell>
          <table:table-cell office:value-type="float" office:value="314" table:style-name="ce1">
            <text:p>314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8.805" table:formula="of:=SUM([.B108];[.G108];[.L108];[.Q108];[.V108])/COUNT([.B108];[.G108];[.L108];[.Q108];[.V108])" table:style-name="ce2">
            <text:p>38.805</text:p>
          </table:table-cell>
          <table:table-cell table:number-columns-repeated="1635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.619" table:style-name="ce1">
            <text:p>32.619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26.386" table:style-name="ce1">
            <text:p>126.386</text:p>
          </table:table-cell>
          <table:table-cell office:value-type="float" office:value="748" table:style-name="ce1">
            <text:p>748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92.516000000000005" table:style-name="ce1">
            <text:p>92.516</text:p>
          </table:table-cell>
          <table:table-cell office:value-type="float" office:value="445" table:style-name="ce1">
            <text:p>445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76.971000000000004" table:style-name="ce1">
            <text:p>76.971</text:p>
          </table:table-cell>
          <table:table-cell office:value-type="float" office:value="566" table:style-name="ce1">
            <text:p>566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113.005" table:style-name="ce1">
            <text:p>113.005</text:p>
          </table:table-cell>
          <table:table-cell office:value-type="float" office:value="619" table:style-name="ce1">
            <text:p>619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8.299400000000006" table:formula="of:=SUM([.B109];[.G109];[.L109];[.Q109];[.V109])/COUNT([.B109];[.G109];[.L109];[.Q109];[.V109])" table:style-name="ce2">
            <text:p>88.2994</text:p>
          </table:table-cell>
          <table:table-cell table:number-columns-repeated="1635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6.40100000000001" table:style-name="ce1">
            <text:p>136.401</text:p>
          </table:table-cell>
          <table:table-cell office:value-type="float" office:value="701" table:style-name="ce1">
            <text:p>7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50.332999999999998" table:style-name="ce1">
            <text:p>50.333</text:p>
          </table:table-cell>
          <table:table-cell office:value-type="float" office:value="287" table:style-name="ce1">
            <text:p>287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68.53700000000001" table:style-name="ce1">
            <text:p>168.537</text:p>
          </table:table-cell>
          <table:table-cell office:value-type="float" office:value="501" table:style-name="ce1">
            <text:p>501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09.087" table:style-name="ce1">
            <text:p>109.087</text:p>
          </table:table-cell>
          <table:table-cell office:value-type="float" office:value="498" table:style-name="ce1">
            <text:p>498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0.54300000000001" table:style-name="ce1">
            <text:p>110.543</text:p>
          </table:table-cell>
          <table:table-cell office:value-type="float" office:value="636" table:style-name="ce1">
            <text:p>636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float" office:value="114.98020000000001" table:formula="of:=SUM([.B110];[.G110];[.L110];[.Q110];[.V110])/COUNT([.B110];[.G110];[.L110];[.Q110];[.V110])" table:style-name="ce2">
            <text:p>114.9802</text:p>
          </table:table-cell>
          <table:table-cell table:number-columns-repeated="1635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.765999999999998" table:style-name="ce1">
            <text:p>20.766</text:p>
          </table:table-cell>
          <table:table-cell office:value-type="float" office:value="171" table:style-name="ce1">
            <text:p>171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46.054000000000002" table:style-name="ce1">
            <text:p>46.054</text:p>
          </table:table-cell>
          <table:table-cell office:value-type="float" office:value="276" table:style-name="ce1">
            <text:p>276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136.17599999999999" table:style-name="ce1">
            <text:p>136.176</text:p>
          </table:table-cell>
          <table:table-cell office:value-type="float" office:value="768" table:style-name="ce1">
            <text:p>76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76.298000000000002" table:style-name="ce1">
            <text:p>76.298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39.805" table:style-name="ce1">
            <text:p>39.805</text:p>
          </table:table-cell>
          <table:table-cell office:value-type="float" office:value="208" table:style-name="ce1">
            <text:p>208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63.819800000000001" table:formula="of:=SUM([.B111];[.G111];[.L111];[.Q111];[.V111])/COUNT([.B111];[.G111];[.L111];[.Q111];[.V111])" table:style-name="ce2">
            <text:p>63.8198</text:p>
          </table:table-cell>
          <table:table-cell table:number-columns-repeated="1635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5.149" table:style-name="ce1">
            <text:p>185.14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7.393000000000001" table:style-name="ce1">
            <text:p>57.393</text:p>
          </table:table-cell>
          <table:table-cell office:value-type="float" office:value="183" table:style-name="ce1">
            <text:p>18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33.585999999999999" table:style-name="ce1">
            <text:p>33.586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63.36099999999999" table:style-name="ce1">
            <text:p>163.361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24.125" table:style-name="ce1">
            <text:p>124.125</text:p>
          </table:table-cell>
          <table:table-cell office:value-type="float" office:value="324" table:style-name="ce1">
            <text:p>324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112.72280000000001" table:formula="of:=SUM([.B112];[.G112];[.L112];[.Q112];[.V112])/COUNT([.B112];[.G112];[.L112];[.Q112];[.V112])" table:style-name="ce2">
            <text:p>112.7228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1.624" table:style-name="ce1">
            <text:p>111.624</text:p>
          </table:table-cell>
          <table:table-cell office:value-type="float" office:value="345" table:style-name="ce1">
            <text:p>345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96.702" table:style-name="ce1">
            <text:p>296.702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94.582999999999998" table:style-name="ce1">
            <text:p>94.583</text:p>
          </table:table-cell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64.933000000000007" table:style-name="ce1">
            <text:p>64.933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85.691" table:style-name="ce1">
            <text:p>185.691</text:p>
          </table:table-cell>
          <table:table-cell office:value-type="float" office:value="641" table:style-name="ce1">
            <text:p>641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50.70660000000001" table:formula="of:=SUM([.B113];[.G113];[.L113];[.Q113];[.V113])/COUNT([.B113];[.G113];[.L113];[.Q113];[.V113])" table:style-name="ce2">
            <text:p>150.7066</text:p>
          </table:table-cell>
          <table:table-cell table:number-columns-repeated="16357" table:style-name="ce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1" table:style-name="ce1">
            <text:p>41</text:p>
          </table:table-cell>
          <table:table-cell office:value-type="float" office:value="28.943999999999999" table:style-name="ce1">
            <text:p>28.944</text:p>
          </table:table-cell>
          <table:table-cell office:value-type="float" office:value="41" table:style-name="ce1">
            <text:p>41</text:p>
          </table:table-cell>
          <table:table-cell office:value-type="float" office:value="4.84" table:style-name="ce1">
            <text:p>4.8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4.5529999999999999" table:style-name="ce1">
            <text:p>4.55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3.9267500000000002" table:formula="of:=SUM([.B114];[.G114];[.L114];[.Q114];[.V114])/COUNT([.B114];[.G114];[.L114];[.Q114];[.V114])" table:style-name="ce2">
            <text:p>3.92675</text:p>
          </table:table-cell>
          <table:table-cell table:number-columns-repeated="16357" table:style-name="ce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1.3920000000001" table:style-name="ce1">
            <text:p>1801.392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style-name="ce1">
            <text:p>474.925</text:p>
          </table:table-cell>
          <table:table-cell office:value-type="float" office:value="475" table:style-name="ce1">
            <text:p>475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31" table:style-name="ce1">
            <text:p>1800.3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2.3910000000001" table:style-name="ce1">
            <text:p>1802.39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float" office:value="1800.7629999999999" table:style-name="ce1">
            <text:p>1800.763</text:p>
          </table:table-cell>
          <table:table-cell office:value-type="float" office:value="42" table:style-name="ce1">
            <text:p>42</text:p>
          </table:table-cell>
          <table:table-cell office:value-type="float" office:value="474.92500000000001" table:formula="of:=SUM([.B115];[.G115];[.L115];[.Q115];[.V115])/COUNT([.B115];[.G115];[.L115];[.Q115];[.V115])" table:style-name="ce2">
            <text:p>474.925</text:p>
          </table:table-cell>
          <table:table-cell table:number-columns-repeated="16357" table:style-name="ce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2.43400000000003" table:style-name="ce1">
            <text:p>282.434</text:p>
          </table:table-cell>
          <table:table-cell office:value-type="float" office:value="205" table:style-name="ce1">
            <text:p>205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3.454" table:style-name="ce1">
            <text:p>1803.454</text:p>
          </table:table-cell>
          <table:table-cell office:value-type="float" office:value="43" table:style-name="ce1">
            <text:p>43</text:p>
          </table:table-cell>
          <table:table-cell office:value-type="float" office:value="868.12300000000005" table:style-name="ce1">
            <text:p>868.123</text:p>
          </table:table-cell>
          <table:table-cell office:value-type="float" office:value="538" table:style-name="ce1">
            <text:p>538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2.048" table:style-name="ce1">
            <text:p>1802.04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float" office:value="1805.5840000000001" table:style-name="ce1">
            <text:p>1805.584</text:p>
          </table:table-cell>
          <table:table-cell office:value-type="float" office:value="43" table:style-name="ce1">
            <text:p>43</text:p>
          </table:table-cell>
          <table:table-cell office:value-type="float" office:value="575.27850000000001" table:formula="of:=SUM([.B116];[.G116];[.L116];[.Q116];[.V116])/COUNT([.B116];[.G116];[.L116];[.Q116];[.V116])" table:style-name="ce2">
            <text:p>575.2785</text:p>
          </table:table-cell>
          <table:table-cell table:number-columns-repeated="16357" table:style-name="ce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0550000000001" table:style-name="ce1">
            <text:p>1802.05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2.9960000000001" table:style-name="ce1">
            <text:p>1802.9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569" table:style-name="ce1">
            <text:p>1803.56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3.9670000000001" table:style-name="ce1">
            <text:p>1803.96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float" office:value="1800.877" table:style-name="ce1">
            <text:p>1800.877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B117];[.G117];[.L117];[.Q117];[.V117])/COUNT([.B117];[.G117];[.L117];[.Q117];[.V117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61.11800000000005" table:style-name="ce1">
            <text:p>861.118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532.15" table:style-name="ce1">
            <text:p>1532.15</text:p>
          </table:table-cell>
          <table:table-cell office:value-type="float" office:value="637" table:style-name="ce1">
            <text:p>637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float" office:value="1803.0050000000001" table:style-name="ce1">
            <text:p>1803.005</text:p>
          </table:table-cell>
          <table:table-cell office:value-type="float" office:value="45" table:style-name="ce1">
            <text:p>45</text:p>
          </table:table-cell>
          <table:table-cell office:value-type="float" office:value="1665.6569999999999" table:style-name="ce1">
            <text:p>1665.657</text:p>
          </table:table-cell>
          <table:table-cell office:value-type="float" office:value="704" table:style-name="ce1">
            <text:p>70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13.1110000000001" table:style-name="ce1">
            <text:p>1313.111</text:p>
          </table:table-cell>
          <table:table-cell office:value-type="float" office:value="554" table:style-name="ce1">
            <text:p>554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1343.009" table:formula="of:=SUM([.B118];[.G118];[.L118];[.Q118];[.V118])/COUNT([.B118];[.G118];[.L118];[.Q118];[.V118])" table:style-name="ce2">
            <text:p>1343.009</text:p>
          </table:table-cell>
          <table:table-cell table:number-columns-repeated="16357" table:style-name="ce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2.62" table:style-name="ce1">
            <text:p>1802.6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4880000000001" table:style-name="ce1">
            <text:p>1800.48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0.971" table:style-name="ce1">
            <text:p>1800.97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6.0139999999999" table:style-name="ce1">
            <text:p>1806.0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float" office:value="1801.519" table:style-name="ce1">
            <text:p>1801.519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B119];[.G119];[.L119];[.Q119];[.V119])/COUNT([.B119];[.G119];[.L119];[.Q119];[.V119])" table:style-name="ce2">
            <text:p>#DIV/0!</text:p>
          </table:table-cell>
          <table:table-cell table:number-columns-repeated="16357" table:style-name="ce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65.7619999999999" table:style-name="ce1">
            <text:p>1165.762</text:p>
          </table:table-cell>
          <table:table-cell office:value-type="float" office:value="432" table:style-name="ce1">
            <text:p>43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163" table:style-name="ce1">
            <text:p>1801.1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1.8119999999999" table:style-name="ce1">
            <text:p>1801.8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04.847" table:style-name="ce1">
            <text:p>1804.8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float" office:value="1811.5429999999999" table:style-name="ce1">
            <text:p>1811.543</text:p>
          </table:table-cell>
          <table:table-cell office:value-type="float" office:value="47" table:style-name="ce1">
            <text:p>47</text:p>
          </table:table-cell>
          <table:table-cell office:value-type="float" office:value="1165.7619999999999" table:formula="of:=SUM([.B120];[.G120];[.L120];[.Q120];[.V120])/COUNT([.B120];[.G120];[.L120];[.Q120];[.V120])" table:style-name="ce2">
            <text:p>1165.762</text:p>
          </table:table-cell>
          <table:table-cell table:number-columns-repeated="16357" table:style-name="ce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3.412" table:style-name="ce1">
            <text:p>1803.412</text:p>
          </table:table-cell>
          <table:table-cell office:value-type="float" office:value="48" table:style-name="ce1">
            <text:p>48</text:p>
          </table:table-cell>
          <table:table-cell office:value-type="float" office:value="1183.261" table:style-name="ce1">
            <text:p>1183.261</text:p>
          </table:table-cell>
          <table:table-cell office:value-type="float" office:value="402" table:style-name="ce1">
            <text:p>402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1070.1780000000001" table:style-name="ce1">
            <text:p>1070.178</text:p>
          </table:table-cell>
          <table:table-cell office:value-type="float" office:value="379" table:style-name="ce1">
            <text:p>379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4870000000001" table:style-name="ce1">
            <text:p>1804.48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float" office:value="1804.105" table:style-name="ce1">
            <text:p>1804.105</text:p>
          </table:table-cell>
          <table:table-cell office:value-type="float" office:value="48" table:style-name="ce1">
            <text:p>48</text:p>
          </table:table-cell>
          <table:table-cell office:value-type="float" office:value="1126.7195000000002" table:formula="of:=SUM([.B121];[.G121];[.L121];[.Q121];[.V121])/COUNT([.B121];[.G121];[.L121];[.Q121];[.V121])" table:style-name="ce2">
            <text:p>1126.7195</text:p>
          </table:table-cell>
          <table:table-cell table:number-columns-repeated="16357" table:style-name="ce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float" office:value="1803.502" table:style-name="ce1">
            <text:p>1803.502</text:p>
          </table:table-cell>
          <table:table-cell office:value-type="float" office:value="49" table:style-name="ce1">
            <text:p>49</text:p>
          </table:table-cell>
          <table:table-cell office:value-type="float" office:value="846.274" table:style-name="ce1">
            <text:p>846.274</text:p>
          </table:table-cell>
          <table:table-cell office:value-type="float" office:value="423" table:style-name="ce1">
            <text:p>42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291.10500000000002" table:style-name="ce1">
            <text:p>291.105</text:p>
          </table:table-cell>
          <table:table-cell office:value-type="float" office:value="88" table:style-name="ce1">
            <text:p>8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558.572" table:style-name="ce1">
            <text:p>558.572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919.00099999999998" table:style-name="ce1">
            <text:p>919.001</text:p>
          </table:table-cell>
          <table:table-cell office:value-type="float" office:value="258" table:style-name="ce1">
            <text:p>258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float" office:value="653.73800000000006" table:formula="of:=SUM([.B122];[.G122];[.L122];[.Q122];[.V122])/COUNT([.B122];[.G122];[.L122];[.Q122];[.V122])" table:style-name="ce2">
            <text:p>653.738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82.155" table:style-name="ce1">
            <text:p>1482.155</text:p>
          </table:table-cell>
          <table:table-cell office:value-type="float" office:value="456" table:style-name="ce1">
            <text:p>456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466.858" table:style-name="ce1">
            <text:p>466.858</text:p>
          </table:table-cell>
          <table:table-cell office:value-type="float" office:value="203" table:style-name="ce1">
            <text:p>203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703.65200000000004" table:style-name="ce1">
            <text:p>703.652</text:p>
          </table:table-cell>
          <table:table-cell office:value-type="float" office:value="264" table:style-name="ce1">
            <text:p>26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06.4580000000001" table:style-name="ce1">
            <text:p>1806.45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0" table:style-name="ce1">
            <text:p>50</text:p>
          </table:table-cell>
          <table:table-cell office:value-type="float" office:value="1816.152" table:style-name="ce1">
            <text:p>1816.152</text:p>
          </table:table-cell>
          <table:table-cell office:value-type="float" office:value="50" table:style-name="ce1">
            <text:p>50</text:p>
          </table:table-cell>
          <table:table-cell office:value-type="float" office:value="884.22166666666669" table:formula="of:=SUM([.B123];[.G123];[.L123];[.Q123];[.V123])/COUNT([.B123];[.G123];[.L123];[.Q123];[.V123])" table:style-name="ce2">
            <text:p>884.2216667</text:p>
          </table:table-cell>
          <table:table-cell office:value-type="float" office:value="212" table:formula="of:=COUNT([.B74:.B123];[.G74:.G123];[.L74:.L123];[.Q74:.Q123];[.V74:.V123])" table:style-name="ce2">
            <text:p>212</text:p>
          </table:table-cell>
          <table:table-cell office:value-type="float" office:value="151.20341215277779" table:formula="of:=AVERAGE(IF(ISNUMBER([.AA74:.AA123]); [.AA74:.AA123];&quot;&quot;))" table:number-matrix-columns-spanned="1" table:number-matrix-rows-spanned="1" table:style-name="ce2">
            <text:p>151.2034122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float" office:value="50501.504000000008" table:formula="of:=SUM([.E115];[.E117];[.E119];[.E121];[.E122];[.J116];[.J117];[.J119];[.J120];[.O117];[.O118];[.O119];[.O120];[.O115];[.T115];[.T116];[.T117];[.T119];[.T120];[.T121];[.T123];[.Y115];[.Y116];[.Y117];[.Y119];[.Y120];[.Y121];[.Y123])" table:style-name="ce2">
            <text:p>50501.504</text:p>
          </table:table-cell>
          <table:table-cell table:number-columns-repeated="16379" table:style-name="ce2"/>
        </table:table-row>
        <table:table-row table:number-rows-repeated="28" table:style-name="ro1">
          <table:table-cell table:number-columns-repeated="16384"/>
        </table:table-row>
        <table:table-row table:number-rows-repeated="70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1048352" table:style-name="ro1">
          <table:table-cell table:number-columns-repeated="16384"/>
        </table:table-row>
      </table:table>
      <table:table table:name="SA2" table:style-name="ta2">
        <table:table-column table:style-name="co1" table:number-columns-repeated="16384" table:default-cell-style-name="ce1"/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9" table:style-name="ce2"/>
          <table:table-cell table:number-columns-repeated="16366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3];[.B3];[.H3];[.K3];[.N3])/COUNT([.N3];[.K3];[.H3];[.E3];[.B3])" table:style-name="ce2">
            <text:p>0.0702</text:p>
          </table:table-cell>
          <table:table-cell office:value-type="float" office:value="7.0200000000000012E-5" table:formula="of:=[.Q3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4];[.B4];[.H4];[.K4];[.N4])/COUNT([.N4];[.K4];[.H4];[.E4];[.B4])" table:style-name="ce2">
            <text:p>0.7104</text:p>
          </table:table-cell>
          <table:table-cell office:value-type="float" office:value="7.1040000000000014E-4" table:formula="of:=[.Q4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];[.B5];[.H5];[.K5];[.N5])/COUNT([.N5];[.K5];[.H5];[.E5];[.B5])" table:style-name="ce2">
            <text:p>0.3568</text:p>
          </table:table-cell>
          <table:table-cell office:value-type="float" office:value="3.568E-4" table:formula="of:=[.Q5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6];[.B6];[.H6];[.K6];[.N6])/COUNT([.N6];[.K6];[.H6];[.E6];[.B6])" table:style-name="ce2">
            <text:p>1.431</text:p>
          </table:table-cell>
          <table:table-cell office:value-type="float" office:value="1.431E-3" table:formula="of:=[.Q6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7];[.B7];[.H7];[.K7];[.N7])/COUNT([.N7];[.K7];[.H7];[.E7];[.B7])" table:style-name="ce2">
            <text:p>0.4958</text:p>
          </table:table-cell>
          <table:table-cell office:value-type="float" office:value="4.9579999999999991E-4" table:formula="of:=[.Q7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8];[.B8];[.H8];[.K8];[.N8])/COUNT([.N8];[.K8];[.H8];[.E8];[.B8])" table:style-name="ce2">
            <text:p>0.6402</text:p>
          </table:table-cell>
          <table:table-cell office:value-type="float" office:value="6.4019999999999995E-4" table:formula="of:=[.Q8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9];[.B9];[.H9];[.K9];[.N9])/COUNT([.N9];[.K9];[.H9];[.E9];[.B9])" table:style-name="ce2">
            <text:p>0.6932</text:p>
          </table:table-cell>
          <table:table-cell office:value-type="float" office:value="6.9319999999999994E-4" table:formula="of:=[.Q9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10];[.B10];[.H10];[.K10];[.N10])/COUNT([.N10];[.K10];[.H10];[.E10];[.B10])" table:style-name="ce2">
            <text:p>0.9562</text:p>
          </table:table-cell>
          <table:table-cell office:value-type="float" office:value="9.5619999999999993E-4" table:formula="of:=[.Q10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11];[.B11];[.H11];[.K11];[.N11])/COUNT([.N11];[.K11];[.H11];[.E11];[.B11])" table:style-name="ce2">
            <text:p>1.8326</text:p>
          </table:table-cell>
          <table:table-cell office:value-type="float" office:value="1.8326E-3" table:formula="of:=[.Q11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12];[.B12];[.H12];[.K12];[.N12])/COUNT([.N12];[.K12];[.H12];[.E12];[.B12])" table:style-name="ce2">
            <text:p>1.6</text:p>
          </table:table-cell>
          <table:table-cell office:value-type="float" office:value="1.6000000000000001E-3" table:formula="of:=[.Q12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13];[.B13];[.H13];[.K13];[.N13])/COUNT([.N13];[.K13];[.H13];[.E13];[.B13])" table:style-name="ce2">
            <text:p>2.868</text:p>
          </table:table-cell>
          <table:table-cell office:value-type="float" office:value="2.8679999999999999E-3" table:formula="of:=[.Q13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14];[.B14];[.H14];[.K14];[.N14])/COUNT([.N14];[.K14];[.H14];[.E14];[.B14])" table:style-name="ce2">
            <text:p>18.63</text:p>
          </table:table-cell>
          <table:table-cell office:value-type="float" office:value="1.8630000000000001E-2" table:formula="of:=[.Q14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15];[.B15];[.H15];[.K15];[.N15])/COUNT([.N15];[.K15];[.H15];[.E15];[.B15])" table:style-name="ce2">
            <text:p>8.1992</text:p>
          </table:table-cell>
          <table:table-cell office:value-type="float" office:value="8.199200000000002E-3" table:formula="of:=[.Q15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16];[.B16];[.H16];[.K16];[.N16])/COUNT([.N16];[.K16];[.H16];[.E16];[.B16])" table:style-name="ce2">
            <text:p>9.9068</text:p>
          </table:table-cell>
          <table:table-cell office:value-type="float" office:value="9.9068000000000003E-3" table:formula="of:=[.Q16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17];[.B17];[.H17];[.K17];[.N17])/COUNT([.N17];[.K17];[.H17];[.E17];[.B17])" table:style-name="ce2">
            <text:p>26.1644</text:p>
          </table:table-cell>
          <table:table-cell office:value-type="float" office:value="2.6164400000000001E-2" table:formula="of:=[.Q17]/1000" table:style-name="ce2">
            <text:p>0.0261644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8];[.B18];[.H18];[.K18];[.N18])/COUNT([.N18];[.K18];[.H18];[.E18];[.B18])" table:style-name="ce2">
            <text:p>#DIV/0!</text:p>
          </table:table-cell>
          <table:table-cell office:value-type="float" office:value="0" table:formula="of:=[.Q18]/1000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19];[.B19];[.H19];[.K19];[.N19])/COUNT([.N19];[.K19];[.H19];[.E19];[.B19])" table:style-name="ce2">
            <text:p>916.5</text:p>
          </table:table-cell>
          <table:table-cell office:value-type="float" office:value="0.91649999999999987" table:formula="of:=[.Q19]/1000" table:style-name="ce2">
            <text:p>0.9165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20];[.B20];[.H20];[.K20];[.N20])/COUNT([.N20];[.K20];[.H20];[.E20];[.B20])" table:style-name="ce2">
            <text:p>1443.007</text:p>
          </table:table-cell>
          <table:table-cell office:value-type="float" office:value="1.4430070000000002" table:formula="of:=[.Q20]/1000" table:style-name="ce2">
            <text:p>1.443007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21];[.B21];[.H21];[.K21];[.N21])/COUNT([.N21];[.K21];[.H21];[.E21];[.B21])" table:style-name="ce2">
            <text:p>#DIV/0!</text:p>
          </table:table-cell>
          <table:table-cell office:value-type="float" office:value="0" table:formula="of:=[.Q21]/1000" table:style-name="ce2">
            <text:p>#DIV/0!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22];[.B22];[.H22];[.K22];[.N22])/COUNT([.N22];[.K22];[.H22];[.E22];[.B22])" table:style-name="ce2">
            <text:p>#DIV/0!</text:p>
          </table:table-cell>
          <table:table-cell office:value-type="float" office:value="0" table:formula="of:=[.Q22]/1000" table:style-name="ce2">
            <text:p>#DIV/0!</text:p>
          </table:table-cell>
          <table:table-cell office:value-type="float" office:value="79" table:formula="of:=COUNT([.C3:.C22];[.F3:.F22];[.I3:.I22];[.L3:.L22];[.O3:.O22])" table:style-name="ce2">
            <text:p>79</text:p>
          </table:table-cell>
          <table:table-cell office:value-type="float" office:value="143.18010588235293" table:formula="of:=AVERAGE(IF(ISNUMBER([.Q3:.Q22]);[.Q3:.Q22];&quot;&quot;))" table:number-matrix-columns-spanned="1" table:number-matrix-rows-spanned="1" table:style-name="ce2">
            <text:p>143.180105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vers: 10<text:s/></text:p>
          </table:table-cell>
          <table:table-cell table:number-columns-repeated="2" table:style-name="ce1"/>
          <table:table-cell office:value-type="string" table:style-name="ce1">
            <text:p>rovers: 15</text:p>
          </table:table-cell>
          <table:table-cell table:number-columns-repeated="2" table:style-name="ce1"/>
          <table:table-cell office:value-type="string" table:style-name="ce1">
            <text:p>rovers: 20</text:p>
          </table:table-cell>
          <table:table-cell table:number-columns-repeated="2" table:style-name="ce1"/>
          <table:table-cell office:value-type="string" table:style-name="ce1">
            <text:p>rovers: 25</text:p>
          </table:table-cell>
          <table:table-cell table:number-columns-repeated="2" table:style-name="ce1"/>
          <table:table-cell office:value-type="string" table:style-name="ce1">
            <text:p>rovers: 30</text:p>
          </table:table-cell>
          <table:table-cell table:number-columns-repeated="2" table:style-name="ce1"/>
          <table:table-cell office:value-type="string" table:style-name="ce2">
            <text:p>Average</text:p>
          </table:table-cell>
          <table:table-cell table:style-name="ce2"/>
          <table:table-cell table:number-columns-repeated="1636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.05" table:style-name="ce1">
            <text:p>0.0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.08" table:style-name="ce1">
            <text:p>0.0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.6200000000000018E-2" table:formula="of:=SUM([.E26];[.B26];[.H26];[.K26];[.N26])/COUNT([.N26];[.K26];[.H26];[.E26];[.B26])" table:style-name="ce2">
            <text:p>0.0762</text:p>
          </table:table-cell>
          <table:table-cell table:number-columns-repeated="1636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5E-2" table:style-name="ce1">
            <text:p>0.05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9E-2" table:style-name="ce1">
            <text:p>0.03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4.0400000000000005E-2" table:formula="of:=SUM([.E27];[.B27];[.H27];[.K27];[.N27])/COUNT([.N27];[.K27];[.H27];[.E27];[.B27])" table:style-name="ce2">
            <text:p>0.0404</text:p>
          </table:table-cell>
          <table:table-cell table:number-columns-repeated="1636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21" table:style-name="ce1">
            <text:p>0.12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0.1356" table:formula="of:=SUM([.E28];[.B28];[.H28];[.K28];[.N28])/COUNT([.N28];[.K28];[.H28];[.E28];[.B28])" table:style-name="ce2">
            <text:p>0.1356</text:p>
          </table:table-cell>
          <table:table-cell table:number-columns-repeated="1636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.2999999999999995E-2" table:style-name="ce1">
            <text:p>0.07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.2E-2" table:style-name="ce1">
            <text:p>0.06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2">
            <text:p>4</text:p>
          </table:table-cell>
          <table:table-cell office:value-type="float" office:value="7.4399999999999994E-2" table:formula="of:=SUM([.E29];[.B29];[.H29];[.K29];[.N29])/COUNT([.N29];[.K29];[.H29];[.E29];[.B29])" table:style-name="ce2">
            <text:p>0.0744</text:p>
          </table:table-cell>
          <table:table-cell table:number-columns-repeated="1636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23" table:style-name="ce1">
            <text:p>0.12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2">
            <text:p>5</text:p>
          </table:table-cell>
          <table:table-cell office:value-type="float" office:value="0.14240000000000003" table:formula="of:=SUM([.E30];[.B30];[.H30];[.K30];[.N30])/COUNT([.N30];[.K30];[.H30];[.E30];[.B30])" table:style-name="ce2">
            <text:p>0.1424</text:p>
          </table:table-cell>
          <table:table-cell table:number-columns-repeated="1636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0.192" table:style-name="ce1">
            <text:p>0.192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0.30499999999999999" table:style-name="ce1">
            <text:p>0.305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2">
            <text:p>6</text:p>
          </table:table-cell>
          <table:table-cell office:value-type="float" office:value="0.26219999999999999" table:formula="of:=SUM([.E31];[.B31];[.H31];[.K31];[.N31])/COUNT([.N31];[.K31];[.H31];[.E31];[.B31])" table:style-name="ce2">
            <text:p>0.2622</text:p>
          </table:table-cell>
          <table:table-cell table:number-columns-repeated="1636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84" table:style-name="ce1">
            <text:p>0.184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0.183" table:style-name="ce1">
            <text:p>0.183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0.19" table:style-name="ce1">
            <text:p>0.1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0.17960000000000001" table:formula="of:=SUM([.E32];[.B32];[.H32];[.K32];[.N32])/COUNT([.N32];[.K32];[.H32];[.E32];[.B32])" table:style-name="ce2">
            <text:p>0.1796</text:p>
          </table:table-cell>
          <table:table-cell table:number-columns-repeated="1636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0.38300000000000001" table:style-name="ce1">
            <text:p>0.383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0.318" table:style-name="ce1">
            <text:p>0.31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0.252" table:style-name="ce1">
            <text:p>0.25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0.38940000000000002" table:formula="of:=SUM([.E33];[.B33];[.H33];[.K33];[.N33])/COUNT([.N33];[.K33];[.H33];[.E33];[.B33])" table:style-name="ce2">
            <text:p>0.3894</text:p>
          </table:table-cell>
          <table:table-cell table:number-columns-repeated="1636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29099999999999998" table:style-name="ce1">
            <text:p>0.29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51" table:style-name="ce1">
            <text:p>0.51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0.48099999999999998" table:style-name="ce1">
            <text:p>0.481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0.38019999999999998" table:formula="of:=SUM([.E34];[.B34];[.H34];[.K34];[.N34])/COUNT([.N34];[.K34];[.H34];[.E34];[.B34])" table:style-name="ce2">
            <text:p>0.3802</text:p>
          </table:table-cell>
          <table:table-cell table:number-columns-repeated="1636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6" table:style-name="ce1">
            <text:p>0.3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0.64500000000000002" table:style-name="ce1">
            <text:p>0.645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0.49" table:style-name="ce1">
            <text:p>0.4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2">
            <text:p>10</text:p>
          </table:table-cell>
          <table:table-cell office:value-type="float" office:value="0.46839999999999993" table:formula="of:=SUM([.E35];[.B35];[.H35];[.K35];[.N35])/COUNT([.N35];[.K35];[.H35];[.E35];[.B35])" table:style-name="ce2">
            <text:p>0.4684</text:p>
          </table:table-cell>
          <table:table-cell table:number-columns-repeated="1636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3" table:style-name="ce1">
            <text:p>0.63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39" table:style-name="ce1">
            <text:p>0.39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76600000000000001" table:style-name="ce1">
            <text:p>0.766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0.67500000000000004" table:style-name="ce1">
            <text:p>0.675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0.81599999999999995" table:style-name="ce1">
            <text:p>0.81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2">
            <text:p>11</text:p>
          </table:table-cell>
          <table:table-cell office:value-type="float" office:value="0.65539999999999998" table:formula="of:=SUM([.E36];[.B36];[.H36];[.K36];[.N36])/COUNT([.N36];[.K36];[.H36];[.E36];[.B36])" table:style-name="ce2">
            <text:p>0.6554</text:p>
          </table:table-cell>
          <table:table-cell table:number-columns-repeated="1636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79" table:style-name="ce1">
            <text:p>0.37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0.308" table:style-name="ce1">
            <text:p>0.308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0.35920000000000007" table:formula="of:=SUM([.E37];[.B37];[.H37];[.K37];[.N37])/COUNT([.N37];[.K37];[.H37];[.E37];[.B37])" table:style-name="ce2">
            <text:p>0.3592</text:p>
          </table:table-cell>
          <table:table-cell table:number-columns-repeated="1636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54" table:style-name="ce1">
            <text:p>0.75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0.72899999999999998" table:style-name="ce1">
            <text:p>0.729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1.0509999999999999" table:style-name="ce1">
            <text:p>1.051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0.7834000000000001" table:formula="of:=SUM([.E38];[.B38];[.H38];[.K38];[.N38])/COUNT([.N38];[.K38];[.H38];[.E38];[.B38])" table:style-name="ce2">
            <text:p>0.7834</text:p>
          </table:table-cell>
          <table:table-cell table:number-columns-repeated="16367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623" table:style-name="ce1">
            <text:p>0.62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0.44" table:style-name="ce1">
            <text:p>0.44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2">
            <text:p>14</text:p>
          </table:table-cell>
          <table:table-cell office:value-type="float" office:value="0.6332000000000001" table:formula="of:=SUM([.E39];[.B39];[.H39];[.K39];[.N39])/COUNT([.N39];[.K39];[.H39];[.E39];[.B39])" table:style-name="ce2">
            <text:p>0.6332</text:p>
          </table:table-cell>
          <table:table-cell table:number-columns-repeated="1636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8899999999999997" table:style-name="ce1">
            <text:p>0.58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0.94899999999999995" table:style-name="ce1">
            <text:p>0.949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1.274" table:style-name="ce1">
            <text:p>1.274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2">
            <text:p>15</text:p>
          </table:table-cell>
          <table:table-cell office:value-type="float" office:value="1.0062" table:formula="of:=SUM([.E40];[.B40];[.H40];[.K40];[.N40])/COUNT([.N40];[.K40];[.H40];[.E40];[.B40])" table:style-name="ce2">
            <text:p>1.0062</text:p>
          </table:table-cell>
          <table:table-cell table:number-columns-repeated="16367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91400000000000003" table:style-name="ce1">
            <text:p>0.914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0.752" table:style-name="ce1">
            <text:p>0.752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.175" table:style-name="ce1">
            <text:p>1.175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2">
            <text:p>16</text:p>
          </table:table-cell>
          <table:table-cell office:value-type="float" office:value="0.84859999999999991" table:formula="of:=SUM([.E41];[.B41];[.H41];[.K41];[.N41])/COUNT([.N41];[.K41];[.H41];[.E41];[.B41])" table:style-name="ce2">
            <text:p>0.8486</text:p>
          </table:table-cell>
          <table:table-cell table:number-columns-repeated="1636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6759999999999999" table:style-name="ce1">
            <text:p>1.676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1.4670000000000001" table:style-name="ce1">
            <text:p>1.46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2.1949999999999998" table:style-name="ce1">
            <text:p>2.195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1.764" table:style-name="ce1">
            <text:p>1.76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2">
            <text:p>17</text:p>
          </table:table-cell>
          <table:table-cell office:value-type="float" office:value="1.8207999999999998" table:formula="of:=SUM([.E42];[.B42];[.H42];[.K42];[.N42])/COUNT([.N42];[.K42];[.H42];[.E42];[.B42])" table:style-name="ce2">
            <text:p>1.8208</text:p>
          </table:table-cell>
          <table:table-cell table:number-columns-repeated="1636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6870000000000001" table:style-name="ce1">
            <text:p>1.687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office:value-type="float" office:value="1.716" table:style-name="ce1">
            <text:p>1.716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1.2509999999999999" table:style-name="ce1">
            <text:p>1.251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.0449999999999999" table:style-name="ce1">
            <text:p>2.045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2">
            <text:p>18</text:p>
          </table:table-cell>
          <table:table-cell office:value-type="float" office:value="1.5614000000000001" table:formula="of:=SUM([.E43];[.B43];[.H43];[.K43];[.N43])/COUNT([.N43];[.K43];[.H43];[.E43];[.B43])" table:style-name="ce2">
            <text:p>1.5614</text:p>
          </table:table-cell>
          <table:table-cell table:number-columns-repeated="1636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6.2160000000000002" table:style-name="ce1">
            <text:p>6.216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office:value-type="float" office:value="5.0229999999999997" table:style-name="ce1">
            <text:p>5.023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3.656000000000001" table:style-name="ce1">
            <text:p>13.656</text:p>
          </table:table-cell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10.585000000000001" table:style-name="ce1">
            <text:p>10.585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2">
            <text:p>19</text:p>
          </table:table-cell>
          <table:table-cell office:value-type="float" office:value="8.2010000000000005" table:formula="of:=SUM([.E44];[.B44];[.H44];[.K44];[.N44])/COUNT([.N44];[.K44];[.H44];[.E44];[.B44])" table:style-name="ce2">
            <text:p>8.201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.143000000000001" table:style-name="ce1">
            <text:p>14.14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4.951000000000001" table:style-name="ce1">
            <text:p>24.951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22.472999999999999" table:style-name="ce1">
            <text:p>22.473</text:p>
          </table:table-cell>
          <table:table-cell office:value-type="float" office:value="118" table:style-name="ce1">
            <text:p>118</text:p>
          </table:table-cell>
          <table:table-cell office:value-type="float" office:value="20" table:style-name="ce1">
            <text:p>20</text:p>
          </table:table-cell>
          <table:table-cell office:value-type="float" office:value="20.606999999999999" table:style-name="ce1">
            <text:p>20.607</text:p>
          </table:table-cell>
          <table:table-cell office:value-type="float" office:value="107" table:style-name="ce1">
            <text:p>107</text:p>
          </table:table-cell>
          <table:table-cell office:value-type="float" office:value="20" table:style-name="ce1">
            <text:p>20</text:p>
          </table:table-cell>
          <table:table-cell office:value-type="float" office:value="15.742000000000001" table:style-name="ce1">
            <text:p>15.742</text:p>
          </table:table-cell>
          <table:table-cell office:value-type="float" office:value="103" table:style-name="ce1">
            <text:p>103</text:p>
          </table:table-cell>
          <table:table-cell office:value-type="float" office:value="20" table:style-name="ce2">
            <text:p>20</text:p>
          </table:table-cell>
          <table:table-cell office:value-type="float" office:value="19.583200000000001" table:formula="of:=SUM([.E45];[.B45];[.H45];[.K45];[.N45])/COUNT([.N45];[.K45];[.H45];[.E45];[.B45])" table:style-name="ce2">
            <text:p>19.5832</text:p>
          </table:table-cell>
          <table:table-cell office:value-type="float" office:value="100" table:formula="of:=COUNT([.B26:.B45];[.E26:.E45];[.H26:.H45];[.K26:.K45];[.N26:.N45])" table:style-name="ce2">
            <text:p>100</text:p>
          </table:table-cell>
          <table:table-cell office:value-type="float" office:value="1.8800600000000003" table:formula="of:=AVERAGE(IF(ISNUMBER([.Q26:.Q45]);[.Q26:.Q45];&quot;&quot;))" table:number-matrix-columns-spanned="1" table:number-matrix-rows-spanned="1" table:style-name="ce2">
            <text:p>1.88006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ness Reheat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4" table:style-name="ce1"/>
          <table:table-cell office:value-type="string" table:style-name="ce1">
            <text:p>depots: 15</text:p>
          </table:table-cell>
          <table:table-cell table:number-columns-repeated="4" table:style-name="ce1"/>
          <table:table-cell office:value-type="string" table:style-name="ce1">
            <text:p>depots: 20</text:p>
          </table:table-cell>
          <table:table-cell table:number-columns-repeated="4" table:style-name="ce1"/>
          <table:table-cell office:value-type="string" table:style-name="ce1">
            <text:p>depots: 25</text:p>
          </table:table-cell>
          <table:table-cell table:number-columns-repeated="4" table:style-name="ce1"/>
          <table:table-cell office:value-type="string" table:style-name="ce1">
            <text:p>depots: 30</text:p>
          </table:table-cell>
          <table:table-cell table:number-columns-repeated="4" table:style-name="ce1"/>
          <table:table-cell office:value-type="string" table:style-name="ce1">
            <text:p>Average</text:p>
          </table:table-cell>
          <table:table-cell table:number-columns-repeated="1635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55" table:style-name="ce1">
            <text:p>0.25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.20760000000000001" table:formula="of:=SUM([.B49];[.G49];[.L49];[.Q49];[.V49])/COUNT([.B49];[.G49];[.L49];[.Q49];[.V49])" table:style-name="ce2">
            <text:p>0.2076</text:p>
          </table:table-cell>
          <table:table-cell table:number-columns-repeated="1635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" table:style-name="ce1">
            <text:p>2</text:p>
          </table:table-cell>
          <table:table-cell office:value-type="float" office:value="0.84299999999999997" table:style-name="ce1">
            <text:p>0.843</text:p>
          </table:table-cell>
          <table:table-cell office:value-type="float" office:value="2" table:style-name="ce1">
            <text:p>2</text:p>
          </table:table-cell>
          <table:table-cell office:value-type="float" office:value="0.34649999999999997" table:formula="of:=SUM([.B50];[.G50];[.L50];[.Q50];[.V50])/COUNT([.B50];[.G50];[.L50];[.Q50];[.V50])" table:style-name="ce2">
            <text:p>0.3465</text:p>
          </table:table-cell>
          <table:table-cell table:number-columns-repeated="1635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734" table:style-name="ce1">
            <text:p>2.7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3.036" table:style-name="ce1">
            <text:p>3.0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2.597" table:style-name="ce1">
            <text:p>2.5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1.968" table:style-name="ce1">
            <text:p>1.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" table:style-name="ce1">
            <text:p>3</text:p>
          </table:table-cell>
          <table:table-cell office:value-type="float" office:value="4.5650000000000004" table:style-name="ce1">
            <text:p>4.565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SUM([.B51];[.G51];[.L51];[.Q51];[.V51])/COUNT([.B51];[.G51];[.L51];[.Q51];[.V51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4.1820000000000004" table:style-name="ce1">
            <text:p>4.18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46" table:style-name="ce1">
            <text:p>2.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3319999999999999" table:style-name="ce1">
            <text:p>3.3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3.28" table:style-name="ce1">
            <text:p>3.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2.65" table:style-name="ce1">
            <text:p>2.65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52];[.G52];[.L52];[.Q52];[.V52])/COUNT([.B52];[.G52];[.L52];[.Q52];[.V52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26.675999999999998" table:style-name="ce1">
            <text:p>26.676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style-name="ce1">
            <text:p>117.088</text:p>
          </table:table-cell>
          <table:table-cell office:value-type="float" office:value="2988" table:style-name="ce1">
            <text:p>298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782.36099999999999" table:style-name="ce1">
            <text:p>782.3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6.0140000000000002" table:style-name="ce1">
            <text:p>6.0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4.149" table:style-name="ce1">
            <text:p>4.149</text:p>
          </table:table-cell>
          <table:table-cell office:value-type="float" office:value="5" table:style-name="ce1">
            <text:p>5</text:p>
          </table:table-cell>
          <table:table-cell office:value-type="float" office:value="117.08799999999999" table:formula="of:=SUM([.B53];[.G53];[.L53];[.Q53];[.V53])/COUNT([.B53];[.G53];[.L53];[.Q53];[.V53])" table:style-name="ce2">
            <text:p>117.088</text:p>
          </table:table-cell>
          <table:table-cell table:number-columns-repeated="1635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55.686999999999998" table:style-name="ce1">
            <text:p>55.6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276.21600000000001" table:style-name="ce1">
            <text:p>276.2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8.041" table:style-name="ce1">
            <text:p>18.04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5.206" table:style-name="ce1">
            <text:p>15.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119.955" table:style-name="ce1">
            <text:p>119.955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4];[.G54];[.L54];[.Q54];[.V54])/COUNT([.B54];[.G54];[.L54];[.Q54];[.V54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4049999999999998" table:style-name="ce1">
            <text:p>2.40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1.532" table:style-name="ce1">
            <text:p>1.5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7" table:style-name="ce1">
            <text:p>7</text:p>
          </table:table-cell>
          <table:table-cell office:value-type="float" office:value="6.64" table:style-name="ce1">
            <text:p>6.64</text:p>
          </table:table-cell>
          <table:table-cell office:value-type="float" office:value="7" table:style-name="ce1">
            <text:p>7</text:p>
          </table:table-cell>
          <table:table-cell office:value-type="float" office:value="2.411" table:style-name="ce1">
            <text:p>2.411</text:p>
          </table:table-cell>
          <table:table-cell office:value-type="float" office:value="83" table:style-name="ce1">
            <text:p>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121" table:style-name="ce1">
            <text:p>1.12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.9789999999999999" table:formula="of:=SUM([.B55];[.G55];[.L55];[.Q55];[.V55])/COUNT([.B55];[.G55];[.L55];[.Q55];[.V55])" table:style-name="ce2">
            <text:p>1.979</text:p>
          </table:table-cell>
          <table:table-cell table:number-columns-repeated="1635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280000000000003" table:style-name="ce1">
            <text:p>5.82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3.4590000000000001" table:style-name="ce1">
            <text:p>3.459</text:p>
          </table:table-cell>
          <table:table-cell office:value-type="float" office:value="8" table:style-name="ce1">
            <text:p>8</text:p>
          </table:table-cell>
          <table:table-cell office:value-type="float" office:value="3.4449999999999998" table:style-name="ce1">
            <text:p>3.44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3.2989999999999999" table:style-name="ce1">
            <text:p>3.2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5.819" table:style-name="ce1">
            <text:p>5.819</text:p>
          </table:table-cell>
          <table:table-cell office:value-type="float" office:value="8" table:style-name="ce1">
            <text:p>8</text:p>
          </table:table-cell>
          <table:table-cell office:value-type="float" office:value="3.3719999999999999" table:formula="of:=SUM([.B56];[.G56];[.L56];[.Q56];[.V56])/COUNT([.B56];[.G56];[.L56];[.Q56];[.V56])" table:style-name="ce2">
            <text:p>3.372</text:p>
          </table:table-cell>
          <table:table-cell table:number-columns-repeated="1635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41.27800000000002" table:style-name="ce1">
            <text:p>741.278</text:p>
          </table:table-cell>
          <table:table-cell office:value-type="float" office:value="3272" table:style-name="ce1">
            <text:p>327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383.24400000000003" table:style-name="ce1">
            <text:p>383.2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110.99299999999999" table:style-name="ce1">
            <text:p>110.993</text:p>
          </table:table-cell>
          <table:table-cell office:value-type="float" office:value="9" table:style-name="ce1">
            <text:p>9</text:p>
          </table:table-cell>
          <table:table-cell office:value-type="float" office:value="227.15199999999999" table:style-name="ce1">
            <text:p>227.152</text:p>
          </table:table-cell>
          <table:table-cell office:value-type="float" office:value="1262" table:style-name="ce1">
            <text:p>126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253.36500000000001" table:style-name="ce1">
            <text:p>253.365</text:p>
          </table:table-cell>
          <table:table-cell office:value-type="float" office:value="1522" table:style-name="ce1">
            <text:p>1522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07.26500000000004" table:formula="of:=SUM([.B57];[.G57];[.L57];[.Q57];[.V57])/COUNT([.B57];[.G57];[.L57];[.Q57];[.V57])" table:style-name="ce2">
            <text:p>407.265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0.506" table:style-name="ce1">
            <text:p>10.5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3" table:style-name="ce1">
            <text:p>11.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1.769" table:style-name="ce1">
            <text:p>11.7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6.510999999999999" table:style-name="ce1">
            <text:p>26.5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12.916" table:style-name="ce1">
            <text:p>12.916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8];[.G58];[.L58];[.Q58];[.V58])/COUNT([.B58];[.G58];[.L58];[.Q58];[.V58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25.5219999999999" table:style-name="ce1">
            <text:p>1625.522</text:p>
          </table:table-cell>
          <table:table-cell office:value-type="float" office:value="2168" table:style-name="ce1">
            <text:p>2168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663" table:style-name="ce1">
            <text:p>1800.66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10.2329999999999" table:style-name="ce1">
            <text:p>1810.2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485.39699999999999" table:style-name="ce1">
            <text:p>485.39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1800.421" table:style-name="ce1">
            <text:p>1800.421</text:p>
          </table:table-cell>
          <table:table-cell office:value-type="float" office:value="11" table:style-name="ce1">
            <text:p>11</text:p>
          </table:table-cell>
          <table:table-cell office:value-type="float" office:value="1625.5219999999999" table:formula="of:=SUM([.B59];[.G59];[.L59];[.Q59];[.V59])/COUNT([.B59];[.G59];[.L59];[.Q59];[.V59])" table:style-name="ce2">
            <text:p>1625.522</text:p>
          </table:table-cell>
          <table:table-cell table:number-columns-repeated="1635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5509999999999" table:style-name="ce1">
            <text:p>1805.55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2.2639999999999" table:style-name="ce1">
            <text:p>1802.26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0.162" table:style-name="ce1">
            <text:p>1800.1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5.386" table:style-name="ce1">
            <text:p>1805.38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1801.9059999999999" table:style-name="ce1">
            <text:p>1801.906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60];[.G60];[.L60];[.Q60];[.V60])/COUNT([.B60];[.G60];[.L60];[.Q60];[.V60])" table:style-name="ce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.005000000000001" table:style-name="ce1">
            <text:p>14.00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8.9939999999999998" table:style-name="ce1">
            <text:p>8.99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1.477" table:style-name="ce1">
            <text:p>21.477</text:p>
          </table:table-cell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.279" table:style-name="ce1">
            <text:p>11.279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.056000000000001" table:style-name="ce1">
            <text:p>26.056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6.362199999999998" table:formula="of:=SUM([.B61];[.G61];[.L61];[.Q61];[.V61])/COUNT([.B61];[.G61];[.L61];[.Q61];[.V61])" table:style-name="ce2">
            <text:p>16.3622</text:p>
          </table:table-cell>
          <table:table-cell table:number-columns-repeated="1635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8.273" table:style-name="ce1">
            <text:p>208.273</text:p>
          </table:table-cell>
          <table:table-cell office:value-type="float" office:value="207" table:style-name="ce1">
            <text:p>20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86.66399999999999" table:style-name="ce1">
            <text:p>286.664</text:p>
          </table:table-cell>
          <table:table-cell office:value-type="float" office:value="285" table:style-name="ce1">
            <text:p>28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02.17200000000003" table:style-name="ce1">
            <text:p>302.172</text:p>
          </table:table-cell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44.42" table:style-name="ce1">
            <text:p>44.4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353.22" table:style-name="ce1">
            <text:p>353.22</text:p>
          </table:table-cell>
          <table:table-cell office:value-type="float" office:value="356" table:style-name="ce1">
            <text:p>356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38.94980000000001" table:formula="of:=SUM([.B62];[.G62];[.L62];[.Q62];[.V62])/COUNT([.B62];[.G62];[.L62];[.Q62];[.V62])" table:style-name="ce2">
            <text:p>238.9498</text:p>
          </table:table-cell>
          <table:table-cell table:number-columns-repeated="1635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90.222" table:style-name="ce1">
            <text:p>1690.222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96.6849999999999" table:style-name="ce1">
            <text:p>1696.685</text:p>
          </table:table-cell>
          <table:table-cell office:value-type="float" office:value="801" table:style-name="ce1">
            <text:p>801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6.1610000000001" table:style-name="ce1">
            <text:p>1806.161</text:p>
          </table:table-cell>
          <table:table-cell office:value-type="float" office:value="15" table:style-name="ce1">
            <text:p>15</text:p>
          </table:table-cell>
          <table:table-cell office:value-type="float" office:value="1714.491" table:style-name="ce1">
            <text:p>1714.491</text:p>
          </table:table-cell>
          <table:table-cell office:value-type="float" office:value="700" table:style-name="ce1">
            <text:p>70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1805.2929999999999" table:style-name="ce1">
            <text:p>1805.293</text:p>
          </table:table-cell>
          <table:table-cell office:value-type="float" office:value="15" table:style-name="ce1">
            <text:p>15</text:p>
          </table:table-cell>
          <table:table-cell office:value-type="float" office:value="1700.4660000000001" table:formula="of:=SUM([.B63];[.G63];[.L63];[.Q63];[.V63])/COUNT([.B63];[.G63];[.L63];[.Q63];[.V63])" table:style-name="ce2">
            <text:p>1700.466</text:p>
          </table:table-cell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3829999999999991" table:style-name="ce1">
            <text:p>9.38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2.968999999999999" table:style-name="ce1">
            <text:p>12.96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.7929999999999993" table:style-name="ce1">
            <text:p>8.793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1.599" table:style-name="ce1">
            <text:p>11.59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465999999999999" table:style-name="ce1">
            <text:p>10.466</text:p>
          </table:table-cell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.641999999999999" table:formula="of:=SUM([.B64];[.G64];[.L64];[.Q64];[.V64])/COUNT([.B64];[.G64];[.L64];[.Q64];[.V64])" table:style-name="ce2">
            <text:p>10.642</text:p>
          </table:table-cell>
          <table:table-cell table:number-columns-repeated="1635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.430999999999997" table:style-name="ce1">
            <text:p>79.431</text:p>
          </table:table-cell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0.159999999999997" table:style-name="ce1">
            <text:p>40.16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155000000000001" table:style-name="ce1">
            <text:p>23.15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3.704000000000001" table:style-name="ce1">
            <text:p>23.70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1.881" table:style-name="ce1">
            <text:p>31.88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39.666199999999996" table:formula="of:=SUM([.B65];[.G65];[.L65];[.Q65];[.V65])/COUNT([.B65];[.G65];[.L65];[.Q65];[.V65])" table:style-name="ce2">
            <text:p>39.6662</text:p>
          </table:table-cell>
          <table:table-cell table:number-columns-repeated="16357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8.61400000000003" table:style-name="ce1">
            <text:p>698.614</text:p>
          </table:table-cell>
          <table:table-cell office:value-type="float" office:value="278" table:style-name="ce1">
            <text:p>27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87.149" table:style-name="ce1">
            <text:p>687.149</text:p>
          </table:table-cell>
          <table:table-cell office:value-type="float" office:value="251" table:style-name="ce1">
            <text:p>251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325.0719999999999" table:style-name="ce1">
            <text:p>1325.072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405.61099999999999" table:style-name="ce1">
            <text:p>405.611</text:p>
          </table:table-cell>
          <table:table-cell office:value-type="float" office:value="18" table:style-name="ce1">
            <text:p>18</text:p>
          </table:table-cell>
          <table:table-cell office:value-type="float" office:value="740.351" table:style-name="ce1">
            <text:p>740.351</text:p>
          </table:table-cell>
          <table:table-cell office:value-type="float" office:value="279" table:style-name="ce1">
            <text:p>27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62.79650000000004" table:formula="of:=SUM([.B66];[.G66];[.L66];[.Q66];[.V66])/COUNT([.B66];[.G66];[.L66];[.Q66];[.V66])" table:style-name="ce2">
            <text:p>862.7965</text:p>
          </table:table-cell>
          <table:table-cell table:number-columns-repeated="1635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2.71900000000005" table:style-name="ce1">
            <text:p>942.719</text:p>
          </table:table-cell>
          <table:table-cell office:value-type="float" office:value="728" table:style-name="ce1">
            <text:p>72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287.86" table:style-name="ce1">
            <text:p>287.86</text:p>
          </table:table-cell>
          <table:table-cell office:value-type="float" office:value="19" table:style-name="ce1">
            <text:p>19</text:p>
          </table:table-cell>
          <table:table-cell office:value-type="float" office:value="602.51" table:style-name="ce1">
            <text:p>602.51</text:p>
          </table:table-cell>
          <table:table-cell office:value-type="float" office:value="422" table:style-name="ce1">
            <text:p>422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325.34300000000002" table:style-name="ce1">
            <text:p>325.343</text:p>
          </table:table-cell>
          <table:table-cell office:value-type="float" office:value="19" table:style-name="ce1">
            <text:p>19</text:p>
          </table:table-cell>
          <table:table-cell office:value-type="float" office:value="121.339" table:style-name="ce1">
            <text:p>121.339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555.52266666666662" table:formula="of:=SUM([.B67];[.G67];[.L67];[.Q67];[.V67])/COUNT([.B67];[.G67];[.L67];[.Q67];[.V67])" table:style-name="ce2">
            <text:p>555.5226667</text:p>
          </table:table-cell>
          <table:table-cell table:number-columns-repeated="1635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5.2909999999999" table:style-name="ce1">
            <text:p>1815.29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4.0840000000001" table:style-name="ce1">
            <text:p>1814.08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04.8440000000001" table:style-name="ce1">
            <text:p>1804.8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3.258" table:style-name="ce1">
            <text:p>1813.2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1819.74" table:style-name="ce1">
            <text:p>1819.74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8];[.G68];[.L68];[.Q68];[.V68])/COUNT([.B68];[.G68];[.L68];[.Q68];[.V68])" table:style-name="ce2">
            <text:p>#DIV/0!</text:p>
          </table:table-cell>
          <table:table-cell table:number-columns-repeated="1635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5.97" table:style-name="ce1">
            <text:p>455.9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1802.2380000000001" table:style-name="ce1">
            <text:p>1802.238</text:p>
          </table:table-cell>
          <table:table-cell office:value-type="float" office:value="21" table:style-name="ce1">
            <text:p>21</text:p>
          </table:table-cell>
          <table:table-cell office:value-type="float" office:value="1170.6099999999999" table:style-name="ce1">
            <text:p>1170.61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553.02" table:style-name="ce1">
            <text:p>1553.02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294.4010000000001" table:style-name="ce1">
            <text:p>1294.40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118.5002500000001" table:formula="of:=SUM([.B69];[.G69];[.L69];[.Q69];[.V69])/COUNT([.B69];[.G69];[.L69];[.Q69];[.V69])" table:style-name="ce2">
            <text:p>1118.50025</text:p>
          </table:table-cell>
          <table:table-cell office:value-type="string" table:style-name="ce2">
            <text:p>Solved</text:p>
          </table:table-cell>
          <table:table-cell office:value-type="string" table:style-name="ce2">
            <text:p>Avg</text:p>
          </table:table-cell>
          <table:table-cell table:number-columns-repeated="1635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52.413" table:style-name="ce1">
            <text:p>2152.4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102.913" table:style-name="ce1">
            <text:p>2102.9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01.2529999999999" table:style-name="ce1">
            <text:p>1901.25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1943.1759999999999" table:style-name="ce1">
            <text:p>1943.17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2053.3229999999999" table:style-name="ce1">
            <text:p>2053.323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70];[.G70];[.L70];[.Q70];[.V70])/COUNT([.B70];[.G70];[.L70];[.Q70];[.V70])" table:style-name="ce2">
            <text:p>#DIV/0!</text:p>
          </table:table-cell>
          <table:table-cell office:value-type="float" office:value="53" table:formula="of:=COUNT([.B49:.B70];[.G49:.G70];[.L49:.L70];[.Q49:.Q70];[.V49:.V70])" table:style-name="ce2">
            <text:p>53</text:p>
          </table:table-cell>
          <table:table-cell office:value-type="float" office:value="446.57904777777782" table:formula="of:=AVERAGE(IF(ISNUMBER([.AA49:.AA70]);[.AA49:.AA70];&quot;&quot;))" table:number-matrix-columns-spanned="1" table:number-matrix-rows-spanned="1" table:style-name="ce2">
            <text:p>446.5790478</text:p>
          </table:table-cell>
          <table:table-cell table:number-columns-repeated="16355"/>
        </table:table-row>
        <table:table-row table:number-rows-repeated="1048506" table:style-name="ro1">
          <table:table-cell table:number-columns-repeated="16384"/>
        </table:table-row>
      </table:table>
      <table:table table:name="GA" table:style-name="ta1"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number-columns-repeated="7" table:style-name="ce1"/>
          <table:table-cell office:value-type="string" table:style-name="ce2">
            <text:p>KeepRate=0.7 <text:s/>mutationRate=0.1 <text:s/>crossOverRate=0.8 <text:s/>populationSize=100 <text:s/>generations=200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16367" table:style-name="ce1"/>
        </table:table-row>
        <table:table-row table:style-name="ro1">
          <table:table-cell office:value-type="string" table:style-name="ce2">
            <text:p>pipesworld-notankage: 10<text:s/></text:p>
          </table:table-cell>
          <table:table-cell table:number-columns-repeated="2" table:style-name="ce2"/>
          <table:table-cell office:value-type="string" table:style-name="ce2">
            <text:p>pipesworld-notankage: 15<text:s/></text:p>
          </table:table-cell>
          <table:table-cell table:number-columns-repeated="2" table:style-name="ce2"/>
          <table:table-cell office:value-type="string" table:style-name="ce2">
            <text:p>pipesworld-notankage: 20<text:s/></text:p>
          </table:table-cell>
          <table:table-cell table:number-columns-repeated="2" table:style-name="ce2"/>
          <table:table-cell office:value-type="string" table:style-name="ce2">
            <text:p>pipesworld-notankage: 25<text:s/></text:p>
          </table:table-cell>
          <table:table-cell table:number-columns-repeated="2" table:style-name="ce2"/>
          <table:table-cell office:value-type="string" table:style-name="ce2">
            <text:p>pipesworld-notankage: 30<text:s/></text:p>
          </table:table-cell>
          <table:table-cell table:number-columns-repeated="2" table:style-name="ce2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4.772" table:style-name="ce2">
            <text:p>14.77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178000000000001" table:style-name="ce2">
            <text:p>16.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90999999999999" table:style-name="ce2">
            <text:p>15.59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968" table:style-name="ce2">
            <text:p>15.96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6.081" table:style-name="ce2">
            <text:p>16.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718" table:formula="of:=SUM([.B3];[.E3];[.H3];[.K3];[.N3])/COUNT([.B3];[.E3];[.H3];[.K3];[.N3])" table:style-name="ce2">
            <text:p>15.718</text:p>
          </table:table-cell>
          <table:table-cell office:value-type="float" office:value="5" table:formula="of:=SUM([.C3];[.F3];[.I3];[.L3];[.O3])/COUNT([.C3];[.F3];[.I3];[.L3];[.O3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6.614999999999998" table:style-name="ce2">
            <text:p>16.615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347999999999999" table:style-name="ce2">
            <text:p>18.348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61999999999998" table:style-name="ce2">
            <text:p>17.36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012" table:style-name="ce2">
            <text:p>17.01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442" table:style-name="ce2">
            <text:p>17.442</text:p>
          </table:table-cell>
          <table:table-cell office:value-type="float" office:value="12" table:style-name="ce2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7.355799999999999" table:formula="of:=SUM([.B4];[.E4];[.H4];[.K4];[.N4])/COUNT([.B4];[.E4];[.H4];[.K4];[.N4])" table:style-name="ce2">
            <text:p>17.3558</text:p>
          </table:table-cell>
          <table:table-cell office:value-type="float" office:value="12" table:formula="of:=SUM([.C4];[.F4];[.I4];[.L4];[.O4])/COUNT([.C4];[.F4];[.I4];[.L4];[.O4])" table:style-name="ce2">
            <text:p>12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6.638000000000002" table:style-name="ce2">
            <text:p>26.638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28.722000000000001" table:style-name="ce2">
            <text:p>28.722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588000000000001" table:style-name="ce2">
            <text:p>27.588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8.196999999999999" table:style-name="ce2">
            <text:p>28.197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13" table:style-name="ce2">
            <text:p>27.13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655000000000001" table:formula="of:=SUM([.B5];[.E5];[.H5];[.K5];[.N5])/COUNT([.B5];[.E5];[.H5];[.K5];[.N5])" table:style-name="ce2">
            <text:p>27.655</text:p>
          </table:table-cell>
          <table:table-cell office:value-type="float" office:value="9.1999999999999993" table:formula="of:=SUM([.C5];[.F5];[.I5];[.L5];[.O5])/COUNT([.C5];[.F5];[.I5];[.L5];[.O5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0.713000000000001" table:style-name="ce2">
            <text:p>30.713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7.74" table:style-name="ce2">
            <text:p>27.74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29.151" table:style-name="ce2">
            <text:p>29.151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3.716000000000001" table:style-name="ce2">
            <text:p>33.716</text:p>
          </table:table-cell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866" table:style-name="ce2">
            <text:p>31.866</text:p>
          </table:table-cell>
          <table:table-cell office:value-type="float" office:value="15" table:style-name="ce2">
            <text:p>15</text:p>
          </table:table-cell>
          <table:table-cell office:value-type="float" office:value="4" table:style-name="ce2">
            <text:p>4</text:p>
          </table:table-cell>
          <table:table-cell office:value-type="float" office:value="30.637199999999996" table:formula="of:=SUM([.B6];[.E6];[.H6];[.K6];[.N6])/COUNT([.B6];[.E6];[.H6];[.K6];[.N6])" table:style-name="ce2">
            <text:p>30.6372</text:p>
          </table:table-cell>
          <table:table-cell office:value-type="float" office:value="11.8" table:formula="of:=SUM([.C6];[.F6];[.I6];[.L6];[.O6])/COUNT([.C6];[.F6];[.I6];[.L6];[.O6])" table:style-name="ce2">
            <text:p>11.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42.02" table:style-name="ce2">
            <text:p>42.02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3.176000000000002" table:style-name="ce2">
            <text:p>43.176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222999999999999" table:style-name="ce2">
            <text:p>43.223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6.256999999999998" table:style-name="ce2">
            <text:p>46.257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984000000000002" table:style-name="ce2">
            <text:p>42.98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43.531999999999996" table:formula="of:=SUM([.B7];[.E7];[.H7];[.K7];[.N7])/COUNT([.B7];[.E7];[.H7];[.K7];[.N7])" table:style-name="ce2">
            <text:p>43.532</text:p>
          </table:table-cell>
          <table:table-cell office:value-type="float" office:value="9.6" table:formula="of:=SUM([.C7];[.F7];[.I7];[.L7];[.O7])/COUNT([.C7];[.F7];[.I7];[.L7];[.O7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3.674999999999997" table:style-name="ce2">
            <text:p>43.675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47.143999999999998" table:style-name="ce2">
            <text:p>47.144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50.954999999999998" table:style-name="ce2">
            <text:p>50.955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47.283999999999999" table:style-name="ce2">
            <text:p>47.284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55.061" table:style-name="ce2">
            <text:p>55.061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8.823799999999999" table:formula="of:=SUM([.B8];[.E8];[.H8];[.K8];[.N8])/COUNT([.B8];[.E8];[.H8];[.K8];[.N8])" table:style-name="ce2">
            <text:p>48.8238</text:p>
          </table:table-cell>
          <table:table-cell office:value-type="float" office:value="11.4" table:formula="of:=SUM([.C8];[.F8];[.I8];[.L8];[.O8])/COUNT([.C8];[.F8];[.I8];[.L8];[.O8])" table:style-name="ce2">
            <text:p>11.4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1.365000000000002" table:style-name="ce2">
            <text:p>61.365</text:p>
          </table:table-cell>
          <table:table-cell office:value-type="float" office:value="17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64.003" table:style-name="ce2">
            <text:p>64.003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7.022000000000006" table:style-name="ce2">
            <text:p>67.02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1.631999999999998" table:style-name="ce2">
            <text:p>61.63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1.688000000000002" table:style-name="ce2">
            <text:p>61.688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3.141999999999996" table:formula="of:=SUM([.B9];[.E9];[.H9];[.K9];[.N9])/COUNT([.B9];[.E9];[.H9];[.K9];[.N9])" table:style-name="ce2">
            <text:p>63.142</text:p>
          </table:table-cell>
          <table:table-cell office:value-type="float" office:value="10.199999999999999" table:formula="of:=SUM([.C9];[.F9];[.I9];[.L9];[.O9])/COUNT([.C9];[.F9];[.I9];[.L9];[.O9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1.680000000000007" table:style-name="ce2">
            <text:p>71.6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7.856999999999999" table:style-name="ce2">
            <text:p>87.857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8.165999999999997" table:style-name="ce2">
            <text:p>78.166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74.852000000000004" table:style-name="ce2">
            <text:p>74.852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78.138750000000002" table:formula="of:=SUM([.B10];[.E10];[.H10];[.K10];[.N10])/COUNT([.B10];[.E10];[.H10];[.K10];[.N10])" table:style-name="ce2">
            <text:p>78.13875</text:p>
          </table:table-cell>
          <table:table-cell office:value-type="float" office:value="13.25" table:formula="of:=SUM([.C10];[.F10];[.I10];[.L10];[.O10])/COUNT([.C10];[.F10];[.I10];[.L10];[.O10])" table:style-name="ce2">
            <text:p>13.25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62.499" table:style-name="ce2">
            <text:p>162.499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.71600000000001" table:style-name="ce2">
            <text:p>202.716</text:p>
          </table:table-cell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office:value-type="float" office:value="176.10400000000001" table:style-name="ce2">
            <text:p>176.104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10.31399999999999" table:style-name="ce2">
            <text:p>110.314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9" table:style-name="ce2">
            <text:p>9</text:p>
          </table:table-cell>
          <table:table-cell office:value-type="float" office:value="162.90825000000001" table:formula="of:=SUM([.B11];[.E11];[.H11];[.K11];[.N11])/COUNT([.B11];[.E11];[.H11];[.K11];[.N11])" table:style-name="ce2">
            <text:p>162.90825</text:p>
          </table:table-cell>
          <table:table-cell office:value-type="float" office:value="19.75" table:formula="of:=SUM([.C11];[.F11];[.I11];[.L11];[.O11])/COUNT([.C11];[.F11];[.I11];[.L11];[.O11])" table:style-name="ce2">
            <text:p>19.7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0" table:formula="of:=SUM([.B12];[.E12];[.H12];[.K12];[.N12])/COUNT([.B12];[.E12];[.H12];[.K12];[.N12])" table:style-name="ce2">
            <text:p>#DIV/0!</text:p>
          </table:table-cell>
          <table:table-cell office:value-type="float" office:value="0" table:formula="of:=SUM([.C12];[.F12];[.I12];[.L12];[.O12])/COUNT([.C12];[.F12];[.I12];[.L12];[.O12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11.59" table:style-name="ce2">
            <text:p>111.5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4.761" table:style-name="ce2">
            <text:p>134.76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0.164" table:style-name="ce2">
            <text:p>110.164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36.709" table:style-name="ce2">
            <text:p>136.709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4.517" table:style-name="ce2">
            <text:p>114.517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21.54819999999999" table:formula="of:=SUM([.B13];[.E13];[.H13];[.K13];[.N13])/COUNT([.B13];[.E13];[.H13];[.K13];[.N13])" table:style-name="ce2">
            <text:p>121.5482</text:p>
          </table:table-cell>
          <table:table-cell office:value-type="float" office:value="20.2" table:formula="of:=SUM([.C13];[.F13];[.I13];[.L13];[.O13])/COUNT([.C13];[.F13];[.I13];[.L13];[.O13])" table:style-name="ce2">
            <text:p>20.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20.82400000000001" table:style-name="ce2">
            <text:p>220.824</text:p>
          </table:table-cell>
          <table:table-cell office:value-type="float" office:value="32" table:style-name="ce2">
            <text:p>3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67.87100000000001" table:style-name="ce2">
            <text:p>167.871</text:p>
          </table:table-cell>
          <table:table-cell office:value-type="float" office:value="33" table:style-name="ce2">
            <text:p>3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94.34750000000003" table:formula="of:=SUM([.B14];[.E14];[.H14];[.K14];[.N14])/COUNT([.B14];[.E14];[.H14];[.K14];[.N14])" table:style-name="ce2">
            <text:p>194.3475</text:p>
          </table:table-cell>
          <table:table-cell office:value-type="float" office:value="32.5" table:formula="of:=SUM([.C14];[.F14];[.I14];[.L14];[.O14])/COUNT([.C14];[.F14];[.I14];[.L14];[.O14])" table:style-name="ce2">
            <text:p>32.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99.261" table:style-name="ce2">
            <text:p>199.26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99.245" table:style-name="ce2">
            <text:p>199.245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3" table:style-name="ce2">
            <text:p>13</text:p>
          </table:table-cell>
          <table:table-cell office:value-type="float" office:value="176.88499999999999" table:style-name="ce2">
            <text:p>176.88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91.797" table:formula="of:=SUM([.B15];[.E15];[.H15];[.K15];[.N15])/COUNT([.B15];[.E15];[.H15];[.K15];[.N15])" table:style-name="ce2">
            <text:p>191.797</text:p>
          </table:table-cell>
          <table:table-cell office:value-type="float" office:value="26" table:formula="of:=SUM([.C15];[.F15];[.I15];[.L15];[.O15])/COUNT([.C15];[.F15];[.I15];[.L15];[.O15])" table:style-name="ce2">
            <text:p>2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16];[.E16];[.H16];[.K16];[.N16])/COUNT([.B16];[.E16];[.H16];[.K16];[.N16])" table:style-name="ce2">
            <text:p>#DIV/0!</text:p>
          </table:table-cell>
          <table:table-cell office:value-type="float" office:value="0" table:formula="of:=SUM([.C16];[.F16];[.I16];[.L16];[.O16])/COUNT([.C16];[.F16];[.I16];[.L16];[.O16])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17];[.E17];[.H17];[.K17];[.N17])/COUNT([.B17];[.E17];[.H17];[.K17];[.N17])" table:style-name="ce2">
            <text:p>#DIV/0!</text:p>
          </table:table-cell>
          <table:table-cell office:value-type="float" office:value="0" table:formula="of:=SUM([.C17];[.F17];[.I17];[.L17];[.O17])/COUNT([.C17];[.F17];[.I17];[.L17];[.O17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18];[.E18];[.H18];[.K18];[.N18])/COUNT([.B18];[.E18];[.H18];[.K18];[.N18])" table:style-name="ce2">
            <text:p>#DIV/0!</text:p>
          </table:table-cell>
          <table:table-cell office:value-type="float" office:value="0" table:formula="of:=SUM([.C18];[.F18];[.I18];[.L18];[.O18])/COUNT([.C18];[.F18];[.I18];[.L18];[.O18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371.33199999999999" table:style-name="ce2">
            <text:p>371.33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7.48500000000001" table:style-name="ce2">
            <text:p>407.48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2.81900000000002" table:style-name="ce2">
            <text:p>402.81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4.97500000000002" table:style-name="ce2">
            <text:p>404.97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409.57900000000001" table:style-name="ce2">
            <text:p>409.579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9.23799999999994" table:formula="of:=SUM([.B19];[.E19];[.H19];[.K19];[.N19])/COUNT([.B19];[.E19];[.H19];[.K19];[.N19])" table:style-name="ce2">
            <text:p>399.238</text:p>
          </table:table-cell>
          <table:table-cell office:value-type="float" office:value="22" table:formula="of:=SUM([.C19];[.F19];[.I19];[.L19];[.O19])/COUNT([.C19];[.F19];[.I19];[.L19];[.O19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20];[.E20];[.H20];[.K20];[.N20])/COUNT([.B20];[.E20];[.H20];[.K20];[.N20])" table:style-name="ce2">
            <text:p>#DIV/0!</text:p>
          </table:table-cell>
          <table:table-cell office:value-type="float" office:value="0" table:formula="of:=SUM([.C20];[.F20];[.I20];[.L20];[.O20])/COUNT([.C20];[.F20];[.I20];[.L20];[.O2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21];[.E21];[.H21];[.K21];[.N21])/COUNT([.B21];[.E21];[.H21];[.K21];[.N21])" table:style-name="ce2">
            <text:p>#DIV/0!</text:p>
          </table:table-cell>
          <table:table-cell office:value-type="float" office:value="0" table:formula="of:=SUM([.C21];[.F21];[.I21];[.L21];[.O21])/COUNT([.C21];[.F21];[.I21];[.L21];[.O2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22];[.E22];[.H22];[.K22];[.N22])/COUNT([.B22];[.E22];[.H22];[.K22];[.N22])" table:style-name="ce2">
            <text:p>#DIV/0!</text:p>
          </table:table-cell>
          <table:table-cell office:value-type="float" office:value="0" table:formula="of:=SUM([.C22];[.F22];[.I22];[.L22];[.O22])/COUNT([.C22];[.F22];[.I22];[.L22];[.O2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0.37200000000001" table:style-name="ce2">
            <text:p>200.37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589" table:style-name="ce2">
            <text:p>225.58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30.93199999999999" table:style-name="ce2">
            <text:p>230.932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25.875" table:style-name="ce2">
            <text:p>225.875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242.73599999999999" table:style-name="ce2">
            <text:p>242.73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225.10079999999999" table:formula="of:=SUM([.B23];[.E23];[.H23];[.K23];[.N23])/COUNT([.B23];[.E23];[.H23];[.K23];[.N23])" table:style-name="ce2">
            <text:p>225.1008</text:p>
          </table:table-cell>
          <table:table-cell office:value-type="float" office:value="15.8" table:formula="of:=SUM([.C23];[.F23];[.I23];[.L23];[.O23])/COUNT([.C23];[.F23];[.I23];[.L23];[.O23])" table:style-name="ce2">
            <text:p>15.8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24];[.E24];[.H24];[.K24];[.N24])/COUNT([.B24];[.E24];[.H24];[.K24];[.N24])" table:style-name="ce2">
            <text:p>#DIV/0!</text:p>
          </table:table-cell>
          <table:table-cell office:value-type="float" office:value="0" table:formula="of:=SUM([.C24];[.F24];[.I24];[.L24];[.O24])/COUNT([.C24];[.F24];[.I24];[.L24];[.O24])" table:style-name="ce2">
            <text:p>#DIV/0!</text:p>
          </table:table-cell>
          <table:table-cell office:value-type="float" office:value="51" table:formula="of:=COUNT([.#REF!];[.C3:.C24];[.F3:.F24];[.I3:.I24];[.L3:.L24])" table:style-name="ce1">
            <text:p>51</text:p>
          </table:table-cell>
          <table:table-cell table:number-columns-repeated="16365"/>
        </table:table-row>
        <table:table-row table:style-name="ro1">
          <table:table-cell table:number-columns-repeated="7" table:style-name="ce2"/>
          <table:table-cell office:value-type="string" table:style-name="ce2">
            <text:p>With EHC at the END</text:p>
          </table:table-cell>
          <table:table-cell table:number-columns-repeated="7" table:style-name="ce2"/>
          <table:table-cell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741" table:style-name="ce1">
            <text:p>15.74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32000000000001" table:style-name="ce1">
            <text:p>16.1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44" table:style-name="ce1">
            <text:p>16.0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606999999999999" table:style-name="ce1">
            <text:p>15.6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.968999999999999" table:style-name="ce1">
            <text:p>15.9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98599999999998" table:formula="of:=SUM([.B27];[.E27];[.H27];[.K27];[.N27])/COUNT([.B27];[.E27];[.H27];[.K27];[.N27])" table:style-name="ce2">
            <text:p>15.8986</text:p>
          </table:table-cell>
          <table:table-cell office:value-type="float" office:value="5" table:formula="of:=SUM([.C27];[.F27];[.I27];[.L27];[.O27])/COUNT([.C27];[.F27];[.I27];[.L27];[.O27])" table:style-name="ce2">
            <text:p>5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.832999999999998" table:style-name="ce1">
            <text:p>17.83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728000000000002" table:style-name="ce1">
            <text:p>19.72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385999999999999" table:style-name="ce1">
            <text:p>16.38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082999999999998" table:style-name="ce1">
            <text:p>17.08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9.609000000000002" table:style-name="ce1">
            <text:p>19.60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8.127800000000001" table:formula="of:=SUM([.B28];[.E28];[.H28];[.K28];[.N28])/COUNT([.B28];[.E28];[.H28];[.K28];[.N28])" table:style-name="ce2">
            <text:p>18.1278</text:p>
          </table:table-cell>
          <table:table-cell office:value-type="float" office:value="12" table:formula="of:=SUM([.C28];[.F28];[.I28];[.L28];[.O28])/COUNT([.C28];[.F28];[.I28];[.L28];[.O28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7.074000000000002" table:style-name="ce1">
            <text:p>27.07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605" table:style-name="ce1">
            <text:p>28.60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97" table:style-name="ce1">
            <text:p>27.49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8.468" table:style-name="ce1">
            <text:p>28.4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527999999999999" table:style-name="ce1">
            <text:p>27.52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2">
            <text:p>3</text:p>
          </table:table-cell>
          <table:table-cell office:value-type="float" office:value="27.834399999999999" table:formula="of:=SUM([.B29];[.E29];[.H29];[.K29];[.N29])/COUNT([.B29];[.E29];[.H29];[.K29];[.N29])" table:style-name="ce2">
            <text:p>27.8344</text:p>
          </table:table-cell>
          <table:table-cell office:value-type="float" office:value="9.4" table:formula="of:=SUM([.C29];[.F29];[.I29];[.L29];[.O29])/COUNT([.C29];[.F29];[.I29];[.L29];[.O29])" table:style-name="ce2">
            <text:p>9.4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.363" table:style-name="ce1">
            <text:p>31.36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030999999999999" table:style-name="ce1">
            <text:p>30.03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0.992000000000001" table:style-name="ce1">
            <text:p>30.99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3.975000000000001" table:style-name="ce1">
            <text:p>33.97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32.027000000000001" table:style-name="ce1">
            <text:p>32.02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31.677599999999995" table:formula="of:=SUM([.B30];[.E30];[.H30];[.K30];[.N30])/COUNT([.B30];[.E30];[.H30];[.K30];[.N30])" table:style-name="ce2">
            <text:p>31.6776</text:p>
          </table:table-cell>
          <table:table-cell office:value-type="float" office:value="11" table:formula="of:=SUM([.C30];[.F30];[.I30];[.L30];[.O30])/COUNT([.C30];[.F30];[.I30];[.L30];[.O30])" table:style-name="ce2">
            <text:p>11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.847000000000001" table:style-name="ce1">
            <text:p>42.84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2.619" table:style-name="ce1">
            <text:p>42.6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43000000000002" table:style-name="ce1">
            <text:p>42.2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1.414999999999999" table:style-name="ce1">
            <text:p>41.41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.43" table:style-name="ce1">
            <text:p>43.4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2.510800000000003" table:formula="of:=SUM([.B31];[.E31];[.H31];[.K31];[.N31])/COUNT([.B31];[.E31];[.H31];[.K31];[.N31])" table:style-name="ce2">
            <text:p>42.5108</text:p>
          </table:table-cell>
          <table:table-cell office:value-type="float" office:value="9" table:formula="of:=SUM([.C31];[.F31];[.I31];[.L31];[.O31])/COUNT([.C31];[.F31];[.I31];[.L31];[.O31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8.868000000000002" table:style-name="ce1">
            <text:p>48.86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929000000000002" table:style-name="ce1">
            <text:p>45.92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2.51" table:style-name="ce1">
            <text:p>52.5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7.779000000000003" table:style-name="ce1">
            <text:p>47.779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7.173999999999999" table:style-name="ce1">
            <text:p>47.174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8.451999999999998" table:formula="of:=SUM([.B32];[.E32];[.H32];[.K32];[.N32])/COUNT([.B32];[.E32];[.H32];[.K32];[.N32])" table:style-name="ce2">
            <text:p>48.452</text:p>
          </table:table-cell>
          <table:table-cell office:value-type="float" office:value="11.8" table:formula="of:=SUM([.C32];[.F32];[.I32];[.L32];[.O32])/COUNT([.C32];[.F32];[.I32];[.L32];[.O32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.245999999999995" table:style-name="ce1">
            <text:p>69.2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0.034999999999997" table:style-name="ce1">
            <text:p>70.03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6.337000000000003" table:style-name="ce1">
            <text:p>66.337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3.851999999999997" table:style-name="ce1">
            <text:p>63.85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5.192999999999998" table:style-name="ce1">
            <text:p>65.19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6.932599999999994" table:formula="of:=SUM([.B33];[.E33];[.H33];[.K33];[.N33])/COUNT([.B33];[.E33];[.H33];[.K33];[.N33])" table:style-name="ce2">
            <text:p>66.9326</text:p>
          </table:table-cell>
          <table:table-cell office:value-type="float" office:value="9" table:formula="of:=SUM([.C33];[.F33];[.I33];[.L33];[.O33])/COUNT([.C33];[.F33];[.I33];[.L33];[.O33])" table:style-name="ce2">
            <text:p>9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433999999999997" table:style-name="ce1">
            <text:p>68.43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0.16" table:style-name="ce1">
            <text:p>80.1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2.346999999999994" table:style-name="ce1">
            <text:p>72.34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3.632999999999996" table:style-name="ce1">
            <text:p>73.63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8" table:style-name="ce2">
            <text:p>8</text:p>
          </table:table-cell>
          <table:table-cell office:value-type="float" office:value="73.643499999999989" table:formula="of:=SUM([.B34];[.E34];[.H34];[.K34];[.N34])/COUNT([.B34];[.E34];[.H34];[.K34];[.N34])" table:style-name="ce2">
            <text:p>73.6435</text:p>
          </table:table-cell>
          <table:table-cell office:value-type="float" office:value="16" table:formula="of:=SUM([.C34];[.F34];[.I34];[.L34];[.O34])/COUNT([.C34];[.F34];[.I34];[.L34];[.O34])" table:style-name="ce2">
            <text:p>16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3.166" table:style-name="ce1">
            <text:p>183.166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13.18199999999999" table:style-name="ce1">
            <text:p>213.182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153.679" table:style-name="ce1">
            <text:p>153.679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157.97200000000001" table:style-name="ce1">
            <text:p>157.972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188.934" table:style-name="ce1">
            <text:p>188.934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9.38659999999999" table:formula="of:=SUM([.B35];[.E35];[.H35];[.K35];[.N35])/COUNT([.B35];[.E35];[.H35];[.K35];[.N35])" table:style-name="ce2">
            <text:p>179.3866</text:p>
          </table:table-cell>
          <table:table-cell office:value-type="float" office:value="23.4" table:formula="of:=SUM([.C35];[.F35];[.I35];[.L35];[.O35])/COUNT([.C35];[.F35];[.I35];[.L35];[.O35])" table:style-name="ce2">
            <text:p>23.4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.57599999999999" table:style-name="ce1">
            <text:p>209.576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217.62100000000001" table:style-name="ce1">
            <text:p>217.621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2">
            <text:p>10</text:p>
          </table:table-cell>
          <table:table-cell office:value-type="float" office:value="213.5985" table:formula="of:=SUM([.B36];[.E36];[.H36];[.K36];[.N36])/COUNT([.B36];[.E36];[.H36];[.K36];[.N36])" table:style-name="ce2">
            <text:p>213.5985</text:p>
          </table:table-cell>
          <table:table-cell office:value-type="float" office:value="60" table:formula="of:=SUM([.C36];[.F36];[.I36];[.L36];[.O36])/COUNT([.C36];[.F36];[.I36];[.L36];[.O36])" table:style-name="ce2">
            <text:p>60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2.217" table:style-name="ce1">
            <text:p>122.217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4.84399999999999" table:style-name="ce1">
            <text:p>124.84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11.001" table:style-name="ce1">
            <text:p>111.001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5.30199999999999" table:style-name="ce1">
            <text:p>135.302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26.624" table:style-name="ce1">
            <text:p>126.6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3.99760000000001" table:formula="of:=SUM([.B37];[.E37];[.H37];[.K37];[.N37])/COUNT([.B37];[.E37];[.H37];[.K37];[.N37])" table:style-name="ce2">
            <text:p>123.9976</text:p>
          </table:table-cell>
          <table:table-cell office:value-type="float" office:value="20" table:formula="of:=SUM([.C37];[.F37];[.I37];[.L37];[.O37])/COUNT([.C37];[.F37];[.I37];[.L37];[.O37])" table:style-name="ce2">
            <text:p>20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1.29599999999999" table:style-name="ce1">
            <text:p>171.29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30.601" table:style-name="ce1">
            <text:p>130.6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64.00700000000001" table:style-name="ce1">
            <text:p>164.00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55.30133333333333" table:formula="of:=SUM([.B38];[.E38];[.H38];[.K38];[.N38])/COUNT([.B38];[.E38];[.H38];[.K38];[.N38])" table:style-name="ce2">
            <text:p>155.3013333</text:p>
          </table:table-cell>
          <table:table-cell office:value-type="float" office:value="24" table:formula="of:=SUM([.C38];[.F38];[.I38];[.L38];[.O38])/COUNT([.C38];[.F38];[.I38];[.L38];[.O38])" table:style-name="ce2">
            <text:p>24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7.05" table:style-name="ce1">
            <text:p>177.0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91.76900000000001" table:style-name="ce1">
            <text:p>191.76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86.315" table:style-name="ce1">
            <text:p>186.3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9.911" table:style-name="ce1">
            <text:p>189.9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2.80099999999999" table:style-name="ce1">
            <text:p>182.801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85.5692" table:formula="of:=SUM([.B39];[.E39];[.H39];[.K39];[.N39])/COUNT([.B39];[.E39];[.H39];[.K39];[.N39])" table:style-name="ce2">
            <text:p>185.5692</text:p>
          </table:table-cell>
          <table:table-cell office:value-type="float" office:value="18.8" table:formula="of:=SUM([.C39];[.F39];[.I39];[.L39];[.O39])/COUNT([.C39];[.F39];[.I39];[.L39];[.O39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B40];[.E40];[.H40];[.K40];[.N40])/COUNT([.B40];[.E40];[.H40];[.K40];[.N40])" table:style-name="ce2">
            <text:p>#DIV/0!</text:p>
          </table:table-cell>
          <table:table-cell office:value-type="float" office:value="0" table:formula="of:=SUM([.C40];[.F40];[.I40];[.L40];[.O40])/COUNT([.C40];[.F40];[.I40];[.L40];[.O4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0" table:formula="of:=SUM([.B41];[.E41];[.H41];[.K41];[.N41])/COUNT([.B41];[.E41];[.H41];[.K41];[.N41])" table:style-name="ce2">
            <text:p>#DIV/0!</text:p>
          </table:table-cell>
          <table:table-cell office:value-type="float" office:value="0" table:formula="of:=SUM([.C41];[.F41];[.I41];[.L41];[.O41])/COUNT([.C41];[.F41];[.I41];[.L41];[.O41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42];[.E42];[.H42];[.K42];[.N42])/COUNT([.B42];[.E42];[.H42];[.K42];[.N42])" table:style-name="ce2">
            <text:p>#DIV/0!</text:p>
          </table:table-cell>
          <table:table-cell office:value-type="float" office:value="0" table:formula="of:=SUM([.C42];[.F42];[.I42];[.L42];[.O42])/COUNT([.C42];[.F42];[.I42];[.L42];[.O42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8.59" table:style-name="ce1">
            <text:p>418.59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94.947" table:style-name="ce1">
            <text:p>294.94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63.66800000000001" table:style-name="ce1">
            <text:p>463.66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9.13499999999999" table:style-name="ce1">
            <text:p>359.13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414.20299999999997" table:style-name="ce1">
            <text:p>414.203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390.10859999999997" table:formula="of:=SUM([.B43];[.E43];[.H43];[.K43];[.N43])/COUNT([.B43];[.E43];[.H43];[.K43];[.N43])" table:style-name="ce2">
            <text:p>390.1086</text:p>
          </table:table-cell>
          <table:table-cell office:value-type="float" office:value="22" table:formula="of:=SUM([.C43];[.F43];[.I43];[.L43];[.O43])/COUNT([.C43];[.F43];[.I43];[.L43];[.O43])" table:style-name="ce2">
            <text:p>22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B44];[.E44];[.H44];[.K44];[.N44])/COUNT([.B44];[.E44];[.H44];[.K44];[.N44])" table:style-name="ce2">
            <text:p>#DIV/0!</text:p>
          </table:table-cell>
          <table:table-cell office:value-type="float" office:value="0" table:formula="of:=SUM([.C44];[.F44];[.I44];[.L44];[.O44])/COUNT([.C44];[.F44];[.I44];[.L44];[.O4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B45];[.E45];[.H45];[.K45];[.N45])/COUNT([.B45];[.E45];[.H45];[.K45];[.N45])" table:style-name="ce2">
            <text:p>#DIV/0!</text:p>
          </table:table-cell>
          <table:table-cell office:value-type="float" office:value="0" table:formula="of:=SUM([.C45];[.F45];[.I45];[.L45];[.O45])/COUNT([.C45];[.F45];[.I45];[.L45];[.O45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46];[.E46];[.H46];[.K46];[.N46])/COUNT([.B46];[.E46];[.H46];[.K46];[.N46])" table:style-name="ce2">
            <text:p>#DIV/0!</text:p>
          </table:table-cell>
          <table:table-cell office:value-type="float" office:value="0" table:formula="of:=SUM([.C46];[.F46];[.I46];[.L46];[.O46])/COUNT([.C46];[.F46];[.I46];[.L46];[.O4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2.28800000000001" table:style-name="ce1">
            <text:p>222.288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334.036" table:style-name="ce1">
            <text:p>334.03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1" table:style-name="ce1">
            <text:p>21</text:p>
          </table:table-cell>
          <table:table-cell office:value-type="float" office:value="227.74600000000001" table:style-name="ce1">
            <text:p>227.746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61.35666666666668" table:formula="of:=SUM([.B47];[.E47];[.H47];[.K47];[.N47])/COUNT([.B47];[.E47];[.H47];[.K47];[.N47])" table:style-name="ce2">
            <text:p>261.3566667</text:p>
          </table:table-cell>
          <table:table-cell office:value-type="float" office:value="17.666666666666668" table:formula="of:=SUM([.C47];[.F47];[.I47];[.L47];[.O47])/COUNT([.C47];[.F47];[.I47];[.L47];[.O47])" table:style-name="ce2">
            <text:p>17.66666667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2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48];[.E48];[.H48];[.K48];[.N48])/COUNT([.B48];[.E48];[.H48];[.K48];[.N48])" table:style-name="ce2">
            <text:p>#DIV/0!</text:p>
          </table:table-cell>
          <table:table-cell office:value-type="float" office:value="0" table:formula="of:=SUM([.C48];[.F48];[.I48];[.L48];[.O48])/COUNT([.C48];[.F48];[.I48];[.L48];[.O48])" table:style-name="ce2">
            <text:p>#DIV/0!</text:p>
          </table:table-cell>
          <table:table-cell office:value-type="float" office:value="54" table:formula="of:=COUNT([.#REF!];[.C27:.C48];[.F27:.F48];[.I27:.I48];[.L27:.L48])" table:style-name="ce1">
            <text:p>54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4</text:p>
          </table:table-cell>
          <table:table-cell table:number-columns-repeated="4" table:style-name="ce1"/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66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701000000000001" table:style-name="ce1">
            <text:p>14.70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7" table:style-name="ce1">
            <text:p>16.0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026" table:style-name="ce1">
            <text:p>16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488" table:style-name="ce1">
            <text:p>16.4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.113" table:style-name="ce1">
            <text:p>16.1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8796" table:formula="of:=SUM([.B51];[.E51];[.H51];[.K51];[.N51])/COUNT([.B51];[.E51];[.H51];[.K51];[.N51])" table:style-name="ce2">
            <text:p>15.8796</text:p>
          </table:table-cell>
          <table:table-cell office:value-type="float" office:value="5" table:formula="of:=SUM([.C51];[.F51];[.I51];[.L51];[.O51])/COUNT([.C51];[.F51];[.I51];[.L51];[.O51])" table:style-name="ce2">
            <text:p>5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.778" table:style-name="ce1">
            <text:p>15.77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6.701000000000001" table:style-name="ce1">
            <text:p>16.70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7.489000000000001" table:style-name="ce1">
            <text:p>17.48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6.794" table:style-name="ce1">
            <text:p>16.7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315000000000001" table:style-name="ce1">
            <text:p>17.31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8154" table:formula="of:=SUM([.B52];[.E52];[.H52];[.K52];[.N52])/COUNT([.B52];[.E52];[.H52];[.K52];[.N52])" table:style-name="ce2">
            <text:p>16.8154</text:p>
          </table:table-cell>
          <table:table-cell office:value-type="float" office:value="13.2" table:formula="of:=SUM([.C52];[.F52];[.I52];[.L52];[.O52])/COUNT([.C52];[.F52];[.I52];[.L52];[.O52])" table:style-name="ce2">
            <text:p>13.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89" table:style-name="ce1">
            <text:p>26.89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321999999999999" table:style-name="ce1">
            <text:p>27.3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.407" table:style-name="ce1">
            <text:p>27.40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.085000000000001" table:style-name="ce1">
            <text:p>27.085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7.968" table:style-name="ce1">
            <text:p>27.96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7.334399999999999" table:formula="of:=SUM([.B53];[.E53];[.H53];[.K53];[.N53])/COUNT([.B53];[.E53];[.H53];[.K53];[.N53])" table:style-name="ce2">
            <text:p>27.3344</text:p>
          </table:table-cell>
          <table:table-cell office:value-type="float" office:value="10.199999999999999" table:formula="of:=SUM([.C53];[.F53];[.I53];[.L53];[.O53])/COUNT([.C53];[.F53];[.I53];[.L53];[.O53])" table:style-name="ce2">
            <text:p>10.2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.382000000000001" table:style-name="ce1">
            <text:p>30.382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8.036999999999999" table:style-name="ce1">
            <text:p>28.037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29.727" table:style-name="ce1">
            <text:p>29.727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28.512" table:style-name="ce1">
            <text:p>28.512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9.225000000000001" table:style-name="ce1">
            <text:p>29.22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9.176600000000001" table:formula="of:=SUM([.B54];[.E54];[.H54];[.K54];[.N54])/COUNT([.B54];[.E54];[.H54];[.K54];[.N54])" table:style-name="ce2">
            <text:p>29.1766</text:p>
          </table:table-cell>
          <table:table-cell office:value-type="float" office:value="18.8" table:formula="of:=SUM([.C54];[.F54];[.I54];[.L54];[.O54])/COUNT([.C54];[.F54];[.I54];[.L54];[.O54])" table:style-name="ce2">
            <text:p>18.8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.35" table:style-name="ce1">
            <text:p>49.3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7.061" table:style-name="ce1">
            <text:p>47.06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2.067999999999998" table:style-name="ce1">
            <text:p>42.06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4.395000000000003" table:style-name="ce1">
            <text:p>44.39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2.259" table:style-name="ce1">
            <text:p>42.25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2">
            <text:p>5</text:p>
          </table:table-cell>
          <table:table-cell office:value-type="float" office:value="45.026599999999995" table:formula="of:=SUM([.B55];[.E55];[.H55];[.K55];[.N55])/COUNT([.B55];[.E55];[.H55];[.K55];[.N55])" table:style-name="ce2">
            <text:p>45.0266</text:p>
          </table:table-cell>
          <table:table-cell office:value-type="float" office:value="9.6" table:formula="of:=SUM([.C55];[.F55];[.I55];[.L55];[.O55])/COUNT([.C55];[.F55];[.I55];[.L55];[.O55])" table:style-name="ce2">
            <text:p>9.6</text:p>
          </table:table-cell>
          <table:table-cell table:number-columns-repeated="1636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.728999999999999" table:style-name="ce1">
            <text:p>46.729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45.316000000000003" table:style-name="ce1">
            <text:p>45.31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5.984999999999999" table:style-name="ce1">
            <text:p>45.98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44.344000000000001" table:style-name="ce1">
            <text:p>44.3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8.753" table:style-name="ce1">
            <text:p>48.75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46.2254" table:formula="of:=SUM([.B56];[.E56];[.H56];[.K56];[.N56])/COUNT([.B56];[.E56];[.H56];[.K56];[.N56])" table:style-name="ce2">
            <text:p>46.2254</text:p>
          </table:table-cell>
          <table:table-cell office:value-type="float" office:value="13" table:formula="of:=SUM([.C56];[.F56];[.I56];[.L56];[.O56])/COUNT([.C56];[.F56];[.I56];[.L56];[.O56])" table:style-name="ce2">
            <text:p>13</text:p>
          </table:table-cell>
          <table:table-cell table:number-columns-repeated="1636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4.063999999999993" table:style-name="ce1">
            <text:p>64.06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67.864999999999995" table:style-name="ce1">
            <text:p>67.86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845999999999997" table:style-name="ce1">
            <text:p>61.84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3.289000000000001" table:style-name="ce1">
            <text:p>63.289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61.701999999999998" table:style-name="ce1">
            <text:p>61.702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63.753199999999993" table:formula="of:=SUM([.B57];[.E57];[.H57];[.K57];[.N57])/COUNT([.B57];[.E57];[.H57];[.K57];[.N57])" table:style-name="ce2">
            <text:p>63.7532</text:p>
          </table:table-cell>
          <table:table-cell office:value-type="float" office:value="9.1999999999999993" table:formula="of:=SUM([.C57];[.F57];[.I57];[.L57];[.O57])/COUNT([.C57];[.F57];[.I57];[.L57];[.O57])" table:style-name="ce2">
            <text:p>9.2</text:p>
          </table:table-cell>
          <table:table-cell table:number-columns-repeated="1636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6.664000000000001" table:style-name="ce1">
            <text:p>66.664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793000000000006" table:style-name="ce1">
            <text:p>75.793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4.694999999999993" table:style-name="ce1">
            <text:p>64.69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68.596999999999994" table:style-name="ce1">
            <text:p>68.597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65.313999999999993" table:style-name="ce1">
            <text:p>65.314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68.212599999999995" table:formula="of:=SUM([.B58];[.E58];[.H58];[.K58];[.N58])/COUNT([.B58];[.E58];[.H58];[.K58];[.N58])" table:style-name="ce2">
            <text:p>68.2126</text:p>
          </table:table-cell>
          <table:table-cell office:value-type="float" office:value="17.8" table:formula="of:=SUM([.C58];[.F58];[.I58];[.L58];[.O58])/COUNT([.C58];[.F58];[.I58];[.L58];[.O58])" table:style-name="ce2">
            <text:p>17.8</text:p>
          </table:table-cell>
          <table:table-cell table:number-columns-repeated="1636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7.011" table:style-name="ce1">
            <text:p>127.011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16.46899999999999" table:style-name="ce1">
            <text:p>116.469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26.76900000000001" table:style-name="ce1">
            <text:p>126.769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9.527000000000001" table:style-name="ce1">
            <text:p>89.527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74.29" table:style-name="ce1">
            <text:p>174.29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2">
            <text:p>9</text:p>
          </table:table-cell>
          <table:table-cell office:value-type="float" office:value="126.81320000000001" table:formula="of:=SUM([.B59];[.E59];[.H59];[.K59];[.N59])/COUNT([.B59];[.E59];[.H59];[.K59];[.N59])" table:style-name="ce2">
            <text:p>126.8132</text:p>
          </table:table-cell>
          <table:table-cell office:value-type="float" office:value="26.4" table:formula="of:=SUM([.C59];[.F59];[.I59];[.L59];[.O59])/COUNT([.C59];[.F59];[.I59];[.L59];[.O59])" table:style-name="ce2">
            <text:p>26.4</text:p>
          </table:table-cell>
          <table:table-cell table:number-columns-repeated="1636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7.34" table:style-name="ce1">
            <text:p>167.34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149.30500000000001" table:style-name="ce1">
            <text:p>149.305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74.46700000000001" table:style-name="ce1">
            <text:p>174.467</text:p>
          </table:table-cell>
          <table:table-cell office:value-type="float" office:value="54" table:style-name="ce1">
            <text:p>54</text:p>
          </table:table-cell>
          <table:table-cell office:value-type="float" office:value="10" table:style-name="ce1">
            <text:p>10</text:p>
          </table:table-cell>
          <table:table-cell office:value-type="float" office:value="201.50399999999999" table:style-name="ce1">
            <text:p>201.50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10.828" table:style-name="ce1">
            <text:p>210.828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2">
            <text:p>10</text:p>
          </table:table-cell>
          <table:table-cell office:value-type="float" office:value="180.68879999999999" table:formula="of:=SUM([.B60];[.E60];[.H60];[.K60];[.N60])/COUNT([.B60];[.E60];[.H60];[.K60];[.N60])" table:style-name="ce2">
            <text:p>180.6888</text:p>
          </table:table-cell>
          <table:table-cell office:value-type="float" office:value="57.8" table:formula="of:=SUM([.C60];[.F60];[.I60];[.L60];[.O60])/COUNT([.C60];[.F60];[.I60];[.L60];[.O60])" table:style-name="ce2">
            <text:p>57.8</text:p>
          </table:table-cell>
          <table:table-cell table:number-columns-repeated="1636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6.798" table:style-name="ce1">
            <text:p>136.798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25.688" table:style-name="ce1">
            <text:p>125.688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8.05500000000001" table:style-name="ce1">
            <text:p>118.055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8.71899999999999" table:style-name="ce1">
            <text:p>118.7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110.947" table:style-name="ce1">
            <text:p>110.947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22.0414" table:formula="of:=SUM([.B61];[.E61];[.H61];[.K61];[.N61])/COUNT([.B61];[.E61];[.H61];[.K61];[.N61])" table:style-name="ce2">
            <text:p>122.0414</text:p>
          </table:table-cell>
          <table:table-cell office:value-type="float" office:value="26.8" table:formula="of:=SUM([.C61];[.F61];[.I61];[.L61];[.O61])/COUNT([.C61];[.F61];[.I61];[.L61];[.O61])" table:style-name="ce2">
            <text:p>26.8</text:p>
          </table:table-cell>
          <table:table-cell table:number-columns-repeated="1636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7.91999999999999" table:style-name="ce1">
            <text:p>157.92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117.733" table:style-name="ce1">
            <text:p>117.733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51.70599999999999" table:style-name="ce1">
            <text:p>151.706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42.989" table:style-name="ce1">
            <text:p>142.989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9.31700000000001" table:style-name="ce1">
            <text:p>129.31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2">
            <text:p>12</text:p>
          </table:table-cell>
          <table:table-cell office:value-type="float" office:value="139.93300000000002" table:formula="of:=SUM([.B62];[.E62];[.H62];[.K62];[.N62])/COUNT([.B62];[.E62];[.H62];[.K62];[.N62])" table:style-name="ce2">
            <text:p>139.933</text:p>
          </table:table-cell>
          <table:table-cell office:value-type="float" office:value="39.200000000000003" table:formula="of:=SUM([.C62];[.F62];[.I62];[.L62];[.O62])/COUNT([.C62];[.F62];[.I62];[.L62];[.O62])" table:style-name="ce2">
            <text:p>39.2</text:p>
          </table:table-cell>
          <table:table-cell table:number-columns-repeated="1636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99199999999999" table:style-name="ce1">
            <text:p>169.99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4.672" table:style-name="ce1">
            <text:p>164.672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61.70500000000001" table:style-name="ce1">
            <text:p>161.705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0.959" table:style-name="ce1">
            <text:p>170.95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86.74199999999999" table:style-name="ce1">
            <text:p>186.742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2">
            <text:p>13</text:p>
          </table:table-cell>
          <table:table-cell office:value-type="float" office:value="170.81399999999999" table:formula="of:=SUM([.B63];[.E63];[.H63];[.K63];[.N63])/COUNT([.B63];[.E63];[.H63];[.K63];[.N63])" table:style-name="ce2">
            <text:p>170.814</text:p>
          </table:table-cell>
          <table:table-cell office:value-type="float" office:value="30.2" table:formula="of:=SUM([.C63];[.F63];[.I63];[.L63];[.O63])/COUNT([.C63];[.F63];[.I63];[.L63];[.O63])" table:style-name="ce2">
            <text:p>30.2</text:p>
          </table:table-cell>
          <table:table-cell table:number-columns-repeated="1636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5.113" table:style-name="ce1">
            <text:p>285.11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43.70599999999999" table:style-name="ce1">
            <text:p>243.706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float" office:value="310.74900000000002" table:style-name="ce1">
            <text:p>310.749</text:p>
          </table:table-cell>
          <table:table-cell office:value-type="float" office:value="105" table:style-name="ce1">
            <text:p>105</text:p>
          </table:table-cell>
          <table:table-cell office:value-type="float" office:value="14" table:style-name="ce2">
            <text:p>14</text:p>
          </table:table-cell>
          <table:table-cell office:value-type="float" office:value="279.85599999999999" table:formula="of:=SUM([.B64];[.E64];[.H64];[.K64];[.N64])/COUNT([.B64];[.E64];[.H64];[.K64];[.N64])" table:style-name="ce2">
            <text:p>279.856</text:p>
          </table:table-cell>
          <table:table-cell office:value-type="float" office:value="79" table:formula="of:=SUM([.C64];[.F64];[.I64];[.L64];[.O64])/COUNT([.C64];[.F64];[.I64];[.L64];[.O64])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9.709" table:style-name="ce1">
            <text:p>259.709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22.911" table:style-name="ce1">
            <text:p>222.91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271.35599999999999" table:style-name="ce1">
            <text:p>271.35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77.79599999999999" table:style-name="ce1">
            <text:p>277.796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325.065" table:style-name="ce1">
            <text:p>325.065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271.36739999999998" table:formula="of:=SUM([.B65];[.E65];[.H65];[.K65];[.N65])/COUNT([.B65];[.E65];[.H65];[.K65];[.N65])" table:style-name="ce2">
            <text:p>271.3674</text:p>
          </table:table-cell>
          <table:table-cell office:value-type="float" office:value="41.8" table:formula="of:=SUM([.C65];[.F65];[.I65];[.L65];[.O65])/COUNT([.C65];[.F65];[.I65];[.L65];[.O65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66];[.E66];[.H66];[.K66];[.N66])/COUNT([.B66];[.E66];[.H66];[.K66];[.N66])" table:style-name="ce2">
            <text:p>#DIV/0!</text:p>
          </table:table-cell>
          <table:table-cell office:value-type="float" office:value="0" table:formula="of:=SUM([.C66];[.F66];[.I66];[.L66];[.O66])/COUNT([.C66];[.F66];[.I66];[.L66];[.O66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7.45699999999999" table:style-name="ce1">
            <text:p>317.457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354.64100000000002" table:style-name="ce1">
            <text:p>354.64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02.584" table:style-name="ce1">
            <text:p>302.584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66.33199999999999" table:style-name="ce1">
            <text:p>366.33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85.596" table:style-name="ce1">
            <text:p>385.596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2">
            <text:p>17</text:p>
          </table:table-cell>
          <table:table-cell office:value-type="float" office:value="345.322" table:formula="of:=SUM([.B67];[.E67];[.H67];[.K67];[.N67])/COUNT([.B67];[.E67];[.H67];[.K67];[.N67])" table:style-name="ce2">
            <text:p>345.322</text:p>
          </table:table-cell>
          <table:table-cell office:value-type="float" office:value="27.8" table:formula="of:=SUM([.C67];[.F67];[.I67];[.L67];[.O67])/COUNT([.C67];[.F67];[.I67];[.L67];[.O67])" table:style-name="ce2">
            <text:p>27.8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3.024" table:style-name="ce1">
            <text:p>603.024</text:p>
          </table:table-cell>
          <table:table-cell office:value-type="float" office:value="87" table:style-name="ce1">
            <text:p>87</text:p>
          </table:table-cell>
          <table:table-cell office:value-type="float" office:value="18" table:style-name="ce1">
            <text:p>18</text:p>
          </table:table-cell>
          <table:table-cell office:value-type="float" office:value="608.92499999999995" table:style-name="ce1">
            <text:p>608.92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534.43799999999999" table:style-name="ce1">
            <text:p>534.438</text:p>
          </table:table-cell>
          <table:table-cell office:value-type="float" office:value="55" table:style-name="ce1">
            <text:p>55</text:p>
          </table:table-cell>
          <table:table-cell office:value-type="float" office:value="18" table:style-name="ce1">
            <text:p>18</text:p>
          </table:table-cell>
          <table:table-cell office:value-type="float" office:value="669.06600000000003" table:style-name="ce1">
            <text:p>669.066</text:p>
          </table:table-cell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618.77" table:style-name="ce1">
            <text:p>618.77</text:p>
          </table:table-cell>
          <table:table-cell office:value-type="float" office:value="155" table:style-name="ce1">
            <text:p>155</text:p>
          </table:table-cell>
          <table:table-cell office:value-type="float" office:value="18" table:style-name="ce2">
            <text:p>18</text:p>
          </table:table-cell>
          <table:table-cell office:value-type="float" office:value="606.84460000000013" table:formula="of:=SUM([.B68];[.E68];[.H68];[.K68];[.N68])/COUNT([.B68];[.E68];[.H68];[.K68];[.N68])" table:style-name="ce2">
            <text:p>606.8446</text:p>
          </table:table-cell>
          <table:table-cell office:value-type="float" office:value="89.8" table:formula="of:=SUM([.C68];[.F68];[.I68];[.L68];[.O68])/COUNT([.C68];[.F68];[.I68];[.L68];[.O68])" table:style-name="ce2">
            <text:p>89.8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679.61" table:style-name="ce1">
            <text:p>679.61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631.803" table:style-name="ce1">
            <text:p>631.80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589.60900000000004" table:style-name="ce1">
            <text:p>589.609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513.24" table:style-name="ce1">
            <text:p>513.24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2">
            <text:p>19</text:p>
          </table:table-cell>
          <table:table-cell office:value-type="float" office:value="603.56549999999993" table:formula="of:=SUM([.B69];[.E69];[.H69];[.K69];[.N69])/COUNT([.B69];[.E69];[.H69];[.K69];[.N69])" table:style-name="ce2">
            <text:p>603.5655</text:p>
          </table:table-cell>
          <table:table-cell office:value-type="float" office:value="63" table:formula="of:=SUM([.C69];[.F69];[.I69];[.L69];[.O69])/COUNT([.C69];[.F69];[.I69];[.L69];[.O69])" table:style-name="ce2">
            <text:p>63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70];[.E70];[.H70];[.K70];[.N70])/COUNT([.B70];[.E70];[.H70];[.K70];[.N70])" table:style-name="ce2">
            <text:p>#DIV/0!</text:p>
          </table:table-cell>
          <table:table-cell office:value-type="float" office:value="0" table:formula="of:=SUM([.C70];[.F70];[.I70];[.L70];[.O70])/COUNT([.C70];[.F70];[.I70];[.L70];[.O7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0.589" table:style-name="ce1">
            <text:p>210.589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93.54" table:style-name="ce1">
            <text:p>193.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5.15" table:style-name="ce1">
            <text:p>215.15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01.32300000000001" table:style-name="ce1">
            <text:p>201.32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37.916" table:style-name="ce1">
            <text:p>237.9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11.70359999999999" table:formula="of:=SUM([.B71];[.E71];[.H71];[.K71];[.N71])/COUNT([.B71];[.E71];[.H71];[.K71];[.N71])" table:style-name="ce2">
            <text:p>211.7036</text:p>
          </table:table-cell>
          <table:table-cell office:value-type="float" office:value="21" table:formula="of:=SUM([.C71];[.F71];[.I71];[.L71];[.O71])/COUNT([.C71];[.F71];[.I71];[.L71];[.O71])" table:style-name="ce2">
            <text:p>21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2">
            <text:p>22</text:p>
          </table:table-cell>
          <table:table-cell office:value-type="float" office:value="0" table:formula="of:=SUM([.B72];[.E72];[.H72];[.K72];[.N72])/COUNT([.B72];[.E72];[.H72];[.K72];[.N72])" table:style-name="ce2">
            <text:p>#DIV/0!</text:p>
          </table:table-cell>
          <table:table-cell office:value-type="float" office:value="0" table:formula="of:=SUM([.C72];[.F72];[.I72];[.L72];[.O72])/COUNT([.C72];[.F72];[.I72];[.L72];[.O72])" table:style-name="ce2">
            <text:p>#DIV/0!</text:p>
          </table:table-cell>
          <table:table-cell office:value-type="float" office:value="73" table:formula="of:=COUNT([.#REF!];[.C51:.C72];[.F51:.F72];[.I51:.I72];[.L51:.L72])" table:style-name="ce1">
            <text:p>73</text:p>
          </table:table-cell>
          <table:table-cell table:number-columns-repeated="16365"/>
        </table:table-row>
        <table:table-row table:style-name="ro1">
          <table:table-cell table:number-columns-repeated="7" table:style-name="ce1"/>
          <table:table-cell office:value-type="string" table:style-name="ce1">
            <text:p>Mask = length/8</text:p>
          </table:table-cell>
          <table:table-cell table:number-columns-repeated="8" table:style-name="ce1"/>
          <table:table-cell table:number-columns-repeated="2" table:style-name="ce2"/>
          <table:table-cell table:number-columns-repeated="16366" table:style-name="ce1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2" table:style-name="ce1"/>
          <table:table-cell office:value-type="string" table:style-name="ce1">
            <text:p>Average Time</text:p>
          </table:table-cell>
          <table:table-cell table:style-name="ce2"/>
          <table:table-cell office:value-type="string" table:style-name="ce1">
            <text:p>Average Length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.061999999999999" table:style-name="ce1">
            <text:p>15.0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.532" table:style-name="ce1">
            <text:p>15.5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10999999999999" table:style-name="ce1">
            <text:p>16.01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.975" table:style-name="ce1">
            <text:p>14.97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.030999999999999" table:style-name="ce1">
            <text:p>16.03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5.522200000000002" table:formula="of:=SUM([.B75];[.E75];[.H75];[.K75];[.N75])/COUNT([.B75];[.E75];[.H75];[.K75];[.N75])" table:style-name="ce2">
            <text:p>15.5222</text:p>
          </table:table-cell>
          <table:table-cell office:value-type="float" office:value="6.2" table:formula="of:=SUM([.C75];[.F75];[.I75];[.L75];[.O75])/COUNT([.C75];[.F75];[.I75];[.L75];[.O75])" table:style-name="ce2">
            <text:p>6.2</text:p>
          </table:table-cell>
          <table:table-cell table:number-columns-repeated="1636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47" table:style-name="ce1">
            <text:p>16.24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.152000000000001" table:style-name="ce1">
            <text:p>17.15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7.024999999999999" table:style-name="ce1">
            <text:p>17.025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6.931000000000001" table:style-name="ce1">
            <text:p>16.93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16.6098" table:formula="of:=SUM([.B76];[.E76];[.H76];[.K76];[.N76])/COUNT([.B76];[.E76];[.H76];[.K76];[.N76])" table:style-name="ce2">
            <text:p>16.6098</text:p>
          </table:table-cell>
          <table:table-cell office:value-type="float" office:value="14.8" table:formula="of:=SUM([.C76];[.F76];[.I76];[.L76];[.O76])/COUNT([.C76];[.F76];[.I76];[.L76];[.O76])" table:style-name="ce2">
            <text:p>14.8</text:p>
          </table:table-cell>
          <table:table-cell table:number-columns-repeated="1636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.977" table:style-name="ce1">
            <text:p>26.97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6.346" table:style-name="ce1">
            <text:p>26.346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29.663" table:style-name="ce1">
            <text:p>29.66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6.82" table:style-name="ce1">
            <text:p>26.8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27.561200000000003" table:formula="of:=SUM([.B77];[.E77];[.H77];[.K77];[.N77])/COUNT([.B77];[.E77];[.H77];[.K77];[.N77])" table:style-name="ce2">
            <text:p>27.5612</text:p>
          </table:table-cell>
          <table:table-cell office:value-type="float" office:value="11.8" table:formula="of:=SUM([.C77];[.F77];[.I77];[.L77];[.O77])/COUNT([.C77];[.F77];[.I77];[.L77];[.O77])" table:style-name="ce2">
            <text:p>11.8</text:p>
          </table:table-cell>
          <table:table-cell table:number-columns-repeated="1636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899000000000001" table:style-name="ce1">
            <text:p>25.89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0.533000000000001" table:style-name="ce1">
            <text:p>30.53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056000000000001" table:style-name="ce1">
            <text:p>28.056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29.271000000000001" table:style-name="ce1">
            <text:p>29.271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.09" table:style-name="ce1">
            <text:p>29.0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28.569799999999997" table:formula="of:=SUM([.B78];[.E78];[.H78];[.K78];[.N78])/COUNT([.B78];[.E78];[.H78];[.K78];[.N78])" table:style-name="ce2">
            <text:p>28.5698</text:p>
          </table:table-cell>
          <table:table-cell office:value-type="float" office:value="17.600000000000001" table:formula="of:=SUM([.C78];[.F78];[.I78];[.L78];[.O78])/COUNT([.C78];[.F78];[.I78];[.L78];[.O78])" table:style-name="ce2">
            <text:p>17.6</text:p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.09" table:style-name="ce1">
            <text:p>41.0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1.213000000000001" table:style-name="ce1">
            <text:p>41.21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3.338999999999999" table:style-name="ce1">
            <text:p>43.33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44.088000000000001" table:style-name="ce1">
            <text:p>44.08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.256999999999998" table:style-name="ce1">
            <text:p>42.25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2">
            <text:p>5</text:p>
          </table:table-cell>
          <table:table-cell office:value-type="float" office:value="42.397399999999998" table:formula="of:=SUM([.B79];[.E79];[.H79];[.K79];[.N79])/COUNT([.B79];[.E79];[.H79];[.K79];[.N79])" table:style-name="ce2">
            <text:p>42.3974</text:p>
          </table:table-cell>
          <table:table-cell office:value-type="float" office:value="12.2" table:formula="of:=SUM([.C79];[.F79];[.I79];[.L79];[.O79])/COUNT([.C79];[.F79];[.I79];[.L79];[.O79])" table:style-name="ce2">
            <text:p>12.2</text:p>
          </table:table-cell>
          <table:table-cell table:number-columns-repeated="16366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.006999999999998" table:style-name="ce1">
            <text:p>45.00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45.125" table:style-name="ce1">
            <text:p>45.125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0.088000000000001" table:style-name="ce1">
            <text:p>50.088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5.087000000000003" table:style-name="ce1">
            <text:p>45.087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46.823999999999998" table:style-name="ce1">
            <text:p>46.82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46.426200000000009" table:formula="of:=SUM([.B80];[.E80];[.H80];[.K80];[.N80])/COUNT([.B80];[.E80];[.H80];[.K80];[.N80])" table:style-name="ce2">
            <text:p>46.4262</text:p>
          </table:table-cell>
          <table:table-cell office:value-type="float" office:value="20.2" table:formula="of:=SUM([.C80];[.F80];[.I80];[.L80];[.O80])/COUNT([.C80];[.F80];[.I80];[.L80];[.O80])" table:style-name="ce2">
            <text:p>20.2</text:p>
          </table:table-cell>
          <table:table-cell table:number-columns-repeated="1636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.395000000000003" table:style-name="ce1">
            <text:p>63.39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4.873999999999995" table:style-name="ce1">
            <text:p>64.87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668000000000006" table:style-name="ce1">
            <text:p>65.66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65.06" table:style-name="ce1">
            <text:p>65.0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58.03" table:style-name="ce1">
            <text:p>58.0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63.405400000000007" table:formula="of:=SUM([.B81];[.E81];[.H81];[.K81];[.N81])/COUNT([.B81];[.E81];[.H81];[.K81];[.N81])" table:style-name="ce2">
            <text:p>63.4054</text:p>
          </table:table-cell>
          <table:table-cell office:value-type="float" office:value="12" table:formula="of:=SUM([.C81];[.F81];[.I81];[.L81];[.O81])/COUNT([.C81];[.F81];[.I81];[.L81];[.O81])" table:style-name="ce2">
            <text:p>12</text:p>
          </table:table-cell>
          <table:table-cell table:number-columns-repeated="16366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8.805999999999997" table:style-name="ce1">
            <text:p>68.80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75.694999999999993" table:style-name="ce1">
            <text:p>75.69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8.536000000000001" table:style-name="ce1">
            <text:p>78.53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3.238" table:style-name="ce1">
            <text:p>73.238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68.947999999999993" table:style-name="ce1">
            <text:p>68.94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3.044599999999988" table:formula="of:=SUM([.B82];[.E82];[.H82];[.K82];[.N82])/COUNT([.B82];[.E82];[.H82];[.K82];[.N82])" table:style-name="ce2">
            <text:p>73.0446</text:p>
          </table:table-cell>
          <table:table-cell office:value-type="float" office:value="18.8" table:formula="of:=SUM([.C82];[.F82];[.I82];[.L82];[.O82])/COUNT([.C82];[.F82];[.I82];[.L82];[.O82])" table:style-name="ce2">
            <text:p>18.8</text:p>
          </table:table-cell>
          <table:table-cell table:number-columns-repeated="16366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2.155" table:style-name="ce1">
            <text:p>152.15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133.19999999999999" table:style-name="ce1">
            <text:p>133.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26.252" table:style-name="ce1">
            <text:p>126.252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31.11500000000001" table:style-name="ce1">
            <text:p>131.115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34.82400000000001" table:style-name="ce1">
            <text:p>134.824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135.50920000000002" table:formula="of:=SUM([.B83];[.E83];[.H83];[.K83];[.N83])/COUNT([.B83];[.E83];[.H83];[.K83];[.N83])" table:style-name="ce2">
            <text:p>135.5092</text:p>
          </table:table-cell>
          <table:table-cell office:value-type="float" office:value="35" table:formula="of:=SUM([.C83];[.F83];[.I83];[.L83];[.O83])/COUNT([.C83];[.F83];[.I83];[.L83];[.O83])" table:style-name="ce2">
            <text:p>35</text:p>
          </table:table-cell>
          <table:table-cell table:number-columns-repeated="16366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2.929" table:style-name="ce1">
            <text:p>172.929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09.023" table:style-name="ce1">
            <text:p>209.02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156.52000000000001" table:style-name="ce1">
            <text:p>156.52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01.34299999999999" table:style-name="ce1">
            <text:p>201.343</text:p>
          </table:table-cell>
          <table:table-cell office:value-type="float" office:value="178" table:style-name="ce1">
            <text:p>1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2">
            <text:p>10</text:p>
          </table:table-cell>
          <table:table-cell office:value-type="float" office:value="184.95374999999999" table:formula="of:=SUM([.B84];[.E84];[.H84];[.K84];[.N84])/COUNT([.B84];[.E84];[.H84];[.K84];[.N84])" table:style-name="ce2">
            <text:p>184.95375</text:p>
          </table:table-cell>
          <table:table-cell office:value-type="float" office:value="97.75" table:formula="of:=SUM([.C84];[.F84];[.I84];[.L84];[.O84])/COUNT([.C84];[.F84];[.I84];[.L84];[.O84])" table:style-name="ce2">
            <text:p>97.75</text:p>
          </table:table-cell>
          <table:table-cell table:number-columns-repeated="16366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3.383" table:style-name="ce1">
            <text:p>113.383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14.974" table:style-name="ce1">
            <text:p>114.97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20.569" table:style-name="ce1">
            <text:p>120.56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19.99299999999999" table:style-name="ce1">
            <text:p>119.993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34.71" table:style-name="ce1">
            <text:p>134.7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20.72580000000001" table:formula="of:=SUM([.B85];[.E85];[.H85];[.K85];[.N85])/COUNT([.B85];[.E85];[.H85];[.K85];[.N85])" table:style-name="ce2">
            <text:p>120.7258</text:p>
          </table:table-cell>
          <table:table-cell office:value-type="float" office:value="34.4" table:formula="of:=SUM([.C85];[.F85];[.I85];[.L85];[.O85])/COUNT([.C85];[.F85];[.I85];[.L85];[.O85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7.17" table:style-name="ce1">
            <text:p>127.17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154.214" table:style-name="ce1">
            <text:p>154.214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52.63999999999999" table:style-name="ce1">
            <text:p>152.64</text:p>
          </table:table-cell>
          <table:table-cell office:value-type="float" office:value="55" table:style-name="ce1">
            <text:p>55</text:p>
          </table:table-cell>
          <table:table-cell office:value-type="float" office:value="12" table:style-name="ce1">
            <text:p>12</text:p>
          </table:table-cell>
          <table:table-cell office:value-type="float" office:value="158.96799999999999" table:style-name="ce1">
            <text:p>158.968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43.548" table:style-name="ce1">
            <text:p>143.54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2">
            <text:p>12</text:p>
          </table:table-cell>
          <table:table-cell office:value-type="float" office:value="147.30799999999999" table:formula="of:=SUM([.B86];[.E86];[.H86];[.K86];[.N86])/COUNT([.B86];[.E86];[.H86];[.K86];[.N86])" table:style-name="ce2">
            <text:p>147.308</text:p>
          </table:table-cell>
          <table:table-cell office:value-type="float" office:value="55" table:formula="of:=SUM([.C86];[.F86];[.I86];[.L86];[.O86])/COUNT([.C86];[.F86];[.I86];[.L86];[.O86])" table:style-name="ce2">
            <text:p>55</text:p>
          </table:table-cell>
          <table:table-cell table:number-columns-repeated="16366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9.345" table:style-name="ce1">
            <text:p>169.345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67.88200000000001" table:style-name="ce1">
            <text:p>167.882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2.6" table:style-name="ce1">
            <text:p>172.6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177.58600000000001" table:style-name="ce1">
            <text:p>177.586</text:p>
          </table:table-cell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160.92500000000001" table:style-name="ce1">
            <text:p>160.925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2">
            <text:p>13</text:p>
          </table:table-cell>
          <table:table-cell office:value-type="float" office:value="169.66759999999999" table:formula="of:=SUM([.B87];[.E87];[.H87];[.K87];[.N87])/COUNT([.B87];[.E87];[.H87];[.K87];[.N87])" table:style-name="ce2">
            <text:p>169.6676</text:p>
          </table:table-cell>
          <table:table-cell office:value-type="float" office:value="41.8" table:formula="of:=SUM([.C87];[.F87];[.I87];[.L87];[.O87])/COUNT([.C87];[.F87];[.I87];[.L87];[.O87])" table:style-name="ce2">
            <text:p>41.8</text:p>
          </table:table-cell>
          <table:table-cell table:number-columns-repeated="16366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1.78800000000001" table:style-name="ce1">
            <text:p>281.788</text:p>
          </table:table-cell>
          <table:table-cell office:value-type="float" office:value="125" table:style-name="ce1">
            <text:p>12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282.60599999999999" table:style-name="ce1">
            <text:p>282.606</text:p>
          </table:table-cell>
          <table:table-cell office:value-type="float" office:value="107" table:style-name="ce1">
            <text:p>10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282.197" table:formula="of:=SUM([.B88];[.E88];[.H88];[.K88];[.N88])/COUNT([.B88];[.E88];[.H88];[.K88];[.N88])" table:style-name="ce2">
            <text:p>282.197</text:p>
          </table:table-cell>
          <table:table-cell office:value-type="float" office:value="116" table:formula="of:=SUM([.C88];[.F88];[.I88];[.L88];[.O88])/COUNT([.C88];[.F88];[.I88];[.L88];[.O88])" table:style-name="ce2">
            <text:p>116</text:p>
          </table:table-cell>
          <table:table-cell table:number-columns-repeated="16366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2.74100000000001" table:style-name="ce1">
            <text:p>242.741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office:value-type="float" office:value="267.839" table:style-name="ce1">
            <text:p>267.839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256.93200000000002" table:style-name="ce1">
            <text:p>256.932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246.899" table:style-name="ce1">
            <text:p>246.899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253.60275000000001" table:formula="of:=SUM([.B89];[.E89];[.H89];[.K89];[.N89])/COUNT([.B89];[.E89];[.H89];[.K89];[.N89])" table:style-name="ce2">
            <text:p>253.60275</text:p>
          </table:table-cell>
          <table:table-cell office:value-type="float" office:value="68.25" table:formula="of:=SUM([.C89];[.F89];[.I89];[.L89];[.O89])/COUNT([.C89];[.F89];[.I89];[.L89];[.O89])" table:style-name="ce2">
            <text:p>68.25</text:p>
          </table:table-cell>
          <table:table-cell table:number-columns-repeated="16366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B90];[.E90];[.H90];[.K90];[.N90])/COUNT([.B90];[.E90];[.H90];[.K90];[.N90])" table:style-name="ce2">
            <text:p>#DIV/0!</text:p>
          </table:table-cell>
          <table:table-cell office:value-type="float" office:value="0" table:formula="of:=SUM([.C90];[.F90];[.I90];[.L90];[.O90])/COUNT([.C90];[.F90];[.I90];[.L90];[.O90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5.46499999999997" table:style-name="ce1">
            <text:p>305.46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8.13499999999999" table:style-name="ce1">
            <text:p>338.13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29.67" table:style-name="ce1">
            <text:p>329.67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315.70499999999998" table:style-name="ce1">
            <text:p>315.70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341.161" table:style-name="ce1">
            <text:p>341.161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326.02719999999999" table:formula="of:=SUM([.B91];[.E91];[.H91];[.K91];[.N91])/COUNT([.B91];[.E91];[.H91];[.K91];[.N91])" table:style-name="ce2">
            <text:p>326.0272</text:p>
          </table:table-cell>
          <table:table-cell office:value-type="float" office:value="34.4" table:formula="of:=SUM([.C91];[.F91];[.I91];[.L91];[.O91])/COUNT([.C91];[.F91];[.I91];[.L91];[.O91])" table:style-name="ce2">
            <text:p>34.4</text:p>
          </table:table-cell>
          <table:table-cell table:number-columns-repeated="16366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5.30899999999997" table:style-name="ce1">
            <text:p>685.309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624.49699999999996" table:style-name="ce1">
            <text:p>624.497</text:p>
          </table:table-cell>
          <table:table-cell office:value-type="float" office:value="130" table:style-name="ce1">
            <text:p>1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531.80799999999999" table:style-name="ce1">
            <text:p>531.808</text:p>
          </table:table-cell>
          <table:table-cell office:value-type="float" office:value="142" table:style-name="ce1">
            <text:p>142</text:p>
          </table:table-cell>
          <table:table-cell office:value-type="float" office:value="18" table:style-name="ce1">
            <text:p>18</text:p>
          </table:table-cell>
          <table:table-cell office:value-type="float" office:value="521.053" table:style-name="ce1">
            <text:p>521.053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2">
            <text:p>18</text:p>
          </table:table-cell>
          <table:table-cell office:value-type="float" office:value="590.66674999999998" table:formula="of:=SUM([.B92];[.E92];[.H92];[.K92];[.N92])/COUNT([.B92];[.E92];[.H92];[.K92];[.N92])" table:style-name="ce2">
            <text:p>590.66675</text:p>
          </table:table-cell>
          <table:table-cell office:value-type="float" office:value="109.5" table:formula="of:=SUM([.C92];[.F92];[.I92];[.L92];[.O92])/COUNT([.C92];[.F92];[.I92];[.L92];[.O92])" table:style-name="ce2">
            <text:p>109.5</text:p>
          </table:table-cell>
          <table:table-cell table:number-columns-repeated="16366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95.18499999999995" table:style-name="ce1">
            <text:p>695.185</text:p>
          </table:table-cell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570.19899999999996" table:style-name="ce1">
            <text:p>570.199</text:p>
          </table:table-cell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796.75599999999997" table:style-name="ce1">
            <text:p>796.756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731.28399999999999" table:style-name="ce1">
            <text:p>731.284</text:p>
          </table:table-cell>
          <table:table-cell office:value-type="float" office:value="115" table:style-name="ce1">
            <text:p>115</text:p>
          </table:table-cell>
          <table:table-cell office:value-type="float" office:value="19" table:style-name="ce2">
            <text:p>19</text:p>
          </table:table-cell>
          <table:table-cell office:value-type="float" office:value="698.35599999999999" table:formula="of:=SUM([.B93];[.E93];[.H93];[.K93];[.N93])/COUNT([.B93];[.E93];[.H93];[.K93];[.N93])" table:style-name="ce2">
            <text:p>698.356</text:p>
          </table:table-cell>
          <table:table-cell office:value-type="float" office:value="76.5" table:formula="of:=SUM([.C93];[.F93];[.I93];[.L93];[.O93])/COUNT([.C93];[.F93];[.I93];[.L93];[.O93])" table:style-name="ce2">
            <text:p>76.5</text:p>
          </table:table-cell>
          <table:table-cell table:number-columns-repeated="1636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B94];[.E94];[.H94];[.K94];[.N94])/COUNT([.B94];[.E94];[.H94];[.K94];[.N94])" table:style-name="ce2">
            <text:p>#DIV/0!</text:p>
          </table:table-cell>
          <table:table-cell office:value-type="float" office:value="0" table:formula="of:=SUM([.C94];[.F94];[.I94];[.L94];[.O94])/COUNT([.C94];[.F94];[.I94];[.L94];[.O94])" table:style-name="ce2">
            <text:p>#DIV/0!</text:p>
          </table:table-cell>
          <table:table-cell table:number-columns-repeated="1636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6.61099999999999" table:style-name="ce1">
            <text:p>196.611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28.79599999999999" table:style-name="ce1">
            <text:p>228.796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35.196" table:style-name="ce1">
            <text:p>235.196</text:p>
          </table:table-cell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80.79400000000001" table:style-name="ce1">
            <text:p>180.79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13.41" table:style-name="ce1">
            <text:p>213.4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210.9614" table:formula="of:=SUM([.B95];[.E95];[.H95];[.K95];[.N95])/COUNT([.B95];[.E95];[.H95];[.K95];[.N95])" table:style-name="ce2">
            <text:p>210.9614</text:p>
          </table:table-cell>
          <table:table-cell office:value-type="float" office:value="22.4" table:formula="of:=SUM([.C95];[.F95];[.I95];[.L95];[.O95])/COUNT([.C95];[.F95];[.I95];[.L95];[.O95])" table:style-name="ce2">
            <text:p>22.4</text:p>
          </table:table-cell>
          <table:table-cell office:value-type="string" table:style-name="ce1">
            <text:p>Solved</text:p>
          </table:table-cell>
          <table:table-cell table:number-columns-repeated="1636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12.85199999999998" table:style-name="ce1">
            <text:p>412.852</text:p>
          </table:table-cell>
          <table:table-cell office:value-type="float" office:value="135" table:style-name="ce1">
            <text:p>13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400.31599999999997" table:style-name="ce1">
            <text:p>400.316</text:p>
          </table:table-cell>
          <table:table-cell office:value-type="float" office:value="103" table:style-name="ce1">
            <text:p>103</text:p>
          </table:table-cell>
          <table:table-cell office:value-type="float" office:value="22" table:style-name="ce2">
            <text:p>22</text:p>
          </table:table-cell>
          <table:table-cell office:value-type="float" office:value="406.58399999999995" table:formula="of:=SUM([.B96];[.E96];[.H96];[.K96];[.N96])/COUNT([.B96];[.E96];[.H96];[.K96];[.N96])" table:style-name="ce2">
            <text:p>406.584</text:p>
          </table:table-cell>
          <table:table-cell office:value-type="float" office:value="119" table:formula="of:=SUM([.C96];[.F96];[.I96];[.L96];[.O96])/COUNT([.C96];[.F96];[.I96];[.L96];[.O96])" table:style-name="ce2">
            <text:p>119</text:p>
          </table:table-cell>
          <table:table-cell office:value-type="float" office:value="73" table:formula="of:=COUNT([.#REF!];[.C75:.C96];[.F75:.F96];[.I75:.I96];[.L75:.L96])" table:style-name="ce1">
            <text:p>73</text:p>
          </table:table-cell>
          <table:table-cell table:number-columns-repeated="16365"/>
        </table:table-row>
        <table:table-row table:number-rows-repeated="1048480" table:style-name="ro1">
          <table:table-cell table:number-columns-repeated="16384"/>
        </table:table-row>
      </table:table>
      <table:table table:name="BASE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1">
            <text:p>rovers: 10 Base</text:p>
          </table:table-cell>
          <table:table-cell table:number-columns-repeated="2" table:style-name="ce1"/>
          <table:table-cell office:value-type="string" table:style-name="ce1">
            <text:p>rovers: 15<text:s/></text:p>
          </table:table-cell>
          <table:table-cell table:number-columns-repeated="2" table:style-name="ce1"/>
          <table:table-cell office:value-type="string" table:style-name="ce1">
            <text:p>rovers: 20<text:s/></text:p>
          </table:table-cell>
          <table:table-cell table:number-columns-repeated="2" table:style-name="ce1"/>
          <table:table-cell office:value-type="string" table:style-name="ce1">
            <text:p>rovers: 25<text:s/></text:p>
          </table:table-cell>
          <table:table-cell table:number-columns-repeated="2" table:style-name="ce1"/>
          <table:table-cell office:value-type="string" table:style-name="ce1">
            <text:p>rovers: 30<text:s/></text:p>
          </table:table-cell>
          <table:table-cell table:number-columns-repeated="2" table:style-name="ce1"/>
          <table:table-cell office:value-type="string" table:style-name="ce1">
            <text:p>avg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.1600000000000003E-2" table:formula="of:=SUM([.B2];[.E2];[.H2];[.K2];[.N2])/COUNT([.B2];[.E2];[.H2];[.K2];[.N2])" table:style-name="ce1">
            <text:p>0.0316</text:p>
          </table:table-cell>
          <table:table-cell office:value-type="float" office:value="3.1600000000000002E-5" table:formula="of:=[.Q2]/1000" table:style-name="ce1">
            <text:p>0.0000316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2];[.F2];[.I2];[.L2];[.O2])/COUNT([.C2];[.F2];[.I2];[.L2];[.O2])" table:style-name="ce1">
            <text:p>10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.05" table:style-name="ce1">
            <text:p>0.0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.44E-2" table:formula="of:=SUM([.B3];[.E3];[.H3];[.K3];[.N3])/COUNT([.B3];[.E3];[.H3];[.K3];[.N3])" table:style-name="ce1">
            <text:p>0.0344</text:p>
          </table:table-cell>
          <table:table-cell office:value-type="float" office:value="3.4400000000000003E-5" table:formula="of:=[.Q3]/1000" table:style-name="ce1">
            <text:p>0.0000344</text:p>
          </table:table-cell>
          <table:table-cell office:value-type="float" office:value="2" table:style-name="ce1">
            <text:p>2</text:p>
          </table:table-cell>
          <table:table-cell office:value-type="float" office:value="8" table:formula="of:=SUM([.C3];[.F3];[.I3];[.L3];[.O3])/COUNT([.C3];[.F3];[.I3];[.L3];[.O3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6.0399999999999995E-2" table:formula="of:=SUM([.B4];[.E4];[.H4];[.K4];[.N4])/COUNT([.B4];[.E4];[.H4];[.K4];[.N4])" table:style-name="ce1">
            <text:p>0.0604</text:p>
          </table:table-cell>
          <table:table-cell office:value-type="float" office:value="6.0399999999999998E-5" table:formula="of:=[.Q4]/1000" table:style-name="ce1">
            <text:p>0.0000604</text:p>
          </table:table-cell>
          <table:table-cell office:value-type="float" office:value="3" table:style-name="ce1">
            <text:p>3</text:p>
          </table:table-cell>
          <table:table-cell office:value-type="float" office:value="12" table:formula="of:=SUM([.C4];[.F4];[.I4];[.L4];[.O4])/COUNT([.C4];[.F4];[.I4];[.L4];[.O4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3999999999999997E-2" table:style-name="ce1">
            <text:p>0.04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.4999999999999996E-2" table:formula="of:=SUM([.B5];[.E5];[.H5];[.K5];[.N5])/COUNT([.B5];[.E5];[.H5];[.K5];[.N5])" table:style-name="ce1">
            <text:p>0.035</text:p>
          </table:table-cell>
          <table:table-cell office:value-type="float" office:value="3.4999999999999997E-5" table:formula="of:=[.Q5]/1000" table:style-name="ce1">
            <text:p>0.000035</text:p>
          </table:table-cell>
          <table:table-cell office:value-type="float" office:value="4" table:style-name="ce1">
            <text:p>4</text:p>
          </table:table-cell>
          <table:table-cell office:value-type="float" office:value="8" table:formula="of:=SUM([.C5];[.F5];[.I5];[.L5];[.O5])/COUNT([.C5];[.F5];[.I5];[.L5];[.O5])" table:style-name="ce1">
            <text:p>8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5" table:style-name="ce1">
            <text:p>0.18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186" table:style-name="ce1">
            <text:p>0.18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.20699999999999999" table:formula="of:=SUM([.B6];[.E6];[.H6];[.K6];[.N6])/COUNT([.B6];[.E6];[.H6];[.K6];[.N6])" table:style-name="ce1">
            <text:p>0.207</text:p>
          </table:table-cell>
          <table:table-cell office:value-type="float" office:value="2.0699999999999999E-4" table:formula="of:=[.Q6]/1000" table:style-name="ce1">
            <text:p>0.000207</text:p>
          </table:table-cell>
          <table:table-cell office:value-type="float" office:value="5" table:style-name="ce1">
            <text:p>5</text:p>
          </table:table-cell>
          <table:table-cell office:value-type="float" office:value="22" table:formula="of:=SUM([.C6];[.F6];[.I6];[.L6];[.O6])/COUNT([.C6];[.F6];[.I6];[.L6];[.O6])" table:style-name="ce1">
            <text:p>22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37" table:style-name="ce1">
            <text:p>0.43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71" table:style-name="ce1">
            <text:p>0.37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0.34079999999999999" table:formula="of:=SUM([.B7];[.E7];[.H7];[.K7];[.N7])/COUNT([.B7];[.E7];[.H7];[.K7];[.N7])" table:style-name="ce1">
            <text:p>0.3408</text:p>
          </table:table-cell>
          <table:table-cell office:value-type="float" office:value="3.4079999999999999E-4" table:formula="of:=[.Q7]/1000" table:style-name="ce1">
            <text:p>0.0003408</text:p>
          </table:table-cell>
          <table:table-cell office:value-type="float" office:value="6" table:style-name="ce1">
            <text:p>6</text:p>
          </table:table-cell>
          <table:table-cell office:value-type="float" office:value="36" table:formula="of:=SUM([.C7];[.F7];[.I7];[.L7];[.O7])/COUNT([.C7];[.F7];[.I7];[.L7];[.O7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0.16220000000000001" table:formula="of:=SUM([.B8];[.E8];[.H8];[.K8];[.N8])/COUNT([.B8];[.E8];[.H8];[.K8];[.N8])" table:style-name="ce1">
            <text:p>0.1622</text:p>
          </table:table-cell>
          <table:table-cell office:value-type="float" office:value="1.6220000000000001E-4" table:formula="of:=[.Q8]/1000" table:style-name="ce1">
            <text:p>0.0001622</text:p>
          </table:table-cell>
          <table:table-cell office:value-type="float" office:value="7" table:style-name="ce1">
            <text:p>7</text:p>
          </table:table-cell>
          <table:table-cell office:value-type="float" office:value="18" table:formula="of:=SUM([.C8];[.F8];[.I8];[.L8];[.O8])/COUNT([.C8];[.F8];[.I8];[.L8];[.O8])" table:style-name="ce1">
            <text:p>18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434" table:style-name="ce1">
            <text:p>0.43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3200000000000002" table:style-name="ce1">
            <text:p>0.332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1" table:style-name="ce1">
            <text:p>0.371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0.37759999999999999" table:formula="of:=SUM([.B9];[.E9];[.H9];[.K9];[.N9])/COUNT([.B9];[.E9];[.H9];[.K9];[.N9])" table:style-name="ce1">
            <text:p>0.3776</text:p>
          </table:table-cell>
          <table:table-cell office:value-type="float" office:value="3.7760000000000002E-4" table:formula="of:=[.Q9]/1000" table:style-name="ce1">
            <text:p>0.0003776</text:p>
          </table:table-cell>
          <table:table-cell office:value-type="float" office:value="8" table:style-name="ce1">
            <text:p>8</text:p>
          </table:table-cell>
          <table:table-cell office:value-type="float" office:value="26" table:formula="of:=SUM([.C9];[.F9];[.I9];[.L9];[.O9])/COUNT([.C9];[.F9];[.I9];[.L9];[.O9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9199999999999995" table:style-name="ce1">
            <text:p>0.69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7900000000000005" table:style-name="ce1">
            <text:p>0.67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0599999999999998" table:style-name="ce1">
            <text:p>0.606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0.63100000000000001" table:formula="of:=SUM([.B10];[.E10];[.H10];[.K10];[.N10])/COUNT([.B10];[.E10];[.H10];[.K10];[.N10])" table:style-name="ce1">
            <text:p>0.631</text:p>
          </table:table-cell>
          <table:table-cell office:value-type="float" office:value="6.3100000000000005E-4" table:formula="of:=[.Q10]/1000" table:style-name="ce1">
            <text:p>0.000631</text:p>
          </table:table-cell>
          <table:table-cell office:value-type="float" office:value="9" table:style-name="ce1">
            <text:p>9</text:p>
          </table:table-cell>
          <table:table-cell office:value-type="float" office:value="33" table:formula="of:=SUM([.C10];[.F10];[.I10];[.L10];[.O10])/COUNT([.C10];[.F10];[.I10];[.L10];[.O10])" table:style-name="ce1">
            <text:p>33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5799999999999996" table:style-name="ce1">
            <text:p>0.958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754" table:style-name="ce1">
            <text:p>0.75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0900000000000005" table:style-name="ce1">
            <text:p>0.809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69399999999999995" table:style-name="ce1">
            <text:p>0.694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0.81200000000000006" table:formula="of:=SUM([.B11];[.E11];[.H11];[.K11];[.N11])/COUNT([.B11];[.E11];[.H11];[.K11];[.N11])" table:style-name="ce1">
            <text:p>0.812</text:p>
          </table:table-cell>
          <table:table-cell office:value-type="float" office:value="8.12E-4" table:formula="of:=[.Q11]/1000" table:style-name="ce1">
            <text:p>0.000812</text:p>
          </table:table-cell>
          <table:table-cell office:value-type="float" office:value="10" table:style-name="ce1">
            <text:p>10</text:p>
          </table:table-cell>
          <table:table-cell office:value-type="float" office:value="37" table:formula="of:=SUM([.C11];[.F11];[.I11];[.L11];[.O11])/COUNT([.C11];[.F11];[.I11];[.L11];[.O11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5" table:style-name="ce1">
            <text:p>0.7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7400000000000002" table:style-name="ce1">
            <text:p>0.774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45" table:style-name="ce1">
            <text:p>0.7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0.71880000000000011" table:formula="of:=SUM([.B12];[.E12];[.H12];[.K12];[.N12])/COUNT([.B12];[.E12];[.H12];[.K12];[.N12])" table:style-name="ce1">
            <text:p>0.7188</text:p>
          </table:table-cell>
          <table:table-cell office:value-type="float" office:value="7.1880000000000012E-4" table:formula="of:=[.Q12]/1000" table:style-name="ce1">
            <text:p>0.0007188</text:p>
          </table:table-cell>
          <table:table-cell office:value-type="float" office:value="11" table:style-name="ce1">
            <text:p>11</text:p>
          </table:table-cell>
          <table:table-cell office:value-type="float" office:value="37" table:formula="of:=SUM([.C12];[.F12];[.I12];[.L12];[.O12])/COUNT([.C12];[.F12];[.I12];[.L12];[.O12])" table:style-name="ce1">
            <text:p>37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38500000000000001" table:style-name="ce1">
            <text:p>0.38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5" table:style-name="ce1">
            <text:p>0.35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.3448" table:formula="of:=SUM([.B13];[.E13];[.H13];[.K13];[.N13])/COUNT([.B13];[.E13];[.H13];[.K13];[.N13])" table:style-name="ce1">
            <text:p>0.3448</text:p>
          </table:table-cell>
          <table:table-cell office:value-type="float" office:value="3.4479999999999998E-4" table:formula="of:=[.Q13]/1000" table:style-name="ce1">
            <text:p>0.0003448</text:p>
          </table:table-cell>
          <table:table-cell office:value-type="float" office:value="12" table:style-name="ce1">
            <text:p>12</text:p>
          </table:table-cell>
          <table:table-cell office:value-type="float" office:value="19" table:formula="of:=SUM([.C13];[.F13];[.I13];[.L13];[.O13])/COUNT([.C13];[.F13];[.I13];[.L13];[.O13])" table:style-name="ce1">
            <text:p>19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.972" table:style-name="ce1">
            <text:p>1.97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08" table:style-name="ce1">
            <text:p>2.00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.2569999999999997" table:style-name="ce1">
            <text:p>4.25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0219999999999998" table:style-name="ce1">
            <text:p>2.022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2.4400000000000004" table:formula="of:=SUM([.B14];[.E14];[.H14];[.K14];[.N14])/COUNT([.B14];[.E14];[.H14];[.K14];[.N14])" table:style-name="ce1">
            <text:p>2.44</text:p>
          </table:table-cell>
          <table:table-cell office:value-type="float" office:value="2.4400000000000003E-3" table:formula="of:=[.Q14]/1000" table:style-name="ce1">
            <text:p>0.00244</text:p>
          </table:table-cell>
          <table:table-cell office:value-type="float" office:value="13" table:style-name="ce1">
            <text:p>13</text:p>
          </table:table-cell>
          <table:table-cell office:value-type="float" office:value="46" table:formula="of:=SUM([.C14];[.F14];[.I14];[.L14];[.O14])/COUNT([.C14];[.F14];[.I14];[.L14];[.O14])" table:style-name="ce1">
            <text:p>4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0400000000000003" table:style-name="ce1">
            <text:p>0.90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100000000000005" table:style-name="ce1">
            <text:p>0.551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5500000000000005" table:style-name="ce1">
            <text:p>0.55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57199999999999995" table:style-name="ce1">
            <text:p>0.572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0.62620000000000009" table:formula="of:=SUM([.B15];[.E15];[.H15];[.K15];[.N15])/COUNT([.B15];[.E15];[.H15];[.K15];[.N15])" table:style-name="ce1">
            <text:p>0.6262</text:p>
          </table:table-cell>
          <table:table-cell office:value-type="float" office:value="6.2620000000000004E-4" table:formula="of:=[.Q15]/1000" table:style-name="ce1">
            <text:p>0.0006262</text:p>
          </table:table-cell>
          <table:table-cell office:value-type="float" office:value="14" table:style-name="ce1">
            <text:p>14</text:p>
          </table:table-cell>
          <table:table-cell office:value-type="float" office:value="29" table:formula="of:=SUM([.C15];[.F15];[.I15];[.L15];[.O15])/COUNT([.C15];[.F15];[.I15];[.L15];[.O15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50000000000001" table:style-name="ce1">
            <text:p>2.705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6930000000000001" table:style-name="ce1">
            <text:p>2.69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702" table:style-name="ce1">
            <text:p>2.70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.8343999999999996" table:formula="of:=SUM([.B16];[.E16];[.H16];[.K16];[.N16])/COUNT([.B16];[.E16];[.H16];[.K16];[.N16])" table:style-name="ce1">
            <text:p>2.8344</text:p>
          </table:table-cell>
          <table:table-cell office:value-type="float" office:value="2.8343999999999995E-3" table:formula="of:=[.Q16]/1000" table:style-name="ce1">
            <text:p>0.0028344</text:p>
          </table:table-cell>
          <table:table-cell office:value-type="float" office:value="15" table:style-name="ce1">
            <text:p>15</text:p>
          </table:table-cell>
          <table:table-cell office:value-type="float" office:value="44" table:formula="of:=SUM([.C16];[.F16];[.I16];[.L16];[.O16])/COUNT([.C16];[.F16];[.I16];[.L16];[.O16])" table:style-name="ce1">
            <text:p>44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2890000000000001" table:style-name="ce1">
            <text:p>2.289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4.0039999999999996" table:style-name="ce1">
            <text:p>4.00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68" table:style-name="ce1">
            <text:p>1.768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843" table:style-name="ce1">
            <text:p>1.84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1.77" table:style-name="ce1">
            <text:p>1.77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office:value-type="float" office:value="2.3348" table:formula="of:=SUM([.B17];[.E17];[.H17];[.K17];[.N17])/COUNT([.B17];[.E17];[.H17];[.K17];[.N17])" table:style-name="ce1">
            <text:p>2.3348</text:p>
          </table:table-cell>
          <table:table-cell office:value-type="float" office:value="2.3348000000000002E-3" table:formula="of:=[.Q17]/1000" table:style-name="ce1">
            <text:p>0.0023348</text:p>
          </table:table-cell>
          <table:table-cell office:value-type="float" office:value="16" table:style-name="ce1">
            <text:p>16</text:p>
          </table:table-cell>
          <table:table-cell office:value-type="float" office:value="45" table:formula="of:=SUM([.C17];[.F17];[.I17];[.L17];[.O17])/COUNT([.C17];[.F17];[.I17];[.L17];[.O17])" table:style-name="ce1">
            <text:p>45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.7779999999999996" table:style-name="ce1">
            <text:p>6.778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6.6950000000000003" table:style-name="ce1">
            <text:p>6.69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32" table:style-name="ce1">
            <text:p>7.03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7149999999999999" table:style-name="ce1">
            <text:p>7.715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22" table:style-name="ce1">
            <text:p>7.22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7.0879999999999992" table:formula="of:=SUM([.B18];[.E18];[.H18];[.K18];[.N18])/COUNT([.B18];[.E18];[.H18];[.K18];[.N18])" table:style-name="ce1">
            <text:p>7.088</text:p>
          </table:table-cell>
          <table:table-cell office:value-type="float" office:value="7.0879999999999988E-3" table:formula="of:=[.Q18]/1000" table:style-name="ce1">
            <text:p>0.007088</text:p>
          </table:table-cell>
          <table:table-cell office:value-type="float" office:value="17" table:style-name="ce1">
            <text:p>17</text:p>
          </table:table-cell>
          <table:table-cell office:value-type="float" office:value="53" table:formula="of:=SUM([.C18];[.F18];[.I18];[.L18];[.O18])/COUNT([.C18];[.F18];[.I18];[.L18];[.O18])" table:style-name="ce1">
            <text:p>53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.432" table:style-name="ce1">
            <text:p>13.43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089" table:style-name="ce1">
            <text:p>12.089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1.914999999999999" table:style-name="ce1">
            <text:p>11.915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3.298" table:style-name="ce1">
            <text:p>13.298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66999999999999" table:style-name="ce1">
            <text:p>12.767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12.700200000000001" table:formula="of:=SUM([.B19];[.E19];[.H19];[.K19];[.N19])/COUNT([.B19];[.E19];[.H19];[.K19];[.N19])" table:style-name="ce1">
            <text:p>12.7002</text:p>
          </table:table-cell>
          <table:table-cell office:value-type="float" office:value="1.27002E-2" table:formula="of:=[.Q19]/1000" table:style-name="ce1">
            <text:p>0.0127002</text:p>
          </table:table-cell>
          <table:table-cell office:value-type="float" office:value="18" table:style-name="ce1">
            <text:p>18</text:p>
          </table:table-cell>
          <table:table-cell office:value-type="float" office:value="44" table:formula="of:=SUM([.C19];[.F19];[.I19];[.L19];[.O19])/COUNT([.C19];[.F19];[.I19];[.L19];[.O19])" table:style-name="ce1">
            <text:p>44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9.81200000000001" table:style-name="ce1">
            <text:p>129.812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123.61499999999999" table:style-name="ce1">
            <text:p>123.615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66.801000000000002" table:style-name="ce1">
            <text:p>66.8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1.001000000000005" table:style-name="ce1">
            <text:p>71.001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75.533000000000001" table:style-name="ce1">
            <text:p>75.533</text:p>
          </table:table-cell>
          <table:table-cell office:value-type="float" office:value="76" table:style-name="ce1">
            <text:p>76</text:p>
          </table:table-cell>
          <table:table-cell office:value-type="float" office:value="19" table:style-name="ce1">
            <text:p>19</text:p>
          </table:table-cell>
          <table:table-cell office:value-type="float" office:value="93.352400000000017" table:formula="of:=SUM([.B20];[.E20];[.H20];[.K20];[.N20])/COUNT([.B20];[.E20];[.H20];[.K20];[.N20])" table:style-name="ce1">
            <text:p>93.3524</text:p>
          </table:table-cell>
          <table:table-cell office:value-type="float" office:value="9.3352400000000016E-2" table:formula="of:=[.Q20]/1000" table:style-name="ce1">
            <text:p>0.0933524</text:p>
          </table:table-cell>
          <table:table-cell office:value-type="float" office:value="19" table:style-name="ce1">
            <text:p>19</text:p>
          </table:table-cell>
          <table:table-cell office:value-type="float" office:value="76" table:formula="of:=SUM([.C20];[.F20];[.I20];[.L20];[.O20])/COUNT([.C20];[.F20];[.I20];[.L20];[.O20])" table:style-name="ce1">
            <text:p>76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70.07299999999998" table:style-name="ce1">
            <text:p>570.073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87400000000002" table:style-name="ce1">
            <text:p>551.87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7.57100000000003" table:style-name="ce1">
            <text:p>557.571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49.79999999999995" table:style-name="ce1">
            <text:p>549.8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26.68399999999997" table:style-name="ce1">
            <text:p>526.684</text:p>
          </table:table-cell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551.20040000000006" table:formula="of:=SUM([.B21];[.E21];[.H21];[.K21];[.N21])/COUNT([.B21];[.E21];[.H21];[.K21];[.N21])" table:style-name="ce1">
            <text:p>551.2004</text:p>
          </table:table-cell>
          <table:table-cell office:value-type="float" office:value="0.55120040000000003" table:formula="of:=[.Q21]/1000" table:style-name="ce1">
            <text:p>0.5512004</text:p>
          </table:table-cell>
          <table:table-cell office:value-type="float" office:value="20" table:style-name="ce1">
            <text:p>20</text:p>
          </table:table-cell>
          <table:table-cell office:value-type="float" office:value="94" table:formula="of:=SUM([.C21];[.F21];[.I21];[.L21];[.O21])/COUNT([.C21];[.F21];[.I21];[.L21];[.O21])" table:style-name="ce1">
            <text:p>94</text:p>
          </table:table-cell>
          <table:table-cell office:value-type="float" office:value="100" table:formula="of:=COUNT([.B2:.B21];[.E2:.E21];[.H2:.H21];[.K2:.K21];[.N2:.N21])" table:style-name="ce1">
            <text:p>100</text:p>
          </table:table-cell>
          <table:table-cell office:value-type="float" office:value="100" table:formula="of:=COUNT([.A2:.A21])*5" table:style-name="ce1">
            <text:p>100</text:p>
          </table:table-cell>
          <table:table-cell office:value-type="float" office:value="33.816600000000008" table:formula="of:=AVERAGE(IF(ISNUMBER([.Q2:.Q21]);[.Q2:.Q21];&quot; &quot;))" table:number-matrix-columns-spanned="1" table:number-matrix-rows-spanned="1" table:style-name="ce1">
            <text:p>33.8166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riverlog: 10<text:s/></text:p>
          </table:table-cell>
          <table:table-cell table:number-columns-repeated="2" table:style-name="ce1"/>
          <table:table-cell office:value-type="string" table:style-name="ce1">
            <text:p>driverlog: 15<text:s/></text:p>
          </table:table-cell>
          <table:table-cell table:number-columns-repeated="2" table:style-name="ce1"/>
          <table:table-cell office:value-type="string" table:style-name="ce1">
            <text:p>driverlog: 20<text:s/></text:p>
          </table:table-cell>
          <table:table-cell table:number-columns-repeated="2" table:style-name="ce1"/>
          <table:table-cell office:value-type="string" table:style-name="ce1">
            <text:p>driverlog: 25<text:s/></text:p>
          </table:table-cell>
          <table:table-cell table:number-columns-repeated="2" table:style-name="ce1"/>
          <table:table-cell office:value-type="string" table:style-name="ce1">
            <text:p>driverlog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9E-2" table:style-name="ce1">
            <text:p>0.0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.02" table:style-name="ce1">
            <text:p>0.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.4E-2" table:formula="of:=SUM([.B24];[.E24];[.H24];[.K24];[.N24])/COUNT([.B24];[.E24];[.H24];[.K24];[.N24])" table:style-name="ce1">
            <text:p>0.024</text:p>
          </table:table-cell>
          <table:table-cell office:value-type="float" office:value="2.4000000000000001E-5" table:formula="of:=[.Q24]/1000" table:style-name="ce1">
            <text:p>0.000024</text:p>
          </table:table-cell>
          <table:table-cell office:value-type="float" office:value="1" table:style-name="ce1">
            <text:p>1</text:p>
          </table:table-cell>
          <table:table-cell office:value-type="float" office:value="7" table:formula="of:=SUM([.C24];[.F24];[.I24];[.L24];[.O24])/COUNT([.C24];[.F24];[.I24];[.L24];[.O24])" table:style-name="ce1">
            <text:p>7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09" table:style-name="ce1">
            <text:p>0.309</text:p>
          </table:table-cell>
          <table:table-cell office:value-type="string" table:style-name="ce1">
            <text:p>21 *</text:p>
          </table:table-cell>
          <table:table-cell office:value-type="float" office:value="2" table:style-name="ce1">
            <text:p>2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" table:style-name="ce1">
            <text:p>0.26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27840000000000004" table:formula="of:=SUM([.B25];[.E25];[.H25];[.K25];[.N25])/COUNT([.B25];[.E25];[.H25];[.K25];[.N25])" table:style-name="ce1">
            <text:p>0.2784</text:p>
          </table:table-cell>
          <table:table-cell office:value-type="float" office:value="2.7840000000000005E-4" table:formula="of:=[.Q25]/1000" table:style-name="ce1">
            <text:p>0.0002784</text:p>
          </table:table-cell>
          <table:table-cell office:value-type="float" office:value="2" table:style-name="ce1">
            <text:p>2</text:p>
          </table:table-cell>
          <table:table-cell office:value-type="float" office:value="21" table:formula="of:=SUM([.C25];[.F25];[.I25];[.L25];[.O25])/COUNT([.C25];[.F25];[.I25];[.L25];[.O25])" table:style-name="ce1">
            <text:p>21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.05" table:style-name="ce1">
            <text:p>0.0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.2000000000000005E-2" table:formula="of:=SUM([.B26];[.E26];[.H26];[.K26];[.N26])/COUNT([.B26];[.E26];[.H26];[.K26];[.N26])" table:style-name="ce1">
            <text:p>0.052</text:p>
          </table:table-cell>
          <table:table-cell office:value-type="float" office:value="5.2000000000000004E-5" table:formula="of:=[.Q26]/1000" table:style-name="ce1">
            <text:p>0.000052</text:p>
          </table:table-cell>
          <table:table-cell office:value-type="float" office:value="3" table:style-name="ce1">
            <text:p>3</text:p>
          </table:table-cell>
          <table:table-cell office:value-type="float" office:value="13" table:formula="of:=SUM([.C26];[.F26];[.I26];[.L26];[.O26])/COUNT([.C26];[.F26];[.I26];[.L26];[.O26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7700000000000002" table:style-name="ce1">
            <text:p>0.277</text:p>
          </table:table-cell>
          <table:table-cell office:value-type="string" table:style-name="ce1">
            <text:p>16 *</text:p>
          </table:table-cell>
          <table:table-cell office:value-type="float" office:value="4" table:style-name="ce1">
            <text:p>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371" table:style-name="ce1">
            <text:p>0.37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0.28720000000000001" table:formula="of:=SUM([.B27];[.E27];[.H27];[.K27];[.N27])/COUNT([.B27];[.E27];[.H27];[.K27];[.N27])" table:style-name="ce1">
            <text:p>0.2872</text:p>
          </table:table-cell>
          <table:table-cell office:value-type="float" office:value="2.8719999999999999E-4" table:formula="of:=[.Q27]/1000" table:style-name="ce1">
            <text:p>0.0002872</text:p>
          </table:table-cell>
          <table:table-cell office:value-type="float" office:value="4" table:style-name="ce1">
            <text:p>4</text:p>
          </table:table-cell>
          <table:table-cell office:value-type="float" office:value="16" table:formula="of:=SUM([.C27];[.F27];[.I27];[.L27];[.O27])/COUNT([.C27];[.F27];[.I27];[.L27];[.O27])" table:style-name="ce1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799999999999998" table:style-name="ce1">
            <text:p>0.358</text:p>
          </table:table-cell>
          <table:table-cell office:value-type="string" table:style-name="ce1">
            <text:p>20 *</text:p>
          </table:table-cell>
          <table:table-cell office:value-type="float" office:value="5" table:style-name="ce1">
            <text:p>5</text:p>
          </table:table-cell>
          <table:table-cell office:value-type="float" office:value="0.36899999999999999" table:style-name="ce1">
            <text:p>0.369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5" table:style-name="ce1">
            <text:p>0.3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.36680000000000001" table:formula="of:=SUM([.B28];[.E28];[.H28];[.K28];[.N28])/COUNT([.B28];[.E28];[.H28];[.K28];[.N28])" table:style-name="ce1">
            <text:p>0.3668</text:p>
          </table:table-cell>
          <table:table-cell office:value-type="float" office:value="3.6680000000000003E-4" table:formula="of:=[.Q28]/1000" table:style-name="ce1">
            <text:p>0.0003668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SUM([.C28];[.F28];[.I28];[.L28];[.O28])/COUNT([.C28];[.F28];[.I28];[.L28];[.O28])" table:style-name="ce1">
            <text:p>20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6499999999999999" table:style-name="ce1">
            <text:p>0.365</text:p>
          </table:table-cell>
          <table:table-cell office:value-type="string" table:style-name="ce1">
            <text:p>13 *</text:p>
          </table:table-cell>
          <table:table-cell office:value-type="float" office:value="6" table:style-name="ce1">
            <text:p>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75" table:style-name="ce1">
            <text:p>0.375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0.34199999999999997" table:formula="of:=SUM([.B29];[.E29];[.H29];[.K29];[.N29])/COUNT([.B29];[.E29];[.H29];[.K29];[.N29])" table:style-name="ce1">
            <text:p>0.342</text:p>
          </table:table-cell>
          <table:table-cell office:value-type="float" office:value="3.4199999999999996E-4" table:formula="of:=[.Q29]/1000" table:style-name="ce1">
            <text:p>0.000342</text:p>
          </table:table-cell>
          <table:table-cell office:value-type="float" office:value="6" table:style-name="ce1">
            <text:p>6</text:p>
          </table:table-cell>
          <table:table-cell office:value-type="float" office:value="13" table:formula="of:=SUM([.C29];[.F29];[.I29];[.L29];[.O29])/COUNT([.C29];[.F29];[.I29];[.L29];[.O29])" table:style-name="ce1">
            <text:p>13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49" table:style-name="ce1">
            <text:p>0.24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88" table:style-name="ce1">
            <text:p>0.188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.22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191" table:style-name="ce1">
            <text:p>0.19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0.2104" table:formula="of:=SUM([.B30];[.E30];[.H30];[.K30];[.N30])/COUNT([.B30];[.E30];[.H30];[.K30];[.N30])" table:style-name="ce1">
            <text:p>0.2104</text:p>
          </table:table-cell>
          <table:table-cell office:value-type="float" office:value="2.1039999999999999E-4" table:formula="of:=[.Q30]/1000" table:style-name="ce1">
            <text:p>0.0002104</text:p>
          </table:table-cell>
          <table:table-cell office:value-type="float" office:value="7" table:style-name="ce1">
            <text:p>7</text:p>
          </table:table-cell>
          <table:table-cell office:value-type="float" office:value="19" table:formula="of:=SUM([.C30];[.F30];[.I30];[.L30];[.O30])/COUNT([.C30];[.F30];[.I30];[.L30];[.O30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5" table:style-name="ce1">
            <text:p>0.95</text:p>
          </table:table-cell>
          <table:table-cell office:value-type="string" table:style-name="ce1">
            <text:p>22 *</text:p>
          </table:table-cell>
          <table:table-cell office:value-type="float" office:value="8" table:style-name="ce1">
            <text:p>8</text:p>
          </table:table-cell>
          <table:table-cell office:value-type="float" office:value="0.97799999999999998" table:style-name="ce1">
            <text:p>0.97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.05" table:style-name="ce1">
            <text:p>1.0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0.96340000000000003" table:formula="of:=SUM([.B31];[.E31];[.H31];[.K31];[.N31])/COUNT([.B31];[.E31];[.H31];[.K31];[.N31])" table:style-name="ce1">
            <text:p>0.9634</text:p>
          </table:table-cell>
          <table:table-cell office:value-type="float" office:value="9.634E-4" table:formula="of:=[.Q31]/1000" table:style-name="ce1">
            <text:p>0.0009634</text:p>
          </table:table-cell>
          <table:table-cell office:value-type="float" office:value="8" table:style-name="ce1">
            <text:p>8</text:p>
          </table:table-cell>
          <table:table-cell office:value-type="float" office:value="22" table:formula="of:=SUM([.C31];[.F31];[.I31];[.L31];[.O31])/COUNT([.C31];[.F31];[.I31];[.L31];[.O31])" table:style-name="ce1">
            <text:p>22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214" table:style-name="ce1">
            <text:p>2.214</text:p>
          </table:table-cell>
          <table:table-cell office:value-type="string" table:style-name="ce1">
            <text:p>28 *</text:p>
          </table:table-cell>
          <table:table-cell office:value-type="float" office:value="9" table:style-name="ce1">
            <text:p>9</text:p>
          </table:table-cell>
          <table:table-cell office:value-type="float" office:value="2.3069999999999999" table:style-name="ce1">
            <text:p>2.307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.9279999999999999" table:style-name="ce1">
            <text:p>1.928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3119999999999998" table:style-name="ce1">
            <text:p>2.312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7090000000000001" table:style-name="ce1">
            <text:p>2.70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.2939999999999996" table:formula="of:=SUM([.B32];[.E32];[.H32];[.K32];[.N32])/COUNT([.B32];[.E32];[.H32];[.K32];[.N32])" table:style-name="ce1">
            <text:p>2.294</text:p>
          </table:table-cell>
          <table:table-cell office:value-type="float" office:value="2.2939999999999996E-3" table:formula="of:=[.Q32]/1000" table:style-name="ce1">
            <text:p>0.002294</text:p>
          </table:table-cell>
          <table:table-cell office:value-type="float" office:value="9" table:style-name="ce1">
            <text:p>9</text:p>
          </table:table-cell>
          <table:table-cell office:value-type="float" office:value="28" table:formula="of:=SUM([.C32];[.F32];[.I32];[.L32];[.O32])/COUNT([.C32];[.F32];[.I32];[.L32];[.O32])" table:style-name="ce1">
            <text:p>28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28899999999999998" table:style-name="ce1">
            <text:p>0.289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13" table:style-name="ce1">
            <text:p>0.313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48499999999999999" table:style-name="ce1">
            <text:p>0.485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0.32919999999999999" table:formula="of:=SUM([.B33];[.E33];[.H33];[.K33];[.N33])/COUNT([.B33];[.E33];[.H33];[.K33];[.N33])" table:style-name="ce1">
            <text:p>0.3292</text:p>
          </table:table-cell>
          <table:table-cell office:value-type="float" office:value="3.2919999999999998E-4" table:formula="of:=[.Q33]/1000" table:style-name="ce1">
            <text:p>0.0003292</text:p>
          </table:table-cell>
          <table:table-cell office:value-type="float" office:value="10" table:style-name="ce1">
            <text:p>10</text:p>
          </table:table-cell>
          <table:table-cell office:value-type="float" office:value="18" table:formula="of:=SUM([.C33];[.F33];[.I33];[.L33];[.O33])/COUNT([.C33];[.F33];[.I33];[.L33];[.O33])" table:style-name="ce1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900000000000001" table:style-name="ce1">
            <text:p>0.38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38800000000000001" table:style-name="ce1">
            <text:p>0.388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52400000000000002" table:style-name="ce1">
            <text:p>0.52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0.46279999999999999" table:formula="of:=SUM([.B34];[.E34];[.H34];[.K34];[.N34])/COUNT([.B34];[.E34];[.H34];[.K34];[.N34])" table:style-name="ce1">
            <text:p>0.4628</text:p>
          </table:table-cell>
          <table:table-cell office:value-type="float" office:value="4.6279999999999997E-4" table:formula="of:=[.Q34]/1000" table:style-name="ce1">
            <text:p>0.0004628</text:p>
          </table:table-cell>
          <table:table-cell office:value-type="float" office:value="11" table:style-name="ce1">
            <text:p>11</text:p>
          </table:table-cell>
          <table:table-cell office:value-type="float" office:value="25" table:formula="of:=SUM([.C34];[.F34];[.I34];[.L34];[.O34])/COUNT([.C34];[.F34];[.I34];[.L34];[.O34])" table:style-name="ce1">
            <text:p>25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.73" table:style-name="ce1">
            <text:p>14.73</text:p>
          </table:table-cell>
          <table:table-cell office:value-type="string" table:style-name="ce1">
            <text:p>43 *</text:p>
          </table:table-cell>
          <table:table-cell office:value-type="float" office:value="12" table:style-name="ce1">
            <text:p>12</text:p>
          </table:table-cell>
          <table:table-cell office:value-type="float" office:value="14.897" table:style-name="ce1">
            <text:p>14.8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2.696999999999999" table:style-name="ce1">
            <text:p>12.697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3.474" table:style-name="ce1">
            <text:p>13.4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5.273999999999999" table:style-name="ce1">
            <text:p>15.274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14.214400000000001" table:formula="of:=SUM([.B35];[.E35];[.H35];[.K35];[.N35])/COUNT([.B35];[.E35];[.H35];[.K35];[.N35])" table:style-name="ce1">
            <text:p>14.2144</text:p>
          </table:table-cell>
          <table:table-cell office:value-type="float" office:value="1.4214400000000002E-2" table:formula="of:=[.Q35]/1000" table:style-name="ce1">
            <text:p>0.0142144</text:p>
          </table:table-cell>
          <table:table-cell office:value-type="float" office:value="12" table:style-name="ce1">
            <text:p>12</text:p>
          </table:table-cell>
          <table:table-cell office:value-type="float" office:value="43" table:formula="of:=SUM([.C35];[.F35];[.I35];[.L35];[.O35])/COUNT([.C35];[.F35];[.I35];[.L35];[.O35])" table:style-name="ce1">
            <text:p>43</text:p>
          </table:table-cell>
          <table:table-cell table:number-columns-repeated="1636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.815999999999999" table:style-name="ce1">
            <text:p>23.816</text:p>
          </table:table-cell>
          <table:table-cell office:value-type="string" table:style-name="ce1">
            <text:p>34 *</text:p>
          </table:table-cell>
          <table:table-cell office:value-type="float" office:value="13" table:style-name="ce1">
            <text:p>13</text:p>
          </table:table-cell>
          <table:table-cell office:value-type="float" office:value="23.869" table:style-name="ce1">
            <text:p>23.86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972000000000001" table:style-name="ce1">
            <text:p>22.97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9.870999999999999" table:style-name="ce1">
            <text:p>19.87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1.16" table:style-name="ce1">
            <text:p>21.16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2.337600000000002" table:formula="of:=SUM([.B36];[.E36];[.H36];[.K36];[.N36])/COUNT([.B36];[.E36];[.H36];[.K36];[.N36])" table:style-name="ce1">
            <text:p>22.3376</text:p>
          </table:table-cell>
          <table:table-cell office:value-type="float" office:value="2.2337600000000003E-2" table:formula="of:=[.Q36]/1000" table:style-name="ce1">
            <text:p>0.0223376</text:p>
          </table:table-cell>
          <table:table-cell office:value-type="float" office:value="13" table:style-name="ce1">
            <text:p>13</text:p>
          </table:table-cell>
          <table:table-cell office:value-type="float" office:value="34" table:formula="of:=SUM([.C36];[.F36];[.I36];[.L36];[.O36])/COUNT([.C36];[.F36];[.I36];[.L36];[.O36])" table:style-name="ce1">
            <text:p>34</text:p>
          </table:table-cell>
          <table:table-cell table:number-columns-repeated="1636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268000000000001" table:style-name="ce1">
            <text:p>21.268</text:p>
          </table:table-cell>
          <table:table-cell office:value-type="string" table:style-name="ce1">
            <text:p>42 *</text:p>
          </table:table-cell>
          <table:table-cell office:value-type="float" office:value="14" table:style-name="ce1">
            <text:p>14</text:p>
          </table:table-cell>
          <table:table-cell office:value-type="float" office:value="21.876000000000001" table:style-name="ce1">
            <text:p>21.87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378" table:style-name="ce1">
            <text:p>19.37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989000000000001" table:style-name="ce1">
            <text:p>20.98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19.664000000000001" table:style-name="ce1">
            <text:p>19.66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.635000000000002" table:formula="of:=SUM([.B37];[.E37];[.H37];[.K37];[.N37])/COUNT([.B37];[.E37];[.H37];[.K37];[.N37])" table:style-name="ce1">
            <text:p>20.635</text:p>
          </table:table-cell>
          <table:table-cell office:value-type="float" office:value="2.0635000000000001E-2" table:formula="of:=[.Q37]/1000" table:style-name="ce1">
            <text:p>0.020635</text:p>
          </table:table-cell>
          <table:table-cell office:value-type="float" office:value="14" table:style-name="ce1">
            <text:p>14</text:p>
          </table:table-cell>
          <table:table-cell office:value-type="float" office:value="42" table:formula="of:=SUM([.C37];[.F37];[.I37];[.L37];[.O37])/COUNT([.C37];[.F37];[.I37];[.L37];[.O37])" table:style-name="ce1">
            <text:p>42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6.79" table:style-name="ce1">
            <text:p>6.79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670000000000003" table:style-name="ce1">
            <text:p>7.267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431" table:style-name="ce1">
            <text:p>7.431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2939999999999996" table:style-name="ce1">
            <text:p>7.294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.1563999999999997" table:formula="of:=SUM([.B38];[.E38];[.H38];[.K38];[.N38])/COUNT([.B38];[.E38];[.H38];[.K38];[.N38])" table:style-name="ce1">
            <text:p>7.1564</text:p>
          </table:table-cell>
          <table:table-cell office:value-type="float" office:value="7.1563999999999994E-3" table:formula="of:=[.Q38]/1000" table:style-name="ce1">
            <text:p>0.0071564</text:p>
          </table:table-cell>
          <table:table-cell office:value-type="float" office:value="15" table:style-name="ce1">
            <text:p>15</text:p>
          </table:table-cell>
          <table:table-cell office:value-type="float" office:value="49" table:formula="of:=SUM([.C38];[.F38];[.I38];[.L38];[.O38])/COUNT([.C38];[.F38];[.I38];[.L38];[.O38])" table:style-name="ce1">
            <text:p>49</text:p>
          </table:table-cell>
          <table:table-cell table:number-columns-repeated="1636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B39];[.E39];[.H39];[.K39];[.N39])/COUNT([.B39];[.E39];[.H39];[.K39];[.N39])" table:style-name="ce1">
            <text:p>#DIV/0!</text:p>
          </table:table-cell>
          <table:table-cell office:value-type="float" office:value="0" table:formula="of:=[.Q39]/1000" table:style-name="ce1">
            <text:p>#DIV/0!</text:p>
          </table:table-cell>
          <table:table-cell office:value-type="float" office:value="16" table:style-name="ce1">
            <text:p>16</text:p>
          </table:table-cell>
          <table:table-cell office:value-type="float" office:value="0" table:formula="of:=SUM([.C39];[.F39];[.I39];[.L39];[.O39])/COUNT([.C39];[.F39];[.I39];[.L39];[.O39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B40];[.E40];[.H40];[.K40];[.N40])/COUNT([.B40];[.E40];[.H40];[.K40];[.N40])" table:style-name="ce1">
            <text:p>#DIV/0!</text:p>
          </table:table-cell>
          <table:table-cell office:value-type="float" office:value="0" table:formula="of:=[.Q40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40];[.F40];[.I40];[.L40];[.O40])/COUNT([.C40];[.F40];[.I40];[.L40];[.O40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41];[.E41];[.H41];[.K41];[.N41])/COUNT([.B41];[.E41];[.H41];[.K41];[.N41])" table:style-name="ce1">
            <text:p>#DIV/0!</text:p>
          </table:table-cell>
          <table:table-cell office:value-type="float" office:value="0" table:formula="of:=[.Q41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41];[.F41];[.I41];[.L41];[.O41])/COUNT([.C41];[.F41];[.I41];[.L41];[.O41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42];[.E42];[.H42];[.K42];[.N42])/COUNT([.B42];[.E42];[.H42];[.K42];[.N42])" table:style-name="ce1">
            <text:p>#DIV/0!</text:p>
          </table:table-cell>
          <table:table-cell office:value-type="float" office:value="0" table:formula="of:=[.Q42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42];[.F42];[.I42];[.L42];[.O42])/COUNT([.C42];[.F42];[.I42];[.L42];[.O42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43];[.E43];[.H43];[.K43];[.N43])/COUNT([.B43];[.E43];[.H43];[.K43];[.N43])" table:style-name="ce1">
            <text:p>#DIV/0!</text:p>
          </table:table-cell>
          <table:table-cell office:value-type="float" office:value="0" table:formula="of:=[.Q43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43];[.F43];[.I43];[.L43];[.O43])/COUNT([.C43];[.F43];[.I43];[.L43];[.O43])" table:style-name="ce1">
            <text:p>#DIV/0!</text:p>
          </table:table-cell>
          <table:table-cell office:value-type="float" office:value="75" table:formula="of:=COUNT([.B24:.B43];[.E24:.E43];[.H24:.H43];[.K24:.K43];[.N24:.N43])" table:style-name="ce1">
            <text:p>75</text:p>
          </table:table-cell>
          <table:table-cell office:value-type="float" office:value="100" table:formula="of:=COUNT([.A24:.A43])*5" table:style-name="ce1">
            <text:p>100</text:p>
          </table:table-cell>
          <table:table-cell office:value-type="float" office:value="4.6635733333333338" table:formula="of:=AVERAGE(IF(ISNUMBER([.Q24:.Q43]);[.Q24:.Q43];&quot; &quot;))" table:number-matrix-columns-spanned="1" table:number-matrix-rows-spanned="1" table:style-name="ce1">
            <text:p>4.663573333</text:p>
          </table:table-cell>
          <table:table-cell table:number-columns-repeated="16361"/>
        </table:table-row>
        <table:table-row table:style-name="ro1">
          <table:table-cell table:number-columns-repeated="20" table:style-name="ce1"/>
          <table:table-cell office:value-type="float" office:value="30" table:formula="of:=[.U43]-(9*5)" table:style-name="ce1">
            <text:p>3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depots: 10<text:s/></text:p>
          </table:table-cell>
          <table:table-cell table:number-columns-repeated="2" table:style-name="ce1"/>
          <table:table-cell office:value-type="string" table:style-name="ce1">
            <text:p>depots: 15<text:s/></text:p>
          </table:table-cell>
          <table:table-cell table:number-columns-repeated="2" table:style-name="ce1"/>
          <table:table-cell office:value-type="string" table:style-name="ce1">
            <text:p>depots: 20<text:s/></text:p>
          </table:table-cell>
          <table:table-cell table:number-columns-repeated="2" table:style-name="ce1"/>
          <table:table-cell office:value-type="string" table:style-name="ce1">
            <text:p>depots: 25<text:s/></text:p>
          </table:table-cell>
          <table:table-cell table:number-columns-repeated="2" table:style-name="ce1"/>
          <table:table-cell office:value-type="string" table:style-name="ce1">
            <text:p>depots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.2199999999999998E-2" table:formula="of:=SUM([.B46];[.E46];[.H46];[.K46];[.N46])/COUNT([.B46];[.E46];[.H46];[.K46];[.N46])" table:style-name="ce1">
            <text:p>0.0622</text:p>
          </table:table-cell>
          <table:table-cell office:value-type="float" office:value="6.2199999999999994E-5" table:formula="of:=[.Q46]/1000" table:style-name="ce1">
            <text:p>0.0000622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SUM([.C46];[.F46];[.I46];[.L46];[.O46])/COUNT([.C46];[.F46];[.I46];[.L46];[.O4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8" table:style-name="ce1">
            <text:p>0.21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9299999999999998" table:formula="of:=SUM([.B47];[.E47];[.H47];[.K47];[.N47])/COUNT([.B47];[.E47];[.H47];[.K47];[.N47])" table:style-name="ce1">
            <text:p>0.293</text:p>
          </table:table-cell>
          <table:table-cell office:value-type="float" office:value="2.9299999999999997E-4" table:formula="of:=[.Q47]/1000" table:style-name="ce1">
            <text:p>0.000293</text:p>
          </table:table-cell>
          <table:table-cell office:value-type="float" office:value="2" table:style-name="ce1">
            <text:p>2</text:p>
          </table:table-cell>
          <table:table-cell office:value-type="float" office:value="19" table:formula="of:=SUM([.C47];[.F47];[.I47];[.L47];[.O47])/COUNT([.C47];[.F47];[.I47];[.L47];[.O47])" table:style-name="ce1">
            <text:p>19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.1940000000000008" table:style-name="ce1">
            <text:p>8.19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8.9689999999999994" table:style-name="ce1">
            <text:p>8.969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.6070000000000002" table:style-name="ce1">
            <text:p>7.607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.111000000000001" table:style-name="ce1">
            <text:p>12.11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.541" table:style-name="ce1">
            <text:p>10.541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9.4843999999999991" table:formula="of:=SUM([.B48];[.E48];[.H48];[.K48];[.N48])/COUNT([.B48];[.E48];[.H48];[.K48];[.N48])" table:style-name="ce1">
            <text:p>9.4844</text:p>
          </table:table-cell>
          <table:table-cell office:value-type="float" office:value="9.4843999999999987E-3" table:formula="of:=[.Q48]/1000" table:style-name="ce1">
            <text:p>0.0094844</text:p>
          </table:table-cell>
          <table:table-cell office:value-type="float" office:value="3" table:style-name="ce1">
            <text:p>3</text:p>
          </table:table-cell>
          <table:table-cell office:value-type="float" office:value="35" table:formula="of:=SUM([.C48];[.F48];[.I48];[.L48];[.O48])/COUNT([.C48];[.F48];[.I48];[.L48];[.O48])" table:style-name="ce1">
            <text:p>35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B49];[.E49];[.H49];[.K49];[.N49])/COUNT([.B49];[.E49];[.H49];[.K49];[.N49])" table:style-name="ce1">
            <text:p>#DIV/0!</text:p>
          </table:table-cell>
          <table:table-cell office:value-type="float" office:value="0" table:formula="of:=[.Q49]/1000" table:style-name="ce1">
            <text:p>#DIV/0!</text:p>
          </table:table-cell>
          <table:table-cell office:value-type="float" office:value="4" table:style-name="ce1">
            <text:p>4</text:p>
          </table:table-cell>
          <table:table-cell office:value-type="float" office:value="0" table:formula="of:=SUM([.C49];[.F49];[.I49];[.L49];[.O49])/COUNT([.C49];[.F49];[.I49];[.L49];[.O4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B50];[.E50];[.H50];[.K50];[.N50])/COUNT([.B50];[.E50];[.H50];[.K50];[.N50])" table:style-name="ce1">
            <text:p>#DIV/0!</text:p>
          </table:table-cell>
          <table:table-cell office:value-type="float" office:value="0" table:formula="of:=[.Q50]/1000" table:style-name="ce1">
            <text:p>#DIV/0!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SUM([.C50];[.F50];[.I50];[.L50];[.O50])/COUNT([.C50];[.F50];[.I50];[.L50];[.O5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B51];[.E51];[.H51];[.K51];[.N51])/COUNT([.B51];[.E51];[.H51];[.K51];[.N51])" table:style-name="ce1">
            <text:p>#DIV/0!</text:p>
          </table:table-cell>
          <table:table-cell office:value-type="float" office:value="0" table:formula="of:=[.Q51]/1000" table:style-name="ce1">
            <text:p>#DIV/0!</text:p>
          </table:table-cell>
          <table:table-cell office:value-type="float" office:value="6" table:style-name="ce1">
            <text:p>6</text:p>
          </table:table-cell>
          <table:table-cell office:value-type="float" office:value="0" table:formula="of:=SUM([.C51];[.F51];[.I51];[.L51];[.O51])/COUNT([.C51];[.F51];[.I51];[.L51];[.O5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7370000000000001" table:style-name="ce1">
            <text:p>1.73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645" table:style-name="ce1">
            <text:p>3.645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3.194" table:style-name="ce1">
            <text:p>3.19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5269999999999999" table:style-name="ce1">
            <text:p>1.527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.3890000000000002" table:formula="of:=SUM([.B52];[.E52];[.H52];[.K52];[.N52])/COUNT([.B52];[.E52];[.H52];[.K52];[.N52])" table:style-name="ce1">
            <text:p>2.389</text:p>
          </table:table-cell>
          <table:table-cell office:value-type="float" office:value="2.3890000000000001E-3" table:formula="of:=[.Q52]/1000" table:style-name="ce1">
            <text:p>0.002389</text:p>
          </table:table-cell>
          <table:table-cell office:value-type="float" office:value="7" table:style-name="ce1">
            <text:p>7</text:p>
          </table:table-cell>
          <table:table-cell office:value-type="float" office:value="21" table:formula="of:=SUM([.C52];[.F52];[.I52];[.L52];[.O52])/COUNT([.C52];[.F52];[.I52];[.L52];[.O52])" table:style-name="ce1">
            <text:p>21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B53];[.E53];[.H53];[.K53];[.N53])/COUNT([.B53];[.E53];[.H53];[.K53];[.N53])" table:style-name="ce1">
            <text:p>#DIV/0!</text:p>
          </table:table-cell>
          <table:table-cell office:value-type="float" office:value="0" table:formula="of:=[.Q53]/1000" table:style-name="ce1">
            <text:p>#DIV/0!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SUM([.C53];[.F53];[.I53];[.L53];[.O53])/COUNT([.C53];[.F53];[.I53];[.L53];[.O5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B54];[.E54];[.H54];[.K54];[.N54])/COUNT([.B54];[.E54];[.H54];[.K54];[.N54])" table:style-name="ce1">
            <text:p>#DIV/0!</text:p>
          </table:table-cell>
          <table:table-cell office:value-type="float" office:value="0" table:formula="of:=[.Q54]/1000" table:style-name="ce1">
            <text:p>#DIV/0!</text:p>
          </table:table-cell>
          <table:table-cell office:value-type="float" office:value="9" table:style-name="ce1">
            <text:p>9</text:p>
          </table:table-cell>
          <table:table-cell office:value-type="float" office:value="0" table:formula="of:=SUM([.C54];[.F54];[.I54];[.L54];[.O54])/COUNT([.C54];[.F54];[.I54];[.L54];[.O5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B55];[.E55];[.H55];[.K55];[.N55])/COUNT([.B55];[.E55];[.H55];[.K55];[.N55])" table:style-name="ce1">
            <text:p>#DIV/0!</text:p>
          </table:table-cell>
          <table:table-cell office:value-type="float" office:value="0" table:formula="of:=[.Q55]/1000" table:style-name="ce1">
            <text:p>#DIV/0!</text:p>
          </table:table-cell>
          <table:table-cell office:value-type="float" office:value="10" table:style-name="ce1">
            <text:p>10</text:p>
          </table:table-cell>
          <table:table-cell office:value-type="float" office:value="0" table:formula="of:=SUM([.C55];[.F55];[.I55];[.L55];[.O55])/COUNT([.C55];[.F55];[.I55];[.L55];[.O5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B56];[.E56];[.H56];[.K56];[.N56])/COUNT([.B56];[.E56];[.H56];[.K56];[.N56])" table:style-name="ce1">
            <text:p>#DIV/0!</text:p>
          </table:table-cell>
          <table:table-cell office:value-type="float" office:value="0" table:formula="of:=[.Q56]/1000" table:style-name="ce1">
            <text:p>#DIV/0!</text:p>
          </table:table-cell>
          <table:table-cell office:value-type="float" office:value="11" table:style-name="ce1">
            <text:p>11</text:p>
          </table:table-cell>
          <table:table-cell office:value-type="float" office:value="0" table:formula="of:=SUM([.C56];[.F56];[.I56];[.L56];[.O56])/COUNT([.C56];[.F56];[.I56];[.L56];[.O5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B57];[.E57];[.H57];[.K57];[.N57])/COUNT([.B57];[.E57];[.H57];[.K57];[.N57])" table:style-name="ce1">
            <text:p>#DIV/0!</text:p>
          </table:table-cell>
          <table:table-cell office:value-type="float" office:value="0" table:formula="of:=[.Q57]/1000" table:style-name="ce1">
            <text:p>#DIV/0!</text:p>
          </table:table-cell>
          <table:table-cell office:value-type="float" office:value="12" table:style-name="ce1">
            <text:p>12</text:p>
          </table:table-cell>
          <table:table-cell office:value-type="float" office:value="0" table:formula="of:=SUM([.C57];[.F57];[.I57];[.L57];[.O57])/COUNT([.C57];[.F57];[.I57];[.L57];[.O5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.2779999999999996" table:style-name="ce1">
            <text:p>7.278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250999999999999" table:style-name="ce1">
            <text:p>12.25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.14" table:style-name="ce1">
            <text:p>7.1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6.9909999999999997" table:style-name="ce1">
            <text:p>6.99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2.124000000000001" table:style-name="ce1">
            <text:p>12.124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9.1568000000000005" table:formula="of:=SUM([.B58];[.E58];[.H58];[.K58];[.N58])/COUNT([.B58];[.E58];[.H58];[.K58];[.N58])" table:style-name="ce1">
            <text:p>9.1568</text:p>
          </table:table-cell>
          <table:table-cell office:value-type="float" office:value="9.1567999999999997E-3" table:formula="of:=[.Q58]/1000" table:style-name="ce1">
            <text:p>0.0091568</text:p>
          </table:table-cell>
          <table:table-cell office:value-type="float" office:value="13" table:style-name="ce1">
            <text:p>13</text:p>
          </table:table-cell>
          <table:table-cell office:value-type="float" office:value="26" table:formula="of:=SUM([.C58];[.F58];[.I58];[.L58];[.O58])/COUNT([.C58];[.F58];[.I58];[.L58];[.O58])" table:style-name="ce1">
            <text:p>26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B59];[.E59];[.H59];[.K59];[.N59])/COUNT([.B59];[.E59];[.H59];[.K59];[.N59])" table:style-name="ce1">
            <text:p>#DIV/0!</text:p>
          </table:table-cell>
          <table:table-cell office:value-type="float" office:value="0" table:formula="of:=[.Q59]/1000" table:style-name="ce1">
            <text:p>#DIV/0!</text:p>
          </table:table-cell>
          <table:table-cell office:value-type="float" office:value="14" table:style-name="ce1">
            <text:p>14</text:p>
          </table:table-cell>
          <table:table-cell office:value-type="float" office:value="0" table:formula="of:=SUM([.C59];[.F59];[.I59];[.L59];[.O59])/COUNT([.C59];[.F59];[.I59];[.L59];[.O5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B60];[.E60];[.H60];[.K60];[.N60])/COUNT([.B60];[.E60];[.H60];[.K60];[.N60])" table:style-name="ce1">
            <text:p>#DIV/0!</text:p>
          </table:table-cell>
          <table:table-cell office:value-type="float" office:value="0" table:formula="of:=[.Q60]/1000" table:style-name="ce1">
            <text:p>#DIV/0!</text:p>
          </table:table-cell>
          <table:table-cell office:value-type="float" office:value="15" table:style-name="ce1">
            <text:p>15</text:p>
          </table:table-cell>
          <table:table-cell office:value-type="float" office:value="0" table:formula="of:=SUM([.C60];[.F60];[.I60];[.L60];[.O60])/COUNT([.C60];[.F60];[.I60];[.L60];[.O6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.36" table:style-name="ce1">
            <text:p>6.3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1.228999999999999" table:style-name="ce1">
            <text:p>11.22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270000000000003" table:style-name="ce1">
            <text:p>6.227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6.2530000000000001" table:style-name="ce1">
            <text:p>6.253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.801" table:style-name="ce1">
            <text:p>10.80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8.1739999999999995" table:formula="of:=SUM([.B61];[.E61];[.H61];[.K61];[.N61])/COUNT([.B61];[.E61];[.H61];[.K61];[.N61])" table:style-name="ce1">
            <text:p>8.174</text:p>
          </table:table-cell>
          <table:table-cell office:value-type="float" office:value="8.173999999999999E-3" table:formula="of:=[.Q61]/1000" table:style-name="ce1">
            <text:p>0.008174</text:p>
          </table:table-cell>
          <table:table-cell office:value-type="float" office:value="16" table:style-name="ce1">
            <text:p>16</text:p>
          </table:table-cell>
          <table:table-cell office:value-type="float" office:value="29" table:formula="of:=SUM([.C61];[.F61];[.I61];[.L61];[.O61])/COUNT([.C61];[.F61];[.I61];[.L61];[.O61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.210999999999999" table:style-name="ce1">
            <text:p>22.211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32.646999999999998" table:style-name="ce1">
            <text:p>32.64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012" table:style-name="ce1">
            <text:p>21.01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1.756" table:style-name="ce1">
            <text:p>21.756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42" table:style-name="ce1">
            <text:p>24.442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24.413600000000002" table:formula="of:=SUM([.B62];[.E62];[.H62];[.K62];[.N62])/COUNT([.B62];[.E62];[.H62];[.K62];[.N62])" table:style-name="ce1">
            <text:p>24.4136</text:p>
          </table:table-cell>
          <table:table-cell office:value-type="float" office:value="2.4413600000000004E-2" table:formula="of:=[.Q62]/1000" table:style-name="ce1">
            <text:p>0.0244136</text:p>
          </table:table-cell>
          <table:table-cell office:value-type="float" office:value="17" table:style-name="ce1">
            <text:p>17</text:p>
          </table:table-cell>
          <table:table-cell office:value-type="float" office:value="25" table:formula="of:=SUM([.C62];[.F62];[.I62];[.L62];[.O62])/COUNT([.C62];[.F62];[.I62];[.L62];[.O62])" table:style-name="ce1">
            <text:p>25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B63];[.E63];[.H63];[.K63];[.N63])/COUNT([.B63];[.E63];[.H63];[.K63];[.N63])" table:style-name="ce1">
            <text:p>#DIV/0!</text:p>
          </table:table-cell>
          <table:table-cell office:value-type="float" office:value="0" table:formula="of:=[.Q63]/1000" table:style-name="ce1">
            <text:p>#DIV/0!</text:p>
          </table:table-cell>
          <table:table-cell office:value-type="float" office:value="18" table:style-name="ce1">
            <text:p>18</text:p>
          </table:table-cell>
          <table:table-cell office:value-type="float" office:value="0" table:formula="of:=SUM([.C63];[.F63];[.I63];[.L63];[.O63])/COUNT([.C63];[.F63];[.I63];[.L63];[.O6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B64];[.E64];[.H64];[.K64];[.N64])/COUNT([.B64];[.E64];[.H64];[.K64];[.N64])" table:style-name="ce1">
            <text:p>#DIV/0!</text:p>
          </table:table-cell>
          <table:table-cell office:value-type="float" office:value="0" table:formula="of:=[.Q64]/1000" table:style-name="ce1">
            <text:p>#DIV/0!</text:p>
          </table:table-cell>
          <table:table-cell office:value-type="float" office:value="19" table:style-name="ce1">
            <text:p>19</text:p>
          </table:table-cell>
          <table:table-cell office:value-type="float" office:value="0" table:formula="of:=SUM([.C64];[.F64];[.I64];[.L64];[.O64])/COUNT([.C64];[.F64];[.I64];[.L64];[.O6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B65];[.E65];[.H65];[.K65];[.N65])/COUNT([.B65];[.E65];[.H65];[.K65];[.N65])" table:style-name="ce1">
            <text:p>#DIV/0!</text:p>
          </table:table-cell>
          <table:table-cell office:value-type="float" office:value="0" table:formula="of:=[.Q65]/1000" table:style-name="ce1">
            <text:p>#DIV/0!</text:p>
          </table:table-cell>
          <table:table-cell office:value-type="float" office:value="20" table:style-name="ce1">
            <text:p>20</text:p>
          </table:table-cell>
          <table:table-cell office:value-type="float" office:value="0" table:formula="of:=SUM([.C65];[.F65];[.I65];[.L65];[.O65])/COUNT([.C65];[.F65];[.I65];[.L65];[.O6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88.0129999999999" table:style-name="ce1">
            <text:p>1088.01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82.46100000000001" table:style-name="ce1">
            <text:p>982.461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60.33900000000006" table:style-name="ce1">
            <text:p>860.339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834.63300000000004" table:style-name="ce1">
            <text:p>834.63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93.976" table:style-name="ce1">
            <text:p>993.97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951.88439999999991" table:formula="of:=SUM([.B66];[.E66];[.H66];[.K66];[.N66])/COUNT([.B66];[.E66];[.H66];[.K66];[.N66])" table:style-name="ce1">
            <text:p>951.8844</text:p>
          </table:table-cell>
          <table:table-cell office:value-type="float" office:value="0.95188439999999996" table:formula="of:=[.Q66]/1000" table:style-name="ce1">
            <text:p>0.9518844</text:p>
          </table:table-cell>
          <table:table-cell office:value-type="float" office:value="21" table:style-name="ce1">
            <text:p>21</text:p>
          </table:table-cell>
          <table:table-cell office:value-type="float" office:value="35" table:formula="of:=SUM([.C66];[.F66];[.I66];[.L66];[.O66])/COUNT([.C66];[.F66];[.I66];[.L66];[.O66])" table:style-name="ce1">
            <text:p>35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B67];[.E67];[.H67];[.K67];[.N67])/COUNT([.B67];[.E67];[.H67];[.K67];[.N67])" table:style-name="ce1">
            <text:p>#DIV/0!</text:p>
          </table:table-cell>
          <table:table-cell office:value-type="float" office:value="0" table:formula="of:=[.Q67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67];[.F67];[.I67];[.L67];[.O67])/COUNT([.C67];[.F67];[.I67];[.L67];[.O67])" table:style-name="ce1">
            <text:p>#DIV/0!</text:p>
          </table:table-cell>
          <table:table-cell office:value-type="float" office:value="30" table:formula="of:=COUNT([.B48:.B67];[.E48:.E67];[.H48:.H67];[.K48:.K67];[.N48:.N67])" table:style-name="ce1">
            <text:p>30</text:p>
          </table:table-cell>
          <table:table-cell office:value-type="float" office:value="100" table:formula="of:=COUNT([.A48:.A67])*5" table:style-name="ce1">
            <text:p>100</text:p>
          </table:table-cell>
          <table:table-cell office:value-type="float" office:value="125.73217499999998" table:formula="of:=AVERAGE(IF(ISNUMBER([.Q46:.Q67]);[.Q46:.Q67];&quot; &quot;))" table:number-matrix-columns-spanned="1" table:number-matrix-rows-spanned="1" table:style-name="ce1">
            <text:p>125.732175</text:p>
          </table:table-cell>
          <table:table-cell table:style-name="ce2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pesworld-notankage: 10<text:s/></text:p>
          </table:table-cell>
          <table:table-cell table:number-columns-repeated="2" table:style-name="ce1"/>
          <table:table-cell office:value-type="string" table:style-name="ce1">
            <text:p>pipesworld-notankage: 15<text:s/></text:p>
          </table:table-cell>
          <table:table-cell table:number-columns-repeated="2" table:style-name="ce1"/>
          <table:table-cell office:value-type="string" table:style-name="ce1">
            <text:p>pipesworld-notankage: 20<text:s/></text:p>
          </table:table-cell>
          <table:table-cell table:number-columns-repeated="2" table:style-name="ce1"/>
          <table:table-cell office:value-type="string" table:style-name="ce1">
            <text:p>pipesworld-notankage: 25<text:s/></text:p>
          </table:table-cell>
          <table:table-cell table:number-columns-repeated="2" table:style-name="ce1"/>
          <table:table-cell office:value-type="string" table:style-name="ce1">
            <text:p>pipesworld-notankage: 30<text:s/>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5999999999999999E-2" table:style-name="ce1">
            <text:p>0.0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.4E-2" table:style-name="ce1">
            <text:p>0.0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st_1</text:p>
          </table:table-cell>
          <table:table-cell office:value-type="float" office:value="2.3E-2" table:formula="of:=SUM([.B70];[.E70];[.H70];[.K70];[.N70])/COUNT([.B70];[.E70];[.H70];[.K70];[.N70])" table:style-name="ce1">
            <text:p>0.023</text:p>
          </table:table-cell>
          <table:table-cell office:value-type="float" office:value="2.3E-5" table:formula="of:=[.Q70]/1000" table:style-name="ce1">
            <text:p>0.000023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SUM([.C70];[.F70];[.I70];[.L70];[.O70])/COUNT([.C70];[.F70];[.I70];[.L70];[.O70])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29" table:style-name="ce1">
            <text:p>0.12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9000000000000005E-2" table:style-name="ce1">
            <text:p>0.0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88" table:style-name="ce1">
            <text:p>0.18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2</text:p>
          </table:table-cell>
          <table:table-cell office:value-type="float" office:value="0.12439999999999998" table:formula="of:=SUM([.B71];[.E71];[.H71];[.K71];[.N71])/COUNT([.B71];[.E71];[.H71];[.K71];[.N71])" table:style-name="ce1">
            <text:p>0.1244</text:p>
          </table:table-cell>
          <table:table-cell office:value-type="float" office:value="1.2439999999999999E-4" table:formula="of:=[.Q71]/1000" table:style-name="ce1">
            <text:p>0.0001244</text:p>
          </table:table-cell>
          <table:table-cell office:value-type="float" office:value="2" table:style-name="ce1">
            <text:p>2</text:p>
          </table:table-cell>
          <table:table-cell office:value-type="float" office:value="12" table:formula="of:=SUM([.C71];[.F71];[.I71];[.L71];[.O71])/COUNT([.C71];[.F71];[.I71];[.L71];[.O71])" table:style-name="ce1">
            <text:p>12</text:p>
          </table:table-cell>
          <table:table-cell table:number-columns-repeated="1636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.06" table:style-name="ce1">
            <text:p>0.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3</text:p>
          </table:table-cell>
          <table:table-cell office:value-type="float" office:value="4.4999999999999998E-2" table:formula="of:=SUM([.B72];[.E72];[.H72];[.K72];[.N72])/COUNT([.B72];[.E72];[.H72];[.K72];[.N72])" table:style-name="ce1">
            <text:p>0.045</text:p>
          </table:table-cell>
          <table:table-cell office:value-type="float" office:value="4.4999999999999996E-5" table:formula="of:=[.Q72]/1000" table:style-name="ce1">
            <text:p>0.000045</text:p>
          </table:table-cell>
          <table:table-cell office:value-type="float" office:value="3" table:style-name="ce1">
            <text:p>3</text:p>
          </table:table-cell>
          <table:table-cell office:value-type="float" office:value="9" table:formula="of:=SUM([.C72];[.F72];[.I72];[.L72];[.O72])/COUNT([.C72];[.F72];[.I72];[.L72];[.O72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186" table:style-name="ce1">
            <text:p>0.18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0.22700000000000001" table:style-name="ce1">
            <text:p>0.2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4</text:p>
          </table:table-cell>
          <table:table-cell office:value-type="float" office:value="0.2162" table:formula="of:=SUM([.B73];[.E73];[.H73];[.K73];[.N73])/COUNT([.B73];[.E73];[.H73];[.K73];[.N73])" table:style-name="ce1">
            <text:p>0.2162</text:p>
          </table:table-cell>
          <table:table-cell office:value-type="float" office:value="2.162E-4" table:formula="of:=[.Q73]/1000" table:style-name="ce1">
            <text:p>0.0002162</text:p>
          </table:table-cell>
          <table:table-cell office:value-type="float" office:value="4" table:style-name="ce1">
            <text:p>4</text:p>
          </table:table-cell>
          <table:table-cell office:value-type="float" office:value="11" table:formula="of:=SUM([.C73];[.F73];[.I73];[.L73];[.O73])/COUNT([.C73];[.F73];[.I73];[.L73];[.O73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17" table:style-name="ce1">
            <text:p>0.31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9600000000000002" table:style-name="ce1">
            <text:p>0.39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nst_5</text:p>
          </table:table-cell>
          <table:table-cell office:value-type="float" office:value="0.3528" table:formula="of:=SUM([.B74];[.E74];[.H74];[.K74];[.N74])/COUNT([.B74];[.E74];[.H74];[.K74];[.N74])" table:style-name="ce1">
            <text:p>0.3528</text:p>
          </table:table-cell>
          <table:table-cell office:value-type="float" office:value="3.5280000000000001E-4" table:formula="of:=[.Q74]/1000" table:style-name="ce1">
            <text:p>0.0003528</text:p>
          </table:table-cell>
          <table:table-cell office:value-type="float" office:value="5" table:style-name="ce1">
            <text:p>5</text:p>
          </table:table-cell>
          <table:table-cell office:value-type="float" office:value="9" table:formula="of:=SUM([.C74];[.F74];[.I74];[.L74];[.O74])/COUNT([.C74];[.F74];[.I74];[.L74];[.O74])" table:style-name="ce1">
            <text:p>9</text:p>
          </table:table-cell>
          <table:table-cell table:number-columns-repeated="1636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7" table:style-name="ce1">
            <text:p>0.2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315" table:style-name="ce1">
            <text:p>0.31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6</text:p>
          </table:table-cell>
          <table:table-cell office:value-type="float" office:value="0.28799999999999998" table:formula="of:=SUM([.B75];[.E75];[.H75];[.K75];[.N75])/COUNT([.B75];[.E75];[.H75];[.K75];[.N75])" table:style-name="ce1">
            <text:p>0.288</text:p>
          </table:table-cell>
          <table:table-cell office:value-type="float" office:value="2.8799999999999995E-4" table:formula="of:=[.Q75]/1000" table:style-name="ce1">
            <text:p>0.000288</text:p>
          </table:table-cell>
          <table:table-cell office:value-type="float" office:value="6" table:style-name="ce1">
            <text:p>6</text:p>
          </table:table-cell>
          <table:table-cell office:value-type="float" office:value="11" table:formula="of:=SUM([.C75];[.F75];[.I75];[.L75];[.O75])/COUNT([.C75];[.F75];[.I75];[.L75];[.O75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.109" table:style-name="ce1">
            <text:p>0.109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st_7</text:p>
          </table:table-cell>
          <table:table-cell office:value-type="float" office:value="9.459999999999999E-2" table:formula="of:=SUM([.B76];[.E76];[.H76];[.K76];[.N76])/COUNT([.B76];[.E76];[.H76];[.K76];[.N76])" table:style-name="ce1">
            <text:p>0.0946</text:p>
          </table:table-cell>
          <table:table-cell office:value-type="float" office:value="9.4599999999999996E-5" table:formula="of:=[.Q76]/1000" table:style-name="ce1">
            <text:p>0.0000946</text:p>
          </table:table-cell>
          <table:table-cell office:value-type="float" office:value="7" table:style-name="ce1">
            <text:p>7</text:p>
          </table:table-cell>
          <table:table-cell office:value-type="float" office:value="10" table:formula="of:=SUM([.C76];[.F76];[.I76];[.L76];[.O76])/COUNT([.C76];[.F76];[.I76];[.L76];[.O76])" table:style-name="ce1">
            <text:p>10</text:p>
          </table:table-cell>
          <table:table-cell table:number-columns-repeated="1636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9" table:style-name="ce1">
            <text:p>0.1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24" table:style-name="ce1">
            <text:p>0.12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3" table:style-name="ce1">
            <text:p>0.1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Inst_8</text:p>
          </table:table-cell>
          <table:table-cell office:value-type="float" office:value="0.1326" table:formula="of:=SUM([.B77];[.E77];[.H77];[.K77];[.N77])/COUNT([.B77];[.E77];[.H77];[.K77];[.N77])" table:style-name="ce1">
            <text:p>0.1326</text:p>
          </table:table-cell>
          <table:table-cell office:value-type="float" office:value="1.326E-4" table:formula="of:=[.Q77]/1000" table:style-name="ce1">
            <text:p>0.0001326</text:p>
          </table:table-cell>
          <table:table-cell office:value-type="float" office:value="8" table:style-name="ce1">
            <text:p>8</text:p>
          </table:table-cell>
          <table:table-cell office:value-type="float" office:value="11" table:formula="of:=SUM([.C77];[.F77];[.I77];[.L77];[.O77])/COUNT([.C77];[.F77];[.I77];[.L77];[.O77])" table:style-name="ce1">
            <text:p>11</text:p>
          </table:table-cell>
          <table:table-cell table:number-columns-repeated="1636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0099999999999999" table:style-name="ce1">
            <text:p>0.30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12" table:style-name="ce1">
            <text:p>0.312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st_9</text:p>
          </table:table-cell>
          <table:table-cell office:value-type="float" office:value="0.32340000000000002" table:formula="of:=SUM([.B78];[.E78];[.H78];[.K78];[.N78])/COUNT([.B78];[.E78];[.H78];[.K78];[.N78])" table:style-name="ce1">
            <text:p>0.3234</text:p>
          </table:table-cell>
          <table:table-cell office:value-type="float" office:value="3.234E-4" table:formula="of:=[.Q78]/1000" table:style-name="ce1">
            <text:p>0.0003234</text:p>
          </table:table-cell>
          <table:table-cell office:value-type="float" office:value="9" table:style-name="ce1">
            <text:p>9</text:p>
          </table:table-cell>
          <table:table-cell office:value-type="float" office:value="14" table:formula="of:=SUM([.C78];[.F78];[.I78];[.L78];[.O78])/COUNT([.C78];[.F78];[.I78];[.L78];[.O78])" table:style-name="ce1">
            <text:p>14</text:p>
          </table:table-cell>
          <table:table-cell table:number-columns-repeated="1636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879" table:style-name="ce1">
            <text:p>2.879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370000000000002" table:style-name="ce1">
            <text:p>2.837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165" table:style-name="ce1">
            <text:p>3.16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.8679999999999999" table:style-name="ce1">
            <text:p>2.868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3.097" table:style-name="ce1">
            <text:p>3.09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Inst_10</text:p>
          </table:table-cell>
          <table:table-cell office:value-type="float" office:value="2.9691999999999998" table:formula="of:=SUM([.B79];[.E79];[.H79];[.K79];[.N79])/COUNT([.B79];[.E79];[.H79];[.K79];[.N79])" table:style-name="ce1">
            <text:p>2.9692</text:p>
          </table:table-cell>
          <table:table-cell office:value-type="float" office:value="2.9692E-3" table:formula="of:=[.Q79]/1000" table:style-name="ce1">
            <text:p>0.0029692</text:p>
          </table:table-cell>
          <table:table-cell office:value-type="float" office:value="10" table:style-name="ce1">
            <text:p>10</text:p>
          </table:table-cell>
          <table:table-cell office:value-type="float" office:value="24" table:formula="of:=SUM([.C79];[.F79];[.I79];[.L79];[.O79])/COUNT([.C79];[.F79];[.I79];[.L79];[.O79])" table:style-name="ce1">
            <text:p>24</text:p>
          </table:table-cell>
          <table:table-cell table:number-columns-repeated="1636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0.66600000000000004" table:style-name="ce1">
            <text:p>0.666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1.2310000000000001" table:style-name="ce1">
            <text:p>1.23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nst_11</text:p>
          </table:table-cell>
          <table:table-cell office:value-type="float" office:value="0.81500000000000006" table:formula="of:=SUM([.B80];[.E80];[.H80];[.K80];[.N80])/COUNT([.B80];[.E80];[.H80];[.K80];[.N80])" table:style-name="ce1">
            <text:p>0.815</text:p>
          </table:table-cell>
          <table:table-cell office:value-type="float" office:value="8.1500000000000008E-4" table:formula="of:=[.Q80]/1000" table:style-name="ce1">
            <text:p>0.000815</text:p>
          </table:table-cell>
          <table:table-cell office:value-type="float" office:value="11" table:style-name="ce1">
            <text:p>11</text:p>
          </table:table-cell>
          <table:table-cell office:value-type="float" office:value="40" table:formula="of:=SUM([.C80];[.F80];[.I80];[.L80];[.O80])/COUNT([.C80];[.F80];[.I80];[.L80];[.O80])" table:style-name="ce1">
            <text:p>40</text:p>
          </table:table-cell>
          <table:table-cell table:number-columns-repeated="1636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99" table:style-name="ce1">
            <text:p>7.99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9249999999999998" table:style-name="ce1">
            <text:p>7.925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516" table:style-name="ce1">
            <text:p>7.51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3479999999999999" table:style-name="ce1">
            <text:p>7.348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7.4429999999999996" table:style-name="ce1">
            <text:p>7.4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Inst_12</text:p>
          </table:table-cell>
          <table:table-cell office:value-type="float" office:value="7.6443999999999992" table:formula="of:=SUM([.B81];[.E81];[.H81];[.K81];[.N81])/COUNT([.B81];[.E81];[.H81];[.K81];[.N81])" table:style-name="ce1">
            <text:p>7.6444</text:p>
          </table:table-cell>
          <table:table-cell office:value-type="float" office:value="7.6443999999999991E-3" table:formula="of:=[.Q81]/1000" table:style-name="ce1">
            <text:p>0.0076444</text:p>
          </table:table-cell>
          <table:table-cell office:value-type="float" office:value="12" table:style-name="ce1">
            <text:p>12</text:p>
          </table:table-cell>
          <table:table-cell office:value-type="float" office:value="48" table:formula="of:=SUM([.C81];[.F81];[.I81];[.L81];[.O81])/COUNT([.C81];[.F81];[.I81];[.L81];[.O81])" table:style-name="ce1">
            <text:p>48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11" table:style-name="ce1">
            <text:p>0.311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12" table:style-name="ce1">
            <text:p>0.3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0.27800000000000002" table:style-name="ce1">
            <text:p>0.27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st_13</text:p>
          </table:table-cell>
          <table:table-cell office:value-type="float" office:value="0.30259999999999998" table:formula="of:=SUM([.B82];[.E82];[.H82];[.K82];[.N82])/COUNT([.B82];[.E82];[.H82];[.K82];[.N82])" table:style-name="ce1">
            <text:p>0.3026</text:p>
          </table:table-cell>
          <table:table-cell office:value-type="float" office:value="3.0259999999999998E-4" table:formula="of:=[.Q82]/1000" table:style-name="ce1">
            <text:p>0.0003026</text:p>
          </table:table-cell>
          <table:table-cell office:value-type="float" office:value="13" table:style-name="ce1">
            <text:p>13</text:p>
          </table:table-cell>
          <table:table-cell office:value-type="float" office:value="20" table:formula="of:=SUM([.C82];[.F82];[.I82];[.L82];[.O82])/COUNT([.C82];[.F82];[.I82];[.L82];[.O82])" table:style-name="ce1">
            <text:p>20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2959999999999998" table:style-name="ce1">
            <text:p>2.296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3679999999999999" table:style-name="ce1">
            <text:p>2.36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.1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.9079999999999999" table:style-name="ce1">
            <text:p>2.908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4.1449999999999996" table:style-name="ce1">
            <text:p>4.14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4</text:p>
          </table:table-cell>
          <table:table-cell office:value-type="float" office:value="2.7633999999999999" table:formula="of:=SUM([.B83];[.E83];[.H83];[.K83];[.N83])/COUNT([.B83];[.E83];[.H83];[.K83];[.N83])" table:style-name="ce1">
            <text:p>2.7634</text:p>
          </table:table-cell>
          <table:table-cell office:value-type="float" office:value="2.7634000000000001E-3" table:formula="of:=[.Q83]/1000" table:style-name="ce1">
            <text:p>0.0027634</text:p>
          </table:table-cell>
          <table:table-cell office:value-type="float" office:value="14" table:style-name="ce1">
            <text:p>14</text:p>
          </table:table-cell>
          <table:table-cell office:value-type="float" office:value="38" table:formula="of:=SUM([.C83];[.F83];[.I83];[.L83];[.O83])/COUNT([.C83];[.F83];[.I83];[.L83];[.O83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819999999999999" table:style-name="ce1">
            <text:p>3.18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61" table:style-name="ce1">
            <text:p>3.6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2210000000000001" table:style-name="ce1">
            <text:p>3.221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5150000000000001" table:style-name="ce1">
            <text:p>3.5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.3260000000000001" table:style-name="ce1">
            <text:p>3.32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5</text:p>
          </table:table-cell>
          <table:table-cell office:value-type="float" office:value="3.3708" table:formula="of:=SUM([.B84];[.E84];[.H84];[.K84];[.N84])/COUNT([.B84];[.E84];[.H84];[.K84];[.N84])" table:style-name="ce1">
            <text:p>3.3708</text:p>
          </table:table-cell>
          <table:table-cell office:value-type="float" office:value="3.3708000000000002E-3" table:formula="of:=[.Q84]/1000" table:style-name="ce1">
            <text:p>0.0033708</text:p>
          </table:table-cell>
          <table:table-cell office:value-type="float" office:value="15" table:style-name="ce1">
            <text:p>15</text:p>
          </table:table-cell>
          <table:table-cell office:value-type="float" office:value="30" table:formula="of:=SUM([.C84];[.F84];[.I84];[.L84];[.O84])/COUNT([.C84];[.F84];[.I84];[.L84];[.O84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1.034999999999997" table:style-name="ce1">
            <text:p>81.03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311999999999998" table:style-name="ce1">
            <text:p>34.31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353999999999999" table:style-name="ce1">
            <text:p>32.35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4.472000000000001" table:style-name="ce1">
            <text:p>34.472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32.954999999999998" table:style-name="ce1">
            <text:p>32.95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Inst_16</text:p>
          </table:table-cell>
          <table:table-cell office:value-type="float" office:value="43.025599999999997" table:formula="of:=SUM([.B85];[.E85];[.H85];[.K85];[.N85])/COUNT([.B85];[.E85];[.H85];[.K85];[.N85])" table:style-name="ce1">
            <text:p>43.0256</text:p>
          </table:table-cell>
          <table:table-cell office:value-type="float" office:value="4.3025599999999997E-2" table:formula="of:=[.Q85]/1000" table:style-name="ce1">
            <text:p>0.0430256</text:p>
          </table:table-cell>
          <table:table-cell office:value-type="float" office:value="16" table:style-name="ce1">
            <text:p>16</text:p>
          </table:table-cell>
          <table:table-cell office:value-type="float" office:value="68" table:formula="of:=SUM([.C85];[.F85];[.I85];[.L85];[.O85])/COUNT([.C85];[.F85];[.I85];[.L85];[.O85])" table:style-name="ce1">
            <text:p>68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17</text:p>
          </table:table-cell>
          <table:table-cell office:value-type="float" office:value="0" table:formula="of:=SUM([.B86];[.E86];[.H86];[.K86];[.N86])/COUNT([.B86];[.E86];[.H86];[.K86];[.N86])" table:style-name="ce1">
            <text:p>#DIV/0!</text:p>
          </table:table-cell>
          <table:table-cell office:value-type="float" office:value="0" table:formula="of:=[.Q86]/1000" table:style-name="ce1">
            <text:p>#DIV/0!</text:p>
          </table:table-cell>
          <table:table-cell office:value-type="float" office:value="17" table:style-name="ce1">
            <text:p>17</text:p>
          </table:table-cell>
          <table:table-cell office:value-type="float" office:value="0" table:formula="of:=SUM([.C86];[.F86];[.I86];[.L86];[.O86])/COUNT([.C86];[.F86];[.I86];[.L86];[.O8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4750000000000001" table:style-name="ce1">
            <text:p>1.475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1.635" table:style-name="ce1">
            <text:p>1.63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Inst_18</text:p>
          </table:table-cell>
          <table:table-cell office:value-type="float" office:value="1.5497999999999998" table:formula="of:=SUM([.B87];[.E87];[.H87];[.K87];[.N87])/COUNT([.B87];[.E87];[.H87];[.K87];[.N87])" table:style-name="ce1">
            <text:p>1.5498</text:p>
          </table:table-cell>
          <table:table-cell office:value-type="float" office:value="1.5497999999999998E-3" table:formula="of:=[.Q87]/1000" table:style-name="ce1">
            <text:p>0.0015498</text:p>
          </table:table-cell>
          <table:table-cell office:value-type="float" office:value="18" table:style-name="ce1">
            <text:p>18</text:p>
          </table:table-cell>
          <table:table-cell office:value-type="float" office:value="38" table:formula="of:=SUM([.C87];[.F87];[.I87];[.L87];[.O87])/COUNT([.C87];[.F87];[.I87];[.L87];[.O87])" table:style-name="ce1">
            <text:p>38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8560000000000001" table:style-name="ce1">
            <text:p>1.85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049999999999999" table:style-name="ce1">
            <text:p>1.805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360000000000001" table:style-name="ce1">
            <text:p>1.83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583" table:style-name="ce1">
            <text:p>1.583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.827" table:style-name="ce1">
            <text:p>1.8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st_19</text:p>
          </table:table-cell>
          <table:table-cell office:value-type="float" office:value="1.7814000000000001" table:formula="of:=SUM([.B88];[.E88];[.H88];[.K88];[.N88])/COUNT([.B88];[.E88];[.H88];[.K88];[.N88])" table:style-name="ce1">
            <text:p>1.7814</text:p>
          </table:table-cell>
          <table:table-cell office:value-type="float" office:value="1.7814E-3" table:formula="of:=[.Q88]/1000" table:style-name="ce1">
            <text:p>0.0017814</text:p>
          </table:table-cell>
          <table:table-cell office:value-type="float" office:value="19" table:style-name="ce1">
            <text:p>19</text:p>
          </table:table-cell>
          <table:table-cell office:value-type="float" office:value="30" table:formula="of:=SUM([.C88];[.F88];[.I88];[.L88];[.O88])/COUNT([.C88];[.F88];[.I88];[.L88];[.O88])" table:style-name="ce1">
            <text:p>30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370000000000001" table:style-name="ce1">
            <text:p>6.237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8310000000000004" table:style-name="ce1">
            <text:p>7.8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4009999999999998" table:style-name="ce1">
            <text:p>7.40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7.1079999999999997" table:style-name="ce1">
            <text:p>7.10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Inst_20</text:p>
          </table:table-cell>
          <table:table-cell office:value-type="float" office:value="7.0260000000000007" table:formula="of:=SUM([.B89];[.E89];[.H89];[.K89];[.N89])/COUNT([.B89];[.E89];[.H89];[.K89];[.N89])" table:style-name="ce1">
            <text:p>7.026</text:p>
          </table:table-cell>
          <table:table-cell office:value-type="float" office:value="7.026000000000001E-3" table:formula="of:=[.Q89]/1000" table:style-name="ce1">
            <text:p>0.007026</text:p>
          </table:table-cell>
          <table:table-cell office:value-type="float" office:value="20" table:style-name="ce1">
            <text:p>20</text:p>
          </table:table-cell>
          <table:table-cell office:value-type="float" office:value="50" table:formula="of:=SUM([.C89];[.F89];[.I89];[.L89];[.O89])/COUNT([.C89];[.F89];[.I89];[.L89];[.O89])" table:style-name="ce1">
            <text:p>50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1</text:p>
          </table:table-cell>
          <table:table-cell office:value-type="float" office:value="0" table:formula="of:=SUM([.B90];[.E90];[.H90];[.K90];[.N90])/COUNT([.B90];[.E90];[.H90];[.K90];[.N90])" table:style-name="ce1">
            <text:p>#DIV/0!</text:p>
          </table:table-cell>
          <table:table-cell office:value-type="float" office:value="0" table:formula="of:=[.Q90]/1000" table:style-name="ce1">
            <text:p>#DIV/0!</text:p>
          </table:table-cell>
          <table:table-cell office:value-type="float" office:value="21" table:style-name="ce1">
            <text:p>21</text:p>
          </table:table-cell>
          <table:table-cell office:value-type="float" office:value="0" table:formula="of:=SUM([.C90];[.F90];[.I90];[.L90];[.O90])/COUNT([.C90];[.F90];[.I90];[.L90];[.O9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2</text:p>
          </table:table-cell>
          <table:table-cell office:value-type="float" office:value="0" table:formula="of:=SUM([.B91];[.E91];[.H91];[.K91];[.N91])/COUNT([.B91];[.E91];[.H91];[.K91];[.N91])" table:style-name="ce1">
            <text:p>#DIV/0!</text:p>
          </table:table-cell>
          <table:table-cell office:value-type="float" office:value="0" table:formula="of:=[.Q91]/1000" table:style-name="ce1">
            <text:p>#DIV/0!</text:p>
          </table:table-cell>
          <table:table-cell office:value-type="float" office:value="22" table:style-name="ce1">
            <text:p>22</text:p>
          </table:table-cell>
          <table:table-cell office:value-type="float" office:value="0" table:formula="of:=SUM([.C91];[.F91];[.I91];[.L91];[.O91])/COUNT([.C91];[.F91];[.I91];[.L91];[.O9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.541" table:style-name="ce1">
            <text:p>17.54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1.457000000000001" table:style-name="ce1">
            <text:p>21.457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471" table:style-name="ce1">
            <text:p>18.47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195" table:style-name="ce1">
            <text:p>18.195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8.649999999999999" table:style-name="ce1">
            <text:p>18.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Inst_23</text:p>
          </table:table-cell>
          <table:table-cell office:value-type="float" office:value="18.862800000000004" table:formula="of:=SUM([.B92];[.E92];[.H92];[.K92];[.N92])/COUNT([.B92];[.E92];[.H92];[.K92];[.N92])" table:style-name="ce1">
            <text:p>18.8628</text:p>
          </table:table-cell>
          <table:table-cell office:value-type="float" office:value="1.8862800000000002E-2" table:formula="of:=[.Q92]/1000" table:style-name="ce1">
            <text:p>0.0188628</text:p>
          </table:table-cell>
          <table:table-cell office:value-type="float" office:value="23" table:style-name="ce1">
            <text:p>23</text:p>
          </table:table-cell>
          <table:table-cell office:value-type="float" office:value="29" table:formula="of:=SUM([.C92];[.F92];[.I92];[.L92];[.O92])/COUNT([.C92];[.F92];[.I92];[.L92];[.O92])" table:style-name="ce1">
            <text:p>29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4</text:p>
          </table:table-cell>
          <table:table-cell office:value-type="float" office:value="0" table:formula="of:=SUM([.B93];[.E93];[.H93];[.K93];[.N93])/COUNT([.B93];[.E93];[.H93];[.K93];[.N93])" table:style-name="ce1">
            <text:p>#DIV/0!</text:p>
          </table:table-cell>
          <table:table-cell office:value-type="float" office:value="0" table:formula="of:=[.Q93]/1000" table:style-name="ce1">
            <text:p>#DIV/0!</text:p>
          </table:table-cell>
          <table:table-cell office:value-type="float" office:value="24" table:style-name="ce1">
            <text:p>24</text:p>
          </table:table-cell>
          <table:table-cell office:value-type="float" office:value="0" table:formula="of:=SUM([.C93];[.F93];[.I93];[.L93];[.O93])/COUNT([.C93];[.F93];[.I93];[.L93];[.O9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5</text:p>
          </table:table-cell>
          <table:table-cell office:value-type="float" office:value="0" table:formula="of:=SUM([.B94];[.E94];[.H94];[.K94];[.N94])/COUNT([.B94];[.E94];[.H94];[.K94];[.N94])" table:style-name="ce1">
            <text:p>#DIV/0!</text:p>
          </table:table-cell>
          <table:table-cell office:value-type="float" office:value="0" table:formula="of:=[.Q94]/1000" table:style-name="ce1">
            <text:p>#DIV/0!</text:p>
          </table:table-cell>
          <table:table-cell office:value-type="float" office:value="25" table:style-name="ce1">
            <text:p>25</text:p>
          </table:table-cell>
          <table:table-cell office:value-type="float" office:value="0" table:formula="of:=SUM([.C94];[.F94];[.I94];[.L94];[.O94])/COUNT([.C94];[.F94];[.I94];[.L94];[.O9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6</text:p>
          </table:table-cell>
          <table:table-cell office:value-type="float" office:value="0" table:formula="of:=SUM([.B95];[.E95];[.H95];[.K95];[.N95])/COUNT([.B95];[.E95];[.H95];[.K95];[.N95])" table:style-name="ce1">
            <text:p>#DIV/0!</text:p>
          </table:table-cell>
          <table:table-cell office:value-type="float" office:value="0" table:formula="of:=[.Q95]/1000" table:style-name="ce1">
            <text:p>#DIV/0!</text:p>
          </table:table-cell>
          <table:table-cell office:value-type="float" office:value="26" table:style-name="ce1">
            <text:p>26</text:p>
          </table:table-cell>
          <table:table-cell office:value-type="float" office:value="0" table:formula="of:=SUM([.C95];[.F95];[.I95];[.L95];[.O95])/COUNT([.C95];[.F95];[.I95];[.L95];[.O9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9089999999999998" table:style-name="ce1">
            <text:p>4.90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5.1779999999999999" table:style-name="ce1">
            <text:p>5.17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9930000000000003" table:style-name="ce1">
            <text:p>4.993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3.97" table:style-name="ce1">
            <text:p>3.97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.3840000000000003" table:style-name="ce1">
            <text:p>4.3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Inst_27</text:p>
          </table:table-cell>
          <table:table-cell office:value-type="float" office:value="4.6867999999999999" table:formula="of:=SUM([.B96];[.E96];[.H96];[.K96];[.N96])/COUNT([.B96];[.E96];[.H96];[.K96];[.N96])" table:style-name="ce1">
            <text:p>4.6868</text:p>
          </table:table-cell>
          <table:table-cell office:value-type="float" office:value="4.6867999999999996E-3" table:formula="of:=[.Q96]/1000" table:style-name="ce1">
            <text:p>0.0046868</text:p>
          </table:table-cell>
          <table:table-cell office:value-type="float" office:value="27" table:style-name="ce1">
            <text:p>27</text:p>
          </table:table-cell>
          <table:table-cell office:value-type="float" office:value="36" table:formula="of:=SUM([.C96];[.F96];[.I96];[.L96];[.O96])/COUNT([.C96];[.F96];[.I96];[.L96];[.O96])" table:style-name="ce1">
            <text:p>36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8</text:p>
          </table:table-cell>
          <table:table-cell office:value-type="float" office:value="0" table:formula="of:=SUM([.B97];[.E97];[.H97];[.K97];[.N97])/COUNT([.B97];[.E97];[.H97];[.K97];[.N97])" table:style-name="ce1">
            <text:p>#DIV/0!</text:p>
          </table:table-cell>
          <table:table-cell office:value-type="float" office:value="0" table:formula="of:=[.Q97]/1000" table:style-name="ce1">
            <text:p>#DIV/0!</text:p>
          </table:table-cell>
          <table:table-cell office:value-type="float" office:value="28" table:style-name="ce1">
            <text:p>28</text:p>
          </table:table-cell>
          <table:table-cell office:value-type="float" office:value="0" table:formula="of:=SUM([.C97];[.F97];[.I97];[.L97];[.O97])/COUNT([.C97];[.F97];[.I97];[.L97];[.O9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29</text:p>
          </table:table-cell>
          <table:table-cell office:value-type="float" office:value="0" table:formula="of:=SUM([.B98];[.E98];[.H98];[.K98];[.N98])/COUNT([.B98];[.E98];[.H98];[.K98];[.N98])" table:style-name="ce1">
            <text:p>#DIV/0!</text:p>
          </table:table-cell>
          <table:table-cell office:value-type="float" office:value="0" table:formula="of:=[.Q98]/1000" table:style-name="ce1">
            <text:p>#DIV/0!</text:p>
          </table:table-cell>
          <table:table-cell office:value-type="float" office:value="29" table:style-name="ce1">
            <text:p>29</text:p>
          </table:table-cell>
          <table:table-cell office:value-type="float" office:value="0" table:formula="of:=SUM([.C98];[.F98];[.I98];[.L98];[.O98])/COUNT([.C98];[.F98];[.I98];[.L98];[.O9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0</text:p>
          </table:table-cell>
          <table:table-cell office:value-type="float" office:value="0" table:formula="of:=SUM([.B99];[.E99];[.H99];[.K99];[.N99])/COUNT([.B99];[.E99];[.H99];[.K99];[.N99])" table:style-name="ce1">
            <text:p>#DIV/0!</text:p>
          </table:table-cell>
          <table:table-cell office:value-type="float" office:value="0" table:formula="of:=[.Q99]/1000" table:style-name="ce1">
            <text:p>#DIV/0!</text:p>
          </table:table-cell>
          <table:table-cell office:value-type="float" office:value="30" table:style-name="ce1">
            <text:p>30</text:p>
          </table:table-cell>
          <table:table-cell office:value-type="float" office:value="0" table:formula="of:=SUM([.C99];[.F99];[.I99];[.L99];[.O99])/COUNT([.C99];[.F99];[.I99];[.L99];[.O9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1</text:p>
          </table:table-cell>
          <table:table-cell office:value-type="float" office:value="0" table:formula="of:=SUM([.B100];[.E100];[.H100];[.K100];[.N100])/COUNT([.B100];[.E100];[.H100];[.K100];[.N100])" table:style-name="ce1">
            <text:p>#DIV/0!</text:p>
          </table:table-cell>
          <table:table-cell office:value-type="float" office:value="0" table:formula="of:=[.Q100]/1000" table:style-name="ce1">
            <text:p>#DIV/0!</text:p>
          </table:table-cell>
          <table:table-cell office:value-type="float" office:value="31" table:style-name="ce1">
            <text:p>31</text:p>
          </table:table-cell>
          <table:table-cell office:value-type="float" office:value="0" table:formula="of:=SUM([.C100];[.F100];[.I100];[.L100];[.O100])/COUNT([.C100];[.F100];[.I100];[.L100];[.O100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2</text:p>
          </table:table-cell>
          <table:table-cell office:value-type="float" office:value="0" table:formula="of:=SUM([.B101];[.E101];[.H101];[.K101];[.N101])/COUNT([.B101];[.E101];[.H101];[.K101];[.N101])" table:style-name="ce1">
            <text:p>#DIV/0!</text:p>
          </table:table-cell>
          <table:table-cell office:value-type="float" office:value="0" table:formula="of:=[.Q101]/1000" table:style-name="ce1">
            <text:p>#DIV/0!</text:p>
          </table:table-cell>
          <table:table-cell office:value-type="float" office:value="32" table:style-name="ce1">
            <text:p>32</text:p>
          </table:table-cell>
          <table:table-cell office:value-type="float" office:value="0" table:formula="of:=SUM([.C101];[.F101];[.I101];[.L101];[.O101])/COUNT([.C101];[.F101];[.I101];[.L101];[.O10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3</text:p>
          </table:table-cell>
          <table:table-cell office:value-type="float" office:value="0" table:formula="of:=SUM([.B102];[.E102];[.H102];[.K102];[.N102])/COUNT([.B102];[.E102];[.H102];[.K102];[.N102])" table:style-name="ce1">
            <text:p>#DIV/0!</text:p>
          </table:table-cell>
          <table:table-cell office:value-type="float" office:value="0" table:formula="of:=[.Q102]/1000" table:style-name="ce1">
            <text:p>#DIV/0!</text:p>
          </table:table-cell>
          <table:table-cell office:value-type="float" office:value="33" table:style-name="ce1">
            <text:p>33</text:p>
          </table:table-cell>
          <table:table-cell office:value-type="float" office:value="0" table:formula="of:=SUM([.C102];[.F102];[.I102];[.L102];[.O102])/COUNT([.C102];[.F102];[.I102];[.L102];[.O10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4</text:p>
          </table:table-cell>
          <table:table-cell office:value-type="float" office:value="0" table:formula="of:=SUM([.B103];[.E103];[.H103];[.K103];[.N103])/COUNT([.B103];[.E103];[.H103];[.K103];[.N103])" table:style-name="ce1">
            <text:p>#DIV/0!</text:p>
          </table:table-cell>
          <table:table-cell office:value-type="float" office:value="0" table:formula="of:=[.Q103]/1000" table:style-name="ce1">
            <text:p>#DIV/0!</text:p>
          </table:table-cell>
          <table:table-cell office:value-type="float" office:value="34" table:style-name="ce1">
            <text:p>34</text:p>
          </table:table-cell>
          <table:table-cell office:value-type="float" office:value="0" table:formula="of:=SUM([.C103];[.F103];[.I103];[.L103];[.O103])/COUNT([.C103];[.F103];[.I103];[.L103];[.O103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5</text:p>
          </table:table-cell>
          <table:table-cell office:value-type="float" office:value="0" table:formula="of:=SUM([.B104];[.E104];[.H104];[.K104];[.N104])/COUNT([.B104];[.E104];[.H104];[.K104];[.N104])" table:style-name="ce1">
            <text:p>#DIV/0!</text:p>
          </table:table-cell>
          <table:table-cell office:value-type="float" office:value="0" table:formula="of:=[.Q104]/1000" table:style-name="ce1">
            <text:p>#DIV/0!</text:p>
          </table:table-cell>
          <table:table-cell office:value-type="float" office:value="35" table:style-name="ce1">
            <text:p>35</text:p>
          </table:table-cell>
          <table:table-cell office:value-type="float" office:value="0" table:formula="of:=SUM([.C104];[.F104];[.I104];[.L104];[.O104])/COUNT([.C104];[.F104];[.I104];[.L104];[.O104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6</text:p>
          </table:table-cell>
          <table:table-cell office:value-type="float" office:value="0" table:formula="of:=SUM([.B105];[.E105];[.H105];[.K105];[.N105])/COUNT([.B105];[.E105];[.H105];[.K105];[.N105])" table:style-name="ce1">
            <text:p>#DIV/0!</text:p>
          </table:table-cell>
          <table:table-cell office:value-type="float" office:value="0" table:formula="of:=[.Q105]/1000" table:style-name="ce1">
            <text:p>#DIV/0!</text:p>
          </table:table-cell>
          <table:table-cell office:value-type="float" office:value="36" table:style-name="ce1">
            <text:p>36</text:p>
          </table:table-cell>
          <table:table-cell office:value-type="float" office:value="0" table:formula="of:=SUM([.C105];[.F105];[.I105];[.L105];[.O105])/COUNT([.C105];[.F105];[.I105];[.L105];[.O105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7</text:p>
          </table:table-cell>
          <table:table-cell office:value-type="float" office:value="0" table:formula="of:=SUM([.B106];[.E106];[.H106];[.K106];[.N106])/COUNT([.B106];[.E106];[.H106];[.K106];[.N106])" table:style-name="ce1">
            <text:p>#DIV/0!</text:p>
          </table:table-cell>
          <table:table-cell office:value-type="float" office:value="0" table:formula="of:=[.Q106]/1000" table:style-name="ce1">
            <text:p>#DIV/0!</text:p>
          </table:table-cell>
          <table:table-cell office:value-type="float" office:value="37" table:style-name="ce1">
            <text:p>37</text:p>
          </table:table-cell>
          <table:table-cell office:value-type="float" office:value="0" table:formula="of:=SUM([.C106];[.F106];[.I106];[.L106];[.O106])/COUNT([.C106];[.F106];[.I106];[.L106];[.O106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8</text:p>
          </table:table-cell>
          <table:table-cell office:value-type="float" office:value="0" table:formula="of:=SUM([.B107];[.E107];[.H107];[.K107];[.N107])/COUNT([.B107];[.E107];[.H107];[.K107];[.N107])" table:style-name="ce1">
            <text:p>#DIV/0!</text:p>
          </table:table-cell>
          <table:table-cell office:value-type="float" office:value="0" table:formula="of:=[.Q107]/1000" table:style-name="ce1">
            <text:p>#DIV/0!</text:p>
          </table:table-cell>
          <table:table-cell office:value-type="float" office:value="38" table:style-name="ce1">
            <text:p>38</text:p>
          </table:table-cell>
          <table:table-cell office:value-type="float" office:value="0" table:formula="of:=SUM([.C107];[.F107];[.I107];[.L107];[.O107])/COUNT([.C107];[.F107];[.I107];[.L107];[.O107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39</text:p>
          </table:table-cell>
          <table:table-cell office:value-type="float" office:value="0" table:formula="of:=SUM([.B108];[.E108];[.H108];[.K108];[.N108])/COUNT([.B108];[.E108];[.H108];[.K108];[.N108])" table:style-name="ce1">
            <text:p>#DIV/0!</text:p>
          </table:table-cell>
          <table:table-cell office:value-type="float" office:value="0" table:formula="of:=[.Q108]/1000" table:style-name="ce1">
            <text:p>#DIV/0!</text:p>
          </table:table-cell>
          <table:table-cell office:value-type="float" office:value="39" table:style-name="ce1">
            <text:p>39</text:p>
          </table:table-cell>
          <table:table-cell office:value-type="float" office:value="0" table:formula="of:=SUM([.C108];[.F108];[.I108];[.L108];[.O108])/COUNT([.C108];[.F108];[.I108];[.L108];[.O108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0</text:p>
          </table:table-cell>
          <table:table-cell office:value-type="float" office:value="0" table:formula="of:=SUM([.B109];[.E109];[.H109];[.K109];[.N109])/COUNT([.B109];[.E109];[.H109];[.K109];[.N109])" table:style-name="ce1">
            <text:p>#DIV/0!</text:p>
          </table:table-cell>
          <table:table-cell office:value-type="float" office:value="0" table:formula="of:=[.Q109]/1000" table:style-name="ce1">
            <text:p>#DIV/0!</text:p>
          </table:table-cell>
          <table:table-cell office:value-type="float" office:value="40" table:style-name="ce1">
            <text:p>40</text:p>
          </table:table-cell>
          <table:table-cell office:value-type="float" office:value="0" table:formula="of:=SUM([.C109];[.F109];[.I109];[.L109];[.O109])/COUNT([.C109];[.F109];[.I109];[.L109];[.O109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129999999999999" table:style-name="ce1">
            <text:p>1.313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2.1070000000000002" table:style-name="ce1">
            <text:p>2.107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778" table:style-name="ce1">
            <text:p>1.77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879999999999999" table:style-name="ce1">
            <text:p>1.388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.3240000000000001" table:style-name="ce1">
            <text:p>1.3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st_41</text:p>
          </table:table-cell>
          <table:table-cell office:value-type="float" office:value="1.5820000000000001" table:formula="of:=SUM([.B110];[.E110];[.H110];[.K110];[.N110])/COUNT([.B110];[.E110];[.H110];[.K110];[.N110])" table:style-name="ce1">
            <text:p>1.582</text:p>
          </table:table-cell>
          <table:table-cell office:value-type="float" office:value="1.5820000000000001E-3" table:formula="of:=[.Q110]/1000" table:style-name="ce1">
            <text:p>0.001582</text:p>
          </table:table-cell>
          <table:table-cell office:value-type="float" office:value="41" table:style-name="ce1">
            <text:p>41</text:p>
          </table:table-cell>
          <table:table-cell office:value-type="float" office:value="12" table:formula="of:=SUM([.C110];[.F110];[.I110];[.L110];[.O110])/COUNT([.C110];[.F110];[.I110];[.L110];[.O110])" table:style-name="ce1">
            <text:p>12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2</text:p>
          </table:table-cell>
          <table:table-cell office:value-type="float" office:value="0" table:formula="of:=SUM([.B111];[.E111];[.H111];[.K111];[.N111])/COUNT([.B111];[.E111];[.H111];[.K111];[.N111])" table:style-name="ce1">
            <text:p>#DIV/0!</text:p>
          </table:table-cell>
          <table:table-cell office:value-type="float" office:value="0" table:formula="of:=[.Q111]/1000" table:style-name="ce1">
            <text:p>#DIV/0!</text:p>
          </table:table-cell>
          <table:table-cell office:value-type="float" office:value="42" table:style-name="ce1">
            <text:p>42</text:p>
          </table:table-cell>
          <table:table-cell office:value-type="float" office:value="0" table:formula="of:=SUM([.C111];[.F111];[.I111];[.L111];[.O111])/COUNT([.C111];[.F111];[.I111];[.L111];[.O111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3</text:p>
          </table:table-cell>
          <table:table-cell office:value-type="float" office:value="0" table:formula="of:=SUM([.B112];[.E112];[.H112];[.K112];[.N112])/COUNT([.B112];[.E112];[.H112];[.K112];[.N112])" table:style-name="ce1">
            <text:p>#DIV/0!</text:p>
          </table:table-cell>
          <table:table-cell office:value-type="float" office:value="0" table:formula="of:=[.Q112]/1000" table:style-name="ce1">
            <text:p>#DIV/0!</text:p>
          </table:table-cell>
          <table:table-cell office:value-type="float" office:value="43" table:style-name="ce1">
            <text:p>43</text:p>
          </table:table-cell>
          <table:table-cell office:value-type="float" office:value="0" table:formula="of:=SUM([.C112];[.F112];[.I112];[.L112];[.O112])/COUNT([.C112];[.F112];[.I112];[.L112];[.O112])" table:style-name="ce1">
            <text:p>#DIV/0!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4</text:p>
          </table:table-cell>
          <table:table-cell office:value-type="float" office:value="0" table:formula="of:=SUM([.B113];[.E113];[.H113];[.K113];[.N113])/COUNT([.B113];[.E113];[.H113];[.K113];[.N113])" table:style-name="ce1">
            <text:p>#DIV/0!</text:p>
          </table:table-cell>
          <table:table-cell office:value-type="float" office:value="0" table:formula="of:=[.Q113]/1000" table:style-name="ce1">
            <text:p>#DIV/0!</text:p>
          </table:table-cell>
          <table:table-cell office:value-type="float" office:value="44" table:style-name="ce1">
            <text:p>44</text:p>
          </table:table-cell>
          <table:table-cell office:value-type="float" office:value="0" table:formula="of:=SUM([.C113];[.F113];[.I113];[.L113];[.O113])/COUNT([.C113];[.F113];[.I113];[.L113];[.O113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5</text:p>
          </table:table-cell>
          <table:table-cell office:value-type="float" office:value="0" table:formula="of:=SUM([.B114];[.E114];[.H114];[.K114];[.N114])/COUNT([.B114];[.E114];[.H114];[.K114];[.N114])" table:style-name="ce1">
            <text:p>#DIV/0!</text:p>
          </table:table-cell>
          <table:table-cell office:value-type="float" office:value="0" table:formula="of:=[.Q114]/1000" table:style-name="ce1">
            <text:p>#DIV/0!</text:p>
          </table:table-cell>
          <table:table-cell office:value-type="float" office:value="45" table:style-name="ce1">
            <text:p>45</text:p>
          </table:table-cell>
          <table:table-cell office:value-type="float" office:value="0" table:formula="of:=SUM([.C114];[.F114];[.I114];[.L114];[.O114])/COUNT([.C114];[.F114];[.I114];[.L114];[.O114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6</text:p>
          </table:table-cell>
          <table:table-cell office:value-type="float" office:value="0" table:formula="of:=SUM([.B115];[.E115];[.H115];[.K115];[.N115])/COUNT([.B115];[.E115];[.H115];[.K115];[.N115])" table:style-name="ce1">
            <text:p>#DIV/0!</text:p>
          </table:table-cell>
          <table:table-cell office:value-type="float" office:value="0" table:formula="of:=[.Q115]/1000" table:style-name="ce1">
            <text:p>#DIV/0!</text:p>
          </table:table-cell>
          <table:table-cell office:value-type="float" office:value="46" table:style-name="ce1">
            <text:p>46</text:p>
          </table:table-cell>
          <table:table-cell office:value-type="float" office:value="0" table:formula="of:=SUM([.C115];[.F115];[.I115];[.L115];[.O115])/COUNT([.C115];[.F115];[.I115];[.L115];[.O115])" table:style-name="ce1">
            <text:p>#DIV/0!</text:p>
          </table:table-cell>
          <table:table-cell table:number-columns-repeated="1636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7</text:p>
          </table:table-cell>
          <table:table-cell office:value-type="float" office:value="0" table:formula="of:=SUM([.B116];[.E116];[.H116];[.K116];[.N116])/COUNT([.B116];[.E116];[.H116];[.K116];[.N116])" table:style-name="ce1">
            <text:p>#DIV/0!</text:p>
          </table:table-cell>
          <table:table-cell office:value-type="float" office:value="0" table:formula="of:=[.Q116]/1000" table:style-name="ce1">
            <text:p>#DIV/0!</text:p>
          </table:table-cell>
          <table:table-cell office:value-type="float" office:value="47" table:style-name="ce1">
            <text:p>47</text:p>
          </table:table-cell>
          <table:table-cell office:value-type="float" office:value="0" table:formula="of:=SUM([.C116];[.F116];[.I116];[.L116];[.O116])/COUNT([.C116];[.F116];[.I116];[.L116];[.O116])" table:style-name="ce1">
            <text:p>#DIV/0!</text:p>
          </table:table-cell>
          <table:table-cell office:value-type="string" table:style-name="ce1">
            <text:p>Solved</text:p>
          </table:table-cell>
          <table:table-cell table:number-columns-repeated="16363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8</text:p>
          </table:table-cell>
          <table:table-cell office:value-type="float" office:value="0" table:formula="of:=SUM([.B117];[.E117];[.H117];[.K117];[.N117])/COUNT([.B117];[.E117];[.H117];[.K117];[.N117])" table:style-name="ce1">
            <text:p>#DIV/0!</text:p>
          </table:table-cell>
          <table:table-cell office:value-type="float" office:value="0" table:formula="of:=[.Q117]/1000" table:style-name="ce1">
            <text:p>#DIV/0!</text:p>
          </table:table-cell>
          <table:table-cell office:value-type="float" office:value="48" table:style-name="ce1">
            <text:p>48</text:p>
          </table:table-cell>
          <table:table-cell office:value-type="float" office:value="0" table:formula="of:=SUM([.C117];[.F117];[.I117];[.L117];[.O117])/COUNT([.C117];[.F117];[.I117];[.L117];[.O117])" table:style-name="ce1">
            <text:p>#DIV/0!</text:p>
          </table:table-cell>
          <table:table-cell office:value-type="float" office:value="95" table:formula="of:=COUNT([.B70:.B91];[.E70:.E91];[.H70:.H91];[.K70:.K91];[.N70:.N91])" table:style-name="ce1">
            <text:p>95</text:p>
          </table:table-cell>
          <table:table-cell table:number-columns-repeated="16363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nst_49</text:p>
          </table:table-cell>
          <table:table-cell office:value-type="float" office:value="0" table:formula="of:=SUM([.B118];[.E118];[.H118];[.K118];[.N118])/COUNT([.B118];[.E118];[.H118];[.K118];[.N118])" table:style-name="ce1">
            <text:p>#DIV/0!</text:p>
          </table:table-cell>
          <table:table-cell office:value-type="float" office:value="0" table:formula="of:=[.Q118]/1000" table:style-name="ce1">
            <text:p>#DIV/0!</text:p>
          </table:table-cell>
          <table:table-cell office:value-type="float" office:value="49" table:style-name="ce1">
            <text:p>49</text:p>
          </table:table-cell>
          <table:table-cell office:value-type="float" office:value="0" table:formula="of:=SUM([.C118];[.F118];[.I118];[.L118];[.O118])/COUNT([.C118];[.F118];[.I118];[.L118];[.O118])" table:style-name="ce1">
            <text:p>#DIV/0!</text:p>
          </table:table-cell>
          <table:table-cell office:value-type="string" table:style-name="ce1">
            <text:p>Solved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Average Time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25.86900000000003" table:style-name="ce1">
            <text:p>925.869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942.17700000000002" table:style-name="ce1">
            <text:p>942.177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67.79600000000005" table:style-name="ce1">
            <text:p>867.796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24.1" table:style-name="ce1">
            <text:p>824.1</text:p>
          </table:table-cell>
          <table:table-cell office:value-type="float" office:value="59" table:style-name="ce1">
            <text:p>59</text:p>
          </table:table-cell>
          <table:table-cell office:value-type="float" office:value="50" table:style-name="ce1">
            <text:p>50</text:p>
          </table:table-cell>
          <table:table-cell office:value-type="float" office:value="846.95699999999999" table:style-name="ce1">
            <text:p>846.95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Inst_50</text:p>
          </table:table-cell>
          <table:table-cell office:value-type="float" office:value="881.37980000000005" table:formula="of:=SUM([.B119];[.E119];[.H119];[.K119];[.N119])/COUNT([.B119];[.E119];[.H119];[.K119];[.N119])" table:style-name="ce1">
            <text:p>881.3798</text:p>
          </table:table-cell>
          <table:table-cell office:value-type="float" office:value="0.88137980000000005" table:formula="of:=[.Q119]/1000" table:style-name="ce1">
            <text:p>0.8813798</text:p>
          </table:table-cell>
          <table:table-cell office:value-type="float" office:value="50" table:style-name="ce1">
            <text:p>50</text:p>
          </table:table-cell>
          <table:table-cell office:value-type="float" office:value="59" table:formula="of:=SUM([.C119];[.F119];[.I119];[.L119];[.O119])/COUNT([.C119];[.F119];[.I119];[.L119];[.O119])" table:style-name="ce1">
            <text:p>59</text:p>
          </table:table-cell>
          <table:table-cell office:value-type="float" office:value="115" table:formula="of:=COUNT([.B70:.B119];[.E70:.E119];[.H70:.H119];[.K70:.K119];[.N70:.N119])" table:style-name="ce1">
            <text:p>115</text:p>
          </table:table-cell>
          <table:table-cell office:value-type="float" office:value="250" table:formula="of:=COUNT([.A70:.A119])*5" table:style-name="ce1">
            <text:p>250</text:p>
          </table:table-cell>
          <table:table-cell office:value-type="float" office:value="42.580852173913044" table:formula="of:=AVERAGE(IF(ISNUMBER([.Q70:.Q119]);[.Q70:.Q119];&quot; &quot;))" table:number-matrix-columns-spanned="1" table:number-matrix-rows-spanned="1" table:style-name="ce1">
            <text:p>42.58085217</text:p>
          </table:table-cell>
          <table:table-cell table:number-columns-repeated="16361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ndu Shi</meta:initial-creator>
    <dc:creator>Mandu Shi</dc:creator>
    <meta:creation-date>2020-04-08T16:09:19Z</meta:creation-date>
    <dc:date>2020-04-18T00:38:54Z</dc:date>
  </office:meta>
</office:document-meta>
</file>